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8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0" style:parent-style-name="Normal" style:family="paragraph">
      <style:paragraph-properties fo:text-align="justify" style:writing-mode="rl-tb" fo:margin-top="0.0833in" fo:margin-bottom="0in" fo:line-height="100%"/>
    </style:style>
    <style:style style:name="T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" style:parent-style-name="Normal" style:family="paragraph">
      <style:paragraph-properties fo:text-align="justify" style:writing-mode="rl-tb" fo:margin-top="0.0833in" fo:margin-bottom="0in" fo:line-height="100%"/>
    </style:style>
    <style:style style:name="T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8" style:parent-style-name="Normal" style:family="paragraph">
      <style:paragraph-properties fo:text-align="justify" style:writing-mode="rl-tb" fo:margin-top="0.0833in" fo:margin-bottom="0in" fo:line-height="100%"/>
    </style:style>
    <style:style style:name="T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6" style:parent-style-name="Normal" style:family="paragraph">
      <style:paragraph-properties fo:text-align="justify" style:writing-mode="rl-tb" fo:margin-top="0.0833in" fo:margin-bottom="0in" fo:line-height="100%"/>
    </style:style>
    <style:style style:name="T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2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8" style:parent-style-name="Normal" style:family="paragraph">
      <style:paragraph-properties fo:text-align="justify" style:writing-mode="rl-tb" fo:margin-top="0.0833in" fo:margin-bottom="0in" fo:line-height="100%"/>
    </style:style>
    <style:style style:name="T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8" style:parent-style-name="Normal" style:family="paragraph">
      <style:paragraph-properties fo:text-align="justify" style:writing-mode="rl-tb" fo:margin-top="0.0833in" fo:margin-bottom="0in" fo:line-height="100%"/>
    </style:style>
    <style:style style:name="T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9" style:parent-style-name="Normal" style:family="paragraph">
      <style:paragraph-properties fo:text-align="justify" style:writing-mode="rl-tb" fo:margin-top="0.0833in" fo:margin-bottom="0in" fo:line-height="100%"/>
    </style:style>
    <style:style style:name="T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81" style:parent-style-name="Normal" style:family="paragraph">
      <style:paragraph-properties fo:text-align="justify" style:writing-mode="rl-tb" fo:margin-top="0.0833in" fo:margin-bottom="0in" fo:line-height="100%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22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1" style:parent-style-name="Normal" style:family="paragraph">
      <style:paragraph-properties fo:text-align="justify" style:writing-mode="rl-tb" fo:margin-top="0.0833in" fo:margin-bottom="0in" fo:line-height="100%"/>
    </style:style>
    <style:style style:name="T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27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8" style:parent-style-name="Normal" style:family="paragraph">
      <style:paragraph-properties fo:text-align="justify" style:writing-mode="rl-tb" fo:margin-top="0.0833in" fo:margin-bottom="0in" fo:line-height="100%"/>
    </style:style>
    <style:style style:name="T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3" style:parent-style-name="Normal" style:family="paragraph">
      <style:paragraph-properties fo:text-align="justify" style:writing-mode="rl-tb" fo:margin-top="0.0833in" fo:margin-bottom="0in" fo:line-height="100%"/>
    </style:style>
    <style:style style:name="T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6" style:parent-style-name="Normal" style:family="paragraph">
      <style:paragraph-properties fo:text-align="justify" style:writing-mode="rl-tb" fo:margin-top="0.0833in" fo:margin-bottom="0in" fo:line-height="100%"/>
    </style:style>
    <style:style style:name="T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33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0" style:parent-style-name="Normal" style:family="paragraph">
      <style:paragraph-properties fo:text-align="justify" style:writing-mode="rl-tb" fo:margin-top="0.0833in" fo:margin-bottom="0in" fo:line-height="100%"/>
    </style:style>
    <style:style style:name="T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2" style:parent-style-name="Normal" style:family="paragraph">
      <style:paragraph-properties fo:text-align="justify" style:writing-mode="rl-tb" fo:margin-top="0.0833in" fo:margin-bottom="0in" fo:line-height="100%"/>
    </style:style>
    <style:style style:name="T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38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87" style:parent-style-name="Normal" style:family="paragraph">
      <style:paragraph-properties fo:text-align="justify" style:writing-mode="rl-tb" fo:margin-top="0.0833in" fo:margin-bottom="0in" fo:line-height="100%"/>
    </style:style>
    <style:style style:name="T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1" style:parent-style-name="Normal" style:family="paragraph">
      <style:paragraph-properties fo:text-align="justify" style:writing-mode="rl-tb" fo:margin-top="0.0833in" fo:margin-bottom="0in" fo:line-height="100%"/>
    </style:style>
    <style:style style:name="T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8" style:parent-style-name="Normal" style:family="paragraph">
      <style:paragraph-properties fo:text-align="justify" style:writing-mode="rl-tb" fo:margin-top="0.0833in" fo:margin-bottom="0in" fo:line-height="100%"/>
    </style:style>
    <style:style style:name="T4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47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76" style:parent-style-name="Normal" style:family="paragraph">
      <style:paragraph-properties fo:text-align="justify" style:writing-mode="rl-tb" fo:margin-top="0.0833in" fo:margin-bottom="0in" fo:line-height="100%"/>
    </style:style>
    <style:style style:name="T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53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34" style:parent-style-name="Normal" style:family="paragraph">
      <style:paragraph-properties fo:text-align="justify" style:writing-mode="rl-tb" fo:margin-top="0.0833in" fo:margin-bottom="0in" fo:line-height="100%"/>
    </style:style>
    <style:style style:name="T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57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71" style:parent-style-name="Normal" style:family="paragraph">
      <style:paragraph-properties fo:text-align="justify" style:writing-mode="rl-tb" fo:margin-top="0.0833in" fo:margin-bottom="0in" fo:line-height="100%"/>
    </style:style>
    <style:style style:name="T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63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38" style:parent-style-name="Normal" style:family="paragraph">
      <style:paragraph-properties fo:text-align="justify" style:writing-mode="rl-tb" fo:margin-top="0.0833in" fo:margin-bottom="0in" fo:line-height="100%"/>
    </style:style>
    <style:style style:name="T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42" style:parent-style-name="Normal" style:family="paragraph">
      <style:paragraph-properties fo:text-align="justify" style:writing-mode="rl-tb" fo:margin-top="0.0833in" fo:margin-bottom="0in" fo:line-height="100%"/>
    </style:style>
    <style:style style:name="T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9" style:parent-style-name="Normal" style:family="paragraph">
      <style:paragraph-properties fo:text-align="justify" style:writing-mode="rl-tb" fo:margin-top="0.0833in" fo:margin-bottom="0in" fo:line-height="100%"/>
    </style:style>
    <style:style style:name="T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2" style:parent-style-name="Normal" style:family="paragraph">
      <style:paragraph-properties fo:text-align="justify" style:writing-mode="rl-tb" fo:margin-top="0.0833in" fo:margin-bottom="0in" fo:line-height="100%"/>
    </style:style>
    <style:style style:name="T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72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24" style:parent-style-name="Normal" style:family="paragraph">
      <style:paragraph-properties fo:text-align="justify" style:writing-mode="rl-tb" fo:margin-top="0.0833in" fo:margin-bottom="0in" fo:line-height="100%"/>
    </style:style>
    <style:style style:name="T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6" style:parent-style-name="Normal" style:family="paragraph">
      <style:paragraph-properties fo:text-align="justify" style:writing-mode="rl-tb" fo:margin-top="0.0833in" fo:margin-bottom="0in" fo:line-height="100%"/>
    </style:style>
    <style:style style:name="T7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5" style:parent-style-name="Normal" style:family="paragraph">
      <style:paragraph-properties fo:text-align="justify" style:writing-mode="rl-tb" fo:margin-top="0.0833in" fo:margin-bottom="0in" fo:line-height="100%"/>
    </style:style>
    <style:style style:name="T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9" style:parent-style-name="Normal" style:family="paragraph">
      <style:paragraph-properties fo:text-align="justify" style:writing-mode="rl-tb" fo:margin-top="0.0833in" fo:margin-bottom="0in" fo:line-height="100%"/>
    </style:style>
    <style:style style:name="T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6" style:parent-style-name="Normal" style:family="paragraph">
      <style:paragraph-properties fo:text-align="justify" style:writing-mode="rl-tb" fo:margin-top="0.0833in" fo:margin-bottom="0in" fo:line-height="100%"/>
    </style:style>
    <style:style style:name="T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81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18" style:parent-style-name="Normal" style:family="paragraph">
      <style:paragraph-properties fo:text-align="justify" style:writing-mode="rl-tb" fo:margin-top="0.0833in" fo:margin-bottom="0in" fo:line-height="100%"/>
    </style:style>
    <style:style style:name="T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9" style:parent-style-name="Normal" style:family="paragraph">
      <style:paragraph-properties fo:text-align="justify" style:writing-mode="rl-tb" fo:margin-top="0.0833in" fo:margin-bottom="0in" fo:line-height="100%"/>
    </style:style>
    <style:style style:name="T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8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93" style:parent-style-name="Normal" style:family="paragraph">
      <style:paragraph-properties fo:text-align="justify" style:writing-mode="rl-tb" fo:margin-top="0.0833in" fo:margin-bottom="0in" fo:line-height="100%"/>
    </style:style>
    <style:style style:name="T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897" style:parent-style-name="Normal" style:family="paragraph">
      <style:paragraph-properties fo:text-align="justify" style:writing-mode="rl-tb" fo:margin-top="0.0833in" fo:margin-bottom="0in" fo:line-height="100%"/>
    </style:style>
    <style:style style:name="T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2" style:parent-style-name="Normal" style:family="paragraph">
      <style:paragraph-properties fo:text-align="justify" style:writing-mode="rl-tb" fo:margin-top="0.0833in" fo:margin-bottom="0in" fo:line-height="100%"/>
    </style:style>
    <style:style style:name="T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60" style:parent-style-name="Normal" style:family="paragraph">
      <style:paragraph-properties fo:text-align="justify" style:writing-mode="rl-tb" fo:margin-top="0.0833in" fo:margin-bottom="0in" fo:line-height="100%"/>
    </style:style>
    <style:style style:name="T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97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73" style:parent-style-name="Normal" style:family="paragraph">
      <style:paragraph-properties fo:text-align="justify" style:writing-mode="rl-tb" fo:margin-top="0.0833in" fo:margin-bottom="0in" fo:line-height="100%"/>
    </style:style>
    <style:style style:name="T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99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00" style:parent-style-name="Normal" style:family="paragraph">
      <style:paragraph-properties fo:text-align="justify" style:writing-mode="rl-tb" fo:margin-top="0.0833in" fo:margin-bottom="0in" fo:line-height="100%"/>
    </style:style>
    <style:style style:name="T1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07" style:parent-style-name="Normal" style:family="paragraph">
      <style:paragraph-properties fo:text-align="justify" style:writing-mode="rl-tb" fo:margin-top="0.0833in" fo:margin-bottom="0in" fo:line-height="100%"/>
    </style:style>
    <style:style style:name="T1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119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97" style:parent-style-name="Normal" style:family="paragraph">
      <style:paragraph-properties fo:text-align="justify" style:writing-mode="rl-tb" fo:margin-top="0.0833in" fo:margin-bottom="0in" fo:line-height="100%"/>
    </style:style>
    <style:style style:name="T1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29" style:parent-style-name="Normal" style:family="paragraph">
      <style:paragraph-properties fo:text-align="justify" style:writing-mode="rl-tb" fo:margin-top="0.0833in" fo:margin-bottom="0in" fo:line-height="100%"/>
    </style:style>
    <style:style style:name="T1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127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77" style:parent-style-name="Normal" style:family="paragraph">
      <style:paragraph-properties fo:text-align="justify" style:writing-mode="rl-tb" fo:margin-top="0.0833in" fo:margin-bottom="0in" fo:line-height="100%"/>
    </style:style>
    <style:style style:name="T1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137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80" style:parent-style-name="Normal" style:family="paragraph">
      <style:paragraph-properties fo:text-align="justify" style:writing-mode="rl-tb" fo:margin-top="0.0833in" fo:margin-bottom="0in" fo:line-height="100%"/>
    </style:style>
    <style:style style:name="T1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09" style:parent-style-name="Normal" style:family="paragraph">
      <style:paragraph-properties fo:text-align="justify" style:writing-mode="rl-tb" fo:margin-top="0.0833in" fo:margin-bottom="0in" fo:line-height="100%"/>
    </style:style>
    <style:style style:name="T1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142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27" style:parent-style-name="Normal" style:family="paragraph">
      <style:paragraph-properties fo:text-align="justify" style:writing-mode="rl-tb" fo:margin-top="0.0833in" fo:margin-bottom="0in" fo:line-height="100%"/>
    </style:style>
    <style:style style:name="T1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156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65" style:parent-style-name="Normal" style:family="paragraph">
      <style:paragraph-properties fo:text-align="justify" style:writing-mode="rl-tb" fo:margin-top="0.0833in" fo:margin-bottom="0in" fo:line-height="100%"/>
    </style:style>
    <style:style style:name="T1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81" style:parent-style-name="Normal" style:family="paragraph">
      <style:paragraph-properties fo:text-align="justify" style:writing-mode="rl-tb" fo:margin-top="0.0833in" fo:margin-bottom="0in" fo:line-height="100%"/>
    </style:style>
    <style:style style:name="T1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05" style:parent-style-name="Normal" style:family="paragraph">
      <style:paragraph-properties fo:text-align="justify" style:writing-mode="rl-tb" fo:margin-top="0.0833in" fo:margin-bottom="0in" fo:line-height="100%"/>
    </style:style>
    <style:style style:name="T1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26" style:parent-style-name="Normal" style:family="paragraph">
      <style:paragraph-properties fo:text-align="justify" style:writing-mode="rl-tb" fo:margin-top="0.0833in" fo:margin-bottom="0in" fo:line-height="100%"/>
    </style:style>
    <style:style style:name="T1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30" style:parent-style-name="Normal" style:family="paragraph">
      <style:paragraph-properties fo:text-align="justify" style:writing-mode="rl-tb" fo:margin-top="0.0833in" fo:margin-bottom="0in" fo:line-height="100%"/>
    </style:style>
    <style:style style:name="T1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41" style:parent-style-name="Normal" style:family="paragraph">
      <style:paragraph-properties fo:text-align="justify" style:writing-mode="rl-tb" fo:margin-top="0.0833in" fo:margin-bottom="0in" fo:line-height="100%"/>
    </style:style>
    <style:style style:name="T1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61" style:parent-style-name="Normal" style:family="paragraph">
      <style:paragraph-properties fo:text-align="justify" style:writing-mode="rl-tb" fo:margin-top="0.0833in" fo:margin-bottom="0in" fo:line-height="100%"/>
    </style:style>
    <style:style style:name="T1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66" style:parent-style-name="Normal" style:family="paragraph">
      <style:paragraph-properties fo:text-align="justify" style:writing-mode="rl-tb" fo:margin-top="0.0833in" fo:margin-bottom="0in" fo:line-height="100%"/>
    </style:style>
    <style:style style:name="T1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78" style:parent-style-name="Normal" style:family="paragraph">
      <style:paragraph-properties fo:text-align="justify" style:writing-mode="rl-tb" fo:margin-top="0.0833in" fo:margin-bottom="0in" fo:line-height="100%"/>
    </style:style>
    <style:style style:name="T1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169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96" style:parent-style-name="Normal" style:family="paragraph">
      <style:paragraph-properties fo:text-align="justify" style:writing-mode="rl-tb" fo:margin-top="0.0833in" fo:margin-bottom="0in" fo:line-height="100%"/>
    </style:style>
    <style:style style:name="T1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45" style:parent-style-name="Normal" style:family="paragraph">
      <style:paragraph-properties fo:text-align="justify" style:writing-mode="rl-tb" fo:margin-top="0.0833in" fo:margin-bottom="0in" fo:line-height="100%"/>
    </style:style>
    <style:style style:name="T1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66" style:parent-style-name="Normal" style:family="paragraph">
      <style:paragraph-properties fo:text-align="justify" style:writing-mode="rl-tb" fo:margin-top="0.0833in" fo:margin-bottom="0in" fo:line-height="100%"/>
    </style:style>
    <style:style style:name="T1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179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97" style:parent-style-name="Normal" style:family="paragraph">
      <style:paragraph-properties fo:text-align="justify" style:writing-mode="rl-tb" fo:margin-top="0.0833in" fo:margin-bottom="0in" fo:line-height="100%"/>
    </style:style>
    <style:style style:name="T1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195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54" style:parent-style-name="Normal" style:family="paragraph">
      <style:paragraph-properties fo:text-align="justify" style:writing-mode="rl-tb" fo:margin-top="0.0833in" fo:margin-bottom="0in" fo:line-height="100%"/>
    </style:style>
    <style:style style:name="T1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79" style:parent-style-name="Normal" style:family="paragraph">
      <style:paragraph-properties fo:text-align="justify" style:writing-mode="rl-tb" fo:margin-top="0.0833in" fo:margin-bottom="0in" fo:line-height="100%"/>
    </style:style>
    <style:style style:name="T1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99" style:parent-style-name="Normal" style:family="paragraph">
      <style:paragraph-properties fo:text-align="justify" style:writing-mode="rl-tb" fo:margin-top="0.0833in" fo:margin-bottom="0in" fo:line-height="100%"/>
    </style:style>
    <style:style style:name="T2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4" style:family="section">
      <style:section-properties fo:margin-left="0in" fo:margin-right="0in" style:writing-mode="lr-tb"/>
    </style:style>
    <style:style style:name="P204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44" style:parent-style-name="Normal" style:family="paragraph">
      <style:paragraph-properties fo:text-align="justify" style:writing-mode="rl-tb" fo:margin-top="0.0833in" fo:margin-bottom="0in" fo:line-height="100%"/>
    </style:style>
    <style:style style:name="T2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90" style:parent-style-name="Normal" style:family="paragraph">
      <style:paragraph-properties fo:text-align="justify" style:writing-mode="rl-tb" fo:margin-top="0.0833in" fo:margin-bottom="0in" fo:line-height="100%"/>
    </style:style>
    <style:style style:name="T2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5" style:family="section">
      <style:section-properties fo:margin-left="0in" fo:margin-right="0in" style:writing-mode="lr-tb"/>
    </style:style>
    <style:style style:name="P210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02" style:parent-style-name="Normal" style:family="paragraph">
      <style:paragraph-properties fo:text-align="justify" style:writing-mode="rl-tb" fo:margin-top="0.0833in" fo:margin-bottom="0in" fo:line-height="100%"/>
    </style:style>
    <style:style style:name="T2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21" style:parent-style-name="Normal" style:family="paragraph">
      <style:paragraph-properties fo:text-align="justify" style:writing-mode="rl-tb" fo:margin-top="0.0833in" fo:margin-bottom="0in" fo:line-height="100%"/>
    </style:style>
    <style:style style:name="T2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217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71" style:parent-style-name="Normal" style:family="paragraph">
      <style:paragraph-properties fo:text-align="justify" style:writing-mode="rl-tb" fo:margin-top="0.0833in" fo:margin-bottom="0in" fo:line-height="100%"/>
    </style:style>
    <style:style style:name="T2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7" style:family="section">
      <style:section-properties fo:margin-left="0in" fo:margin-right="0in" style:writing-mode="lr-tb"/>
    </style:style>
    <style:style style:name="P228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82" style:parent-style-name="Normal" style:family="paragraph">
      <style:paragraph-properties fo:text-align="justify" style:writing-mode="rl-tb" fo:margin-top="0.0833in" fo:margin-bottom="0in" fo:line-height="100%"/>
    </style:style>
    <style:style style:name="T2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42" style:parent-style-name="Normal" style:family="paragraph">
      <style:paragraph-properties fo:text-align="justify" style:writing-mode="rl-tb" fo:margin-top="0.0833in" fo:margin-bottom="0in" fo:line-height="100%"/>
    </style:style>
    <style:style style:name="T2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8" style:family="section">
      <style:section-properties fo:margin-left="0in" fo:margin-right="0in" style:writing-mode="lr-tb"/>
    </style:style>
    <style:style style:name="P236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368" style:parent-style-name="Normal" style:family="paragraph">
      <style:paragraph-properties fo:text-align="justify" style:writing-mode="rl-tb" fo:margin-top="0.0833in" fo:margin-bottom="0in" fo:line-height="100%"/>
    </style:style>
    <style:style style:name="T2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06" style:parent-style-name="Normal" style:family="paragraph">
      <style:paragraph-properties fo:text-align="justify" style:writing-mode="rl-tb" fo:margin-top="0.0833in" fo:margin-bottom="0in" fo:line-height="100%"/>
    </style:style>
    <style:style style:name="T2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20" style:parent-style-name="Normal" style:family="paragraph">
      <style:paragraph-properties fo:text-align="justify" style:writing-mode="rl-tb" fo:margin-top="0.0833in" fo:margin-bottom="0in" fo:line-height="100%"/>
    </style:style>
    <style:style style:name="T2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9" style:family="section">
      <style:section-properties fo:margin-left="0in" fo:margin-right="0in" style:writing-mode="lr-tb"/>
    </style:style>
    <style:style style:name="P243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40" style:parent-style-name="Normal" style:family="paragraph">
      <style:paragraph-properties fo:text-align="justify" style:writing-mode="rl-tb" fo:margin-top="0.0833in" fo:margin-bottom="0in" fo:line-height="100%"/>
    </style:style>
    <style:style style:name="T2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56" style:parent-style-name="Normal" style:family="paragraph">
      <style:paragraph-properties fo:text-align="justify" style:writing-mode="rl-tb" fo:margin-top="0.0833in" fo:margin-bottom="0in" fo:line-height="100%"/>
    </style:style>
    <style:style style:name="T2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02" style:parent-style-name="Normal" style:family="paragraph">
      <style:paragraph-properties fo:text-align="justify" style:writing-mode="rl-tb" fo:margin-top="0.0833in" fo:margin-bottom="0in" fo:line-height="100%"/>
    </style:style>
    <style:style style:name="T2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0" style:family="section">
      <style:section-properties fo:margin-left="0in" fo:margin-right="0in" style:writing-mode="lr-tb"/>
    </style:style>
    <style:style style:name="P252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27" style:parent-style-name="Normal" style:family="paragraph">
      <style:paragraph-properties fo:text-align="justify" style:writing-mode="rl-tb" fo:margin-top="0.0833in" fo:margin-bottom="0in" fo:line-height="100%"/>
    </style:style>
    <style:style style:name="T2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1" style:family="section">
      <style:section-properties fo:margin-left="0in" fo:margin-right="0in" style:writing-mode="lr-tb"/>
    </style:style>
    <style:style style:name="P25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86" style:parent-style-name="Normal" style:family="paragraph">
      <style:paragraph-properties fo:text-align="justify" style:writing-mode="rl-tb" fo:margin-top="0.0833in" fo:margin-bottom="0in" fo:line-height="100%"/>
    </style:style>
    <style:style style:name="T2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635" style:parent-style-name="Normal" style:family="paragraph">
      <style:paragraph-properties fo:text-align="justify" style:writing-mode="rl-tb" fo:margin-top="0.0833in" fo:margin-bottom="0in" fo:line-height="100%"/>
    </style:style>
    <style:style style:name="T2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2" style:family="section">
      <style:section-properties fo:margin-left="0in" fo:margin-right="0in" style:writing-mode="lr-tb"/>
    </style:style>
    <style:style style:name="P268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88" style:parent-style-name="Normal" style:family="paragraph">
      <style:paragraph-properties fo:text-align="justify" style:writing-mode="rl-tb" fo:margin-top="0.0833in" fo:margin-bottom="0in" fo:line-height="100%"/>
    </style:style>
    <style:style style:name="T2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25" style:parent-style-name="Normal" style:family="paragraph">
      <style:paragraph-properties fo:text-align="justify" style:writing-mode="rl-tb" fo:margin-top="0.0833in" fo:margin-bottom="0in" fo:line-height="100%"/>
    </style:style>
    <style:style style:name="T2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753" style:parent-style-name="Normal" style:family="paragraph">
      <style:paragraph-properties fo:text-align="justify" style:writing-mode="rl-tb" fo:margin-top="0.0833in" fo:margin-bottom="0in" fo:line-height="100%"/>
    </style:style>
    <style:style style:name="T2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761" style:parent-style-name="Normal" style:family="paragraph">
      <style:paragraph-properties fo:text-align="justify" style:writing-mode="rl-tb" fo:margin-top="0.0833in" fo:margin-bottom="0in" fo:line-height="100%"/>
    </style:style>
    <style:style style:name="T2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3" style:family="section">
      <style:section-properties fo:margin-left="0in" fo:margin-right="0in" style:writing-mode="lr-tb"/>
    </style:style>
    <style:style style:name="P280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01" style:parent-style-name="Normal" style:family="paragraph">
      <style:paragraph-properties fo:text-align="justify" style:writing-mode="rl-tb" fo:margin-top="0.0833in" fo:margin-bottom="0in" fo:line-height="100%"/>
    </style:style>
    <style:style style:name="T2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4" style:family="section">
      <style:section-properties fo:margin-left="0in" fo:margin-right="0in" style:writing-mode="lr-tb"/>
    </style:style>
    <style:style style:name="P289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900" style:parent-style-name="Normal" style:family="paragraph">
      <style:paragraph-properties fo:text-align="justify" style:writing-mode="rl-tb" fo:margin-top="0.0833in" fo:margin-bottom="0in" fo:line-height="100%"/>
    </style:style>
    <style:style style:name="T2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5" style:family="section">
      <style:section-properties fo:margin-left="0in" fo:margin-right="0in" style:writing-mode="lr-tb"/>
    </style:style>
    <style:style style:name="P29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948" style:parent-style-name="Normal" style:family="paragraph">
      <style:paragraph-properties fo:text-align="justify" style:writing-mode="rl-tb" fo:margin-top="0.0833in" fo:margin-bottom="0in" fo:line-height="100%"/>
    </style:style>
    <style:style style:name="T2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6" style:family="section">
      <style:section-properties fo:margin-left="0in" fo:margin-right="0in" style:writing-mode="lr-tb"/>
    </style:style>
    <style:style style:name="P307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72" style:parent-style-name="Normal" style:family="paragraph">
      <style:paragraph-properties fo:text-align="justify" style:writing-mode="rl-tb" fo:margin-top="0.0833in" fo:margin-bottom="0in" fo:line-height="100%"/>
    </style:style>
    <style:style style:name="T30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117" style:parent-style-name="Normal" style:family="paragraph">
      <style:paragraph-properties fo:text-align="justify" style:writing-mode="rl-tb" fo:margin-top="0.0833in" fo:margin-bottom="0in" fo:line-height="100%"/>
    </style:style>
    <style:style style:name="T3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7" style:family="section">
      <style:section-properties fo:margin-left="0in" fo:margin-right="0in" style:writing-mode="lr-tb"/>
    </style:style>
    <style:style style:name="P316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63" style:parent-style-name="Normal" style:family="paragraph">
      <style:paragraph-properties fo:text-align="justify" style:writing-mode="rl-tb" fo:margin-top="0.0833in" fo:margin-bottom="0in" fo:line-height="100%"/>
    </style:style>
    <style:style style:name="T3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8" style:family="section">
      <style:section-properties fo:margin-left="0in" fo:margin-right="0in" style:writing-mode="lr-tb"/>
    </style:style>
    <style:style style:name="P323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40" style:parent-style-name="Normal" style:family="paragraph">
      <style:paragraph-properties fo:text-align="justify" style:writing-mode="rl-tb" fo:margin-top="0.0833in" fo:margin-bottom="0in" fo:line-height="100%"/>
    </style:style>
    <style:style style:name="T3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9" style:family="section">
      <style:section-properties fo:margin-left="0in" fo:margin-right="0in" style:writing-mode="lr-tb"/>
    </style:style>
    <style:style style:name="P333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333" style:parent-style-name="Normal" style:family="paragraph">
      <style:paragraph-properties fo:text-align="justify" style:writing-mode="rl-tb" fo:margin-top="0.0833in" fo:margin-bottom="0in" fo:line-height="100%"/>
    </style:style>
    <style:style style:name="T3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0" style:family="section">
      <style:section-properties fo:margin-left="0in" fo:margin-right="0in" style:writing-mode="lr-tb"/>
    </style:style>
    <style:style style:name="P348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83" style:parent-style-name="Normal" style:family="paragraph">
      <style:paragraph-properties fo:text-align="justify" style:writing-mode="rl-tb" fo:margin-top="0.0833in" fo:margin-bottom="0in" fo:line-height="100%"/>
    </style:style>
    <style:style style:name="T3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1" style:family="section">
      <style:section-properties fo:margin-left="0in" fo:margin-right="0in" style:writing-mode="lr-tb"/>
    </style:style>
    <style:style style:name="P356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62" style:parent-style-name="Normal" style:family="paragraph">
      <style:paragraph-properties fo:text-align="justify" style:writing-mode="rl-tb" fo:margin-top="0.0833in" fo:margin-bottom="0in" fo:line-height="100%"/>
    </style:style>
    <style:style style:name="T3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2" style:family="section">
      <style:section-properties fo:margin-left="0in" fo:margin-right="0in" style:writing-mode="lr-tb"/>
    </style:style>
    <style:style style:name="P362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623" style:parent-style-name="Normal" style:family="paragraph">
      <style:paragraph-properties fo:text-align="justify" style:writing-mode="rl-tb" fo:margin-top="0.0833in" fo:margin-bottom="0in" fo:line-height="100%"/>
    </style:style>
    <style:style style:name="T3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3" style:family="section">
      <style:section-properties fo:margin-left="0in" fo:margin-right="0in" style:writing-mode="lr-tb"/>
    </style:style>
    <style:style style:name="P370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08" style:parent-style-name="Normal" style:family="paragraph">
      <style:paragraph-properties fo:text-align="justify" style:writing-mode="rl-tb" fo:margin-top="0.0833in" fo:margin-bottom="0in" fo:line-height="100%"/>
    </style:style>
    <style:style style:name="T3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51" style:parent-style-name="Normal" style:family="paragraph">
      <style:paragraph-properties fo:text-align="justify" style:writing-mode="rl-tb" fo:margin-top="0.0833in" fo:margin-bottom="0in" fo:line-height="100%"/>
    </style:style>
    <style:style style:name="T3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4" style:family="section">
      <style:section-properties fo:margin-left="0in" fo:margin-right="0in" style:writing-mode="lr-tb"/>
    </style:style>
    <style:style style:name="P380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806" style:parent-style-name="Normal" style:family="paragraph">
      <style:paragraph-properties fo:text-align="justify" style:writing-mode="rl-tb" fo:margin-top="0.0833in" fo:margin-bottom="0in" fo:line-height="100%"/>
    </style:style>
    <style:style style:name="T3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5" style:family="section">
      <style:section-properties fo:margin-left="0in" fo:margin-right="0in" style:writing-mode="lr-tb"/>
    </style:style>
    <style:style style:name="P38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886" style:parent-style-name="Normal" style:family="paragraph">
      <style:paragraph-properties fo:text-align="justify" style:writing-mode="rl-tb" fo:margin-top="0.0833in" fo:margin-bottom="0in" fo:line-height="100%"/>
    </style:style>
    <style:style style:name="T3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934" style:parent-style-name="Normal" style:family="paragraph">
      <style:paragraph-properties fo:text-align="justify" style:writing-mode="rl-tb" fo:margin-top="0.0833in" fo:margin-bottom="0in" fo:line-height="100%"/>
    </style:style>
    <style:style style:name="T3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6" style:family="section">
      <style:section-properties fo:margin-left="0in" fo:margin-right="0in" style:writing-mode="lr-tb"/>
    </style:style>
    <style:style style:name="P396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966" style:parent-style-name="Normal" style:family="paragraph">
      <style:paragraph-properties fo:text-align="justify" style:writing-mode="rl-tb" fo:margin-top="0.0833in" fo:margin-bottom="0in" fo:line-height="100%"/>
    </style:style>
    <style:style style:name="T3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7" style:family="section">
      <style:section-properties fo:margin-left="0in" fo:margin-right="0in" style:writing-mode="lr-tb"/>
    </style:style>
    <style:style style:name="P403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039" style:parent-style-name="Normal" style:family="paragraph">
      <style:paragraph-properties fo:text-align="justify" style:writing-mode="rl-tb" fo:margin-top="0.0833in" fo:margin-bottom="0in" fo:line-height="100%"/>
    </style:style>
    <style:style style:name="T4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30" style:parent-style-name="Normal" style:family="paragraph">
      <style:paragraph-properties fo:text-align="justify" style:writing-mode="rl-tb" fo:margin-top="0.0833in" fo:margin-bottom="0in" fo:line-height="100%"/>
    </style:style>
    <style:style style:name="T4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8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Ezekiel 1</text:span>‬‬</text:p>
      <text:p text:style-name="P3"><text:span text:style-name="T4">1</text:span><text:span text:style-name="T5"> וַיְהִ֣י ׀ בִּשְׁלֹשִׁ֣ים שָׁנָ֗ה בָּֽרְבִיעִי֙ בַּחֲמִשָּׁ֣ה לַחֹ֔דֶשׁ וַאֲנִ֥י בְתֽוֹךְ־הַגּוֹלָ֖ה עַל־נְהַר־כְּבָ֑ר נִפְתְּחוּ֙ הַשָּׁמַ֔יִם וָאֶרְאֶ֖ה מַרְא֥וֹת אֱלֹהִֽים׃<text:s/></text:span><text:span text:style-name="T6">2</text:span><text:span text:style-name="T7"> בַּחֲמִשָּׁ֖ה לַחֹ֑דֶשׁ הִ֚יא הַשָּׁנָ֣ה הַחֲמִישִׁ֔ית לְגָל֖וּת הַמֶּ֥לֶךְ יוֹיָכִֽין׃<text:s/></text:span><text:span text:style-name="T8">‬</text:span>‬<text:span text:style-name="T9">3</text:span><text:span text:style-name="T10"> הָיֹ֣ה הָיָ֣ה דְבַר־יְ֠הוָה אֶל־יְחֶזְקֵ֨אל בֶּן־בּוּזִ֧י הַכֹּהֵ֛ן בְּאֶ֥רֶץ כַּשְׂדִּ֖ים עַל־נְהַר־כְּבָ֑ר וַתְּהִ֥י עָלָ֛יו שָׁ֖ם יַד־יְהוָֽה׃<text:s/></text:span><text:span text:style-name="T11">‬</text:span>‬<text:span text:style-name="T12">4</text:span><text:span text:style-name="T13"> וָאֵ֡רֶא וְהִנֵּה֩ ר֨וּחַ סְעָרָ֜ה בָּאָ֣ה מִן־הַצָּפ֗וֹן עָנָ֤ן גָּדוֹל֙ וְאֵ֣שׁ מִתְלַקַּ֔חַת וְנֹ֥גַֽהּ ל֖וֹ סָבִ֑יב וּמִ֨תּוֹכָ֔הּ כְּעֵ֥ין הַחַשְׁמַ֖ל מִתּ֥וֹךְ הָאֵֽשׁ׃<text:s/></text:span><text:span text:style-name="T14">‬</text:span>‬<text:span text:style-name="T15">5</text:span><text:span text:style-name="T16"> וּמִ֨תּוֹכָ֔הּ דְּמ֖וּת אַרְבַּ֣ע חַיּ֑וֹת וְזֶה֙ מַרְאֵֽיהֶ֔ן דְּמ֥וּת אָדָ֖ם לָהֵֽנָּה׃<text:s/></text:span><text:span text:style-name="T17">‬</text:span>‬<text:span text:style-name="T18">6</text:span><text:span text:style-name="T19"> וְאַרְבָּעָ֥ה פָנִ֖ים לְאֶחָ֑ת וְאַרְבַּ֥ע כְּנָפַ֖יִם לְאַחַ֥ת לָהֶֽם׃<text:s/></text:span><text:span text:style-name="T20">‬</text:span>‬<text:span text:style-name="T21">7</text:span><text:span text:style-name="T22"> וְרַגְלֵיהֶ֖ם רֶ֣גֶל יְשָׁרָ֑ה וְכַ֣ף רַגְלֵיהֶ֗ם כְּכַף֙ רֶ֣גֶל עֵ֔גֶל וְנֹ֣צְצִ֔ים כְּעֵ֖ין נְחֹ֥שֶׁת קָלָֽל׃<text:s/></text:span><text:span text:style-name="T23">‬</text:span>‬<text:span text:style-name="T24">8</text:span><text:span text:style-name="T25"> *וידו **וִידֵ֣י אָדָ֗ם מִתַּ֙חַת֙ כַּנְפֵיהֶ֔ם עַ֖ל אַרְבַּ֣עַת רִבְעֵיהֶ֑ם וּפְנֵיהֶ֥ם וְכַנְפֵיהֶ֖ם לְאַרְבַּעְתָּֽם׃<text:s/></text:span><text:span text:style-name="T26">‬</text:span>‬<text:span text:style-name="T27">9</text:span><text:span text:style-name="T28"> חֹֽבְרֹ֛ת אִשָּׁ֥ה אֶל־אֲחוֹתָ֖הּ כַּנְפֵיהֶ֑ם לֹא־יִסַּ֣בּוּ בְלֶכְתָּ֔ן אִ֛ישׁ אֶל־עֵ֥בֶר פָּנָ֖יו יֵלֵֽכוּ׃<text:s/></text:span><text:span text:style-name="T29">‬</text:span>‬<text:span text:style-name="T30">10</text:span><text:span text:style-name="T31"> וּדְמ֣וּת פְּנֵיהֶם֮ פְּנֵ֣י אָדָם֒ וּפְנֵ֨י אַרְיֵ֤ה אֶל־הַיָּמִין֙ לְאַרְבַּעְתָּ֔ם וּפְנֵי־שׁ֥וֹר מֵֽהַשְּׂמֹ֖אול לְאַרְבַּעְתָּ֑ן וּפְנֵי־נֶ֖שֶׁר לְאַרְבַּעְתָּֽן׃<text:s/></text:span><text:span text:style-name="T32">‬</text:span>‬<text:span text:style-name="T33">11</text:span><text:span text:style-name="T34"> וּפְנֵיהֶ֕ם וְכַנְפֵיהֶ֥ם פְּרֻד֖וֹת מִלְמָ֑עְלָה לְאִ֗ישׁ שְׁ֚תַּיִם חֹבְר֣וֹת אִ֔ישׁ וּשְׁתַּ֣יִם מְכַסּ֔וֹת אֵ֖ת גְּוִיֹתֵיהֶֽנָה׃<text:s/></text:span><text:span text:style-name="T35">‬</text:span>‬<text:span text:style-name="T36">12</text:span><text:span text:style-name="T37"> וְאִ֛ישׁ אֶל־עֵ֥בֶר פָּנָ֖יו יֵלֵ֑כוּ אֶ֣ל אֲשֶׁר֩ יִֽהְיֶה־שָׁ֨מָּה הָר֤וּחַ לָלֶ֙כֶת֙ יֵלֵ֔כוּ לֹ֥א יִסַּ֖בּוּ בְּלֶכְתָּֽן׃<text:s/></text:span><text:span text:style-name="T38">‬</text:span>‬<text:span text:style-name="T39">13</text:span><text:span text:style-name="T40"> וּדְמ֨וּת הַחַיּ֜וֹת מַרְאֵיהֶ֣ם כְּגַחֲלֵי־אֵ֗שׁ בֹּֽעֲרוֹת֙ כְּמַרְאֵ֣ה הַלַּפִּדִ֔ים הִ֕יא מִתְהַלֶּ֖כֶת בֵּ֣ין הַחַיּ֑וֹת וְנֹ֣גַהּ לָאֵ֔שׁ וּמִן־הָאֵ֖שׁ יוֹצֵ֥א בָרָֽק׃<text:s/></text:span><text:span text:style-name="T41">‬</text:span>‬<text:span text:style-name="T42">14</text:span><text:span text:style-name="T43"> וְהַחַיּ֖וֹת רָצ֣וֹא וָשׁ֑וֹב כְּמַרְאֵ֖ה הַבָּזָֽק׃<text:s/></text:span><text:span text:style-name="T44">‬</text:span>‬<text:span text:style-name="T45">15</text:span><text:span text:style-name="T46"> וָאֵ֖רֶא הַחַיּ֑וֹת וְהִנֵּה֩ אוֹפַ֨ן אֶחָ֥ד בָּאָ֛רֶץ אֵ֥צֶל הַחַיּ֖וֹת לְאַרְבַּ֥עַת פָּנָֽיו׃<text:s/></text:span><text:span text:style-name="T47">‬</text:span>‬<text:span text:style-name="T48">16</text:span><text:span text:style-name="T49"> מַרְאֵ֨ה הָאוֹפַנִּ֤ים וּמַעֲשֵׂיהֶם֙ כְּעֵ֣ין תַּרְשִׁ֔ישׁ וּדְמ֥וּת אֶחָ֖ד לְאַרְבַּעְתָּ֑ן וּמַרְאֵיהֶם֙ וּמַ֣עֲשֵׂיהֶ֔ם כַּאֲשֶׁ֛ר יִהְיֶ֥ה הָאוֹפַ֖ן בְּת֥וֹךְ הָאוֹפָֽן׃<text:s/></text:span><text:span text:style-name="T50">‬</text:span>‬<text:span text:style-name="T51">17</text:span><text:span text:style-name="T52"> עַל־אַרְבַּ֥עַת רִבְעֵיהֶ֖ן בְּלֶכְתָּ֣ם יֵלֵ֑כוּ לֹ֥א יִסַּ֖בּוּ בְּלֶכְתָּֽן׃<text:s/></text:span><text:span text:style-name="T53">‬</text:span>‬<text:span text:style-name="T54">18</text:span><text:span text:style-name="T55"> וְגַ֨בֵּיהֶ֔ן וְגֹ֥בַהּ לָהֶ֖ם וְיִרְאָ֣ה לָהֶ֑ם וְגַבֹּתָ֗ם מְלֵאֹ֥ת עֵינַ֛יִם סָבִ֖יב לְאַרְבַּעְתָּֽן׃<text:s/></text:span><text:span text:style-name="T56">‬</text:span>‬<text:span text:style-name="T57">19</text:span><text:span text:style-name="T58"> וּבְלֶ֙כֶת֙ הַֽחַיּ֔וֹת יֵלְכ֥וּ הָאוֹפַנִּ֖ים אֶצְלָ֑ם וּבְהִנָּשֵׂ֤א הַֽחַיּוֹת֙ מֵעַ֣ל הָאָ֔רֶץ יִנָּשְׂא֖וּ הָאוֹפַנִּֽים׃<text:s/></text:span><text:span text:style-name="T59">‬</text:span>‬<text:span text:style-name="T60">20</text:span><text:span text:style-name="T61"> עַ֣ל אֲשֶׁר֩ יִֽהְיֶה־שָּׁ֨ם הָר֤וּחַ לָלֶ֙כֶת֙ יֵלֵ֔כוּ שָׁ֥מָּה הָר֖וּחַ לָלֶ֑כֶת וְהָאוֹפַנִּ֗ים יִנָּשְׂאוּ֙ לְעֻמָּתָ֔ם כִּ֛י ר֥וּחַ הַחַיָּ֖ה בָּאוֹפַנִּֽים׃<text:s/></text:span><text:span text:style-name="T62">‬</text:span>‬<text:span text:style-name="T63">21</text:span><text:span text:style-name="T64"> בְּלֶכְתָּ֣ם יֵלֵ֔כוּ וּבְעָמְדָ֖ם יֽ͏ַעֲמֹ֑דוּ וּֽבְהִנָּשְׂאָ֞ם מֵעַ֣ל הָאָ֗רֶץ יִנָּשְׂא֤וּ הָאֽוֹפַנִּים֙ לְעֻמָּתָ֔ם כִּ֛י ר֥וּחַ הַחַיָּ֖ה בָּאוֹפַנִּֽים׃<text:s/></text:span><text:span text:style-name="T65">‬</text:span>‬<text:span text:style-name="T66">22</text:span><text:span text:style-name="T67"> וּדְמ֞וּת עַל־רָאשֵׁ֤י הַחַיָּה֙ רָקִ֔יעַ כְּעֵ֖ין הַקֶּ֣רַח הַנּוֹרָ֑א נָט֥וּי עַל־רָאשֵׁיהֶ֖ם מִלְמָֽעְלָה׃<text:s/></text:span><text:span text:style-name="T68">‬</text:span>‬<text:span text:style-name="T69">23</text:span><text:span text:style-name="T70"> וְתַ֙חַת֙ הָרָקִ֔יעַ כַּנְפֵיהֶ֣ם יְשָׁר֔וֹת אִשָּׁ֖ה אֶל־אֲחוֹתָ֑הּ לְאִ֗ישׁ שְׁתַּ֤יִם מְכַסּוֹת֙ לָהֵ֔נָּה וּלְאִ֗ישׁ שְׁתַּ֤יִם מְכַסּוֹת֙ לָהֵ֔נָּה אֵ֖ת גְּוִיֹּתֵיהֶֽם׃<text:s/></text:span><text:span text:style-name="T71">‬</text:span>‬<text:span text:style-name="T72">24</text:span><text:span text:style-name="T73"> וָאֶשְׁמַ֣ע אֶת־ק֣וֹל כַּנְפֵיהֶ֡ם כְּקוֹל֩ מַ֨יִם רַבִּ֤ים כְּקוֹל־שַׁדַּי֙ בְּלֶכְתָּ֔ם ק֥וֹל הֲמֻלָּ֖ה כְּק֣וֹל מַחֲנֶ֑ה בְּעָמְדָ֖ם תְּרַפֶּ֥ינָה כַנְפֵיהֶֽן׃<text:s/></text:span><text:span text:style-name="T74">‬</text:span>‬<text:span text:style-name="T75">25</text:span><text:span text:style-name="T76"> וַיְהִי־ק֕וֹל מֵעַ֕ל לָרָקִ֖יעַ אֲשֶׁ֣ר עַל־רֹאשָׁ֑ם בְּעָמְדָּֿ֖ם תְּרַפֶּ֥ינָה כַנְפֵיהֶֽן׃<text:s/></text:span><text:span text:style-name="T77">‬</text:span>‬<text:span text:style-name="T78">26</text:span><text:span text:style-name="T79"> וּמִמַּ֗עַל לָרָקִ֙יעַ֙ אֲשֶׁ֣ר עַל־רֹאשָׁ֔ם כְּמַרְאֵ֥ה אֶֽבֶן־סַפִּ֖יר דְּמ֣וּת כִּסֵּ֑א וְעַל֙ דְּמ֣וּת הַכִּסֵּ֔א דְּמ֞וּת כְּמַרְאֵ֥ה אָדָ֛ם עָלָ֖יו מִלְמָֽעְלָה׃<text:s/></text:span><text:span text:style-name="T80">‬</text:span>‬<text:span text:style-name="T81">27</text:span><text:span text:style-name="T82"> וָאֵ֣רֶא ׀ כְּעֵ֣ין חַשְׁמַ֗ל כְּמַרְאֵה־אֵ֤שׁ בֵּֽית־לָהּ֙<text:s/></text:span><text:soft-page-break/><text:span text:style-name="T83">סָבִ֔יב מִמַּרְאֵ֥ה מָתְנָ֖יו וּלְמָ֑עְלָה וּמִמַּרְאֵ֤ה מָתְנָיו֙ וּלְמַ֔טָּה רָאִ֙יתִי֙ כְּמַרְאֵה־אֵ֔שׁ וְנֹ֥גַֽהּ ל֖וֹ סָבִֽיב׃<text:s/></text:span><text:span text:style-name="T84">‬</text:span>‬<text:span text:style-name="T85">28</text:span><text:span text:style-name="T86"> כְּמַרְאֵ֣ה הַקֶּ֡שֶׁת אֲשֶׁר֩ יִֽהְיֶ֨ה בֶעָנָ֜ן בְּי֣וֹם הַגֶּ֗שֶׁם כֵּ֣ן מַרְאֵ֤ה הַנֹּ֙גַהּ֙ סָבִ֔יב ה֕וּא מַרְאֵ֖ה דְּמ֣וּת כְּבוֹד־יְהוָ֑ה וָֽאֶרְאֶה֙ וָאֶפֹּ֣ל עַל־פָּנַ֔י וָאֶשְׁמַ֖ע ק֥וֹל מְדַבֵּֽר׃</text:span><text:span text:style-name="T87"><text:s/>ס<text:s/></text:span><text:span text:style-name="T88">‬</text:span>‬‬‬‬‬‬‬‬‬‬‬‬‬‬‬‬‬‬‬‬‬‬‬‬‬‬‬‬</text:p>
      <text:section text:name="Sect1" text:style-name="S1">
        <text:p text:style-name="P89">Ezekiel 2</text:p>
        <text:p text:style-name="P90"><text:span text:style-name="T91">1</text:span><text:span text:style-name="T92"> וַיֹּ֖אמֶר אֵלָ֑י בֶּן־אָדָם֙ עֲמֹ֣ד עַל־רַגְלֶ֔יךָ וַאֲדַבֵּ֖ר אֹתָֽךְ׃<text:s/></text:span><text:span text:style-name="T93">2</text:span><text:span text:style-name="T94"> וַתָּ֧בֹא בִ֣י ר֗וּחַ כַּֽאֲשֶׁר֙ דִּבֶּ֣ר אֵלַ֔י וַתַּעֲמִדֵ֖נִי עַל־רַגְלָ֑י וָאֶשְׁמַ֕ע אֵ֖ת מִדַּבֵּ֥ר אֵלָֽי׃<text:s/></text:span><text:span text:style-name="T95">פ<text:s/></text:span><text:span text:style-name="T96">‬</text:span>‬‬</text:p>
        <text:p text:style-name="P97"><text:span text:style-name="T98">3</text:span><text:span text:style-name="T99"> וַיֹּ֣אמֶר אֵלַ֗י בֶּן־אָדָם֙ שׁוֹלֵ֨חַ אֲנִ֤י אֽוֹתְךָ֙ אֶל־בְּנֵ֣י יִשְׂרָאֵ֔ל אֶל־גּוֹיִ֥ם הַמּוֹרְדִ֖ים אֲשֶׁ֣ר מָרְדוּ־בִ֑י הֵ֤מָּה וַאֲבוֹתָם֙ פָּ֣שְׁעוּ בִ֔י עַד־עֶ֖צֶם הַיּ֥וֹם הַזֶּֽה׃<text:s/></text:span><text:span text:style-name="T100">‬</text:span>‬<text:span text:style-name="T101">4</text:span><text:span text:style-name="T102"> וְהַבָּנִ֗ים קְשֵׁ֤י פָנִים֙ וְחִזְקֵי־לֵ֔ב אֲנִ֛י שׁוֹלֵ֥חַ אוֹתְךָ֖ אֲלֵיהֶ֑ם וְאָמַרְתָּ֣ אֲלֵיהֶ֔ם כֹּ֥ה אָמַ֖ר אֲדֹנָ֥י יְהֹוִֽה׃<text:s/></text:span><text:span text:style-name="T103">‬</text:span>‬<text:span text:style-name="T104">5</text:span><text:span text:style-name="T105"> וְהֵ֙מָּה֙ אִם־יִשְׁמְע֣וּ וְאִם־יֶחְדָּ֔לוּ כִּ֛י בֵּ֥יִת מְרִ֖י הֵ֑מָּה וְיָ֣דְע֔וּ כִּ֥י נָבִ֖יא הָיָ֥ה בְתוֹכָֽם׃<text:s/></text:span><text:span text:style-name="T106">פ<text:s/></text:span><text:span text:style-name="T107">‬</text:span>‬‬‬‬</text:p>
        <text:p text:style-name="P108"><text:span text:style-name="T109">6</text:span><text:span text:style-name="T110"> וְאַתָּ֣ה בֶן־אָ֠דָם אַל־תִּירָ֨א מֵהֶ֜ם וּמִדִּבְרֵיהֶ֣ם אַל־תִּירָ֗א כִּ֣י סָרָבִ֤ים וְסַלּוֹנִים֙ אוֹתָ֔ךְ וְאֶל־עַקְרַבִּ֖ים אַתָּ֣ה יוֹשֵׁ֑ב מִדִּבְרֵיהֶ֤ם אַל־תִּירָא֙ וּמִפְּנֵיהֶ֣ם אַל־תֵּחָ֔ת כִּ֛י בֵּ֥ית מְרִ֖י הֵֽמָּה׃<text:s/></text:span><text:span text:style-name="T111">‬</text:span>‬<text:span text:style-name="T112">7</text:span><text:span text:style-name="T113"> וְדִבַּרְתָּ֤ אֶת־דְּבָרַי֙ אֲלֵיהֶ֔ם אִֽם־יִשְׁמְע֖וּ וְאִם־יֶחְדָּ֑לוּ כִּ֥י מְרִ֖י הֵֽמָּה׃<text:s/></text:span><text:span text:style-name="T114">פ<text:s/></text:span><text:span text:style-name="T115">‬</text:span>‬‬‬</text:p>
        <text:p text:style-name="P116"><text:span text:style-name="T117">8</text:span><text:span text:style-name="T118"> וְאַתָּ֣ה בֶן־אָדָ֗ם שְׁמַע֙ אֵ֤ת אֲשֶׁר־אֲנִי֙ מְדַבֵּ֣ר אֵלֶ֔יךָ אַל־תְּהִי־מֶ֖רִי כְּבֵ֣ית הַמֶּ֑רִי פְּצֵ֣ה פִ֔יךָ וֶאֱכֹ֕ל אֵ֥ת אֲשֶׁר־אֲנִ֖י נֹתֵ֥ן אֵלֶֽיךָ׃<text:s/></text:span><text:span text:style-name="T119">‬</text:span>‬<text:span text:style-name="T120">9</text:span><text:span text:style-name="T121"> וָאֶרְאֶ֕ה וְהִנֵּה־יָ֖ד שְׁלוּחָ֣ה אֵלָ֑י וְהִנֵּה־ב֖וֹ מְגִלַּת־סֵֽפֶר׃<text:s/></text:span><text:span text:style-name="T122">‬</text:span>‬<text:span text:style-name="T123">10</text:span><text:span text:style-name="T124"> וַיִּפְרֹ֤שׂ אוֹתָהּ֙ לְפָנַ֔י וְהִ֥יא כְתוּבָ֖ה פָּנִ֣ים וְאָח֑וֹר וְכָת֣וּב אֵלֶ֔יהָ קִנִ֥ים וָהֶ֖גֶה וָהִֽי׃</text:span><text:span text:style-name="T125"><text:s/>ס<text:s/></text:span><text:span text:style-name="T126">‬</text:span>‬‬‬‬</text:p>
      </text:section>
      <text:section text:name="Sect2" text:style-name="S2">
        <text:p text:style-name="P127">Ezekiel 3</text:p>
        <text:p text:style-name="P128"><text:span text:style-name="T129">1</text:span><text:span text:style-name="T130"> וַיֹּ֣אמֶר אֵלַ֔י בֶּן־אָדָ֕ם אֵ֥ת אֲשֶׁר־תִּמְצָ֖א אֱכ֑וֹל אֱכוֹל֙ אֶת־הַמְּגִלָּ֣ה הַזֹּ֔את וְלֵ֥ךְ דַּבֵּ֖ר אֶל־בֵּ֥ית יִשְׂרָאֵֽל׃<text:s/></text:span><text:span text:style-name="T131">2</text:span><text:span text:style-name="T132"> וָאֶפְתַּ֖ח אֶת־פִּ֑י וַיַּ֣אֲכִלֵ֔נִי אֵ֖ת הַמְּגִלָּ֥ה הַזֹּֽאת׃<text:s/></text:span><text:span text:style-name="T133">‬</text:span>‬<text:span text:style-name="T134">3</text:span><text:span text:style-name="T135"> וַיֹּ֣אמֶר אֵלַ֗י בֶּן־אָדָם֙ בִּטְנְךָ֤ תַֽאֲכֵל֙ וּמֵעֶ֣יךָ תְמַלֵּ֔א אֵ֚ת הַמְּגִלָּ֣ה הַזֹּ֔את אֲשֶׁ֥ר אֲנִ֖י נֹתֵ֣ן אֵלֶ֑יךָ וָאֹ֣כְלָ֔ה וַתְּהִ֥י בְּפִ֖י כִּדְבַ֥שׁ לְמָתֽוֹק׃<text:s/></text:span><text:span text:style-name="T136">פ<text:s/></text:span><text:span text:style-name="T137">‬</text:span>‬‬‬</text:p>
        <text:p text:style-name="P138"><text:span text:style-name="T139">4</text:span><text:span text:style-name="T140"> וַיֹּ֖אמֶר אֵלָ֑י בֶּן־אָדָ֗ם לֶךְ־בֹּא֙ אֶל־בֵּ֣ית יִשְׂרָאֵ֔ל וְדִבַּרְתָּ֥ בִדְבָרַ֖י אֲלֵיהֶֽם׃<text:s/></text:span><text:span text:style-name="T141">‬</text:span>‬<text:span text:style-name="T142">5</text:span><text:span text:style-name="T143"> כִּ֡י לֹא֩ אֶל־עַ֨ם עִמְקֵ֥י שָׂפָ֛ה וְכִבְדֵ֥י לָשׁ֖וֹן אַתָּ֣ה שָׁל֑וּחַ אֶל־בֵּ֖ית יִשְׂרָאֵֽל׃<text:s/></text:span><text:span text:style-name="T144">‬</text:span>‬<text:span text:style-name="T145">6</text:span><text:span text:style-name="T146"> לֹ֣א ׀ אֶל־עַמִּ֣ים רַבִּ֗ים עִמְקֵ֤י שָׂפָה֙ וְכִבְדֵ֣י לָשׁ֔וֹן אֲשֶׁ֥ר לֹֽא־תִשְׁמַ֖ע דִּבְרֵיהֶ֑ם אִם־לֹ֤א אֲלֵיהֶם֙ שְׁלַחְתִּ֔יךָ<text:s/></text:span><text:soft-page-break/><text:span text:style-name="T147">הֵ֖מָּה יִשְׁמְע֥וּ אֵלֶֽיךָ׃<text:s/></text:span><text:span text:style-name="T148">‬</text:span>‬<text:span text:style-name="T149">7</text:span><text:span text:style-name="T150"> וּבֵ֣ית יִשְׂרָאֵ֗ל לֹ֤א יֹאבוּ֙ לִשְׁמֹ֣עַ אֵלֶ֔יךָ כִּֽי־אֵינָ֥ם אֹבִ֖ים לִשְׁמֹ֣עַ אֵלָ֑י כִּ֚י כָּל־בֵּ֣ית יִשְׂרָאֵ֔ל חִזְקֵי־מֵ֥צַח וּקְשֵׁי־לֵ֖ב הֵֽמָּה׃<text:s/></text:span><text:span text:style-name="T151">‬</text:span>‬<text:span text:style-name="T152">8</text:span><text:span text:style-name="T153"> הִנֵּ֨ה נָתַ֧תִּי אֶת־פָּנֶ֛יךָ חֲזָקִ֖ים לְעֻמַּ֣ת פְּנֵיהֶ֑ם וְאֶֽת־מִצְחֲךָ֥ חָזָ֖ק לְעֻמַּ֥ת מִצְחָֽם׃<text:s/></text:span><text:span text:style-name="T154">‬</text:span>‬<text:span text:style-name="T155">9</text:span><text:span text:style-name="T156"> כְּשָׁמִ֛יר חָזָ֥ק מִצֹּ֖ר נָתַ֣תִּי מִצְחֶ֑ךָ לֹֽא־תִירָ֤א אוֹתָם֙ וְלֹא־תֵחַ֣ת מִפְּנֵיהֶ֔ם כִּ֛י בֵּֽית־מְרִ֖י הֵֽמָּה׃<text:s/></text:span><text:span text:style-name="T157">פ<text:s/></text:span><text:span text:style-name="T158">‬</text:span>‬‬‬‬‬‬‬</text:p>
        <text:p text:style-name="P159"><text:span text:style-name="T160">10</text:span><text:span text:style-name="T161"> וַיֹּ֖אמֶר אֵלָ֑י בֶּן־אָדָ֕ם אֶת־כָּל־דְּבָרַי֙ אֲשֶׁ֣ר אֲדַבֵּ֣ר אֵלֶ֔יךָ קַ֥ח בִּֽלְבָבְךָ֖ וּבְאָזְנֶ֥יךָ שְׁמָֽע׃<text:s/></text:span><text:span text:style-name="T162">‬</text:span>‬<text:span text:style-name="T163">11</text:span><text:span text:style-name="T164"> וְלֵ֨ךְ בֹּ֤א אֶל־הַגּוֹלָה֙ אֶל־בְּנֵ֣י עַמֶּ֔ךָ וְדִבַּרְתָּ֤ אֲלֵיהֶם֙ וְאָמַרְתָּ֣ אֲלֵיהֶ֔ם כֹּ֥ה אָמַ֖ר אֲדֹנָ֣י יְהֹוִ֑ה אִֽם־יִשְׁמְע֖וּ וְאִם־יֶחְדָּֽלוּ׃<text:s/></text:span><text:span text:style-name="T165">‬</text:span>‬<text:span text:style-name="T166">12</text:span><text:span text:style-name="T167"> וַתִּשָּׂאֵ֣נִי ר֔וּחַ וָאֶשְׁמַ֣ע אַחֲרַ֔י ק֖וֹל רַ֣עַשׁ גָּד֑וֹל בָּר֥וּךְ כְּבוֹד־יְהוָ֖ה מִמְּקוֹמֽוֹ׃<text:s/></text:span><text:span text:style-name="T168">‬</text:span>‬<text:span text:style-name="T169">13</text:span><text:span text:style-name="T170"> וְק֣וֹל ׀ כַּנְפֵ֣י הַחַיּ֗וֹת מַשִּׁיקוֹת֙ אִשָּׁ֣ה אֶל־אֲחוֹתָ֔הּ וְק֥וֹל הָאוֹפַנִּ֖ים לְעֻמָּתָ֑ם וְק֖וֹל רַ֥עַשׁ גָּדֽוֹל׃<text:s/></text:span><text:span text:style-name="T171">‬</text:span>‬<text:span text:style-name="T172">14</text:span><text:span text:style-name="T173"> וְר֥וּחַ נְשָׂאַ֖תְנִי וַתִּקָּחֵ֑נִי וָאֵלֵ֥ךְ מַר֙ בַּחֲמַ֣ת רוּחִ֔י וְיַד־יְהוָ֥ה עָלַ֖י חָזָֽקָה׃<text:s/></text:span><text:span text:style-name="T174">‬</text:span>‬<text:span text:style-name="T175">15</text:span><text:span text:style-name="T176"> וָאָב֨וֹא אֶל־הַגּוֹלָ֜ה תֵּ֣ל אָ֠בִיב הַיֹּשְׁבִ֤ים אֶֽל־נְהַר־כְּבָר֙ *ואשר **וָֽאֵשֵׁ֔ב הֵ֖מָּה יוֹשְׁבִ֣ים שָׁ֑ם וָאֵשֵׁ֥ב שָׁ֛ם שִׁבְעַ֥ת יָמִ֖ים מַשְׁמִ֥ים בְּתוֹכָֽם׃<text:s/></text:span><text:span text:style-name="T177">‬</text:span>‬<text:span text:style-name="T178">16</text:span><text:span text:style-name="T179"> וַיְהִ֕י מִקְצֵ֖ה שִׁבְעַ֣ת יָמִ֑ים<text:s/></text:span><text:span text:style-name="T180">פ<text:s/></text:span>‬‬‬‬‬‬‬</text:p>
        <text:p text:style-name="P181"><text:span text:style-name="T182">וַיְהִ֥י דְבַר־יְהוָ֖ה אֵלַ֥י לֵאמֹֽר׃<text:s/></text:span><text:span text:style-name="T183">‬</text:span>‬<text:span text:style-name="T184">17</text:span><text:span text:style-name="T185"> בֶּן־אָדָ֕ם צֹפֶ֥ה נְתַתִּ֖יךָ לְבֵ֣ית יִשְׂרָאֵ֑ל וְשָׁמַעְתָּ֤ מִפִּי֙ דָּבָ֔ר וְהִזְהַרְתָּ֥ אוֹתָ֖ם מִמֶּֽנִּי׃<text:s/></text:span><text:span text:style-name="T186">‬</text:span>‬<text:span text:style-name="T187">18</text:span><text:span text:style-name="T188"> בְּאָמְרִ֤י לָֽרָשָׁע֙ מ֣וֹת תָּמ֔וּת וְלֹ֣א הִזְהַרְתּ֗וֹ וְלֹ֥א דִבַּ֛רְתָּ לְהַזְהִ֥יר רָשָׁ֛ע מִדַּרְכּ֥וֹ הָרְשָׁעָ֖ה לְחַיֹּת֑וֹ ה֤וּא רָשָׁע֙ בַּעֲוֺנ֣וֹ יָמ֔וּת וְדָמ֖וֹ מִיָּדְךָ֥ אֲבַקֵּֽשׁ׃<text:s/></text:span><text:span text:style-name="T189">‬</text:span>‬<text:span text:style-name="T190">19</text:span><text:span text:style-name="T191"> וְאַתָּה֙ כִּֽי־הִזְהַ֣רְתָּ רָשָׁ֔ע וְלֹא־שָׁב֙ מֵֽרִשְׁע֔וֹ וּמִדַּרְכּ֖וֹ הָרְשָׁעָ֑ה ה֚וּא בַּעֲוֺנ֣וֹ יָמ֔וּת וְאַתָּ֖ה אֶֽת־נַפְשְׁךָ֥ הִצַּֽלְתָּ׃</text:span><text:span text:style-name="T192"><text:s/>ס<text:s/></text:span><text:span text:style-name="T193">‬</text:span>‬<text:span text:style-name="T194">20</text:span><text:span text:style-name="T195"> וּבְשׁ֨וּב צַדִּ֤יק מִצִּדְקוֹ֙ וְעָ֣שָׂה עָ֔וֶל וְנָתַתִּ֥י מִכְשׁ֛וֹל לְפָנָ֖יו ה֣וּא יָמ֑וּת כִּ֣י לֹ֤א הִזְהַרְתּוֹ֙ בְּחַטָּאת֣וֹ יָמ֔וּת וְלֹ֣א תִזָכַ֗רְןָ צִדְקֹתָו֙ אֲשֶׁ֣ר עָשָׂ֔ה וְדָמ֖וֹ מִיָּדְךָ֥ אֲבַקֵּֽשׁ׃<text:s/></text:span><text:span text:style-name="T196">‬</text:span>‬<text:span text:style-name="T197">21</text:span><text:span text:style-name="T198"> וְאַתָּ֞ה כִּ֧י הִזְהַרְתּ֣וֹ צַדִּ֗יק לְבִלְתִּ֥י חֲטֹ֛א צַדִּ֖יק וְה֣וּא לֹא־חָטָ֑א חָי֤וֹ יִֽחְיֶה֙ כִּ֣י נִזְהָ֔ר וְאַתָּ֖ה אֶֽת־נַפְשְׁךָ֥ הִצַּֽלְתָּ׃</text:span><text:span text:style-name="T199"><text:s/>ס<text:s/></text:span><text:span text:style-name="T200">‬</text:span>‬<text:span text:style-name="T201">22</text:span><text:span text:style-name="T202"> וַתְּהִ֥י עָלַ֛י שָׁ֖ם יַד־יְהוָ֑ה וַיֹּ֣אמֶר אֵלַ֗י ק֥וּם צֵא֙ אֶל־הַבִּקְעָ֔ה וְשָׁ֖ם אֲדַבֵּ֥ר אוֹתָֽךְ׃<text:s/></text:span><text:span text:style-name="T203">‬</text:span>‬<text:span text:style-name="T204">23</text:span><text:span text:style-name="T205"> וָאָקוּם֮ וָאֵצֵ֣א אֶל־הַבִּקְעָה֒ וְהִנֵּה־שָׁ֤ם כְּבוֹד־יְהוָה֙ עֹמֵ֔ד כַּכָּב֕וֹד אֲשֶׁ֥ר רָאִ֖יתִי עַל־נְהַר־כְּבָ֑ר וָאֶפֹּ֖ל עַל־פָּנָֽי׃<text:s/></text:span><text:span text:style-name="T206">‬</text:span>‬<text:span text:style-name="T207">24</text:span><text:span text:style-name="T208"> וַתָּבֹא־בִ֣י ר֔וּחַ וַתַּעֲמִדֵ֖נִי עַל־רַגְלָ֑י וַיְדַבֵּ֤ר אֹתִי֙ וַיֹּ֣אמֶר אֵלַ֔י בֹּ֥א הִסָּגֵ֖ר בְּת֥וֹךְ בֵּיתֶֽךָ׃<text:s/></text:span><text:span text:style-name="T209">‬</text:span>‬<text:span text:style-name="T210">25</text:span><text:span text:style-name="T211"> וְאַתָּ֣ה בֶן־אָדָ֗ם הִנֵּ֨ה נָתְנ֤וּ עָלֶ֙יךָ֙ עֲבוֹתִ֔ים וַאֲסָר֖וּךָ בָּהֶ֑ם וְלֹ֥א תֵצֵ֖א בְּתוֹכָֽם׃<text:s/></text:span><text:span text:style-name="T212">‬</text:span>‬<text:span text:style-name="T213">26</text:span><text:span text:style-name="T214"> וּלְשֽׁוֹנְךָ֙ אַדְבִּ֣יק אֶל־חִכֶּ֔ךָ וְנֶֽאֱלַ֔מְתָּ וְלֹא־תִֽהְיֶ֥ה לָהֶ֖ם לְאִ֣ישׁ מוֹכִ֑יחַ כִּ֛י בֵּ֥ית מְרִ֖י הֵֽמָּה׃<text:s/></text:span><text:span text:style-name="T215">‬</text:span>‬<text:span text:style-name="T216">27</text:span><text:span text:style-name="T217"> וּֽבְדַבְּרִ֤י אֽוֹתְךָ֙ אֶפְתַּ֣ח אֶת־פִּ֔יךָ וְאָמַרְתָּ֣ אֲלֵיהֶ֔ם כֹּ֥ה אָמַ֖ר אֲדֹנָ֣י יְהֹוִ֑ה הַשֹּׁמֵ֤עַ ׀ יִשְׁמָע֙ וְהֶחָדֵ֣ל ׀ יֶחְדָּ֔ל כִּ֛י בֵּ֥ית מְרִ֖י הֵֽמָּה׃</text:span><text:span text:style-name="T218"><text:s/>ס<text:s/></text:span><text:span text:style-name="T219">‬</text:span>‬‬‬‬‬‬‬‬‬‬‬‬</text:p>
      </text:section>
      <text:section text:name="Sect3" text:style-name="S3">
        <text:soft-page-break/>
        <text:p text:style-name="P220">Ezekiel 4</text:p>
        <text:p text:style-name="P221"><text:span text:style-name="T222">1</text:span><text:span text:style-name="T223"> וְאַתָּ֤ה בֶן־אָדָם֙ קַח־לְךָ֣ לְבֵנָ֔ה וְנָתַתָּ֥ה אוֹתָ֖הּ לְפָנֶ֑יךָ וְחַקּוֹתָ֥ עָלֶ֛יהָ עִ֖יר אֶת־יְרוּשָׁלָֽ͏ִם׃<text:s/></text:span><text:span text:style-name="T224">2</text:span><text:span text:style-name="T225"> וְנָתַתָּ֨ה עָלֶ֜יהָ מָצ֗וֹר וּבָנִ֤יתָ עָלֶ֙יהָ֙ דָּיֵ֔ק וְשָׁפַכְתָּ֥ עָלֶ֖יהָ סֹֽלְלָ֑ה וְנָתַתָּ֨ה עָלֶ֧יהָ מַחֲנ֛וֹת וְשִׂים־עָלֶ֥יהָ כָּרִ֖ים סָבִֽיב׃<text:s/></text:span><text:span text:style-name="T226">‬</text:span>‬<text:span text:style-name="T227">3</text:span><text:span text:style-name="T228"> וְאַתָּ֤ה קַח־לְךָ֙ מַחֲבַ֣ת בַּרְזֶ֔ל וְנָתַתָּ֤ה אוֹתָהּ֙ קִ֣יר בַּרְזֶ֔ל בֵּינְךָ֖ וּבֵ֣ין הָעִ֑יר וַהֲכִינֹתָה֩ אֶת־פָּנֶ֨יךָ אֵלֶ֜יהָ וְהָיְתָ֤ה בַמָּצוֹר֙ וְצַרְתָּ֣ עָלֶ֔יהָ א֥וֹת הִ֖יא לְבֵ֥ית יִשְׂרָאֵֽל׃</text:span><text:span text:style-name="T229"><text:s/>ס<text:s/></text:span><text:span text:style-name="T230">‬</text:span>‬<text:span text:style-name="T231">4</text:span><text:span text:style-name="T232"> וְאַתָּ֤ה שְׁכַב֙ עַל־צִדְּךָ֣ הַשְּׂמָאלִ֔י וְשַׂמְתָּ֛ אֶת־עֲוֺ֥ן בֵּֽית־יִשְׂרָאֵ֖ל עָלָ֑יו מִסְפַּ֤ר הַיָּמִים֙ אֲשֶׁ֣ר תִּשְׁכַּ֣ב עָלָ֔יו תִּשָּׂ֖א אֶת־עֲוֺנָֽם׃<text:s/></text:span><text:span text:style-name="T233">‬</text:span>‬<text:span text:style-name="T234">5</text:span><text:span text:style-name="T235"> וַאֲנִ֗י נָתַ֤תִּֽי לְךָ֙ אֶת־שְׁנֵ֣י עֲוֺנָ֔ם לְמִסְפַּ֣ר יָמִ֔ים שְׁלֹשׁ־מֵא֥וֹת וְתִשְׁעִ֖ים י֑וֹם וְנָשָׂ֖אתָ עֲוֺ֥ן בֵּֽית־יִשְׂרָאֵֽל׃<text:s/></text:span><text:span text:style-name="T236">‬</text:span>‬<text:span text:style-name="T237">6</text:span><text:span text:style-name="T238"> וְכִלִּיתָ֣ אֶת־אֵ֗לֶּה וְשָׁ֨כַבְתָּ֜ עַל־צִדְּךָ֤ *הימיני **הַיְמָנִי֙ שֵׁנִ֔ית וְנָשָׂ֖אתָ אֶת־עֲוֺ֣ן בֵּית־יְהוּדָ֑ה אַרְבָּעִ֣ים י֔וֹם י֧וֹם לַשָּׁנָ֛ה י֥וֹם לַשָּׁנָ֖ה נְתַתִּ֥יו לָֽךְ׃<text:s/></text:span><text:span text:style-name="T239">‬</text:span>‬<text:span text:style-name="T240">7</text:span><text:span text:style-name="T241"> וְאֶל־מְצ֤וֹר יְרוּשָׁלִַ֙ם֙ תָּכִ֣ין פָּנֶ֔יךָ וּֽזְרֹעֲךָ֖ חֲשׂוּפָ֑ה וְנִבֵּאתָ֖ עָלֶֽיהָ׃<text:s/></text:span><text:span text:style-name="T242">‬</text:span>‬<text:span text:style-name="T243">8</text:span><text:span text:style-name="T244"> וְהִנֵּ֛ה נָתַ֥תִּי עָלֶ֖יךָ עֲבוֹתִ֑ים וְלֹֽא־תֵהָפֵ֤ךְ מִֽצִּדְּךָ֙ אֶל־צִדֶּ֔ךָ עַד־כַּלּוֹתְךָ֖ יְמֵ֥י מְצוּרֶֽךָ׃<text:s/></text:span><text:span text:style-name="T245">‬</text:span>‬<text:span text:style-name="T246">9</text:span><text:span text:style-name="T247"> וְאַתָּ֣ה קַח־לְךָ֡ חִטִּ֡ין וּ֠שְׂעֹרִים וּפ֨וֹל וַעֲדָשִׁ֜ים וְדֹ֣חַן וְכֻסְּמִ֗ים וְנָתַתָּ֤ה אוֹתָם֙ בִּכְלִ֣י אֶחָ֔ד וְעָשִׂ֧יתָ אוֹתָ֛ם לְךָ֖ לְלָ֑חֶם מִסְפַּ֨ר הַיָּמִ֜ים אֲשֶׁר־אַתָּ֣ה ׀ שׁוֹכֵ֣ב עַֽל־צִדְּךָ֗ שְׁלֹשׁ־מֵא֧וֹת וְתִשְׁעִ֛ים י֖וֹם תֹּאכֲלֶֽנּוּ׃<text:s/></text:span><text:span text:style-name="T248">‬</text:span>‬<text:span text:style-name="T249">10</text:span><text:span text:style-name="T250"> וּמַאֲכָֽלְךָ֙ אֲשֶׁ֣ר תֹּאכֲלֶ֔נּוּ בְּמִשְׁק֕וֹל עֶשְׂרִ֥ים שֶׁ֖קֶל לַיּ֑וֹם מֵעֵ֥ת עַד־עֵ֖ת תֹּאכֲלֶֽנּוּ׃<text:s/></text:span><text:span text:style-name="T251">‬</text:span>‬<text:span text:style-name="T252">11</text:span><text:span text:style-name="T253"> וּמַ֛יִם בִּמְשׂוּרָ֥ה תִשְׁתֶּ֖ה שִׁשִּׁ֣ית הַהִ֑ין מֵעֵ֥ת עַד־עֵ֖ת תִּשְׁתֶּֽה׃<text:s/></text:span><text:span text:style-name="T254">‬</text:span>‬<text:span text:style-name="T255">12</text:span><text:span text:style-name="T256"> וְעֻגַ֥ת שְׂעֹרִ֖ים תֹּֽאכֲלֶ֑נָּה וְהִ֗יא בְּגֶֽלְלֵי֙ צֵאַ֣ת הָֽאָדָ֔ם תְּעֻגֶ֖נָה לְעֵינֵיהֶֽם׃</text:span><text:span text:style-name="T257"><text:s/>ס<text:s/></text:span><text:span text:style-name="T258">‬</text:span>‬<text:span text:style-name="T259">13</text:span><text:span text:style-name="T260"> וַיֹּ֣אמֶר יְהוָ֔ה כָּ֣כָה יֹאכְל֧וּ בְנֵֽי־יִשְׂרָאֵ֛ל אֶת־לַחְמָ֖ם טָמֵ֑א בַּגּוֹיִ֕ם אֲשֶׁ֥ר אַדִּיחֵ֖ם שָֽׁם׃<text:s/></text:span><text:span text:style-name="T261">‬</text:span>‬<text:span text:style-name="T262">14</text:span><text:span text:style-name="T263"> וָאֹמַ֗ר אֲהָהּ֙ אֲדֹנָ֣י יְהוִ֔ה הִנֵּ֥ה נַפְשִׁ֖י לֹ֣א מְטֻמָּאָ֑ה וּנְבֵלָ֨ה וּטְרֵפָ֤ה לֹֽא־אָכַ֙לְתִּי֙ מִנְּעוּרַ֣י וְעַד־עַ֔תָּה וְלֹא־בָ֥א בְּפִ֖י בְּשַׂ֥ר פִּגּֽוּל׃</text:span><text:span text:style-name="T264"><text:s/>ס<text:s/></text:span><text:span text:style-name="T265">‬</text:span>‬<text:span text:style-name="T266">15</text:span><text:span text:style-name="T267"> וַיֹּ֣אמֶר אֵלַ֔י רְאֵ֗ה נָתַ֤תִּֽי לְךָ֙ אֶת־*צפועי **צְפִיעֵ֣י הַבָּקָ֔ר תַּ֖חַת גֶּלְלֵ֣י הָֽאָדָ֑ם וְעָשִׂ֥יתָ אֶֽת־לַחְמְךָ֖ עֲלֵיהֶֽם׃</text:span><text:span text:style-name="T268"><text:s/>ס<text:s/></text:span><text:span text:style-name="T269">‬</text:span>‬<text:span text:style-name="T270">16</text:span><text:span text:style-name="T271"> וַיֹּ֣אמֶר אֵלַ֗י בֶּן־אָדָם֙ הִנְנִ֨י שֹׁבֵ֤ר מַטֵּה־לֶ֙חֶם֙ בִּיר֣וּשָׁלִַ֔ם וְאָכְלוּ־לֶ֥חֶם בְּמִשְׁקָ֖ל וּבִדְאָגָ֑ה וּמַ֕יִם בִּמְשׂוּרָ֥ה וּבְשִׁמָּמ֖וֹן יִשְׁתּֽוּ׃<text:s/></text:span><text:span text:style-name="T272">‬</text:span>‬<text:span text:style-name="T273">17</text:span><text:span text:style-name="T274"> לְמַ֥עַן יַחְסְר֖וּ לֶ֣חֶם וָמָ֑יִם וְנָשַׁ֙מּוּ֙ אִ֣ישׁ וְאָחִ֔יו וְנָמַ֖קּוּ בַּעֲוֺנָֽם׃<text:s/></text:span><text:span text:style-name="T275">פ<text:s/></text:span><text:span text:style-name="T276">‬</text:span>‬‬‬‬‬‬‬‬‬‬‬‬‬‬‬‬‬</text:p>
      </text:section>
      <text:section text:name="Sect4" text:style-name="S4">
        <text:p text:style-name="P277">Ezekiel 5</text:p>
        <text:p text:style-name="P278"><text:span text:style-name="T279">1</text:span><text:span text:style-name="T280"> וְאַתָּ֨ה בֶן־אָדָ֜ם קַח־לְךָ֣ ׀ חֶ֣רֶב חַדָּ֗ה תַּ֤עַר הַגַּלָּבִים֙ תִּקָּחֶ֣נָּה לָּ֔ךְ וְהַעֲבַרְתָּ֥ עַל־רֹאשְׁךָ֖ וְעַל־זְקָנֶ֑ךָ וְלָקַחְתָּ֥ לְךָ֛ מֹאזְנֵ֥י מִשְׁקָ֖ל וְחִלַּקְתָּֽם׃<text:s/></text:span><text:span text:style-name="T281">‬</text:span>‬‬<text:span text:style-name="T282">2</text:span><text:span text:style-name="T283"> שְׁלִשִׁ֗ית בָּא֤וּר תַּבְעִיר֙ בְּת֣וֹךְ הָעִ֔יר כִּמְלֹ֖את יְמֵ֣י הַמָּצ֑וֹר וְלֽ͏ָקַחְתָּ֣ אֶת־הַשְּׁלִשִׁ֗ית תַּכֶּ֤ה בַחֶ֙רֶב֙ סְבִ֣יבוֹתֶ֔יהָ<text:s/></text:span><text:soft-page-break/><text:span text:style-name="T284">וְהַשְּׁלִשִׁית֙ תִּזְרֶ֣ה לָר֔וּחַ וְחֶ֖רֶב אָרִ֥יק אַחֲרֵיהֶֽם׃<text:s/></text:span><text:span text:style-name="T285">‬</text:span>‬<text:span text:style-name="T286">3</text:span><text:span text:style-name="T287"> וְלָקַחְתָּ֥ מִשָּׁ֖ם מְעַ֣ט בְּמִסְפָּ֑ר וְצַרְתָּ֥ אוֹתָ֖ם בִּכְנָפֶֽיךָ׃<text:s/></text:span><text:span text:style-name="T288">‬</text:span>‬<text:span text:style-name="T289">4</text:span><text:span text:style-name="T290"> וּמֵהֶם֙ ע֣וֹד תִּקָּ֔ח וְהִשְׁלַכְתָּ֤ אוֹתָם֙ אֶל־תּ֣וֹךְ הָאֵ֔שׁ וְשָׂרַפְתָּ֥ אֹתָ֖ם בָּאֵ֑שׁ מִמֶּ֥נּוּ תֵצֵא־אֵ֖שׁ אֶל־כָּל־בֵּ֥ית יִשְׂרָאֵֽל׃<text:s/></text:span><text:span text:style-name="T291">פ<text:s/></text:span><text:span text:style-name="T292">‬</text:span>‬‬‬‬</text:p>
        <text:p text:style-name="P293"><text:span text:style-name="T294">5</text:span><text:span text:style-name="T295"> כֹּ֤ה אָמַר֙ אֲדֹנָ֣י יְהֹוִ֔ה זֹ֚את יְר֣וּשָׁלִַ֔ם בְּת֥וֹךְ הַגּוֹיִ֖ם שַׂמְתִּ֑יהָ וּסְבִיבוֹתֶ֖יהָ אֲרָצֽוֹת׃<text:s/></text:span><text:span text:style-name="T296">‬</text:span>‬<text:span text:style-name="T297">6</text:span><text:span text:style-name="T298"> וַתֶּ֨מֶר אֶת־מִשְׁפָּטַ֤י לְרִשְׁעָה֙ מִן־הַגּוֹיִ֔ם וְאֶ֨ת־חֻקּוֹתַ֔י מִן־הָאֲרָצ֖וֹת אֲשֶׁ֣ר סְבִיבוֹתֶ֑יהָ כִּ֤י בְמִשְׁפָּטַי֙ מָאָ֔סוּ וְחֻקּוֹתַ֖י לֹא־הָלְכ֥וּ בָהֶֽם׃</text:span><text:span text:style-name="T299"><text:s/>ס<text:s/></text:span><text:span text:style-name="T300">‬</text:span>‬<text:span text:style-name="T301">7</text:span><text:span text:style-name="T302"> לָכֵ֞ן כֹּֽה־אָמַ֣ר ׀ אֲדֹנָ֣י יְהוִ֗ה יַ֤עַן הֲמָנְכֶם֙ מִן־הַגּוֹיִם֙ אֲשֶׁ֣ר סְבִיבֽוֹתֵיכֶ֔ם בְּחֻקּוֹתַי֙ לֹ֣א הֲלַכְתֶּ֔ם וְאֶת־מִשְׁפָּטַ֖י לֹ֣א עֲשִׂיתֶ֑ם וּֽכְמִשְׁפְּטֵ֧י הַגּוֹיִ֛ם אֲשֶׁ֥ר סְבִיבוֹתֵיכֶ֖ם לֹ֥א עֲשִׂיתֶֽם׃</text:span><text:span text:style-name="T303"><text:s/>ס<text:s/></text:span><text:span text:style-name="T304">‬</text:span>‬<text:span text:style-name="T305">8</text:span><text:span text:style-name="T306"> לָכֵ֗ן כֹּ֤ה אָמַר֙ אֲדֹנָ֣י יְהוִ֔ה הִנְנִ֥י עָלַ֖יִךְ גַּם־אָ֑נִי וְעָשִׂ֧יתִי בְתוֹכֵ֛ךְ מִשְׁפָּטִ֖ים לְעֵינֵ֥י הַגּוֹיִֽם׃<text:s/></text:span><text:span text:style-name="T307">‬</text:span>‬<text:span text:style-name="T308">9</text:span><text:span text:style-name="T309"> וְעָשִׂ֣יתִי בָ֗ךְ אֵ֚ת אֲשֶׁ֣ר לֹֽא־עָשִׂ֔יתִי וְאֵ֛ת אֲשֶֽׁר־לֹֽא־אֶעֱשֶׂ֥ה כָמֹ֖הוּ ע֑וֹד יַ֖עַן כָּל־תּוֹעֲבֹתָֽיִךְ׃</text:span><text:span text:style-name="T310"><text:s/>ס<text:s/></text:span><text:span text:style-name="T311">‬</text:span>‬<text:span text:style-name="T312">10</text:span><text:span text:style-name="T313"> לָכֵ֗ן אָב֞וֹת יֹאכְל֤וּ בָנִים֙ בְּתוֹכֵ֔ךְ וּבָנִ֖ים יֹאכְל֣וּ אֲבוֹתָ֑ם וְעָשִׂ֤יתִי בָךְ֙ שְׁפָטִ֔ים וְזֵרִיתִ֥י אֶת־כָּל־שְׁאֵרִיתֵ֖ךְ לְכָל־רֽוּחַ׃<text:s/></text:span><text:span text:style-name="T314">פ<text:s/></text:span><text:span text:style-name="T315">‬</text:span>‬‬‬‬‬‬‬</text:p>
        <text:p text:style-name="P316"><text:span text:style-name="T317">11</text:span><text:span text:style-name="T318"> לָכֵ֣ן חַי־אָ֗נִי נְאֻם֮ אֲדֹנָ֣י יְהוִה֒ אִם־לֹ֗א יַ֚עַן אֶת־מִקְדָּשִׁ֣י טִמֵּ֔את בְּכָל־שִׁקּוּצַ֖יִךְ וּבְכָל־תּוֹעֲבֹתָ֑יִךְ וְגַם־אֲנִ֤י אֶגְרַע֙ וְלֹא־תָח֣וֹס עֵינִ֔י וְגַם־אֲנִ֖י לֹ֥א אֶחְמֽוֹל׃<text:s/></text:span><text:span text:style-name="T319">‬</text:span>‬<text:span text:style-name="T320">12</text:span><text:span text:style-name="T321"> שְׁלִשִׁתֵ֞יךְ בַּדֶּ֣בֶר יָמ֗וּתוּ וּבָֽרָעָב֙ יִכְל֣וּ בְתוֹכֵ֔ךְ וְהַ֨שְּׁלִשִׁ֔ית בַּחֶ֖רֶב יִפְּל֣וּ סְבִיבוֹתָ֑יִךְ וְהַשְּׁלִישִׁית֙ לְכָל־ר֣וּחַ אֱזָרֶ֔ה וְחֶ֖רֶב אָרִ֥יק אַחֲרֵיהֶֽם׃<text:s/></text:span><text:span text:style-name="T322">‬</text:span>‬<text:span text:style-name="T323">13</text:span><text:span text:style-name="T324"> וְכָלָ֣ה אַפִּ֗י וַהֲנִחוֹתִ֧י חֲמָתִ֛י בָּ֖ם וְהִנֶּחָ֑מְתִּי וְֽיָדְע֞וּ כִּי־אֲנִ֣י יְהוָ֗ה דִּבַּ֙רְתִּי֙ בְּקִנְאָתִ֔י בְּכַלּוֹתִ֥י חֲמָתִ֖י בָּֽם׃<text:s/></text:span><text:span text:style-name="T325">‬</text:span>‬<text:span text:style-name="T326">14</text:span><text:span text:style-name="T327"> וְאֶתְּנֵךְ֙ לְחָרְבָּ֣ה וּלְחֶרְפָּ֔ה בַּגּוֹיִ֖ם אֲשֶׁ֣ר סְבִיבוֹתָ֑יִךְ לְעֵינֵ֖י כָּל־עוֹבֵֽר׃<text:s/></text:span><text:span text:style-name="T328">‬</text:span>‬<text:span text:style-name="T329">15</text:span><text:span text:style-name="T330"> וְֽהָ֨יְתָ֜ה חֶרְפָּ֤ה וּגְדוּפָה֙ מוּסָ֣ר וּמְשַׁמָּ֔ה לַגּוֹיִ֖ם אֲשֶׁ֣ר סְבִיבוֹתָ֑יִךְ בַּעֲשׂ֩וֹתִי֩ בָ֨ךְ שְׁפָטִ֜ים בְּאַ֤ף וּבְחֵמָה֙ וּבְתֹכְח֣וֹת חֵמָ֔ה אֲנִ֥י יְהוָ֖ה דִּבַּֽרְתִּי׃<text:s/></text:span><text:span text:style-name="T331">‬</text:span>‬<text:span text:style-name="T332">16</text:span><text:span text:style-name="T333"> בְּֽשַׁלְּחִ֡י אֶת־חִצֵּי֩ הָרָעָ֨ב הָרָעִ֤ים בָּהֶם֙ אֲשֶׁ֣ר הָי֣וּ לְמַשְׁחִ֔ית אֲשֶׁר־אֲשַׁלַּ֥ח אוֹתָ֖ם לְשַֽׁחֶתְכֶ֑ם וְרָעָב֙ אֹסֵ֣ף עֲלֵיכֶ֔ם וְשָׁבַרְתִּ֥י לָכֶ֖ם מַטֵּה־לָֽחֶם׃<text:s/></text:span><text:span text:style-name="T334">‬</text:span>‬<text:span text:style-name="T335">17</text:span><text:span text:style-name="T336"> וְשִׁלַּחְתִּ֣י עֲ֠לֵיכֶם רָעָ֞ב וְחַיָּ֤ה רָעָה֙ וְשִׁכְּלֻ֔ךְ וְדֶ֥בֶר וָדָ֖ם יַעֲבָר־בָּ֑ךְ וְחֶ֙רֶב֙ אָבִ֣יא עָלַ֔יִךְ אֲנִ֥י יְהוָ֖ה דִּבַּֽרְתִּי׃<text:s/></text:span><text:span text:style-name="T337">פ<text:s/></text:span><text:span text:style-name="T338">‬</text:span>‬‬‬‬‬‬‬‬</text:p>
      </text:section>
      <text:section text:name="Sect5" text:style-name="S5">
        <text:p text:style-name="P339">Ezekiel 6</text:p>
        <text:p text:style-name="P340"><text:span text:style-name="T341">1</text:span><text:span text:style-name="T342"> וַיְהִ֥י דְבַר־יְהוָ֖ה אֵלַ֥י לֵאמֹֽר׃<text:s/></text:span><text:span text:style-name="T343">2</text:span><text:span text:style-name="T344"> בֶּן־אָדָ֕ם שִׂ֥ים פָּנֶ֖יךָ אֶל־הָרֵ֣י יִשְׂרָאֵ֑ל וְהִנָּבֵ֖א אֲלֵיהֶֽם׃<text:s/></text:span><text:span text:style-name="T345">‬</text:span>‬<text:span text:style-name="T346">3</text:span><text:span text:style-name="T347"> וְאָ֣מַרְתָּ֔ הָרֵי֙ יִשְׂרָאֵ֔ל שִׁמְע֖וּ דְּבַר־אֲדֹנָ֣י יְהוִ֑ה כֹּה־אָמַ֣ר אֲדֹנָ֣י יְ֠הוִה לֶהָרִ֨ים וְלַגְּבָע֜וֹת לָאֲפִיקִ֣ים *ולגאית **וְלַגֵּאָי֗וֹת הִנְנִ֨י אֲנִ֜י מֵבִ֤יא עֲלֵיכֶם֙ חֶ֔רֶב וְאִבַּדְתִּ֖י בָּמֽוֹתֵיכֶֽם׃<text:s/></text:span><text:span text:style-name="T348">‬</text:span>‬<text:span text:style-name="T349">4</text:span><text:span text:style-name="T350"> וְנָשַׁ֙מּוּ֙ מִזְבְּח֣וֹתֵיכֶ֔ם וְנִשְׁבְּר֖וּ חַמָּֽנֵיכֶ֑ם וְהִפַּלְתִּי֙ חַלְלֵיכֶ֔ם לִפְנֵ֖י גִּלּוּלֵיכֶֽם׃<text:s/></text:span><text:span text:style-name="T351">‬</text:span>‬<text:span text:style-name="T352">5</text:span><text:span text:style-name="T353"> וְנָתַתִּ֗י אֶת־פִּגְרֵי֙ בְּנֵ֣י יִשְׂרָאֵ֔ל לִפְנֵ֖י גִּלּֽוּלֵיהֶ֑ם וְזֵרִיתִי֙ אֶת־עַצְמ֣וֹתֵיכֶ֔ם סְבִיב֖וֹת מִזְבְּחוֹתֵיכֶֽם׃<text:s/></text:span><text:span text:style-name="T354">‬</text:span>‬<text:span text:style-name="T355">6</text:span><text:span text:style-name="T356"> בְּכֹל֙ מוֹשְׁב֣וֹתֵיכֶ֔ם הֶעָרִ֣ים תֶּחֱרַ֔בְנָה וְהַבָּמ֖וֹת תִּישָׁ֑מְנָה לְמַעַן֩<text:s/></text:span><text:soft-page-break/><text:span text:style-name="T357">יֶחֶרְב֨וּ וְיֶאְשְׁמ֜וּ מִזְבְּחֽוֹתֵיכֶ֗ם וְנִשְׁבְּר֤וּ וְנִשְׁבְּתוּ֙ גִּלּ֣וּלֵיכֶ֔ם וְנִגְדְּעוּ֙ חַמָּ֣נֵיכֶ֔ם וְנִמְח֖וּ מַעֲשֵׂיכֶֽם׃<text:s/></text:span><text:span text:style-name="T358">‬</text:span>‬<text:span text:style-name="T359">7</text:span><text:span text:style-name="T360"> וְנָפַ֥ל חָלָ֖ל בְּתֽוֹכְכֶ֑ם וִֽידַעְתֶּ֖ם כִּֽי־אֲנִ֥י יְהוָֽה׃<text:s/></text:span><text:span text:style-name="T361">‬</text:span>‬<text:span text:style-name="T362">8</text:span><text:span text:style-name="T363"> וְהוֹתַרְתִּ֗י בִּהְי֥וֹת לָכֶ֛ם פְּלִ֥יטֵי חֶ֖רֶב בַּגּוֹיִ֑ם בְּהִזָּרֽוֹתֵיכֶ֖ם בָּאֲרָצֽוֹת׃<text:s/></text:span><text:span text:style-name="T364">‬</text:span>‬<text:span text:style-name="T365">9</text:span><text:span text:style-name="T366"> וְזָכְר֨וּ פְלִֽיטֵיכֶ֜ם אוֹתִ֗י בַּגּוֹיִם֮ אֲשֶׁ֣ר נִשְׁבּוּ־שָׁם֒ אֲשֶׁ֨ר נִשְׁבַּ֜רְתִּי אֶת־לִבָּ֣ם הַזּוֹנֶ֗ה אֲשֶׁר־סָר֙ מֵֽעָלַ֔י וְאֵת֙ עֵֽינֵיהֶ֔ם הַזֹּנ֕וֹת אַחֲרֵ֖י גִּלּֽוּלֵיהֶ֑ם וְנָקֹ֙טּוּ֙ בִּפְנֵיהֶ֔ם אֶל־הָֽרָעוֹת֙ אֲשֶׁ֣ר עָשׂ֔וּ לְכֹ֖ל תּוֹעֲבֹתֵיהֶֽם׃<text:s/></text:span><text:span text:style-name="T367">‬</text:span>‬<text:span text:style-name="T368">10</text:span><text:span text:style-name="T369"> וְיָדְע֖וּ כִּֽי־אֲנִ֣י יְהוָ֑ה לֹ֤א אֶל־חִנָּם֙ דִּבַּ֔רְתִּי לַעֲשׂ֥וֹת לָהֶ֖ם הָרָעָ֥ה הַזֹּֽאת׃<text:s/></text:span><text:span text:style-name="T370">פ<text:s/></text:span><text:span text:style-name="T371">‬</text:span>‬‬‬‬‬‬‬‬‬‬</text:p>
        <text:p text:style-name="P372"><text:span text:style-name="T373">11</text:span><text:span text:style-name="T374"> כֹּֽה־אָמַ֞ר אֲדֹנָ֣י יְהוִ֗ה הַכֵּ֨ה בְכַפְּךָ֜ וּרְקַ֤ע בְּרַגְלְךָ֙ וֶֽאֱמָר־אָ֔ח אֶ֛ל כָּל־תּוֹעֲב֥וֹת רָע֖וֹת בֵּ֣ית יִשְׂרָאֵ֑ל אֲשֶׁ֗ר בַּחֶ֛רֶב בָּרָעָ֥ב וּבַדֶּ֖בֶר יִפֹּֽלוּ׃<text:s/></text:span><text:span text:style-name="T375">‬</text:span>‬<text:span text:style-name="T376">12</text:span><text:span text:style-name="T377"> הָרָח֞וֹק בַּדֶּ֣בֶר יָמ֗וּת וְהַקָּרוֹב֙ בַּחֶ֣רֶב יִפּ֔וֹל וְהַנִּשְׁאָר֙ וְהַנָּצ֔וּר בָּרָעָ֖ב יָמ֑וּת וְכִלֵּיתִ֥י חֲמָתִ֖י בָּֽם׃<text:s/></text:span><text:span text:style-name="T378">‬</text:span>‬<text:span text:style-name="T379">13</text:span><text:span text:style-name="T380"> וִֽידַעְתֶּם֙ כִּֽי־אֲנִ֣י יְהוָ֔ה בִּֽהְי֣וֹת חַלְלֵיהֶ֗ם בְּתוֹךְ֙ גִּלּ֣וּלֵיהֶ֔ם סְבִיב֖וֹת מִזְבְּחֽוֹתֵיהֶ֑ם אֶל֩ כָּל־גִּבְעָ֨ה רָמָ֜ה בְּכֹ֣ל ׀ רָאשֵׁ֣י הֶהָרִ֗ים וְתַ֨חַת כָּל־עֵ֤ץ רַֽעֲנָן֙ וְתַ֙חַת֙ כָּל־אֵלָ֣ה עֲבֻתָּ֔ה מְק֗וֹם אֲשֶׁ֤ר נָֽתְנוּ־שָׁם֙ רֵ֣יחַ נִיחֹ֔חַ לְכֹ֖ל גִּלּוּלֵיהֶֽם׃<text:s/></text:span><text:span text:style-name="T381">‬</text:span>‬<text:span text:style-name="T382">14</text:span><text:span text:style-name="T383"> וְנָטִ֤יתִי אֶת־יָדִי֙ עֲלֵיהֶ֔ם וְנָתַתִּ֨י אֶת־הָאָ֜רֶץ שְׁמָמָ֤ה וּמְשַׁמָּה֙ מִמִּדְבַּ֣ר דִּבְלָ֔תָה בְּכֹ֖ל מוֹשְׁבֽוֹתֵיהֶ֑ם וְיָדְע֖וּ כִּֽי־אֲנִ֥י יְהוָֽה׃<text:s/></text:span><text:span text:style-name="T384">פ<text:s/></text:span><text:span text:style-name="T385">‬</text:span>‬‬‬‬‬</text:p>
      </text:section>
      <text:section text:name="Sect6" text:style-name="S6">
        <text:p text:style-name="P386">Ezekiel 7</text:p>
        <text:p text:style-name="P387"><text:span text:style-name="T388">1</text:span><text:span text:style-name="T389"> וַיְהִ֥י דְבַר־יְהוָ֖ה אֵלַ֥י לֵאמֹֽר׃<text:s/></text:span><text:span text:style-name="T390">‬</text:span>‬‬<text:span text:style-name="T391">2</text:span><text:span text:style-name="T392"> וְאַתָּ֣ה בֶן־אָדָ֗ם כֹּה־אָמַ֞ר אֲדֹנָ֧י יְהוִ֛ה לְאַדְמַ֥ת יִשְׂרָאֵ֖ל קֵ֑ץ בָּ֣א הַקֵּ֔ץ עַל־*ארבעת **אַרְבַּ֖ע כַּנְפ֥וֹת הָאָֽרֶץ׃<text:s/></text:span><text:span text:style-name="T393">‬</text:span>‬<text:span text:style-name="T394">3</text:span><text:span text:style-name="T395"> עַתָּה֙ הַקֵּ֣ץ עָלַ֔יִךְ וְשִׁלַּחְתִּ֤י אַפִּי֙ בָּ֔ךְ וּשְׁפַטְתִּ֖יךְ כִּדְרָכָ֑יִךְ וְנָתַתִּ֣י עָלַ֔יִךְ אֵ֖ת כָּל־תּוֹעֲבֹתָֽיִךְ׃<text:s/></text:span><text:span text:style-name="T396">‬</text:span>‬<text:span text:style-name="T397">4</text:span><text:span text:style-name="T398"> וְלֹא־תָח֥וֹס עֵינִ֛י עָלַ֖יִךְ וְלֹ֣א אֶחְמ֑וֹל כִּ֣י דְרָכַ֜יִךְ עָלַ֣יִךְ אֶתֵּ֗ן וְתוֹעֲבוֹתַ֙יִךְ֙ בְּתוֹכֵ֣ךְ תִּֽהְיֶ֔יןָ וִידַעְתֶּ֖ם כִּֽי־אֲנִ֥י יְהוָֽה׃<text:s/></text:span><text:span text:style-name="T399">פ<text:s/></text:span><text:span text:style-name="T400">‬</text:span>‬‬‬‬</text:p>
        <text:p text:style-name="P401"><text:span text:style-name="T402">5</text:span><text:span text:style-name="T403"> כֹּ֥ה אָמַ֖ר אֲדֹנָ֣י יְהוִ֑ה רָעָ֛ה אַחַ֥ת רָעָ֖ה הִנֵּ֥ה בָאָֽה׃<text:s/></text:span><text:span text:style-name="T404">‬</text:span>‬<text:span text:style-name="T405">6</text:span><text:span text:style-name="T406"> קֵ֣ץ בָּ֔א בָּ֥א הַקֵּ֖ץ הֵקִ֣יץ אֵלָ֑יִךְ הִנֵּ֖ה בָּאָֽה׃<text:s/></text:span><text:span text:style-name="T407">‬</text:span>‬<text:span text:style-name="T408">7</text:span><text:span text:style-name="T409"> בָּ֧אָה הַצְּפִירָ֛ה אֵלֶ֖יךָ יוֹשֵׁ֣ב הָאָ֑רֶץ בָּ֣א הָעֵ֗ת קָר֛וֹב הַיּ֥וֹם מְהוּמָ֖ה וְלֹא־הֵ֥ד הָרִֽים׃<text:s/></text:span><text:span text:style-name="T410">‬</text:span>‬<text:span text:style-name="T411">8</text:span><text:span text:style-name="T412"> עַתָּ֣ה מִקָּר֗וֹב אֶשְׁפּ֤וֹךְ חֲמָתִי֙ עָלַ֔יִךְ וְכִלֵּיתִ֤י אַפִּי֙ בָּ֔ךְ וּשְׁפַטְתִּ֖יךְ כִּדְרָכָ֑יִךְ וְנָתַתִּ֣י עָלַ֔יִךְ אֵ֖ת כָּל־תּוֹעֲבוֹתָֽיִךְ׃<text:s/></text:span><text:span text:style-name="T413">‬</text:span>‬<text:span text:style-name="T414">9</text:span><text:span text:style-name="T415"> וְלֹא־תָח֥וֹס עֵינִ֖י וְלֹ֣א אֶחְמ֑וֹל כִּדְרָכַ֜יִךְ עָלַ֣יִךְ אֶתֵּ֗ן וְתוֹעֲבוֹתַ֙יִךְ֙ בְּתוֹכֵ֣ךְ תִּֽהְיֶ֔יןָ וִֽידַעְתֶּ֕ם כִּ֛י אֲנִ֥י יְהוָ֖ה מַכֶּֽה׃<text:s/></text:span><text:span text:style-name="T416">‬</text:span>‬<text:span text:style-name="T417">10</text:span><text:span text:style-name="T418"> הִנֵּ֥ה הַיּ֖וֹם הִנֵּ֣ה בָאָ֑ה יָֽצְאָה֙ הַצְּפִרָ֔ה צָ֚ץ הַמַּטֶּ֔ה פָּרַ֖ח הַזָּדֽוֹן׃<text:s/></text:span><text:span text:style-name="T419">‬</text:span>‬<text:span text:style-name="T420">11</text:span><text:span text:style-name="T421"> הֶחָמָ֥ס ׀ קָ֖ם לְמַטֵּה־רֶ֑שַׁע לֹא־מֵהֶ֞ם וְלֹ֧א מֵהֲמוֹנָ֛ם וְלֹ֥א מֶהֱמֵהֶ֖ם וְלֹא־נֹ֥הַּ בָּהֶֽם׃<text:s/></text:span><text:span text:style-name="T422">‬</text:span>‬<text:span text:style-name="T423">12</text:span><text:span text:style-name="T424"> בָּ֤א הָעֵת֙ הִגִּ֣יעַ הַיּ֔וֹם הַקּוֹנֶה֙ אַל־יִשְׂמָ֔ח וְהַמּוֹכֵ֖ר אַל־יִתְאַבָּ֑ל כִּ֥י חָר֖וֹן אֶל־כָּל־הֲמוֹנָֽהּ׃<text:s/></text:span><text:span text:style-name="T425">‬</text:span>‬<text:span text:style-name="T426">13</text:span><text:span text:style-name="T427"> כִּ֣י הַמּוֹכֵ֗ר אֶל־הַמִּמְכָּר֙ לֹ֣א יָשׁ֔וּב וְע֥וֹד בַּחַיִּ֖ים חַיָּתָ֑ם כִּֽי־חָז֤וֹן אֶל־כָּל־הֲמוֹנָהּ֙ לֹ֣א יָשׁ֔וּב וְאִ֧ישׁ בַּעֲוֺנ֛וֹ חַיָּת֖וֹ לֹ֥א יִתְחַזָּֽקוּ׃<text:s/></text:span><text:span text:style-name="T428">‬</text:span>‬<text:span text:style-name="T429">14</text:span><text:span text:style-name="T430"> תָּקְע֤וּ בַתָּק֙וֹעַ֙ וְהָכִ֣ין הַכֹּ֔ל וְאֵ֥ין הֹלֵ֖ךְ לַמִּלְחָמָ֑ה כִּ֥י חֲרוֹנִ֖י אֶל־כָּל־הֲמוֹנָֽהּ׃<text:s/></text:span><text:span text:style-name="T431">‬</text:span>‬<text:span text:style-name="T432">15</text:span><text:span text:style-name="T433"> הַחֶ֣רֶב בַּח֔וּץ וְהַדֶּ֥בֶר<text:s/></text:span><text:soft-page-break/><text:span text:style-name="T434">וְהָרָעָ֖ב מִבָּ֑יִת אֲשֶׁ֤ר בַּשָּׂדֶה֙ בַּחֶ֣רֶב יָמ֔וּת וַאֲשֶׁ֣ר בָּעִ֔יר רָעָ֥ב וָדֶ֖בֶר יֹאכֲלֶֽנּוּ׃<text:s/></text:span><text:span text:style-name="T435">‬</text:span>‬<text:span text:style-name="T436">16</text:span><text:span text:style-name="T437"> וּפָֽלְטוּ֙ פְּלִ֣יטֵיהֶ֔ם וְהָי֣וּ אֶל־הֶהָרִ֗ים כְּיוֹנֵ֧י הַגֵּאָי֛וֹת כֻּלָּ֖ם הֹמ֑וֹת אִ֖ישׁ בַּעֲוֺנֽוֹ׃<text:s/></text:span><text:span text:style-name="T438">‬</text:span>‬<text:span text:style-name="T439">17</text:span><text:span text:style-name="T440"> כָּל־הַיָּדַ֖יִם תִּרְפֶּ֑ינָה וְכָל־בִּרְכַּ֖יִם תֵּלַ֥כְנָה מָּֽיִם׃<text:s/></text:span><text:span text:style-name="T441">‬</text:span>‬<text:span text:style-name="T442">18</text:span><text:span text:style-name="T443"> וְחָגְר֣וּ שַׂקִּ֔ים וְכִסְּתָ֥ה אוֹתָ֖ם פַּלָּצ֑וּת וְאֶ֤ל כָּל־פָּנִים֙ בּוּשָׁ֔ה וּבְכָל־רָאשֵׁיהֶ֖ם קָרְחָֽה׃<text:s/></text:span><text:span text:style-name="T444">‬</text:span>‬<text:span text:style-name="T445">19</text:span><text:span text:style-name="T446"> כַּסְפָּ֞ם בַּחוּצ֣וֹת יַשְׁלִ֗יכוּ וּזְהָבָם֮ לְנִדָּ֣ה יִֽהְיֶה֒ כַּסְפָּ֨ם וּזְהָבָ֜ם לֹֽא־יוּכַ֣ל לְהַצִּילָ֗ם בְּיוֹם֙ עֶבְרַ֣ת יְהוָ֔ה נַפְשָׁם֙ לֹ֣א יְשַׂבֵּ֔עוּ וּמֵעֵיהֶ֖ם לֹ֣א יְמַלֵּ֑אוּ כִּֽי־מִכְשׁ֥וֹל עֲוֺנָ֖ם הָיָֽה׃<text:s/></text:span><text:span text:style-name="T447">‬</text:span>‬<text:span text:style-name="T448">20</text:span><text:span text:style-name="T449"> וּצְבִ֤י עֶדְיוֹ֙ לְגָא֣וֹן שָׂמָ֔הוּ וְצַלְמֵ֧י תוֹעֲבֹתָ֛ם שִׁקּוּצֵיהֶ֖ם עָ֣שׂוּ ב֑וֹ עַל־כֵּ֛ן נְתַתִּ֥יו לָהֶ֖ם לְנִדָּֽה׃<text:s/></text:span><text:span text:style-name="T450">‬</text:span>‬<text:span text:style-name="T451">21</text:span><text:span text:style-name="T452"> וּנְתַתִּ֤יו בְּיַֽד־הַזָּרִים֙ לָבַ֔ז וּלְרִשְׁעֵ֥י הָאָ֖רֶץ לְשָׁלָ֑ל *וחללה **וְחִלְּלֽוּהוּ׃<text:s/></text:span><text:span text:style-name="T453">‬</text:span>‬<text:span text:style-name="T454">22</text:span><text:span text:style-name="T455"> וַהֲסִבּוֹתִ֤י פָנַי֙ מֵהֶ֔ם וְחִלְּל֖וּ אֶת־צְפוּנִ֑י וּבָאוּ־בָ֥הּ פָּרִיצִ֖ים וְחִלְּלֽוּהָ׃<text:s/></text:span><text:span text:style-name="T456">פ<text:s/></text:span><text:span text:style-name="T457">‬</text:span>‬‬‬‬‬‬‬‬‬‬‬‬‬‬‬‬‬‬‬</text:p>
        <text:p text:style-name="P458"><text:span text:style-name="T459">23</text:span><text:span text:style-name="T460"> עֲשֵׂ֖ה הָֽרַתּ֑וֹק כִּ֣י הָאָ֗רֶץ מָֽלְאָה֙ מִשְׁפַּ֣ט דָּמִ֔ים וְהָעִ֖יר מָלְאָ֥ה חָמָֽס׃<text:s/></text:span><text:span text:style-name="T461">‬</text:span>‬<text:span text:style-name="T462">24</text:span><text:span text:style-name="T463"> וְהֵֽבֵאתִי֙ רָעֵ֣י גוֹיִ֔ם וְיָרְשׁ֖וּ אֶת־בָּֽתֵּיהֶ֑ם וְהִשְׁבַּתִּי֙ גְּא֣וֹן עַזִּ֔ים וְנִחֲל֖וּ מְקַֽדְשֵׁיהֶֽם׃<text:s/></text:span><text:span text:style-name="T464">‬</text:span>‬<text:span text:style-name="T465">25</text:span><text:span text:style-name="T466"> קְפָ֖דָה־בָ֑א וּבִקְשׁ֥וּ שָׁל֖וֹם וָאָֽיִן׃<text:s/></text:span><text:span text:style-name="T467">‬</text:span>‬<text:span text:style-name="T468">26</text:span><text:span text:style-name="T469"> הֹוָ֤ה עַל־הֹוָה֙ תָּב֔וֹא וּשְׁמֻעָ֥ה אֶל־שְׁמוּעָ֖ה תִּֽהְיֶ֑ה וּבִקְשׁ֤וּ חָזוֹן֙ מִנָּבִ֔יא וְתוֹרָה֙ תֹּאבַ֣ד מִכֹּהֵ֔ן וְעֵצָ֖ה מִזְּקֵנִֽים׃<text:s/></text:span><text:span text:style-name="T470">‬</text:span>‬<text:span text:style-name="T471">27</text:span><text:span text:style-name="T472"> הַמֶּ֣לֶךְ יִתְאַבָּ֗ל וְנָשִׂיא֙ יִלְבַּ֣שׁ שְׁמָמָ֔ה וִידֵ֥י עַם־הָאָ֖רֶץ תִּבָּהַ֑לְנָה מִדַּרְכָּ֞ם אֶעֱשֶׂ֤ה אוֹתָם֙ וּבְמִשְׁפְּטֵיהֶ֣ם אֶשְׁפְּטֵ֔ם וְיָדְע֖וּ כִּֽי־אֲנִ֥י יְהוָֽה׃<text:s/></text:span><text:span text:style-name="T473">פ<text:s/></text:span><text:span text:style-name="T474">‬</text:span>‬‬‬‬‬‬</text:p>
      </text:section>
      <text:section text:name="Sect7" text:style-name="S7">
        <text:p text:style-name="P475">Ezekiel 8</text:p>
        <text:p text:style-name="P476"><text:span text:style-name="T477">1</text:span><text:span text:style-name="T478"> וַיְהִ֣י ׀ בַּשָּׁנָ֣ה הַשִּׁשִּׁ֗ית בַּשִּׁשִּׁי֙ בַּחֲמִשָּׁ֣ה לַחֹ֔דֶשׁ אֲנִי֙ יוֹשֵׁ֣ב בְּבֵיתִ֔י וְזִקְנֵ֥י יְהוּדָ֖ה יוֹשְׁבִ֣ים לְפָנָ֑י וַתִּפֹּ֤ל עָלַי֙ שָׁ֔ם יַ֖ד אֲדֹנָ֥י יְהֹוִֽה׃<text:s/></text:span><text:span text:style-name="T479">2</text:span><text:span text:style-name="T480"> וָאֶרְאֶ֗ה וְהִנֵּ֤ה דְמוּת֙ כְּמַרְאֵה־אֵ֔שׁ מִמַּרְאֵ֥ה מָתְנָ֛יו וּלְמַ֖טָּה אֵ֑שׁ וּמִמָּתְנָ֣יו וּלְמַ֔עְלָה כְּמַרְאֵה־זֹ֖הַר כְּעֵ֥ין הַחַשְׁמַֽלָה׃<text:s/></text:span><text:span text:style-name="T481">‬</text:span>‬<text:span text:style-name="T482">3</text:span><text:span text:style-name="T483"> וַיִּשְׁלַח֙ תַּבְנִ֣ית יָ֔ד וַיִּקָּחֵ֖נִי בְּצִיצִ֣ת רֹאשִׁ֑י וַתִּשָּׂ֣א אֹתִ֣י ר֣וּחַ ׀ בֵּֽין־הָאָ֣רֶץ וּבֵ֣ין הַשָּׁמַ֡יִם וַתָּבֵא֩ אֹתִ֨י יְרוּשָׁלְַ֜מָה בְּמַרְא֣וֹת אֱלֹהִ֗ים אֶל־פֶּ֜תַח שַׁ֤עַר הַפְּנִימִית֙ הַפּוֹנֶ֣ה צָפ֔וֹנָה אֲשֶׁר־שָׁ֣ם מוֹשַׁ֔ב סֵ֖מֶל הַקִּנְאָ֥ה הַמַּקְנֶֽה׃<text:s/></text:span><text:span text:style-name="T484">‬</text:span>‬<text:span text:style-name="T485">4</text:span><text:span text:style-name="T486"> וְהִ֨נֵּה־שָׁ֔ם כְּב֖וֹד אֱלֹהֵ֣י יִשְׂרָאֵ֑ל כַּמַּרְאֶ֕ה אֲשֶׁ֥ר רָאִ֖יתִי בַּבִּקְעָֽה׃<text:s/></text:span><text:span text:style-name="T487">‬</text:span>‬<text:span text:style-name="T488">5</text:span><text:span text:style-name="T489"> וַיֹּ֣אמֶר אֵלַ֔י בֶּן־אָדָ֕ם שָׂא־נָ֥א עֵינֶ֖יךָ דֶּ֣רֶךְ צָפ֑וֹנָה וָאֶשָּׂ֤א עֵינַי֙ דֶּ֣רֶךְ צָפ֔וֹנָה וְהִנֵּ֤ה מִצָּפוֹן֙ לְשַׁ֣עַר הַמִּזְבֵּ֔חַ סֵ֛מֶל הַקִּנְאָ֥ה הַזֶּ֖ה בַּבִּאָֽה׃<text:s/></text:span><text:span text:style-name="T490">‬</text:span>‬<text:span text:style-name="T491">6</text:span><text:span text:style-name="T492"> וַיֹּ֣אמֶר אֵלַ֔י בֶּן־אָדָ֕ם הֲרֹאֶ֥ה אַתָּ֖ה *מהם **מָ֣ה **הֵ֣ם עֹשִׂ֑ים תּוֹעֵב֨וֹת גְּדֹל֜וֹת אֲשֶׁ֥ר בֵּֽית־יִשְׂרָאֵ֣ל ׀ עֹשִׂ֣ים פֹּ֗ה לְרָֽחֳקָה֙ מֵעַ֣ל מִקְדָּשִׁ֔י וְעוֹד֙ תָּשׁ֣וּב תִּרְאֶ֔ה תּוֹעֵב֖וֹת גְּדֹלֽוֹת׃</text:span><text:span text:style-name="T493"><text:s/>ס<text:s/></text:span><text:span text:style-name="T494">‬</text:span>‬<text:span text:style-name="T495">7</text:span><text:span text:style-name="T496"> וַיָּבֵ֥א אֹתִ֖י אֶל־פֶּ֣תַח הֶֽחָצֵ֑ר וָאֶרְאֶ֕ה וְהִנֵּ֥ה חֹר־אֶחָ֖ד בַּקִּֽיר׃<text:s/></text:span><text:span text:style-name="T497">‬</text:span>‬<text:span text:style-name="T498">8</text:span><text:span text:style-name="T499"> וַיֹּ֣אמֶר אֵלַ֔י בֶּן־אָדָ֖ם חֲתָר־נָ֣א בַקִּ֑יר וָאֶחְתֹּ֣ר בַּקִּ֔יר וְהִנֵּ֖ה פֶּ֥תַח אֶחָֽד׃<text:s/></text:span><text:span text:style-name="T500">‬</text:span>‬<text:span text:style-name="T501">9</text:span><text:span text:style-name="T502"> וַיֹּ֖אמֶר אֵלָ֑י בֹּ֤א וּרְאֵה֙ אֶת־הַתּוֹעֵב֣וֹת הָרָע֔וֹת אֲשֶׁ֛ר הֵ֥ם עֹשִׂ֖ים פֹּֽה׃<text:s/></text:span><text:span text:style-name="T503">‬</text:span>‬<text:span text:style-name="T504">10</text:span><text:span text:style-name="T505"> וָאָבוֹא֮ וָֽאֶרְאֶה֒ וְהִנֵּ֨ה כָל־תַּבְנִ֜ית רֶ֤מֶשׂ וּבְהֵמָה֙ שֶׁ֔קֶץ וְכָל־גִּלּוּלֵ֖י בֵּ֣ית יִשְׂרָאֵ֑ל מְחֻקֶּ֥ה עַל־הַקִּ֖יר סָבִ֥יב ׀<text:s/></text:span><text:soft-page-break/><text:span text:style-name="T506">סָבִֽיב׃<text:s/></text:span><text:span text:style-name="T507">‬</text:span>‬<text:span text:style-name="T508">11</text:span><text:span text:style-name="T509"> וְשִׁבְעִ֣ים אִ֣ישׁ מִזִּקְנֵ֣י בֵֽית־יִ֠שְׂרָאֵל וְיַאֲזַנְיָ֨הוּ בֶן־שָׁפָ֜ן עֹמֵ֤ד בְּתוֹכָם֙ עֹמְדִ֣ים לִפְנֵיהֶ֔ם וְאִ֥ישׁ מִקְטַרְתּ֖וֹ בְּיָד֑וֹ וַעֲתַ֥ר עֲנַֽן־הַקְּטֹ֖רֶת עֹלֶֽה׃<text:s/></text:span><text:span text:style-name="T510">‬</text:span>‬<text:span text:style-name="T511">12</text:span><text:span text:style-name="T512"> וַיֹּ֣אמֶר אֵלַי֮ הֲרָאִ֣יתָ בֶן־אָדָם֒ אֲשֶׁ֨ר זִקְנֵ֤י בֵֽית־יִשְׂרָאֵל֙ עֹשִׂ֣ים בַּחֹ֔שֶׁךְ אִ֖ישׁ בְּחַדְרֵ֣י מַשְׂכִּית֑וֹ כִּ֣י אֹמְרִ֗ים אֵ֤ין יְהוָה֙ רֹאֶ֣ה אֹתָ֔נוּ עָזַ֥ב יְהוָ֖ה אֶת־הָאָֽרֶץ׃<text:s/></text:span><text:span text:style-name="T513">‬</text:span>‬<text:span text:style-name="T514">13</text:span><text:span text:style-name="T515"> וַיֹּ֖אמֶר אֵלָ֑י ע֣וֹד תָּשׁ֥וּב תִּרְאֶ֛ה תּוֹעֵב֥וֹת גְּדֹל֖וֹת אֲשֶׁר־הֵ֥מָּה עֹשִֽׂים׃<text:s/></text:span><text:span text:style-name="T516">‬</text:span>‬<text:span text:style-name="T517">14</text:span><text:span text:style-name="T518"> וַיָּבֵ֣א אֹתִ֗י אֶל־פֶּ֙תַח֙ שַׁ֣עַר בֵּית־יְהוָ֔ה אֲשֶׁ֖ר אֶל־הַצָּפ֑וֹנָה וְהִנֵּה־שָׁם֙ הַנָּשִׁ֣ים יֹֽשְׁב֔וֹת מְבַכּ֖וֹת אֶת־הַתַּמּֽוּז׃</text:span><text:span text:style-name="T519"><text:s/>ס<text:s/></text:span><text:span text:style-name="T520">‬</text:span>‬<text:span text:style-name="T521">15</text:span><text:span text:style-name="T522"> וַיֹּ֥אמֶר אֵלַ֖י הֲרָאִ֣יתָ בֶן־אָדָ֑ם ע֣וֹד תָּשׁ֥וּב תִּרְאֶ֛ה תּוֹעֵב֥וֹת גְּדֹל֖וֹת מֵאֵֽלֶה׃<text:s/></text:span><text:span text:style-name="T523">‬</text:span>‬<text:span text:style-name="T524">16</text:span><text:span text:style-name="T525"> וַיָּבֵ֣א אֹתִ֗י אֶל־חֲצַ֣ר בֵּית־יְהוָה֮ הַפְּנִימִית֒ וְהִנֵּה־פֶ֜תַח הֵיכַ֣ל יְהוָ֗ה בֵּ֤ין הָֽאוּלָם֙ וּבֵ֣ין הַמִּזְבֵּ֔חַ כְּעֶשְׂרִ֥ים וַחֲמִשָּׁ֖ה אִ֑ישׁ אֲחֹ֨רֵיהֶ֜ם אֶל־הֵיכַ֤ל יְהוָה֙ וּפְנֵיהֶ֣ם קֵ֔דְמָה וְהֵ֛מָּה מִשְׁתַּחֲוִיתֶ֥ם קֵ֖דְמָה לַשָּֽׁמֶשׁ׃<text:s/></text:span><text:span text:style-name="T526">‬</text:span>‬<text:span text:style-name="T527">17</text:span><text:span text:style-name="T528"> וַיֹּ֣אמֶר אֵלַי֮ הֲרָאִ֣יתָ בֶן־אָדָם֒ הֲנָקֵל֙ לְבֵ֣ית יְהוּדָ֔ה מֵעֲשׂ֕וֹת אֶת־הַתּוֹעֵב֖וֹת אֲשֶׁ֣ר עָֽשׂוּ־פֹ֑ה כִּֽי־מָלְא֨וּ אֶת־הָאָ֜רֶץ חָמָ֗ס וַיָּשֻׁ֙בוּ֙ לְהַכְעִיסֵ֔נִי וְהִנָּ֛ם שֹׁלְחִ֥ים אֶת־הַזְּמוֹרָ֖ה אֶל־אַפָּֽם׃<text:s/></text:span><text:span text:style-name="T529">‬</text:span>‬<text:span text:style-name="T530">18</text:span><text:span text:style-name="T531"> וְגַם־אֲנִי֙ אֶעֱשֶׂ֣ה בְחֵמָ֔ה לֹֽא־תָח֥וֹס עֵינִ֖י וְלֹ֣א אֶחְמֹ֑ל וְקָרְא֤וּ בְאָזְנַי֙ ק֣וֹל גָּד֔וֹל וְלֹ֥א אֶשְׁמַ֖ע אוֹתָֽם׃<text:s/></text:span><text:span text:style-name="T532">‬</text:span>‬‬‬‬‬‬‬‬‬‬‬‬‬‬‬‬‬‬</text:p>
      </text:section>
      <text:section text:name="Sect8" text:style-name="S8">
        <text:p text:style-name="P533">Ezekiel 9</text:p>
        <text:p text:style-name="P534"><text:span text:style-name="T535">1</text:span><text:span text:style-name="T536"> וַיִּקְרָ֣א בְאָזְנַ֗י ק֤וֹל גָּדוֹל֙ לֵאמֹ֔ר קָרְב֖וּ פְּקֻדּ֣וֹת הָעִ֑יר וְאִ֛ישׁ כְּלִ֥י מַשְׁחֵת֖וֹ בְּיָדֽוֹ׃<text:s/></text:span><text:span text:style-name="T537">2</text:span><text:span text:style-name="T538"> וְהִנֵּ֣ה שִׁשָּׁ֣ה אֲנָשִׁ֡ים בָּאִ֣ים ׀ מִדֶּרֶךְ־שַׁ֨עַר הָעֶלְי֜וֹן אֲשֶׁ֣ר ׀ מָפְנֶ֣ה צָפ֗וֹנָה וְאִ֨ישׁ כְּלִ֤י מַפָּצוֹ֙ בְּיָד֔וֹ וְאִישׁ־אֶחָ֤ד בְּתוֹכָם֙ לָבֻ֣שׁ בַּדִּ֔ים וְקֶ֥סֶת הַסֹּפֵ֖ר בְּמָתְנָ֑יו וַיָּבֹ֙אוּ֙ וַיַּ֣עַמְד֔וּ אֵ֖צֶל מִזְבַּ֥ח הַנְּחֹֽשֶׁת׃<text:s/></text:span><text:span text:style-name="T539">‬</text:span>‬<text:span text:style-name="T540">3</text:span><text:span text:style-name="T541"> וּכְב֣וֹד ׀ אֱלֹהֵ֣י יִשְׂרָאֵ֗ל נַעֲלָה֙ מֵעַ֤ל הַכְּרוּב֙ אֲשֶׁ֣ר הָיָ֣ה עָלָ֔יו אֶ֖ל מִפְתַּ֣ן הַבָּ֑יִת וַיִּקְרָ֗א אֶל־הָאִישׁ֙ הַלָּבֻ֣שׁ הַבַּדִּ֔ים אֲשֶׁ֛ר קֶ֥סֶת הַסֹּפֵ֖ר בְּמָתְנָֽיו׃</text:span><text:span text:style-name="T542"><text:s/>ס<text:s/></text:span><text:span text:style-name="T543">‬</text:span>‬<text:span text:style-name="T544">4</text:span><text:span text:style-name="T545"> וַיֹּ֤אמֶר יְהוָה֙ *אלו **אֵלָ֔יו עֲבֹר֙ בְּת֣וֹךְ הָעִ֔יר בְּת֖וֹךְ יְרֽוּשָׁלָ֑͏ִם וְהִתְוִ֨יתָ תָּ֜ו עַל־מִצְח֣וֹת הָאֲנָשִׁ֗ים הַנֶּֽאֱנָחִים֙ וְהַנֶּ֣אֱנָקִ֔ים עַ֚ל כָּל־הַתּ֣וֹעֵב֔וֹת הַֽנַּעֲשׂ֖וֹת בְּתוֹכָֽהּ׃<text:s/></text:span><text:span text:style-name="T546">‬</text:span>‬<text:span text:style-name="T547">5</text:span><text:span text:style-name="T548"> וּלְאֵ֙לֶּה֙ אָמַ֣ר בְּאָזְנַ֔י עִבְר֥וּ בָעִ֛יר אַחֲרָ֖יו וְהַכּ֑וּ *על־**אַל־תָּחֹ֥ס *עיניכם **עֵינְכֶ֖ם וְאַל־תַּחְמֹֽלוּ׃<text:s/></text:span><text:span text:style-name="T549">‬</text:span>‬<text:span text:style-name="T550">6</text:span><text:span text:style-name="T551"> זָקֵ֡ן בָּח֣וּר וּבְתוּלָה֩ וְטַ֨ף וְנָשִׁ֜ים תַּהַרְג֣וּ לְמַשְׁחִ֗ית וְעַל־כָּל־אִ֨ישׁ אֲשֶׁר־עָלָ֤יו הַתָּו֙ אַל־תִּגַּ֔שׁוּ וּמִמִּקְדָּשִׁ֖י תָּחֵ֑לּוּ וַיָּחֵ֙לּוּ֙ בָּאֲנָשִׁ֣ים הַזְּקֵנִ֔ים אֲשֶׁ֖ר לִפְנֵ֥י הַבָּֽיִת׃<text:s/></text:span><text:span text:style-name="T552">‬</text:span>‬<text:span text:style-name="T553">7</text:span><text:span text:style-name="T554"> וַיֹּ֨אמֶר אֲלֵיהֶ֜ם טַמְּא֣וּ אֶת־הַבַּ֗יִת וּמַלְא֧וּ אֶת־הַחֲצֵר֛וֹת חֲלָלִ֖ים צֵ֑אוּ וְיָצְא֖וּ וְהִכּ֥וּ בָעִֽיר׃<text:s/></text:span><text:span text:style-name="T555">‬</text:span>‬<text:span text:style-name="T556">8</text:span><text:span text:style-name="T557"> וַֽיְהִי֙ כְּהַכּוֹתָ֔ם וְנֵֽאשֲׁאַ֖ר אָ֑נִי וָאֶפְּלָ֨ה עַל־פָּנַ֜י וָאֶזְעַ֗ק וָֽאֹמַר֙ אֲהָהּ֙ אֲדֹנָ֣י יְהוִ֔ה הֲמַשְׁחִ֣ית אַתָּ֗ה אֵ֚ת כָּל־שְׁאֵרִ֣ית יִשְׂרָאֵ֔ל בְּשָׁפְכְּךָ֥ אֶת־חֲמָתְךָ֖ עַל־יְרוּשָׁלָֽ͏ִם׃<text:s/></text:span><text:span text:style-name="T558">‬</text:span>‬<text:span text:style-name="T559">9</text:span><text:span text:style-name="T560"> וַיֹּ֣אמֶר אֵלַ֗י עֲוֺ֨ן בֵּֽית־יִשְׂרָאֵ֤ל וִֽיהוּדָה֙ גָּדוֹל֙ בִּמְאֹ֣ד מְאֹ֔ד וַתִּמָּלֵ֤א הָאָ֙רֶץ֙ דָּמִ֔ים וְהָעִ֖יר מָלְאָ֣ה מֻטֶּ֑ה כִּ֣י אָמְר֗וּ עָזַ֤ב יְהוָה֙ אֶת־הָאָ֔רֶץ וְאֵ֥ין יְהוָ֖ה רֹאֶֽה׃<text:s/></text:span><text:span text:style-name="T561">‬</text:span>‬<text:span text:style-name="T562">10</text:span><text:span text:style-name="T563"> וְגַ֨ם־אֲנִ֔י לֹא־תָח֥וֹס<text:s/></text:span><text:soft-page-break/><text:span text:style-name="T564">עֵינִ֖י וְלֹ֣א אֶחְמֹ֑ל דַּרְכָּ֖ם בְּרֹאשָׁ֥ם נָתָֽתִּי׃<text:s/></text:span><text:span text:style-name="T565">‬</text:span>‬<text:span text:style-name="T566">11</text:span><text:span text:style-name="T567"> וְהִנֵּ֞ה הָאִ֣ישׁ ׀ לְבֻ֣שׁ הַבַּדִּ֗ים אֲשֶׁ֤ר הַקֶּ֙סֶת֙ בְּמָתְנָ֔יו מֵשִׁ֥יב דָּבָ֖ר לֵאמֹ֑ר עָשִׂ֕יתִי *כאשר **כְּכֹ֖ל **אֲשֶׁ֥ר צִוִּיתָֽנִי׃</text:span><text:span text:style-name="T568"><text:s/>ס<text:s/></text:span><text:span text:style-name="T569">‬</text:span>‬‬‬‬‬‬‬‬‬‬‬</text:p>
      </text:section>
      <text:section text:name="Sect9" text:style-name="S9">
        <text:p text:style-name="P570">Ezekiel 10</text:p>
        <text:p text:style-name="P571"><text:span text:style-name="T572">1</text:span><text:span text:style-name="T573"> וָאֶרְאֶ֗ה וְהִנֵּ֤ה אֶל־הָרָקִ֙יעַ֙ אֲשֶׁר֙ עַל־רֹ֣אשׁ הַכְּרֻבִ֔ים כְּאֶ֣בֶן סַפִּ֔יר כְּמַרְאֵ֖ה דְּמ֣וּת כִּסֵּ֑א נִרְאָ֖ה עֲלֵיהֶֽם׃<text:s/></text:span><text:span text:style-name="T574">2</text:span><text:span text:style-name="T575"> וַיֹּ֜אמֶר אֶל־הָאִ֣ישׁ ׀ לְבֻ֣שׁ הַבַּדִּ֗ים וַיֹּ֡אמֶר בֹּא֩ אֶל־בֵּינ֨וֹת לַגַּלְגַּ֜ל אֶל־תַּ֣חַת לַכְּר֗וּב וּמַלֵּ֨א חָפְנֶ֤יךָ גַֽחֲלֵי־אֵשׁ֙ מִבֵּינ֣וֹת לַכְּרֻבִ֔ים וּזְרֹ֖ק עַל־הָעִ֑יר וַיָּבֹ֖א לְעֵינָֽי׃<text:s/></text:span><text:span text:style-name="T576">‬</text:span>‬<text:span text:style-name="T577">3</text:span><text:span text:style-name="T578"> וְהַכְּרֻבִ֗ים עֹֽמְדִ֛ים מִימִ֥ין לַבַּ֖יִת בְּבֹא֣וֹ הָאִ֑ישׁ וְהֶעָנָ֣ן מָלֵ֔א אֶת־הֶחָצֵ֖ר הַפְּנִימִֽית׃<text:s/></text:span><text:span text:style-name="T579">‬</text:span>‬<text:span text:style-name="T580">4</text:span><text:span text:style-name="T581"> וַיָּ֤רָם כְּבוֹד־יְהוָה֙ מֵעַ֣ל הַכְּר֔וּב עַ֖ל מִפְתַּ֣ן הַבָּ֑יִת וַיִמָּלֵ֤א הַבַּ֙יִת֙ אֶת־הֶ֣עָנָ֔ן וְהֶֽחָצֵר֙ מָֽלְאָ֔ה אֶת־נֹ֖גַהּ כְּב֥וֹד יְהוָֽה׃<text:s/></text:span><text:span text:style-name="T582">‬</text:span>‬<text:span text:style-name="T583">5</text:span><text:span text:style-name="T584"> וְקוֹל֙ כַּנְפֵ֣י הַכְּרוּבִ֔ים נִשְׁמַ֕ע עַד־הֶחָצֵ֖ר הַחִיצֹנָ֑ה כְּק֥וֹל אֵל־שַׁדַּ֖י בְּדַבְּרֽוֹ׃<text:s/></text:span><text:span text:style-name="T585">‬</text:span>‬<text:span text:style-name="T586">6</text:span><text:span text:style-name="T587"> וַיְהִ֗י בְּצַוֺּתוֹ֙ אֶת־הָאִ֤ישׁ לְבֻֽשׁ־הַבַּדִּים֙ לֵאמֹ֔ר קַ֥ח אֵשׁ֙ מִבֵּינ֣וֹת לַגַּלְגַּ֔ל מִבֵּינ֖וֹת לַכְּרוּבִ֑ים וַיָּבֹא֙ וַֽיַּעֲמֹ֔ד אֵ֖צֶל הָאוֹפָֽן׃<text:s/></text:span><text:span text:style-name="T588">‬</text:span>‬<text:span text:style-name="T589">7</text:span><text:span text:style-name="T590"> וַיִּשְׁלַח֩ הַכְּר֨וּב אֶת־יָד֜וֹ מִבֵּינ֣וֹת לַכְּרוּבִ֗ים אֶל־הָאֵשׁ֙ אֲשֶׁר֙ בֵּינ֣וֹת הַכְּרֻבִ֔ים וַיִּשָּׂא֙ וַיִּתֵּ֔ן אֶל־חָפְנֵ֖י לְבֻ֣שׁ הַבַּדִּ֑ים וַיִּקַּ֖ח וַיֵּצֵֽא׃<text:s/></text:span><text:span text:style-name="T591">‬</text:span>‬<text:span text:style-name="T592">8</text:span><text:span text:style-name="T593"> וַיֵּרָ֖א לַכְּרֻבִ֑ים תַּבְנִית֙ יַד־אָדָ֔ם תַּ֖חַת כַּנְפֵיהֶֽם׃<text:s/></text:span><text:span text:style-name="T594">‬</text:span>‬<text:span text:style-name="T595">9</text:span><text:span text:style-name="T596"> וָאֶרְאֶ֗ה וְהִנֵּ֨ה אַרְבָּעָ֣ה אוֹפַנִּים֮ אֵ֣צֶל הַכְּרוּבִים֒ אוֹפַ֣ן אֶחָ֗ד אֵ֚צֶל הַכְּר֣וּב אֶחָ֔ד וְאוֹפַ֣ן אֶחָ֔ד אֵ֖צֶל הַכְּר֣וּב אֶחָ֑ד וּמַרְאֵה֙ הָא֣וֹפַנִּ֔ים כְּעֵ֖ין אֶ֥בֶן תַּרְשִֽׁישׁ׃<text:s/></text:span><text:span text:style-name="T597">‬</text:span>‬<text:span text:style-name="T598">10</text:span><text:span text:style-name="T599"> וּמַ֨רְאֵיהֶ֔ם דְּמ֥וּת אֶחָ֖ד לְאַרְבַּעְתָּ֑ם כַּאֲשֶׁ֛ר יִהְיֶ֥ה הָאוֹפַ֖ן בְּת֥וֹךְ הָאוֹפָֽן׃<text:s/></text:span><text:span text:style-name="T600">‬</text:span>‬<text:span text:style-name="T601">11</text:span><text:span text:style-name="T602"> בְּלֶכְתָּ֗ם אֶל־אַרְבַּ֤עַת רִבְעֵיהֶם֙ יֵלֵ֔כוּ לֹ֥א יִסַּ֖בּוּ בְּלֶכְתָּ֑ם כִּ֣י הַמָּק֞וֹם אֲשֶׁר־יִפְנֶ֤ה הָרֹאשׁ֙ אַחֲרָ֣יו יֵלֵ֔כוּ לֹ֥א יִסַּ֖בּוּ בְּלֶכְתָּֽם׃<text:s/></text:span><text:span text:style-name="T603">‬</text:span>‬<text:span text:style-name="T604">12</text:span><text:span text:style-name="T605"> וְכָל־בְּשָׂרָם֙ וְגַבֵּהֶ֔ם וִֽידֵיהֶ֖ם וְכַנְפֵיהֶ֑ם וְהָאֽוֹפַנִּ֗ים מְלֵאִ֤ים עֵינַ֙יִם֙ סָבִ֔יב לְאַרְבַּעְתָּ֖ם אוֹפַנֵּיהֶֽם׃<text:s/></text:span><text:span text:style-name="T606">‬</text:span>‬<text:span text:style-name="T607">13</text:span><text:span text:style-name="T608"> לָא֖וֹפַנִּ֑ים לָהֶ֛ם קוֹרָ֥א הַגַּלְגַּ֖ל בְּאָזְנָֽי׃<text:s/></text:span><text:span text:style-name="T609">‬</text:span>‬<text:span text:style-name="T610">14</text:span><text:span text:style-name="T611"> וְאַרְבָּעָ֥ה פָנִ֖ים לְאֶחָ֑ד פְּנֵ֨י הָאֶחָ֜ד פְּנֵ֣י הַכְּר֗וּב וּפְנֵ֤י הַשֵּׁנִי֙ פְּנֵ֣י אָדָ֔ם וְהַשְּׁלִישִׁי֙ פְּנֵ֣י אַרְיֵ֔ה וְהָרְבִיעִ֖י פְּנֵי־נָֽשֶׁר׃<text:s/></text:span><text:span text:style-name="T612">‬</text:span>‬<text:span text:style-name="T613">15</text:span><text:span text:style-name="T614"> וַיֵּרֹ֖מּוּ הַכְּרוּבִ֑ים הִ֣יא הַחַיָּ֔ה אֲשֶׁ֥ר רָאִ֖יתִי בִּֽנְהַר־כְּבָֽר׃<text:s/></text:span><text:span text:style-name="T615">‬</text:span>‬<text:span text:style-name="T616">16</text:span><text:span text:style-name="T617"> וּבְלֶ֙כֶת֙ הַכְּרוּבִ֔ים יֵלְכ֥וּ הָאוֹפַנִּ֖ים אֶצְלָ֑ם וּבִשְׂאֵ֨ת הַכְּרוּבִ֜ים אֶת־כַּנְפֵיהֶ֗ם לָרוּם֙ מֵעַ֣ל הָאָ֔רֶץ לֹא־יִסַּ֧בּוּ הָאוֹפַנִּ֛ים גַּם־הֵ֖ם מֵאֶצְלָֽם׃<text:s/></text:span><text:span text:style-name="T618">‬</text:span>‬<text:span text:style-name="T619">17</text:span><text:span text:style-name="T620"> בְּעָמְדָ֣ם יַעֲמֹ֔דוּ וּבְרוֹמָ֖ם יֵר֣וֹמּוּ אוֹתָ֑ם כִּ֛י ר֥וּחַ הַחַיָּ֖ה בָּהֶֽם׃<text:s/></text:span><text:span text:style-name="T621">‬</text:span>‬<text:span text:style-name="T622">18</text:span><text:span text:style-name="T623"> וַיֵּצֵא֙ כְּב֣וֹד יְהוָ֔ה מֵעַ֖ל מִפְתַּ֣ן הַבָּ֑יִת וַֽיַּעֲמֹ֖ד עַל־הַכְּרוּבִֽים׃<text:s/></text:span><text:span text:style-name="T624">‬</text:span>‬<text:span text:style-name="T625">19</text:span><text:span text:style-name="T626"> וַיִּשְׂא֣וּ הַכְּרוּבִ֣ים אֶת־כַּ֠נְפֵיהֶם וַיֵּר֨וֹמּוּ מִן־הָאָ֤רֶץ לְעֵינַי֙ בְּצֵאתָ֔ם וְהָאֽוֹפַנִּ֖ים לְעֻמָּתָ֑ם וַֽיַּעֲמֹ֗ד פֶּ֣תַח שַׁ֤עַר בֵּית־יְהוָה֙ הַקַּדְמוֹנִ֔י וּכְב֧וֹד אֱלֹהֵֽי־יִשְׂרָאֵ֛ל עֲלֵיהֶ֖ם מִלְמָֽעְלָה׃<text:s/></text:span><text:span text:style-name="T627">‬</text:span>‬<text:span text:style-name="T628">20</text:span><text:span text:style-name="T629"> הִ֣יא הַחַיָּ֗ה אֲשֶׁ֥ר רָאִ֛יתִי תַּ֥חַת אֱלֹהֵֽי־יִשְׂרָאֵ֖ל בִּֽנְהַר־כְּבָ֑ר וָאֵדַ֕ע כִּ֥י כְרוּבִ֖ים הֵֽמָּה׃<text:s/></text:span><text:span text:style-name="T630">‬</text:span>‬<text:span text:style-name="T631">21</text:span><text:span text:style-name="T632"> אַרְבָּעָ֨ה אַרְבָּעָ֤ה פָנִים֙ לְאֶחָ֔ד וְאַרְבַּ֥ע כְּנָפַ֖יִם לְאֶחָ֑ד וּדְמוּת֙ יְדֵ֣י אָדָ֔ם תַּ֖חַת כַּנְפֵיהֶֽם׃<text:s/></text:span><text:span text:style-name="T633">‬</text:span>‬<text:span text:style-name="T634">22</text:span><text:span text:style-name="T635"> וּדְמ֣וּת פְּנֵיהֶ֔ם הֵ֣מָּה הַפָּנִ֗ים אֲשֶׁ֤ר רָאִ֙יתִי֙ עַל־נְהַר־כְּבָ֔ר מַרְאֵיהֶ֖ם וְאוֹתָ֑ם אִ֛ישׁ אֶל־עֵ֥בֶר פָּנָ֖יו יֵלֵֽכוּ׃<text:s/></text:span><text:span text:style-name="T636">‬</text:span>‬‬‬‬‬‬‬‬‬‬‬‬‬‬‬‬‬‬‬‬‬‬</text:p>
      </text:section>
      <text:section text:name="Sect10" text:style-name="S10">
        <text:soft-page-break/>
        <text:p text:style-name="P637">Ezekiel 11</text:p>
        <text:p text:style-name="P638"><text:span text:style-name="T639">1</text:span><text:span text:style-name="T640"> וַתִּשָּׂ֨א אֹתִ֜י ר֗וּחַ וַתָּבֵ֣א אֹ֠תִי אֶל־שַׁ֨עַר בֵּית־יְהוָ֤ה הַקַּדְמוֹנִי֙ הַפּוֹנֶ֣ה קָדִ֔ימָה וְהִנֵּה֙ בְּפֶ֣תַח הַשַּׁ֔עַר עֶשְׂרִ֥ים וַחֲמִשָּׁ֖ה אִ֑ישׁ וָאֶרְאֶ֨ה בְתוֹכָ֜ם אֶת־יַאֲזַנְיָ֧ה בֶן־עַזֻּ֛ר וְאֶת־פְּלַטְיָ֥הוּ בֶן־בְּנָיָ֖הוּ שָׂרֵ֖י הָעָֽם׃<text:s/></text:span><text:span text:style-name="T641">פ<text:s/></text:span></text:p>
        <text:p text:style-name="P642"><text:span text:style-name="T643">2</text:span><text:span text:style-name="T644"> וַיֹּ֖אמֶר אֵלָ֑י בֶּן־אָדָ֕ם אֵ֣לֶּה הָאֲנָשִׁ֞ים הַחֹשְׁבִ֥ים אָ֛וֶן וְהַיֹּעֲצִ֥ים עֲצַת־רָ֖ע בָּעִ֥יר הַזֹּֽאת׃<text:s/></text:span><text:span text:style-name="T645">‬</text:span>‬<text:span text:style-name="T646">3</text:span><text:span text:style-name="T647"> הָאֹ֣מְרִ֔ים לֹ֥א בְקָר֖וֹב בְּנ֣וֹת בָּתִּ֑ים הִ֣יא הַסִּ֔יר וַאֲנַ֖חְנוּ הַבָּשָֽׂר׃<text:s/></text:span><text:span text:style-name="T648">‬</text:span>‬<text:span text:style-name="T649">4</text:span><text:span text:style-name="T650"> לָכֵ֖ן הִנָּבֵ֣א עֲלֵיהֶ֑ם הִנָּבֵ֖א בֶּן־אָדָֽם׃<text:s/></text:span><text:span text:style-name="T651">‬</text:span>‬<text:span text:style-name="T652">5</text:span><text:span text:style-name="T653"> וַתִּפֹּ֣ל עָלַי֮ ר֣וּחַ יְהוָה֒ וַיֹּ֣אמֶר אֵלַ֗י אֱמֹר֙ כֹּה־אָמַ֣ר יְהוָ֔ה כֵּ֥ן אֲמַרְתֶּ֖ם בֵּ֣ית יִשְׂרָאֵ֑ל וּמַעֲל֥וֹת רֽוּחֲכֶ֖ם אֲנִ֥י יְדַעְתִּֽיהָ׃<text:s/></text:span><text:span text:style-name="T654">‬</text:span>‬<text:span text:style-name="T655">6</text:span><text:span text:style-name="T656"> הִרְבֵּיתֶ֥ם חַלְלֵיכֶ֖ם בָּעִ֣יר הַזֹּ֑את וּמִלֵּאתֶ֥ם חוּצֹתֶ֖יהָ חָלָֽל׃<text:s/></text:span><text:span text:style-name="T657">פ<text:s/></text:span><text:span text:style-name="T658">‬</text:span>‬‬‬‬‬‬</text:p>
        <text:p text:style-name="P659"><text:span text:style-name="T660">7</text:span><text:span text:style-name="T661"> לָכֵ֗ן כֹּֽה־אָמַר֮ אֲדֹנָ֣י יְהוִה֒ חַלְלֵיכֶם֙ אֲשֶׁ֣ר שַׂמְתֶּ֣ם בְּתוֹכָ֔הּ הֵ֥מָּה הַבָּשָׂ֖ר וְהִ֣יא הַסִּ֑יר וְאֶתְכֶ֖ם הוֹצִ֥יא מִתּוֹכָֽהּ׃<text:s/></text:span><text:span text:style-name="T662">‬</text:span>‬<text:span text:style-name="T663">8</text:span><text:span text:style-name="T664"> חֶ֖רֶב יְרֵאתֶ֑ם וְחֶ֙רֶב֙ אָבִ֣יא עֲלֵיכֶ֔ם נְאֻ֖ם אֲדֹנָ֥י יְהוִֽה׃<text:s/></text:span><text:span text:style-name="T665">‬</text:span>‬<text:span text:style-name="T666">9</text:span><text:span text:style-name="T667"> וְהוֹצֵאתִ֤י אֶתְכֶם֙ מִתּוֹכָ֔הּ וְנָתַתִּ֥י אֶתְכֶ֖ם בְּיַד־זָרִ֑ים וְעָשִׂ֛יתִי בָכֶ֖ם שְׁפָטִֽים׃<text:s/></text:span><text:span text:style-name="T668">‬</text:span>‬<text:span text:style-name="T669">10</text:span><text:span text:style-name="T670"> בַּחֶ֣רֶב תִּפֹּ֔לוּ עַל־גְּב֥וּל יִשְׂרָאֵ֖ל אֶשְׁפּ֣וֹט אֶתְכֶ֑ם וִֽידַעְתֶּ֖ם כִּֽי־אֲנִ֥י יְהוָֽה׃<text:s/></text:span><text:span text:style-name="T671">‬</text:span>‬<text:span text:style-name="T672">11</text:span><text:span text:style-name="T673"> הִ֗יא לֹֽא־תִהְיֶ֤ה לָכֶם֙ לְסִ֔יר וְאַתֶּ֛ם תִּהְי֥וּ בְתוֹכָ֖הּ לְבָשָׂ֑ר אֶל־גְּב֥וּל יִשְׂרָאֵ֖ל אֶשְׁפֹּ֥ט אֶתְכֶֽם׃<text:s/></text:span><text:span text:style-name="T674">‬</text:span>‬<text:span text:style-name="T675">12</text:span><text:span text:style-name="T676"> וִֽידַעְתֶּם֙ כִּֽי־אֲנִ֣י יְהוָ֔ה אֲשֶׁ֤ר בְּחֻקַּי֙ לֹ֣א הֲלַכְתֶּ֔ם וּמִשְׁפָּטַ֖י לֹ֣א עֲשִׂיתֶ֑ם וּֽכְמִשְׁפְּטֵ֧י הַגּוֹיִ֛ם אֲשֶׁ֥ר סְבִיבוֹתֵיכֶ֖ם עֲשִׂיתֶֽם׃<text:s/></text:span><text:span text:style-name="T677">‬</text:span>‬<text:span text:style-name="T678">13</text:span><text:span text:style-name="T679"> וַֽיְהִי֙ כְּהִנָּ֣בְאִ֔י וּפְלַטְיָ֥הוּ בֶן־בְּנָיָ֖ה מֵ֑ת וָאֶפֹּ֨ל עַל־פָּנַ֜י וָאֶזְעַ֣ק קוֹל־גָּד֗וֹל וָאֹמַר֙ אֲהָהּ֙ אֲדֹנָ֣י יְהוִ֔ה כָּלָה֙ אַתָּ֣ה עֹשֶׂ֔ה אֵ֖ת שְׁאֵרִ֥ית יִשְׂרָאֵֽל׃<text:s/></text:span><text:span text:style-name="T680">פ<text:s/></text:span><text:span text:style-name="T681">‬</text:span>‬‬‬‬‬‬‬‬</text:p>
        <text:p text:style-name="P682"><text:span text:style-name="T683">14</text:span><text:span text:style-name="T684"> וַיְהִ֥י דְבַר־יְהוָ֖ה אֵלַ֥י לֵאמֹֽר׃<text:s/></text:span><text:span text:style-name="T685">‬</text:span>‬<text:span text:style-name="T686">15</text:span><text:span text:style-name="T687"> בֶּן־אָדָ֗ם אַחֶ֤יךָ אַחֶ֙יךָ֙ אַנְשֵׁ֣י גְאֻלָּתֶ֔ךָ וְכָל־בֵּ֥ית יִשְׂרָאֵ֖ל כֻּלֹּ֑ה אֲשֶׁר֩ אָמְר֨וּ לָהֶ֜ם יֹשְׁבֵ֣י יְרוּשָׁלִַ֗ם רַֽחֲקוּ֙ מֵעַ֣ל יְהוָ֔ה לָ֥נוּ הִ֛יא נִתְּנָ֥ה הָאָ֖רֶץ לְמוֹרָשָֽׁה׃</text:span><text:span text:style-name="T688"><text:s/>ס<text:s/></text:span><text:span text:style-name="T689">‬</text:span>‬<text:span text:style-name="T690">16</text:span><text:span text:style-name="T691"> לָכֵ֣ן אֱמֹ֗ר כֹּֽה־אָמַר֮ אֲדֹנָ֣י יְהוִה֒ כִּ֤י הִרְחַקְתִּים֙ בַּגּוֹיִ֔ם וְכִ֥י הֲפִֽיצוֹתִ֖ים בָּאֲרָצ֑וֹת וָאֱהִ֤י לָהֶם֙ לְמִקְדָּ֣שׁ מְעַ֔ט בָּאֲרָצ֖וֹת אֲשֶׁר־בָּ֥אוּ שָֽׁם׃</text:span><text:span text:style-name="T692"><text:s/>ס<text:s/></text:span><text:span text:style-name="T693">‬</text:span>‬<text:span text:style-name="T694">17</text:span><text:span text:style-name="T695"> לָכֵ֣ן אֱמֹ֗ר כֹּֽה־אָמַר֮ אֲדֹנָ֣י יְהוִה֒ וְקִבַּצְתִּ֤י אֶתְכֶם֙ מִן־הָ֣עַמִּ֔ים וְאָסַפְתִּ֣י אֶתְכֶ֔ם מִן־הָ֣אֲרָצ֔וֹת אֲשֶׁ֥ר נְפֹצוֹתֶ֖ם בָּהֶ֑ם וְנָתַתִּ֥י לָכֶ֖ם אֶת־אַדְמַ֥ת יִשְׂרָאֵֽל׃<text:s/></text:span><text:span text:style-name="T696">‬</text:span>‬<text:span text:style-name="T697">18</text:span><text:span text:style-name="T698"> וּבָ֖אוּ־שָׁ֑מָּה וְהֵסִ֜ירוּ אֶת־כָּל־שִׁקּוּצֶ֛יהָ וְאֶת־כָּל־תּוֹעֲבוֹתֶ֖יהָ מִמֶּֽנָּה׃<text:s/></text:span><text:span text:style-name="T699">‬</text:span>‬<text:span text:style-name="T700">19</text:span><text:span text:style-name="T701"> וְנָתַתִּ֤י לָהֶם֙ לֵ֣ב אֶחָ֔ד וְר֥וּחַ חֲדָשָׁ֖ה אֶתֵּ֣ן בְּקִרְבְּכֶ֑ם וַהֲסִ֨רֹתִ֜י לֵ֤ב הָאֶ֙בֶן֙ מִבְּשָׂרָ֔ם וְנָתַתִּ֥י לָהֶ֖ם לֵ֥ב בָּשָֽׂר׃<text:s/></text:span><text:span text:style-name="T702">‬</text:span>‬<text:span text:style-name="T703">20</text:span><text:span text:style-name="T704"> לְמַ֙עַן֙ בְּחֻקֹּתַ֣י יֵלֵ֔כוּ וְאֶת־מִשְׁפָּטַ֥י יִשְׁמְר֖וּ וְעָשׂ֣וּ אֹתָ֑ם וְהָיוּ־לִ֣י לְעָ֔ם וַאֲנִ֕י אֶהְיֶ֥ה לָהֶ֖ם לֵאלֹהִֽים׃<text:s/></text:span><text:span text:style-name="T705">‬</text:span>‬<text:span text:style-name="T706">21</text:span><text:span text:style-name="T707"> וְאֶל־לֵ֧ב שִׁקּוּצֵיהֶ֛ם וְתוֹעֲבוֹתֵיהֶ֖ם לִבָּ֣ם הֹלֵ֑ךְ דַּרְכָּם֙ בְּרֹאשָׁ֣ם נָתַ֔תִּי נְאֻ֖ם אֲדֹנָ֥י יְהוִֽה׃<text:s/></text:span><text:span text:style-name="T708">‬</text:span>‬<text:span text:style-name="T709">22</text:span><text:span text:style-name="T710"> וַיִּשְׂא֤וּ הַכְּרוּבִים֙ אֶת־כַּנְפֵיהֶ֔ם וְהָאֽוֹפַנִּ֖ים לְעֻמָּתָ֑ם וּכְב֧וֹד אֱלֹהֵֽי־יִשְׂרָאֵ֛ל עֲלֵיהֶ֖ם מִלְמָֽעְלָה׃<text:s/></text:span><text:span text:style-name="T711">‬</text:span>‬<text:span text:style-name="T712">23</text:span><text:span text:style-name="T713"> וַיַּ֙עַל֙ כְּב֣וֹד יְהוָ֔ה מֵעַ֖ל תּ֣וֹךְ הָעִ֑יר וַֽיַּעֲמֹד֙ עַל־הָהָ֔ר אֲשֶׁ֖ר<text:s/></text:span><text:soft-page-break/><text:span text:style-name="T714">מִקֶּ֥דֶם לָעִֽיר׃<text:s/></text:span><text:span text:style-name="T715">‬</text:span>‬<text:span text:style-name="T716">24</text:span><text:span text:style-name="T717"> וְר֣וּחַ נְשָׂאַ֗תְנִי וַתְּבִיאֵ֤נִי כַשְׂדִּ֙ימָה֙ אֶל־הַגּוֹלָ֔ה בַּמַּרְאֶ֖ה בְּר֣וּחַ אֱלֹהִ֑ים וַיַּ֙עַל֙ מֵֽעָלַ֔י הַמַּרְאֶ֖ה אֲשֶׁ֥ר רָאִֽיתִי׃<text:s/></text:span><text:span text:style-name="T718">‬</text:span>‬<text:span text:style-name="T719">25</text:span><text:span text:style-name="T720"> וָאֲדַבֵּ֖ר אֶל־הַגּוֹלָ֑ה אֵ֛ת כָּל־דִּבְרֵ֥י יְהוָ֖ה אֲשֶׁ֥ר הֶרְאָֽנִי׃<text:s/></text:span><text:span text:style-name="T721">פ<text:s/></text:span><text:span text:style-name="T722">‬</text:span>‬‬‬‬‬‬‬‬‬‬‬‬‬</text:p>
      </text:section>
      <text:section text:name="Sect11" text:style-name="S11">
        <text:p text:style-name="P723">Ezekiel 12</text:p>
        <text:p text:style-name="P724"><text:span text:style-name="T725">1</text:span><text:span text:style-name="T726"> וַיְהִ֥י דְבַר־יְהוָ֖ה אֵלַ֥י לֵאמֹֽר׃<text:s/></text:span><text:span text:style-name="T727">2</text:span><text:span text:style-name="T728"> בֶּן־אָדָ֕ם בְּת֥וֹךְ בֵּית־הַמֶּ֖רִי אַתָּ֣ה יֹשֵׁ֑ב אֲשֶׁ֣ר עֵינַיִם֩ לָהֶ֨ם לִרְא֜וֹת וְלֹ֣א רָא֗וּ אָזְנַ֨יִם לָהֶ֤ם לִשְׁמֹ֙עַ֙ וְלֹ֣א שָׁמֵ֔עוּ כִּ֛י בֵּ֥ית מְרִ֖י הֵֽם׃<text:s/></text:span><text:span text:style-name="T729">‬</text:span>‬<text:span text:style-name="T730">3</text:span><text:span text:style-name="T731"> וְאַתָּ֣ה בֶן־אָדָ֗ם עֲשֵׂ֤ה לְךָ֙ כְּלֵ֣י גוֹלָ֔ה וּגְלֵ֥ה יוֹמָ֖ם לְעֵֽינֵיהֶ֑ם וְגָלִ֨יתָ מִמְּקוֹמְךָ֜ אֶל־מָק֤וֹם אַחֵר֙ לְעֵ֣ינֵיהֶ֔ם אוּלַ֣י יִרְא֔וּ כִּ֛י בֵּ֥ית מְרִ֖י הֵֽמָּה׃<text:s/></text:span><text:span text:style-name="T732">‬</text:span>‬<text:span text:style-name="T733">4</text:span><text:span text:style-name="T734"> וְהוֹצֵאתָ֨ כֵלֶ֜יךָ כִּכְלֵ֥י גוֹלָ֛ה יוֹמָ֖ם לְעֵֽינֵיהֶ֑ם וְאַתָּ֗ה תֵּצֵ֤א בָעֶ֙רֶב֙ לְעֵ֣ינֵיהֶ֔ם כְּמוֹצָאֵ֖י גּוֹלָֽה׃<text:s/></text:span><text:span text:style-name="T735">‬</text:span>‬<text:span text:style-name="T736">5</text:span><text:span text:style-name="T737"> לְעֵינֵיהֶ֖ם חֲתָר־לְךָ֣ בַקִּ֑יר וְהוֹצֵאתָ֖ בּֽוֹ׃<text:s/></text:span><text:span text:style-name="T738">‬</text:span>‬<text:span text:style-name="T739">6</text:span><text:span text:style-name="T740"> לְעֵ֨ינֵיהֶ֜ם עַל־כָּתֵ֤ף תִּשָּׂא֙ בָּעֲלָטָ֣ה תוֹצִ֔יא פָּנֶ֣יךָ תְכַסֶּ֔ה וְלֹ֥א תִרְאֶ֖ה אֶת־הָאָ֑רֶץ כִּֽי־מוֹפֵ֥ת נְתַתִּ֖יךָ לְבֵ֥ית יִשְׂרָאֵֽל׃<text:s/></text:span><text:span text:style-name="T741">‬</text:span>‬<text:span text:style-name="T742">7</text:span><text:span text:style-name="T743"> וָאַ֣עַשׂ כֵּן֮ כַּאֲשֶׁ֣ר צֻוֵּיתִי֒ כֵּ֠לַי הוֹצֵ֜אתִי כִּכְלֵ֤י גוֹלָה֙ יוֹמָ֔ם וּבָעֶ֛רֶב חָתַֽרְתִּי־לִ֥י בַקִּ֖יר בְּיָ֑ד בָּעֲלָטָ֥ה הוֹצֵ֛אתִי עַל־כָּתֵ֥ף נָשָׂ֖אתִי לְעֵינֵיהֶֽם׃<text:s/></text:span><text:span text:style-name="T744">פ<text:s/></text:span><text:span text:style-name="T745">‬</text:span>‬‬‬‬‬‬‬</text:p>
        <text:p text:style-name="P746"><text:span text:style-name="T747">8</text:span><text:span text:style-name="T748"> וַיְהִ֧י דְבַר־יְהוָ֛ה אֵלַ֖י בַּבֹּ֥קֶר לֵאמֹֽר׃<text:s/></text:span><text:span text:style-name="T749">‬</text:span>‬<text:span text:style-name="T750">9</text:span><text:span text:style-name="T751"> בֶּן־אָדָ֕ם הֲלֹ֨א אָמְר֥וּ אֵלֶ֛יךָ בֵּ֥ית יִשְׂרָאֵ֖ל בֵּ֣ית הַמֶּ֑רִי מָ֖ה אַתָּ֥ה עֹשֶֽׂה׃<text:s/></text:span><text:span text:style-name="T752">‬</text:span>‬<text:span text:style-name="T753">10</text:span><text:span text:style-name="T754"> אֱמֹ֣ר אֲלֵיהֶ֔ם כֹּ֥ה אָמַ֖ר אֲדֹנָ֣י יְהֹוִ֑ה הַנָּשִׂ֞יא הַמַּשָּׂ֤א הַזֶּה֙ בִּיר֣וּשָׁלִַ֔ם וְכָל־בֵּ֥ית יִשְׂרָאֵ֖ל אֲשֶׁר־הֵ֥מָּה בְתוֹכָֽם׃<text:s/></text:span><text:span text:style-name="T755">‬</text:span>‬<text:span text:style-name="T756">11</text:span><text:span text:style-name="T757"> אֱמֹ֖ר אֲנִ֣י מֽוֹפֶתְכֶ֑ם כַּאֲשֶׁ֣ר עָשִׂ֗יתִי כֵּ֚ן יֵעָשֶׂ֣ה לָהֶ֔ם בַּגּוֹלָ֥ה בַשְּׁבִ֖י יֵלֵֽכוּ׃<text:s/></text:span><text:span text:style-name="T758">‬</text:span>‬<text:span text:style-name="T759">12</text:span><text:span text:style-name="T760"> וְהַנָּשִׂ֨יא אֲשֶׁר־בְּתוֹכָ֜ם אֶל־כָּתֵ֤ף יִשָּׂא֙ בָּעֲלָטָ֣ה וְיֵצֵ֔א בַּקִּ֥יר יַחְתְּר֖וּ לְה֣וֹצִיא ב֑וֹ פָּנָ֣יו יְכַסֶּ֔ה יַ֗עַן אֲשֶׁ֨ר לֹא־יִרְאֶ֥ה לַעַ֛יִן ה֖וּא אֶת־הָאָֽרֶץ׃<text:s/></text:span><text:span text:style-name="T761">‬</text:span>‬<text:span text:style-name="T762">13</text:span><text:span text:style-name="T763"> וּפָרַשְׂתִּ֤י אֶת־רִשְׁתִּי֙ עָלָ֔יו וְנִתְפַּ֖שׂ בִּמְצֽוּדָתִ֑י וְהֵבֵאתִ֨י אֹת֤וֹ בָבֶ֙לָה֙ אֶ֣רֶץ כַּשְׂדִּ֔ים וְאוֹתָ֥הּ לֹֽא־יִרְאֶ֖ה וְשָׁ֥ם יָמֽוּת׃<text:s/></text:span><text:span text:style-name="T764">‬</text:span>‬<text:span text:style-name="T765">14</text:span><text:span text:style-name="T766"> וְכֹל֩ אֲשֶׁ֨ר סְבִיבֹתָ֥יו *עזרה **עֶזְר֛וֹ וְכָל־אֲגַפָּ֖יו אֱזָרֶ֣ה לְכָל־ר֑וּחַ וְחֶ֖רֶב אָרִ֥יק אַחֲרֵיהֶֽם׃<text:s/></text:span><text:span text:style-name="T767">‬</text:span>‬<text:span text:style-name="T768">15</text:span><text:span text:style-name="T769"> וְיָדְע֖וּ כִּֽי־אֲנִ֣י יְהוָ֑ה בַּהֲפִיצִ֤י אוֹתָם֙ בַּגּוֹיִ֔ם וְזֵרִיתִ֥י אוֹתָ֖ם בָּאֲרָצֽוֹת׃<text:s/></text:span><text:span text:style-name="T770">‬</text:span>‬<text:span text:style-name="T771">16</text:span><text:span text:style-name="T772"> וְהוֹתַרְתִּ֤י מֵהֶם֙ אַנְשֵׁ֣י מִסְפָּ֔ר מֵחֶ֖רֶב מֵרָעָ֣ב וּמִדָּ֑בֶר לְמַ֨עַן יְסַפְּר֜וּ אֶת־כָּל־תּוֹעֲבֽוֹתֵיהֶ֗ם בַּגּוֹיִם֙ אֲשֶׁר־בָּ֣אוּ שָׁ֔ם וְיָדְע֖וּ כִּֽי־אֲנִ֥י יְהוָֽה׃<text:s/></text:span><text:span text:style-name="T773">פ<text:s/></text:span><text:span text:style-name="T774">‬</text:span>‬‬‬‬‬‬‬‬‬‬</text:p>
        <text:p text:style-name="P775"><text:span text:style-name="T776">17</text:span><text:span text:style-name="T777"> וַיְהִ֥י דְבַר־יְהוָ֖ה אֵלַ֥י לֵאמֹֽר׃<text:s/></text:span><text:span text:style-name="T778">‬</text:span>‬<text:span text:style-name="T779">18</text:span><text:span text:style-name="T780"> בֶּן־אָדָ֕ם לַחְמְךָ֖ בְּרַ֣עַשׁ תֹּאכֵ֑ל וּמֵימֶ֕יךָ בְּרָגְזָ֥ה וּבִדְאָגָ֖ה תִּשְׁתֶּֽה׃<text:s/></text:span><text:span text:style-name="T781">‬</text:span>‬<text:span text:style-name="T782">19</text:span><text:span text:style-name="T783"> וְאָמַרְתָּ֣ אֶל־עַ֣ם הָאָ֡רֶץ כֹּֽה־אָמַר֩ אֲדֹנָ֨י יְהוִ֜ה לְיוֹשְׁבֵ֤י יְרוּשָׁלִַ֙ם֙ אֶל־אַדְמַ֣ת יִשְׂרָאֵ֔ל לַחְמָם֙ בִּדְאָגָ֣ה יֹאכֵ֔לוּ וּמֵֽימֵיהֶ֖ם בְּשִׁמָּמ֣וֹן יִשְׁתּ֑וּ לְמַ֜עַן תֵּשַׁ֤ם אַרְצָהּ֙ מִמְּלֹאָ֔הּ מֵחֲמַ֖ס כָּֽל־הַיֹּשְׁבִ֥ים בָּֽהּ׃<text:s/></text:span><text:span text:style-name="T784">‬</text:span>‬<text:span text:style-name="T785">20</text:span><text:span text:style-name="T786"> וְהֶעָרִ֤ים הַנּֽוֹשָׁבוֹת֙ תֶּחֱרַ֔בְנָה וְהָאָ֖רֶץ שְׁמָמָ֣ה תִֽהְיֶ֑ה וִֽידַעְתֶּ֖ם כִּֽי־אֲנִ֥י יְהוָֽה׃<text:s/></text:span><text:span text:style-name="T787">פ<text:s/></text:span><text:span text:style-name="T788">‬</text:span>‬‬‬‬‬</text:p>
        <text:soft-page-break/>
        <text:p text:style-name="P789"><text:span text:style-name="T790">21</text:span><text:span text:style-name="T791"> וַיְהִ֥י דְבַר־יְהוָ֖ה אֵלַ֥י לֵאמֹֽר׃<text:s/></text:span><text:span text:style-name="T792">‬</text:span>‬<text:span text:style-name="T793">22</text:span><text:span text:style-name="T794"> בֶּן־אָדָ֗ם מָֽה־הַמָּשָׁ֤ל הַזֶּה֙ לָכֶ֔ם עַל־אַדְמַ֥ת יִשְׂרָאֵ֖ל לֵאמֹ֑ר יַֽאַרְכוּ֙ הַיָּמִ֔ים וְאָבַ֖ד כָּל־חָזֽוֹן׃<text:s/></text:span><text:span text:style-name="T795">‬</text:span>‬<text:span text:style-name="T796">23</text:span><text:span text:style-name="T797"> לָכֵ֞ן אֱמֹ֣ר אֲלֵיהֶ֗ם כֹּֽה־אָמַר֮ אֲדֹנָ֣י יְהוִה֒ הִשְׁבַּ֙תִּי֙ אֶת־הַמָּשָׁ֣ל הַזֶּ֔ה וְלֹֽא־יִמְשְׁל֥וּ אֹת֛וֹ ע֖וֹד בְּיִשְׂרָאֵ֑ל כִּ֚י אִם־דַּבֵּ֣ר אֲלֵיהֶ֔ם קָֽרְבוּ֙ הַיָּמִ֔ים וּדְבַ֖ר כָּל־חָזֽוֹן׃<text:s/></text:span><text:span text:style-name="T798">‬</text:span>‬<text:span text:style-name="T799">24</text:span><text:span text:style-name="T800"> כִּ֠י לֹ֣א יִֽהְיֶ֥ה ע֛וֹד כָּל־חֲז֥וֹן שָׁ֖וְא וּמִקְסַ֣ם חָלָ֑ק בְּת֖וֹךְ בֵּ֥ית יִשְׂרָאֵֽל׃<text:s/></text:span><text:span text:style-name="T801">‬</text:span>‬<text:span text:style-name="T802">25</text:span><text:span text:style-name="T803"> כִּ֣י ׀ אֲנִ֣י יְהוָ֗ה אֲדַבֵּר֙ אֵת֩ אֲשֶׁ֨ר אֲדַבֵּ֤ר דָּבָר֙ וְיֵ֣עָשֶׂ֔ה לֹ֥א תִמָּשֵׁ֖ךְ ע֑וֹד כִּ֣י בִֽימֵיכֶ֞ם בֵּ֣ית הַמֶּ֗רִי אֲדַבֵּ֤ר דָּבָר֙ וַעֲשִׂיתִ֔יו נְאֻ֖ם אֲדֹנָ֥י יְהוִֽה׃<text:s/></text:span><text:span text:style-name="T804">פ<text:s/></text:span><text:span text:style-name="T805">‬</text:span>‬‬‬‬‬‬</text:p>
        <text:p text:style-name="P806"><text:span text:style-name="T807">26</text:span><text:span text:style-name="T808"> וַיְהִ֥י דְבַר־יְהוָ֖ה אֵלַ֥י לֵאמֹֽר׃<text:s/></text:span><text:span text:style-name="T809">‬</text:span>‬<text:span text:style-name="T810">27</text:span><text:span text:style-name="T811"> בֶּן־אָדָ֗ם הִנֵּ֤ה בֵֽית־יִשְׂרָאֵל֙ אֹֽמְרִ֔ים הֶחָז֛וֹן אֲשֶׁר־ה֥וּא חֹזֶ֖ה לְיָמִ֣ים רַבִּ֑ים וּלְעִתִּ֥ים רְחוֹק֖וֹת ה֥וּא נִבָּֽא׃<text:s/></text:span><text:span text:style-name="T812">‬</text:span>‬<text:span text:style-name="T813">28</text:span><text:span text:style-name="T814"> לָכֵ֞ן אֱמֹ֣ר אֲלֵיהֶ֗ם כֹּ֤ה אָמַר֙ אֲדֹנָ֣י יְהוִ֔ה לֹא־תִמָּשֵׁ֥ךְ ע֖וֹד כָּל־דְּבָרָ֑י אֲשֶׁ֨ר אֲדַבֵּ֤ר דָּבָר֙ וְיֵ֣עָשֶׂ֔ה נְאֻ֖ם אֲדֹנָ֥י יְהוִֽה׃</text:span><text:span text:style-name="T815"><text:s/>ס<text:s/></text:span><text:span text:style-name="T816">‬</text:span>‬‬‬‬</text:p>
      </text:section>
      <text:section text:name="Sect12" text:style-name="S12">
        <text:p text:style-name="P817">Ezekiel 13</text:p>
        <text:p text:style-name="P818"><text:span text:style-name="T819">1</text:span><text:span text:style-name="T820"> וַיְהִ֥י דְבַר־יְהוָ֖ה אֵלַ֥י לֵאמֹֽר׃<text:s/></text:span><text:span text:style-name="T821">2</text:span><text:span text:style-name="T822"> בֶּן־אָדָ֕ם הִנָּבֵ֛א אֶל־נְבִיאֵ֥י יִשְׂרָאֵ֖ל הַנִּבָּאִ֑ים וְאָֽמַרְתָּ֙ לִנְבִיאֵ֣י מִלִּבָּ֔ם שִׁמְע֖וּ דְּבַר־יְהוָֽה׃<text:s/></text:span><text:span text:style-name="T823">‬</text:span>‬<text:span text:style-name="T824">3</text:span><text:span text:style-name="T825"> כֹּ֤ה אָמַר֙ אֲדֹנָ֣י יְהוִ֔ה ה֖וֹי עַל־הַנְּבִיאִ֣ים הַנְּבָלִ֑ים אֲשֶׁ֥ר הֹלְכִ֛ים אַחַ֥ר רוּחָ֖ם וּלְבִלְתִּ֥י רָאֽוּ׃<text:s/></text:span><text:span text:style-name="T826">‬</text:span>‬<text:span text:style-name="T827">4</text:span><text:span text:style-name="T828"> כְּשֻׁעָלִ֖ים בָּחֳרָב֑וֹת נְבִיאֶ֥יךָ יִשְׂרָאֵ֖ל הָיֽוּ׃<text:s/></text:span><text:span text:style-name="T829">‬</text:span>‬<text:span text:style-name="T830">5</text:span><text:span text:style-name="T831"> לֹ֤א עֲלִיתֶם֙ בַּפְּרָצ֔וֹת וַתִּגְדְּר֥וּ גָדֵ֖ר עַל־בֵּ֣ית יִשְׂרָאֵ֑ל לַעֲמֹ֥ד בַּמִּלְחָמָ֖ה בְּי֥וֹם יְהוָֽה׃<text:s/></text:span><text:span text:style-name="T832">‬</text:span>‬<text:span text:style-name="T833">6</text:span><text:span text:style-name="T834"> חָ֤זוּ שָׁוְא֙ וְקֶ֣סֶם כָּזָ֔ב הָאֹֽמְרִים֙ נְאֻם־יְהוָ֔ה וַֽיהוָ֖ה לֹ֣א שְׁלָחָ֑ם וְיִֽחֲל֖וּ לְקַיֵּ֥ם דָּבָֽר׃<text:s/></text:span><text:span text:style-name="T835">‬</text:span>‬<text:span text:style-name="T836">7</text:span><text:span text:style-name="T837"> הֲל֤וֹא מַֽחֲזֵה־שָׁוְא֙ חֲזִיתֶ֔ם וּמִקְסַ֥ם כָּזָ֖ב אֲמַרְתֶּ֑ם וְאֹֽמְרִים֙ נְאֻם־יְהוָ֔ה וַאֲנִ֖י לֹ֥א דִבַּֽרְתִּי׃</text:span><text:span text:style-name="T838"><text:s/>ס<text:s/></text:span><text:span text:style-name="T839">‬</text:span>‬<text:span text:style-name="T840">8</text:span><text:span text:style-name="T841"> לָכֵ֗ן כֹּ֤ה אָמַר֙ אֲדֹנָ֣י יְהוִ֔ה יַ֚עַן דַּבֶּרְכֶ֣ם שָׁ֔וְא וַחֲזִיתֶ֖ם כָּזָ֑ב לָכֵן֙ הִנְנִ֣י אֲלֵיכֶ֔ם נְאֻ֖ם אֲדֹנָ֥י יְהוִֽה׃<text:s/></text:span><text:span text:style-name="T842">‬</text:span>‬<text:span text:style-name="T843">9</text:span><text:span text:style-name="T844"> וְהָיְתָ֣ה יָדִ֗י אֶֽל־הַנְּבִיאִ֞ים הַחֹזִ֣ים שָׁוְא֮ וְהַקֹּסְמִ֣ים כָּזָב֒ בְּס֧וֹד עַמִּ֣י לֹֽא־יִהְי֗וּ וּבִכְתָ֤ב בֵּֽית־יִשְׂרָאֵל֙ לֹ֣א יִכָּתֵ֔בוּ וְאֶל־אַדְמַ֥ת יִשְׂרָאֵ֖ל לֹ֣א יָבֹ֑אוּ וִידַעְתֶּ֕ם כִּ֥י אֲנִ֖י אֲדֹנָ֥י יְהוִֽה׃<text:s/></text:span><text:span text:style-name="T845">‬</text:span>‬<text:span text:style-name="T846">10</text:span><text:span text:style-name="T847"> יַ֣עַן וּבְיַ֜עַן הִטְע֧וּ אֶת־עַמִּ֛י לֵאמֹ֥ר שָׁל֖וֹם וְאֵ֣ין שָׁל֑וֹם וְהוּא֙ בֹּ֣נֶה חַ֔יִץ וְהִנָּ֛ם טָחִ֥ים אֹת֖וֹ תָּפֵֽל׃<text:s/></text:span><text:span text:style-name="T848">‬</text:span>‬<text:span text:style-name="T849">11</text:span><text:span text:style-name="T850"> אֱמֹ֛ר אֶל־טָחֵ֥י תָפֵ֖ל וְיִפֹּ֑ל הָיָ֣ה ׀ גֶּ֣שֶׁם שׁוֹטֵ֗ף וְאַתֵּ֜נָה אַבְנֵ֤י אֶלְגָּבִישׁ֙ תִּפֹּ֔לְנָה וְר֥וּחַ סְעָר֖וֹת תְּבַקֵּֽעַ׃<text:s/></text:span><text:span text:style-name="T851">‬</text:span>‬<text:span text:style-name="T852">12</text:span><text:span text:style-name="T853"> וְהִנֵּ֖ה נָפַ֣ל הַקִּ֑יר הֲלוֹא֙ יֵאָמֵ֣ר אֲלֵיכֶ֔ם אַיֵּ֥ה הַטִּ֖יחַ אֲשֶׁ֥ר טַחְתֶּֽם׃</text:span><text:span text:style-name="T854"><text:s/>ס<text:s/></text:span><text:span text:style-name="T855">‬</text:span>‬<text:span text:style-name="T856">13</text:span><text:span text:style-name="T857"> לָכֵ֗ן כֹּ֤ה אָמַר֙ אֲדֹנָ֣י יְהוִ֔ה וּבִקַּעְתִּ֥י רֽוּחַ־סְעָר֖וֹת בַּֽחֲמָתִ֑י וְגֶ֤שֶׁם שֹׁטֵף֙ בְּאַפִּ֣י יִֽהְיֶ֔ה וְאַבְנֵ֥י אֶלְגָּבִ֖ישׁ בְּחֵמָ֥ה לְכָלָֽה׃<text:s/></text:span><text:span text:style-name="T858">‬</text:span>‬<text:span text:style-name="T859">14</text:span><text:span text:style-name="T860"> וְהָ֨רַסְתִּ֜י אֶת־הַקִּ֨יר אֲשֶׁר־טַחְתֶּ֥ם תָּפֵ֛ל וְהִגַּעְתִּ֥יהוּ אֶל־הָאָ֖רֶץ וְנִגְלָ֣ה יְסֹד֑וֹ וְנָֽפְלָה֙ וּכְלִיתֶ֣ם בְּתוֹכָ֔הּ וִֽידַעְתֶּ֖ם כִּֽי־אֲנִ֥י יְהוָֽה׃<text:s/></text:span><text:span text:style-name="T861">‬</text:span>‬<text:span text:style-name="T862">15</text:span><text:span text:style-name="T863"> וְכִלֵּיתִ֤י אֶת־חֲמָתִי֙ בַּקִּ֔יר וּבַטָּחִ֥ים אֹת֖וֹ תָּפֵ֑ל וְאֹמַ֤ר לָכֶם֙ אֵ֣ין הַקִּ֔יר וְאֵ֖ין הַטָּחִ֥ים אֹתֽוֹ׃<text:s/></text:span><text:span text:style-name="T864">‬</text:span>‬<text:span text:style-name="T865">16</text:span><text:span text:style-name="T866"> נְבִיאֵ֣י יִשְׂרָאֵ֗ל הַֽנִבְּאִים֙ אֶל־יְר֣וּשָׁלִַ֔ם וְהַחֹזִ֥ים לָ֖הּ חֲז֣וֹן שָׁלֹ֑ם וְאֵ֣ין שָׁלֹ֔ם נְאֻ֖ם אֲדֹנָ֥י יְהֹוִֽה׃<text:s/></text:span><text:span text:style-name="T867">פ<text:s/></text:span><text:span text:style-name="T868">‬</text:span>‬‬‬‬‬‬‬‬‬‬‬‬‬‬‬‬</text:p>
        <text:soft-page-break/>
        <text:p text:style-name="P869"><text:span text:style-name="T870">17</text:span><text:span text:style-name="T871"> וְאַתָּ֣ה בֶן־אָדָ֗ם שִׂ֤ים פָּנֶ֙יךָ֙ אֶל־בְּנ֣וֹת עַמְּךָ֔ הַמִּֽתְנַבְּא֖וֹת מִֽלִבְּהֶ֑ן וְהִנָּבֵ֖א עֲלֵיהֶֽן׃<text:s/></text:span><text:span text:style-name="T872">‬</text:span>‬<text:span text:style-name="T873">18</text:span><text:span text:style-name="T874"> וְאָמַרְתָּ֞ כֹּה־אָמַ֣ר ׀ אֲדֹנָ֣י יְהוִ֗ה הוֹי֩ לִֽמְתַפְּר֨וֹת כְּסָת֜וֹת עַ֣ל ׀ כָּל־אַצִּילֵ֣י יָדַ֗י וְעֹשׂ֧וֹת הַמִּסְפָּח֛וֹת עַל־רֹ֥אשׁ כָּל־קוֹמָ֖ה לְצוֹדֵ֣ד נְפָשׁ֑וֹת הַנְּפָשׁוֹת֙ תְּצוֹדֵ֣דְנָה לְעַמִּ֔י וּנְפָשׁ֖וֹת לָכֶ֥נָה תְחַיֶּֽינָה׃<text:s/></text:span><text:span text:style-name="T875">‬</text:span>‬<text:span text:style-name="T876">19</text:span><text:span text:style-name="T877"> וַתְּחַלֶּלְ֨נָה אֹתִ֜י אֶל־עַמִּ֗י בְּשַׁעֲלֵ֣י שְׂעֹרִים֮ וּבִפְת֣וֹתֵי לֶחֶם֒ לְהָמִ֤ית נְפָשׁוֹת֙ אֲשֶׁ֣ר לֹֽא־תְמוּתֶ֔נָה וּלְחַיּ֥וֹת נְפָשׁ֖וֹת אֲשֶׁ֣ר לֹא־תִֽחְיֶ֑ינָה בְּכַ֨זֶּבְכֶ֔ם לְעַמִּ֖י שֹׁמְעֵ֥י כָזָֽב׃</text:span><text:span text:style-name="T878"><text:s/>ס<text:s/></text:span><text:span text:style-name="T879">‬</text:span>‬<text:span text:style-name="T880">20</text:span><text:span text:style-name="T881"> לָכֵ֞ן כֹּה־אָמַ֣ר ׀ אֲדֹנָ֣י יְהוִ֗ה הִנְנִ֤י אֶל־כִּסְּתוֹתֵיכֶ֙נָה֙ אֲשֶׁ֣ר אַ֠תֵּנָה מְצֹדְד֨וֹת שָׁ֤ם אֶת־הַנְּפָשׁוֹת֙ לְפֹ֣רְח֔וֹת וְקָרַעְתִּ֣י אֹתָ֔ם מֵעַ֖ל זְרוֹעֹֽתֵיכֶ֑ם וְשִׁלַּחְתִּי֙ אֶת־הַנְּפָשׁ֔וֹת אֲשֶׁ֥ר אַתֶּ֛ם מְצֹדְד֥וֹת אֶת־נְפָשִׁ֖ים לְפֹרְחֹֽת׃<text:s/></text:span><text:span text:style-name="T882">‬</text:span>‬<text:span text:style-name="T883">21</text:span><text:span text:style-name="T884"> וְקָרַעְתִּ֞י אֶת־מִסְפְּחֹֽתֵיכֶ֗ם וְהִצַּלְתִּ֤י אֶת־עַמִּי֙ מִיֶּדְכֶ֔ן וְלֹֽא־יִהְי֥וּ ע֛וֹד בְּיֶדְכֶ֖ן לִמְצוּדָ֑ה וִֽידַעְתֶּ֖ן כִּֽי־אֲנִ֥י יְהוָֽה׃<text:s/></text:span><text:span text:style-name="T885">‬</text:span>‬<text:span text:style-name="T886">22</text:span><text:span text:style-name="T887"> יַ֣עַן הַכְא֤וֹת לֵב־צַדִּיק֙ שֶׁ֔קֶר וַאֲנִ֖י לֹ֣א הִכְאַבְתִּ֑יו וּלְחַזֵּק֙ יְדֵ֣י רָשָׁ֔ע לְבִלְתִּי־שׁ֛וּב מִדַּרְכּ֥וֹ הָרָ֖ע לְהַחֲיֹתֽוֹ׃<text:s/></text:span><text:span text:style-name="T888">‬</text:span>‬<text:span text:style-name="T889">23</text:span><text:span text:style-name="T890"> לָכֵ֗ן שָׁ֚וְא לֹ֣א תֶחֱזֶ֔ינָה וְקֶ֖סֶם לֹא־תִקְסַ֣מְנָה ע֑וֹד וְהִצַּלְתִּ֤י אֶת־עַמִּי֙ מִיֶּדְכֶ֔ן וִֽידַעְתֶּ֖ן כִּֽי־אֲנִ֥י יְהוָֽה׃<text:s/></text:span><text:span text:style-name="T891">‬</text:span>‬‬‬‬‬‬‬‬</text:p>
      </text:section>
      <text:section text:name="Sect13" text:style-name="S13">
        <text:p text:style-name="P892">Ezekiel 14</text:p>
        <text:p text:style-name="P893"><text:span text:style-name="T894">1</text:span><text:span text:style-name="T895"> וַיָּב֤וֹא אֵלַי֙ אֲנָשִׁ֔ים מִזִּקְנֵ֖י יִשְׂרָאֵ֑ל וַיֵּשְׁב֖וּ לְפָנָֽי׃<text:s/></text:span><text:span text:style-name="T896">פ<text:s/></text:span></text:p>
        <text:p text:style-name="P897"><text:span text:style-name="T898">2</text:span><text:span text:style-name="T899"> וַיְהִ֥י דְבַר־יְהוָ֖ה אֵלַ֥י לֵאמֹֽר׃<text:s/></text:span><text:span text:style-name="T900">‬</text:span>‬<text:span text:style-name="T901">3</text:span><text:span text:style-name="T902"> בֶּן־אָדָ֗ם הָאֲנָשִׁ֤ים הָאֵ֙לֶּה֙ הֶעֱל֤וּ גִלּֽוּלֵיהֶם֙ עַל־לִבָּ֔ם וּמִכְשׁ֣וֹל עֲוֺנָ֔ם נָתְנ֖וּ נֹ֣כַח פְּנֵיהֶ֑ם הַאִדָּרֹ֥שׁ אִדָּרֵ֖שׁ לָהֶֽם׃</text:span><text:span text:style-name="T903"><text:s/>ס<text:s/></text:span><text:span text:style-name="T904">‬</text:span>‬<text:span text:style-name="T905">4</text:span><text:span text:style-name="T906"> לָכֵ֣ן דַּבֵּר־א֠וֹתָם וְאָמַרְתָּ֨ אֲלֵיהֶ֜ם כֹּה־אָמַ֣ר ׀ אֲדֹנָ֣י יְהוִ֗ה אִ֣ישׁ אִ֣ישׁ מִבֵּ֣ית יִשְׂרָאֵ֡ל אֲשֶׁר֩ יַעֲלֶ֨ה אֶת־גִּלּוּלָ֜יו אֶל־לִבּ֗וֹ וּמִכְשׁ֤וֹל עֲוֺנוֹ֙ יָשִׂים֙ נֹ֣כַח פָּנָ֔יו וּבָ֖א אֶל־הַנָּבִ֑יא אֲנִ֣י יְהוָ֗ה נַעֲנֵ֧יתִי ל֦וֹ *בה **בָ֖א בְּרֹ֥ב גִּלּוּלָֽיו׃<text:s/></text:span><text:span text:style-name="T907">‬</text:span>‬<text:span text:style-name="T908">5</text:span><text:span text:style-name="T909"> לְמַ֛עַן תְּפֹ֥שׂ אֶת־בֵּֽית־יִשְׂרָאֵ֖ל בְּלִבָּ֑ם אֲשֶׁ֤ר נָזֹ֙רוּ֙ מֵֽעָלַ֔י בְּגִלּֽוּלֵיהֶ֖ם כֻּלָּֽם׃</text:span><text:span text:style-name="T910"><text:s/>ס<text:s/></text:span><text:span text:style-name="T911">‬</text:span>‬<text:span text:style-name="T912">6</text:span><text:span text:style-name="T913"> לָכֵ֞ן אֱמֹ֣ר ׀ אֶל־בֵּ֣ית יִשְׂרָאֵ֗ל כֹּ֤ה אָמַר֙ אֲדֹנָ֣י יְהוִ֔ה שׁ֣וּבוּ וְהָשִׁ֔יבוּ מֵעַ֖ל גִּלּֽוּלֵיכֶ֑ם וּמֵעַ֥ל כָּל־תּוֹעֲבֹתֵיכֶ֖ם הָשִׁ֥יבוּ פְנֵיכֶֽם׃<text:s/></text:span><text:span text:style-name="T914">‬</text:span>‬<text:span text:style-name="T915">7</text:span><text:span text:style-name="T916"> כִּי֩ אִ֨ישׁ אִ֜ישׁ מִבֵּ֣ית יִשְׂרָאֵ֗ל וּמֵהַגֵּר֮ אֲשֶׁר־יָג֣וּר בְּיִשְׂרָאֵל֒ וְיִנָּזֵ֣ר מֵֽאַחֲרַ֗י וְיַ֤עַל גִּלּוּלָיו֙ אֶל־לִבּ֔וֹ וּמִכְשׁ֣וֹל עֲוֺנ֔וֹ יָשִׂ֖ים נֹ֣כַח פָּנָ֑יו וּבָ֤א אֶל־הַנָּבִיא֙ לִדְרָשׁ־ל֣וֹ בִ֔י אֲנִ֣י יְהוָ֔ה נַֽעֲנֶה־לּ֖וֹ בִּֽי׃<text:s/></text:span><text:span text:style-name="T917">‬</text:span>‬<text:span text:style-name="T918">8</text:span><text:span text:style-name="T919"> וְנָתַתִּ֨י פָנַ֜י בָּאִ֣ישׁ הַה֗וּא וַהֲשִֽׂמֹתִ֙יהוּ֙ לְא֣וֹת וְלִמְשָׁלִ֔ים וְהִכְרַתִּ֖יו מִתּ֣וֹךְ עַמִּ֑י וִֽידַעְתֶּ֖ם כִּֽי־אֲנִ֥י יְהוָֽה׃</text:span><text:span text:style-name="T920"><text:s/>ס<text:s/></text:span><text:span text:style-name="T921">‬</text:span>‬<text:span text:style-name="T922">9</text:span><text:span text:style-name="T923"> וְהַנָּבִ֤יא כִֽי־יְפֻתֶּה֙ וְדִבֶּ֣ר דָּבָ֔ר אֲנִ֤י יְהוָה֙ פִּתֵּ֔יתִי אֵ֖ת הַנָּבִ֣יא הַה֑וּא וְנָטִ֤יתִי אֶת־יָדִי֙ עָלָ֔יו וְהִ֨שְׁמַדְתִּ֔יו מִתּ֖וֹךְ עַמִּ֥י יִשְׂרָאֵֽל׃<text:s/></text:span><text:span text:style-name="T924">‬</text:span>‬<text:span text:style-name="T925">10</text:span><text:span text:style-name="T926"> וְנָשְׂא֖וּ עֲוֺנָ֑ם כַּֽעֲוֺן֙ הַדֹּרֵ֔שׁ כַּעֲוֺ֥ן הַנָּבִ֖יא יִֽהְיֶֽה׃<text:s/></text:span><text:span text:style-name="T927">‬</text:span>‬<text:span text:style-name="T928">11</text:span><text:span text:style-name="T929"> לְ֠מַען לֹֽא־יִתְע֨וּ ע֤וֹד בֵּֽית־יִשְׂרָאֵל֙ מֵאַֽחֲרַ֔י וְלֹֽא־יִטַּמְּא֥וּ ע֖וֹד בְּכָל־פִּשְׁעֵיהֶ֑ם וְהָ֥יוּ לִ֣י לְעָ֗ם וַֽאֲנִי֙ אֶהְיֶ֤ה לָהֶם֙ לֵֽאלֹהִ֔ים נְאֻ֖ם אֲדֹנָ֥י יְהוִֽה׃<text:s/></text:span><text:span text:style-name="T930">פ<text:s/></text:span><text:span text:style-name="T931">‬</text:span>‬‬‬‬‬‬‬‬‬‬‬</text:p>
        <text:soft-page-break/>
        <text:p text:style-name="P932"><text:span text:style-name="T933">12</text:span><text:span text:style-name="T934"> וַיְהִ֥י דְבַר־יְהוָ֖ה אֵלַ֥י לֵאמֹֽר׃<text:s/></text:span><text:span text:style-name="T935">‬</text:span>‬<text:span text:style-name="T936">13</text:span><text:span text:style-name="T937"> בֶּן־אָדָ֗ם אֶ֚רֶץ כִּ֤י תֶחֱטָא־לִי֙ לִמְעָל־מַ֔עַל וְנָטִ֤יתִי יָדִי֙ עָלֶ֔יהָ וְשָׁבַ֥רְתִּי לָ֖הּ מַטֵּה־לָ֑חֶם וְהִשְׁלַחְתִּי־בָ֣הּ רָעָ֔ב וְהִכְרַתִּ֥י מִמֶּ֖נָּה אָדָ֥ם וּבְהֵמָֽה׃<text:s/></text:span><text:span text:style-name="T938">‬</text:span>‬<text:span text:style-name="T939">14</text:span><text:span text:style-name="T940"> וְ֠הָיוּ שְׁלֹ֨שֶׁת הָאֲנָשִׁ֤ים הָאֵ֙לֶּה֙ בְּתוֹכָ֔הּ נֹ֖חַ *דנאל **דָּנִיֵ֣אל וְאִיּ֑וֹב הֵ֤מָּה בְצִדְקָתָם֙ יְנַצְּל֣וּ נַפְשָׁ֔ם נְאֻ֖ם אֲדֹנָ֥י יְהוִֽה׃<text:s/></text:span><text:span text:style-name="T941">‬</text:span>‬<text:span text:style-name="T942">15</text:span><text:span text:style-name="T943"> לֽוּ־חַיָּ֥ה רָעָ֛ה אַעֲבִ֥יר בָּאָ֖רֶץ וְשִׁכְּלָ֑תָּה וְהָיְתָ֤ה שְׁמָמָה֙ מִבְּלִ֣י עוֹבֵ֔ר מִפְּנֵ֖י הַחַיָּֽה׃<text:s/></text:span><text:span text:style-name="T944">‬</text:span>‬<text:span text:style-name="T945">16</text:span><text:span text:style-name="T946"> שְׁלֹ֨שֶׁת הָאֲנָשִׁ֣ים הָאֵלֶּה֮ בְּתוֹכָהּ֒ חַי־אָ֗נִי נְאֻם֙ אֲדֹנָ֣י יְהוִ֔ה אִם־בָּנִ֥ים וְאִם־בָּנ֖וֹת יַצִּ֑ילוּ הֵ֤מָּה לְבַדָּם֙ יִנָּצֵ֔לוּ וְהָאָ֖רֶץ תִּהְיֶ֥ה שְׁמָמָֽה׃<text:s/></text:span><text:span text:style-name="T947">‬</text:span>‬<text:span text:style-name="T948">17</text:span><text:span text:style-name="T949"> א֛וֹ חֶ֥רֶב אָבִ֖יא עַל־הָאָ֣רֶץ הַהִ֑יא וְאָמַרְתִּ֗י חֶ֚רֶב תַּעֲבֹ֣ר בָּאָ֔רֶץ וְהִכְרַתִּ֥י מִמֶּ֖נָּה אָדָ֥ם וּבְהֵמָֽה׃<text:s/></text:span><text:span text:style-name="T950">‬</text:span>‬<text:span text:style-name="T951">18</text:span><text:span text:style-name="T952"> וּשְׁלֹ֨שֶׁת הָאֲנָשִׁ֣ים הָאֵלֶּה֮ בְּתוֹכָהּ֒ חַי־אָ֗נִי נְאֻם֙ אֲדֹנָ֣י יְהוִ֔ה לֹ֥א יַצִּ֖ילוּ בָּנִ֣ים וּבָנ֑וֹת כִּ֛י הֵ֥ם לְבַדָּ֖ם יִנָּצֵֽלוּ׃<text:s/></text:span><text:span text:style-name="T953">‬</text:span>‬<text:span text:style-name="T954">19</text:span><text:span text:style-name="T955"> א֛וֹ דֶּ֥בֶר אֲשַׁלַּ֖ח אֶל־הָאָ֣רֶץ הַהִ֑יא וְשָׁפַכְתִּ֨י חֲמָתִ֤י עָלֶ֙יהָ֙ בְּדָ֔ם לְהַכְרִ֥ית מִמֶּ֖נָּה אָדָ֥ם וּבְהֵמָֽה׃<text:s/></text:span><text:span text:style-name="T956">‬</text:span>‬<text:span text:style-name="T957">20</text:span><text:span text:style-name="T958"> וְנֹ֨חַ *דנאל **דָּנִיֵ֣אל וְאִיּוֹב֮ בְּתוֹכָהּ֒ חַי־אָ֗נִי נְאֻם֙ אֲדֹנָ֣י יְהוִ֔ה אִם־בֵּ֥ן אִם־בַּ֖ת יַצִּ֑ילוּ הֵ֥מָּה בְצִדְקָתָ֖ם יַצִּ֥ילוּ נַפְשָֽׁם׃<text:s/></text:span><text:span text:style-name="T959">פ<text:s/></text:span>‬‬‬‬‬‬‬‬‬</text:p>
        <text:p text:style-name="P960"><text:span text:style-name="T961">‬</text:span>‬<text:span text:style-name="T962">21</text:span><text:span text:style-name="T963"> כִּי֩ כֹ֨ה אָמַ֜ר אֲדֹנָ֣י יְהֹוִ֗ה אַ֣ף כִּֽי־אַרְבַּ֣עַת שְׁפָטַ֣י ׀ הָרָעִ֡ים חֶ֠רֶב וְרָעָ֞ב וְחַיָּ֤ה רָעָה֙ וָדֶ֔בֶר שִׁלַּ֖חְתִּי אֶל־יְרוּשָׁלָ֑͏ִם לְהַכְרִ֥ית מִמֶּ֖נָּה אָדָ֥ם וּבְהֵמָֽה׃<text:s/></text:span><text:span text:style-name="T964">‬</text:span>‬<text:span text:style-name="T965">22</text:span><text:span text:style-name="T966"> וְהִנֵּ֨ה נֽוֹתְרָה־בָּ֜הּ פְּלֵטָ֗ה הַֽמּוּצָאִים֮ בָּנִ֣ים וּבָנוֹת֒ הִנָּם֙ יוֹצְאִ֣ים אֲלֵיכֶ֔ם וּרְאִיתֶ֥ם אֶת־דַּרְכָּ֖ם וְאֶת־עֲלִֽילוֹתָ֑ם וְנִחַמְתֶּ֗ם עַל־הָֽרָעָה֙ אֲשֶׁ֤ר הֵבֵ֙אתִי֙ עַל־יְר֣וּשָׁלִַ֔ם אֵ֛ת כָּל־אֲשֶׁ֥ר הֵבֵ֖אתִי עָלֶֽיהָ׃<text:s/></text:span><text:span text:style-name="T967">‬</text:span>‬<text:span text:style-name="T968">23</text:span><text:span text:style-name="T969"> וְנִחֲמ֣וּ אֶתְכֶ֔ם כִּֽי־תִרְא֥וּ אֶת־דַּרְכָּ֖ם וְאֶת־עֲלִֽילוֹתָ֑ם וִֽידַעְתֶּ֗ם כִּי֩ לֹ֨א חִנָּ֤ם עָשִׂ֙יתִי֙ אֵ֣ת כָּל־אֲשֶׁר־עָשִׂ֣יתִי בָ֔הּ נְאֻ֖ם אֲדֹנָ֥י יְהֹוִֽה׃<text:s/></text:span><text:span text:style-name="T970">פ<text:s/></text:span><text:span text:style-name="T971">‬</text:span>‬‬‬‬</text:p>
      </text:section>
      <text:section text:name="Sect14" text:style-name="S14">
        <text:p text:style-name="P972">Ezekiel 15</text:p>
        <text:p text:style-name="P973"><text:span text:style-name="T974">1</text:span><text:span text:style-name="T975"> וַיְהִ֥י דְבַר־יְהוָ֖ה אֵלַ֥י לֵאמֹֽר׃<text:s/></text:span><text:span text:style-name="T976">2</text:span><text:span text:style-name="T977"> בֶּן־אָדָ֕ם מַה־יִּֽהְיֶ֥ה עֵץ־הַגֶּ֖פֶן מִכָּל־עֵ֑ץ הַזְּמוֹרָ֕ה אֲשֶׁ֥ר הָיָ֖ה בַּעֲצֵ֥י הַיָּֽעַר׃<text:s/></text:span><text:span text:style-name="T978">‬</text:span>‬<text:span text:style-name="T979">3</text:span><text:span text:style-name="T980"> הֲיֻקַּ֤ח מִמֶּ֙נּוּ֙ עֵ֔ץ לַעֲשׂ֖וֹת לִמְלָאכָ֑ה אִם־יִקְח֤וּ מִמֶּ֙נּוּ֙ יָתֵ֔ד לִתְל֥וֹת עָלָ֖יו כָּל־כֶּֽלִי׃<text:s/></text:span><text:span text:style-name="T981">‬</text:span>‬<text:span text:style-name="T982">4</text:span><text:span text:style-name="T983"> הִנֵּ֥ה לָאֵ֖שׁ נִתַּ֣ן לְאָכְלָ֑ה אֵת֩ שְׁנֵ֨י קְצוֹתָ֜יו אָכְלָ֤ה הָאֵשׁ֙ וְתוֹכ֣וֹ נָחָ֔ר הֲיִצְלַ֖ח לִמְלָאכָֽה׃<text:s/></text:span><text:span text:style-name="T984">‬</text:span>‬<text:span text:style-name="T985">5</text:span><text:span text:style-name="T986"> הִנֵּה֙ בִּֽהְיוֹת֣וֹ תָמִ֔ים לֹ֥א יֵֽעָשֶׂ֖ה לִמְלָאכָ֑ה אַ֣ף כִּי־אֵ֤שׁ אֲכָלַ֙תְהוּ֙ וַיֵּחָ֔ר וְנַעֲשָׂ֥ה ע֖וֹד לִמְלָאכָֽה׃</text:span><text:span text:style-name="T987"><text:s/>ס<text:s/></text:span><text:span text:style-name="T988">‬</text:span>‬<text:span text:style-name="T989">6</text:span><text:span text:style-name="T990"> לָכֵ֗ן כֹּ֤ה אָמַר֙ אֲדֹנָ֣י יְהוִ֔ה כַּאֲשֶׁ֤ר עֵץ־הַגֶּ֙פֶן֙ בְּעֵ֣ץ הַיַּ֔עַר אֲשֶׁר־נְתַתִּ֥יו לָאֵ֖שׁ לְאָכְלָ֑ה כֵּ֣ן נָתַ֔תִּי אֶת־יֹשְׁבֵ֖י יְרוּשָׁלָֽ͏ִם׃<text:s/></text:span><text:span text:style-name="T991">‬</text:span>‬<text:span text:style-name="T992">7</text:span><text:span text:style-name="T993"> וְנָתַתִּ֤י אֶת־פָּנַי֙ בָּהֶ֔ם מֵהָאֵ֣שׁ יָצָ֔אוּ וְהָאֵ֖שׁ תֹּֽאכְלֵ֑ם וִֽידַעְתֶּם֙ כִּֽי־אֲנִ֣י יְהוָ֔ה בְּשׂוּמִ֥י אֶת־פָּנַ֖י בָּהֶֽם׃<text:s/></text:span><text:span text:style-name="T994">‬</text:span>‬<text:span text:style-name="T995">8</text:span><text:span text:style-name="T996"> וְנָתַתִּ֥י אֶת־הָאָ֖רֶץ שְׁמָמָ֑ה יַ֚עַן מָ֣עֲלוּ מַ֔עַל נְאֻ֖ם אֲדֹנָ֥י יְהוִֽה׃<text:s/></text:span><text:span text:style-name="T997">פ<text:s/></text:span><text:span text:style-name="T998">‬</text:span>‬‬‬‬‬‬‬‬</text:p>
      </text:section>
      <text:section text:name="Sect15" text:style-name="S15">
        <text:soft-page-break/>
        <text:p text:style-name="P999">Ezekiel 16</text:p>
        <text:p text:style-name="P1000"><text:span text:style-name="T1001">1</text:span><text:span text:style-name="T1002"> וַיְהִ֥י דְבַר־יְהוָ֖ה אֵלַ֥י לֵאמֹֽר׃<text:s/></text:span><text:span text:style-name="T1003">2</text:span><text:span text:style-name="T1004"> בֶּן־אָדָ֕ם הוֹדַ֥ע אֶת־יְרוּשָׁלַ֖͏ִם אֶת־תּוֹעֲבֹתֶֽיהָ׃<text:s/></text:span><text:span text:style-name="T1005">‬</text:span>‬<text:span text:style-name="T1006">3</text:span><text:span text:style-name="T1007"> וְאָמַרְתָּ֞ כֹּה־אָמַ֨ר אֲדֹנָ֤י יְהוִה֙ לִיר֣וּשָׁלִַ֔ם מְכֹרֹתַ֙יִךְ֙ וּמֹ֣לְדֹתַ֔יִךְ מֵאֶ֖רֶץ הַֽכְּנַעֲנִ֑י אָבִ֥יךְ הָאֱמֹרִ֖י וְאִמֵּ֥ךְ חִתִּֽית׃<text:s/></text:span><text:span text:style-name="T1008">‬</text:span>‬<text:span text:style-name="T1009">4</text:span><text:span text:style-name="T1010"> וּמוֹלְדוֹתַ֗יִךְ בְּי֨וֹם הוּלֶּ֤דֶת אֹתָךְ֙ לֹֽא־כָרַּ֣ת שָׁרֵּ֔ךְ וּבְמַ֥יִם לֹֽא־רֻחַ֖צְתְּ לְמִשְׁעִ֑י וְהָמְלֵ֙חַ֙ לֹ֣א הֻמְלַ֔חַתְּ וְהָחְתֵּ֖ל לֹ֥א חֻתָּֽלְתְּ׃<text:s/></text:span><text:span text:style-name="T1011">‬</text:span>‬<text:span text:style-name="T1012">5</text:span><text:span text:style-name="T1013"> לֹא־חָ֨סָה עָלַ֜יִךְ עַ֗יִן לַעֲשׂ֥וֹת לָ֛ךְ אַחַ֥ת מֵאֵ֖לֶּה לְחֻמְלָ֣ה עָלָ֑יִךְ וַֽתֻּשְׁלְכִ֞י אֶל־פְּנֵ֤י הַשָּׂדֶה֙ בְּגֹ֣עַל נַפְשֵׁ֔ךְ בְּי֖וֹם הֻלֶּ֥דֶת אֹתָֽךְ׃<text:s/></text:span><text:span text:style-name="T1014">‬</text:span>‬<text:span text:style-name="T1015">6</text:span><text:span text:style-name="T1016"> וָאֶעֱבֹ֤ר עָלַ֙יִךְ֙ וָֽאֶרְאֵ֔ךְ מִתְבּוֹסֶ֖סֶת בְּדָמָ֑יִךְ וָאֹ֤מַר לָךְ֙ בְּדָמַ֣יִךְ חֲיִ֔י וָאֹ֥מַר לָ֖ךְ בְּדָמַ֥יִךְ חֲיִֽי׃<text:s/></text:span><text:span text:style-name="T1017">‬</text:span>‬<text:span text:style-name="T1018">7</text:span><text:span text:style-name="T1019"> רְבָבָ֗ה כְּצֶ֤מַח הַשָּׂדֶה֙ נְתַתִּ֔יךְ וַתִּרְבִּי֙ וַֽתִּגְדְּלִ֔י וַתָּבֹ֖אִי בַּעֲדִ֣י עֲדָיִ֑ים שָׁדַ֤יִם נָכֹ֙נוּ֙ וּשְׂעָרֵ֣ךְ צִמֵּ֔חַ וְאַ֖תְּ עֵרֹ֥ם וְעֶרְיָֽה׃<text:s/></text:span><text:span text:style-name="T1020">‬</text:span>‬<text:span text:style-name="T1021">8</text:span><text:span text:style-name="T1022"> וָאֶעֱבֹ֨ר עָלַ֜יִךְ וָאֶרְאֵ֗ךְ וְהִנֵּ֤ה עִתֵּךְ֙ עֵ֣ת דֹּדִ֔ים וָאֶפְרֹ֤שׂ כְּנָפִי֙ עָלַ֔יִךְ וָאֲכַסֶּ֖ה עֶרְוָתֵ֑ךְ וָאֶשָּׁ֣בַֽע לָ֠ךְ וָאָב֨וֹא בִבְרִ֜ית אֹתָ֗ךְ נְאֻ֛ם אֲדֹנָ֥י יְהוִ֖ה וַתִּ֥הְיִי לִֽי׃<text:s/></text:span><text:span text:style-name="T1023">‬</text:span>‬<text:span text:style-name="T1024">9</text:span><text:span text:style-name="T1025"> וָאֶרְחָצֵ֣ךְ בַּמַּ֔יִם וָאֶשְׁטֹ֥ף דָּמַ֖יִךְ מֵֽעָלָ֑יִךְ וָאֲסֻכֵ֖ךְ בַּשָּֽׁמֶן׃<text:s/></text:span><text:span text:style-name="T1026">‬</text:span>‬<text:span text:style-name="T1027">10</text:span><text:span text:style-name="T1028"> וָאַלְבִּישֵׁ֣ךְ רִקְמָ֔ה וָאֶנְעֲלֵ֖ךְ תָּ֑חַשׁ וָאֶחְבְּשֵׁ֣ךְ בַּשֵּׁ֔שׁ וַאֲכַסֵּ֖ךְ מֶֽשִׁי׃<text:s/></text:span><text:span text:style-name="T1029">‬</text:span>‬<text:span text:style-name="T1030">11</text:span><text:span text:style-name="T1031"> וָאֶעְדֵּ֖ךְ עֶ֑דִי וָאֶתְּנָ֤ה צְמִידִים֙ עַל־יָדַ֔יִךְ וְרָבִ֖יד עַל־גְּרוֹנֵֽךְ׃<text:s/></text:span><text:span text:style-name="T1032">‬</text:span>‬<text:span text:style-name="T1033">12</text:span><text:span text:style-name="T1034"> וָאֶתֵּ֥ן נֶ֙זֶם֙ עַל־אַפֵּ֔ךְ וַעֲגִילִ֖ים עַל־אָזְנָ֑יִךְ וַעֲטֶ֥רֶת תִּפְאֶ֖רֶת בְּרֹאשֵֽׁךְ׃<text:s/></text:span><text:span text:style-name="T1035">‬</text:span>‬<text:span text:style-name="T1036">13</text:span><text:span text:style-name="T1037"> וַתַּעְדִּ֞י זָהָ֣ב וָכֶ֗סֶף וּמַלְבּוּשֵׁךְ֙ *ששי **שֵׁ֤שׁ וָמֶ֙שִׁי֙ וְרִקְמָ֔ה סֹ֧לֶת וּדְבַ֛שׁ וָשֶׁ֖מֶן *אכלתי **אָכָ֑לְתְּ וַתִּ֙יפִי֙ בִּמְאֹ֣ד מְאֹ֔ד וַֽתִּצְלְחִ֖י לִמְלוּכָֽה׃<text:s/></text:span><text:span text:style-name="T1038">‬</text:span>‬<text:span text:style-name="T1039">14</text:span><text:span text:style-name="T1040"> וַיֵּ֨צֵא לָ֥ךְ שֵׁ֛ם בַּגּוֹיִ֖ם בְּיָפְיֵ֑ךְ כִּ֣י ׀ כָּלִ֣יל ה֗וּא בַּֽהֲדָרִי֙ אֲשֶׁר־שַׂ֣מְתִּי עָלַ֔יִךְ נְאֻ֖ם אֲדֹנָ֥י יְהוִֽה׃<text:s/></text:span><text:span text:style-name="T1041">‬</text:span>‬<text:span text:style-name="T1042">15</text:span><text:span text:style-name="T1043"> וַתִּבְטְחִ֣י בְיָפְיֵ֔ךְ וַתִּזְנִ֖י עַל־שְׁמֵ֑ךְ וַתִּשְׁפְּכִ֧י אֶת־תַּזְנוּתַ֛יִךְ עַל־כָּל־עוֹבֵ֖ר לוֹ־יֶֽהִי׃<text:s/></text:span><text:span text:style-name="T1044">‬</text:span>‬<text:span text:style-name="T1045">16</text:span><text:span text:style-name="T1046"> וַתִּקְחִ֣י מִבְּגָדַ֗יִךְ וַתַּֽעֲשִׂי־לָךְ֙ בָּמ֣וֹת טְלֻא֔וֹת וַתִּזְנִ֖י עֲלֵיהֶ֑ם לֹ֥א בָא֖וֹת וְלֹ֥א יִהְיֶֽה׃<text:s/></text:span><text:span text:style-name="T1047">‬</text:span>‬<text:span text:style-name="T1048">17</text:span><text:span text:style-name="T1049"> וַתִּקְחִ֞י כְּלֵ֣י תִפְאַרְתֵּ֗ךְ מִזְּהָבִ֤י וּמִכַּסְפִּי֙ אֲשֶׁ֣ר נָתַ֣תִּי לָ֔ךְ וַתַּעֲשִׂי־לָ֖ךְ צַלְמֵ֣י זָכָ֑ר וַתִּזְנִי־בָֽם׃<text:s/></text:span><text:span text:style-name="T1050">‬</text:span>‬<text:span text:style-name="T1051">18</text:span><text:span text:style-name="T1052"> וַתִּקְחִ֛י אֶת־בִּגְדֵ֥י רִקְמָתֵ֖ךְ וַתְּכַסִּ֑ים וְשַׁמְנִי֙ וּקְטָרְתִּ֔י *נתתי **נָתַ֖תְּ לִפְנֵיהֶֽם׃<text:s/></text:span><text:span text:style-name="T1053">‬</text:span>‬<text:span text:style-name="T1054">19</text:span><text:span text:style-name="T1055"> וְלַחְמִי֩ אֲשֶׁר־נָתַ֨תִּי לָ֜ךְ סֹ֣לֶת וָשֶׁ֤מֶן וּדְבַשׁ֙ הֶֽאֱכַלְתִּ֔יךְ וּנְתַתִּ֧יהוּ לִפְנֵיהֶ֛ם לְרֵ֥יחַ נִיחֹ֖חַ וַיֶּ֑הִי נְאֻ֖ם אֲדֹנָ֥י יְהוִֽה׃<text:s/></text:span><text:span text:style-name="T1056">‬</text:span>‬<text:span text:style-name="T1057">20</text:span><text:span text:style-name="T1058"> וַתִּקְחִ֞י אֶת־בָּנַ֤יִךְ וְאֶת־בְּנוֹתַ֙יִךְ֙ אֲשֶׁ֣ר יָלַ֣דְתְּ לִ֔י וַתִּזְבָּחִ֥ים לָהֶ֖ם לֶאֱכ֑וֹל הַמְעַ֖ט *מתזנתך **מִתַּזְנוּתָֽיִךְ׃<text:s/></text:span><text:span text:style-name="T1059">‬</text:span>‬<text:span text:style-name="T1060">21</text:span><text:span text:style-name="T1061"> וַֽתִּשְׁחֲטִ֖י אֶת־בָּנָ֑י וַֽתִּתְּנִ֔ים בְּהַעֲבִ֥יר אוֹתָ֖ם לָהֶֽם׃<text:s/></text:span><text:span text:style-name="T1062">‬</text:span>‬<text:span text:style-name="T1063">22</text:span><text:span text:style-name="T1064"> וְאֵ֤ת כָּל־תּוֹעֲבֹתַ֙יִךְ֙ וְתַזְנֻתַ֔יִךְ לֹ֥א *זכרתי **זָכַ֖רְתְּ אֶת־יְמֵ֣י נְעוּרָ֑יִךְ בִּֽהְיוֹתֵךְ֙ עֵרֹ֣ם וְעֶרְיָ֔ה מִתְבּוֹסֶ֥סֶת בְּדָמֵ֖ךְ הָיִֽית׃<text:s/></text:span><text:span text:style-name="T1065">‬</text:span>‬<text:span text:style-name="T1066">23</text:span><text:span text:style-name="T1067"> וַיְהִ֕י אַחֲרֵ֖י כָּל־רָעָתֵ֑ךְ א֣וֹי א֣וֹי לָ֔ךְ נְאֻ֖ם אֲדֹנָ֥י יְהוִֽה׃<text:s/></text:span><text:span text:style-name="T1068">‬</text:span>‬<text:span text:style-name="T1069">24</text:span><text:span text:style-name="T1070"> וַתִּבְנִי־לָ֖ךְ גֶּ֑ב וַתַּעֲשִׂי־לָ֥ךְ רָמָ֖ה בְּכָל־רְחֽוֹב׃<text:s/></text:span><text:span text:style-name="T1071">‬</text:span>‬<text:span text:style-name="T1072">25</text:span><text:span text:style-name="T1073"> אֶל־כָּל־רֹ֣אשׁ דֶּ֗רֶךְ בָּנִית֙ רָֽמָתֵ֔ךְ וַתְּתַֽעֲבִי֙ אֶת־יָפְיֵ֔ךְ וַתְּפַשְּׂקִ֥י אֶת־רַגְלַ֖יִךְ לְכָל־עוֹבֵ֑ר וַתַּרְבִּ֖י אֶת־*תזנתך **תַּזְנוּתָֽיִךְ׃<text:s/></text:span><text:span text:style-name="T1074">‬</text:span>‬<text:span text:style-name="T1075">26</text:span><text:span text:style-name="T1076"> וַתִּזְנִ֧י אֶל־בְּנֵֽי־מִצְרַ֛יִם שְׁכֵנַ֖יִךְ גִּדְלֵ֣י בָשָׂ֑ר וַתַּרְבִּ֥י אֶת־תַּזְנֻתֵ֖ךְ לְהַכְעִיסֵֽנִי׃<text:s/></text:span><text:span text:style-name="T1077">‬</text:span>‬<text:span text:style-name="T1078">27</text:span><text:span text:style-name="T1079"> וְהִנֵּ֨ה נָטִ֤יתִי יָדִי֙ עָלַ֔יִךְ וָאֶגְרַ֖ע חֻקֵּ֑ךְ וָאֶתְּנֵ֞ךְ בְּנֶ֤פֶשׁ שֹׂנְאוֹתַ֙יִךְ֙ בְּנ֣וֹת פְּלִשְׁתִּ֔ים הַנִּכְלָמ֖וֹת מִדַּרְכֵּ֥ךְ זִמָּֽה׃<text:s/></text:span><text:span text:style-name="T1080">‬</text:span>‬<text:span text:style-name="T1081">28</text:span><text:span text:style-name="T1082"> וַתִּזְנִי֙ אֶל־בְּנֵ֣י אַשּׁ֔וּר מִבִּלְתִּ֖י שָׂבְעָתֵ֑ךְ וַתִּזְנִ֕ים וְגַ֖ם לֹ֥א שָׂבָֽעַתְּ׃<text:s/></text:span><text:span text:style-name="T1083">‬</text:span>‬<text:span text:style-name="T1084">29</text:span><text:span text:style-name="T1085"> וַתַּרְבִּ֧י אֶת־תַּזְנוּתֵ֛ךְ אֶל־אֶ֥רֶץ כְּנַ֖עַן כַּשְׂדִּ֑ימָה<text:s/></text:span><text:soft-page-break/><text:span text:style-name="T1086">וְגַם־בְּזֹ֖את לֹ֥א שָׂבָֽעַתְּ׃<text:s/></text:span><text:span text:style-name="T1087">‬</text:span>‬<text:span text:style-name="T1088">30</text:span><text:span text:style-name="T1089"> מָ֤ה אֲמֻלָה֙ לִבָּתֵ֔ךְ נְאֻ֖ם אֲדֹנָ֣י יְהוִ֑ה בַּעֲשׂוֹתֵךְ֙ אֶת־כָּל־אֵ֔לֶּה מַעֲשֵׂ֥ה אִשָּֽׁה־זוֹנָ֖ה שַׁלָּֽטֶת׃<text:s/></text:span><text:span text:style-name="T1090">‬</text:span>‬<text:span text:style-name="T1091">31</text:span><text:span text:style-name="T1092"> בִּבְנוֹתַ֤יִךְ גַּבֵּךְ֙ בְּרֹ֣אשׁ כָּל־דֶּ֔רֶךְ וְרָמָתֵ֥ךְ *עשיתי **עָשִׂ֖ית בְּכָל־רְח֑וֹב וְלֹא־*הייתי **הָיִ֥ית כַּזּוֹנָ֖ה לְקַלֵּ֥ס אֶתְנָֽן׃<text:s/></text:span><text:span text:style-name="T1093">‬</text:span>‬<text:span text:style-name="T1094">32</text:span><text:span text:style-name="T1095"> הָאִשָּׁ֖ה הַמְּנָאָ֑פֶת תַּ֣חַת אִישָׁ֔הּ תִּקַּ֖ח אֶת־זָרִֽים׃<text:s/></text:span><text:span text:style-name="T1096">‬</text:span>‬<text:span text:style-name="T1097">33</text:span><text:span text:style-name="T1098"> לְכָל־זֹנ֖וֹת יִתְּנוּ־נֵ֑דֶה וְאַ֨תְּ נָתַ֤תְּ אֶת־נְדָנַ֙יִךְ֙ לְכָל־מְאַֽהֲבַ֔יִךְ וַתִּשְׁחֳדִ֣י אוֹתָ֗ם לָב֥וֹא אֵלַ֛יִךְ מִסָּבִ֖יב בְּתַזְנוּתָֽיִךְ׃<text:s/></text:span><text:span text:style-name="T1099">‬</text:span>‬<text:span text:style-name="T1100">34</text:span><text:span text:style-name="T1101"> וַיְהִי־בָ֨ךְ הֵ֤פֶךְ מִן־הַנָּשִׁים֙ בְּתַזְנוּתַ֔יִךְ וְאַחֲרַ֖יִךְ לֹ֣א זוּנָּ֑ה וּבְתִתֵּ֣ךְ אֶתְנָ֗ן וְאֶתְנַ֛ן לֹ֥א נִתַּן־לָ֖ךְ וַתְּהִ֥י לְהֶֽפֶךְ׃<text:s/></text:span><text:span text:style-name="T1102">‬</text:span>‬<text:span text:style-name="T1103">35</text:span><text:span text:style-name="T1104"> לָכֵ֣ן זוֹנָ֔ה שִׁמְעִ֖י דְּבַר־יְהוָֽה׃<text:s/></text:span><text:span text:style-name="T1105">פ<text:s/></text:span><text:span text:style-name="T1106">‬</text:span>‬‬‬‬‬‬‬‬‬‬‬‬‬‬‬‬‬‬‬‬‬‬‬‬‬‬‬‬‬‬‬‬‬‬‬</text:p>
        <text:p text:style-name="P1107"><text:span text:style-name="T1108">36</text:span><text:span text:style-name="T1109"> כֹּֽה־אָמַ֞ר אֲדֹנָ֣י יְהֹוִ֗ה יַ֣עַן הִשָּׁפֵ֤ךְ נְחֻשְׁתֵּךְ֙ וַתִּגָּלֶ֣ה עֶרְוָתֵ֔ךְ כְּתַזְנוּתַ֖יִךְ עַל־מְאַהֲבָ֑יִךְ וְעַל֙ כָּל־גִּלּוּלֵ֣י תוֹעֲבוֹתַ֔יִךְ וְכִדְמֵ֣י בָנַ֔יִךְ אֲשֶׁ֥ר נָתַ֖תְּ לָהֶֽם׃<text:s/></text:span><text:span text:style-name="T1110">‬</text:span>‬<text:span text:style-name="T1111">37</text:span><text:span text:style-name="T1112"> לָ֠כֵן הִנְנִ֨י מְקַבֵּ֤ץ אֶת־כָּל־מְאַהֲבַ֙יִךְ֙ אֲשֶׁ֣ר עָרַ֣בְתְּ עֲלֵיהֶ֔ם וְאֵת֙ כָּל־אֲשֶׁ֣ר אָהַ֔בְתְּ עַ֖ל־כָּל־אֲשֶׁ֣ר שָׂנֵ֑את וְקִבַּצְתִּי֩ אֹתָ֨ם עָלַ֜יִךְ מִסָּבִ֗יב וְגִלֵּיתִ֤י עֶרְוָתֵךְ֙ אֲלֵהֶ֔ם וְרָא֖וּ אֶת־כָּל־עֶרְוָתֵֽךְ׃<text:s/></text:span><text:span text:style-name="T1113">‬</text:span>‬<text:span text:style-name="T1114">38</text:span><text:span text:style-name="T1115"> וּשְׁפַטְתִּיךְ֙ מִשְׁפְּטֵ֣י נֹאֲפ֔וֹת וְשֹׁפְכֹ֖ת דָּ֑ם וּנְתַתִּ֕יךְ דַּ֥ם חֵמָ֖ה וְקִנְאָֽה׃<text:s/></text:span><text:span text:style-name="T1116">‬</text:span>‬<text:span text:style-name="T1117">39</text:span><text:span text:style-name="T1118"> וְנָתַתִּ֨י אוֹתָ֜ךְ בְּיָדָ֗ם וְהָרְס֤וּ גַבֵּךְ֙ וְנִתְּצ֣וּ רָמֹתַ֔יִךְ וְהִפְשִׁ֤יטוּ אוֹתָךְ֙ בְּגָדַ֔יִךְ וְלָקְח֖וּ כְּלֵ֣י תִפְאַרְתֵּ֑ךְ וְהִנִּיח֖וּךְ עֵירֹ֥ם וְעֶרְיָֽה׃<text:s/></text:span><text:span text:style-name="T1119">‬</text:span>‬<text:span text:style-name="T1120">40</text:span><text:span text:style-name="T1121"> וְהֶעֱל֤וּ עָלַ֙יִךְ֙ קָהָ֔ל וְרָגְמ֥וּ אוֹתָ֖ךְ בָּאָ֑בֶן וּבִתְּק֖וּךְ בְּחַרְבוֹתָֽם׃<text:s/></text:span><text:span text:style-name="T1122">‬</text:span>‬<text:span text:style-name="T1123">41</text:span><text:span text:style-name="T1124"> וְשָׂרְפ֤וּ בָתַּ֙יִךְ֙ בָּאֵ֔שׁ וְעָשׂוּ־בָ֣ךְ שְׁפָטִ֔ים לְעֵינֵ֖י נָשִׁ֣ים רַבּ֑וֹת וְהִשְׁבַּתִּיךְ֙ מִזּוֹנָ֔ה וְגַם־אֶתְנַ֖ן לֹ֥א תִתְּנִי־עֽוֹד׃<text:s/></text:span><text:span text:style-name="T1125">‬</text:span>‬<text:span text:style-name="T1126">42</text:span><text:span text:style-name="T1127"> וַהֲנִחֹתִ֤י חֲמָתִי֙ בָּ֔ךְ וְסָ֥רָה קִנְאָתִ֖י מִמֵּ֑ךְ וְשָׁ֣קַטְתִּ֔י וְלֹ֥א אֶכְעַ֖ס עֽוֹד׃<text:s/></text:span><text:span text:style-name="T1128">‬</text:span>‬<text:span text:style-name="T1129">43</text:span><text:span text:style-name="T1130"> יַ֗עַן אֲשֶׁ֤ר לֹֽא־*זכרתי **זָכַרְתְּ֙ אֶת־יְמֵ֣י נְעוּרַ֔יִךְ וַתִּרְגְּזִי־לִ֖י בְּכָל־אֵ֑לֶּה וְגַם־אֲנִ֨י הֵ֜א דַּרְכֵּ֣ךְ ׀ בְּרֹ֣אשׁ נָתַ֗תִּי נְאֻם֙ אֲדֹנָ֣י יְהוִ֔ה וְלֹ֤א *עשיתי **עָשִׂית֙ אֶת־הַזִּמָּ֔ה עַ֖ל כָּל־תּוֹעֲבֹתָֽיִךְ׃<text:s/></text:span><text:span text:style-name="T1131">‬</text:span>‬<text:span text:style-name="T1132">44</text:span><text:span text:style-name="T1133"> הִנֵּה֙ כָּל־הַמֹּשֵׁ֔ל עָלַ֥יִךְ יִמְשֹׁ֖ל לֵאמֹ֑ר כְּאִמָּ֖ה בִּתָּֽהּ׃<text:s/></text:span><text:span text:style-name="T1134">‬</text:span>‬<text:span text:style-name="T1135">45</text:span><text:span text:style-name="T1136"> בַּת־אִמֵּ֣ךְ אַ֔תְּ גֹּעֶ֥לֶת אִישָׁ֖הּ וּבָנֶ֑יהָ וַאֲח֨וֹת אֲחוֹתֵ֜ךְ אַ֗תְּ אֲשֶׁ֤ר גָּֽעֲ֙לוּ֙ אַנְשֵׁיהֶ֣ן וּבְנֵיהֶ֔ן אִמְּכֶ֣ן חִתִּ֔ית וַאֲבִיכֶ֖ן אֱמֹרִֽי׃<text:s/></text:span><text:span text:style-name="T1137">‬</text:span>‬<text:span text:style-name="T1138">46</text:span><text:span text:style-name="T1139"> וַאֲחוֹתֵ֨ךְ הַגְּדוֹלָ֤ה שֹֽׁמְרוֹן֙ הִ֣יא וּבְנוֹתֶ֔יהָ הַיּוֹשֶׁ֖בֶת עַל־שְׂמֹאולֵ֑ךְ וַאֲחוֹתֵ֞ךְ הַקְּטַנָּ֣ה מִמֵּ֗ךְ הַיּוֹשֶׁ֙בֶת֙ מִֽימִינֵ֔ךְ סְדֹ֖ם וּבְנוֹתֶֽיהָ׃<text:s/></text:span><text:span text:style-name="T1140">‬</text:span>‬<text:span text:style-name="T1141">47</text:span><text:span text:style-name="T1142"> וְלֹ֤א בְדַרְכֵיהֶן֙ הָלַ֔כְתְּ וּבְתוֹעֲבֽוֹתֵיהֶ֖ן *עשיתי **עָשִׂ֑ית כִּמְעַ֣ט קָ֔ט וַתַּשְׁחִ֥תִי מֵהֵ֖ן בְּכָל־דְּרָכָֽיִךְ׃<text:s/></text:span><text:span text:style-name="T1143">‬</text:span>‬<text:span text:style-name="T1144">48</text:span><text:span text:style-name="T1145"> חַי־אָ֗נִי נְאֻם֙ אֲדֹנָ֣י יְהוִ֔ה אִם־עָֽשְׂתָה֙ סְדֹ֣ם אֲחוֹתֵ֔ךְ הִ֖יא וּבְנוֹתֶ֑יהָ כַּאֲשֶׁ֣ר עָשִׂ֔ית אַ֖תְּ וּבְנוֹתָֽיִךְ׃<text:s/></text:span><text:span text:style-name="T1146">‬</text:span>‬<text:span text:style-name="T1147">49</text:span><text:span text:style-name="T1148"> הִנֵּה־זֶ֣ה הָיָ֔ה עֲוֺ֖ן סְדֹ֣ם אֲחוֹתֵ֑ךְ גָּא֨וֹן שִׂבְעַת־לֶ֜חֶם וְשַׁלְוַ֣ת הַשְׁקֵ֗ט הָ֤יָה לָהּ֙ וְלִבְנוֹתֶ֔יהָ וְיַד־עָנִ֥י וְאֶבְי֖וֹן לֹ֥א הֶחֱזִֽיקָה׃<text:s/></text:span><text:span text:style-name="T1149">‬</text:span>‬<text:span text:style-name="T1150">50</text:span><text:span text:style-name="T1151"> וַֽתִּגְבְּהֶ֔ינָה וַתַּעֲשֶׂ֥ינָה תוֹעֵבָ֖ה לְפָנָ֑י וָאָסִ֥יר אֶתְהֶ֖ן כַּאֲשֶׁ֥ר רָאִֽיתִי׃</text:span><text:span text:style-name="T1152"><text:s/>ס<text:s/></text:span><text:span text:style-name="T1153">‬</text:span>‬<text:span text:style-name="T1154">51</text:span><text:span text:style-name="T1155"> וְשֹׁ֣מְר֔וֹן כַּחֲצִ֥י חַטֹּאתַ֖יִךְ לֹ֣א חָטָ֑אָה וַתַּרְבִּ֤י אֶת־תּוֹעֲבוֹתַ֙יִךְ֙ מֵהֵ֔נָּה וַתְּצַדְּקִי֙ אֶת־*אחותך **אֲחוֹתַ֔יִךְ בְּכָל־תּוֹעֲבוֹתַ֖יִךְ אֲשֶׁ֥ר *עשיתי **עָשִֽׂית׃<text:s/></text:span><text:span text:style-name="T1156">‬</text:span>‬<text:span text:style-name="T1157">52</text:span><text:span text:style-name="T1158"> גַּם־אַ֣תְּ ׀ שְׂאִ֣י כְלִמָּתֵ֗ךְ אֲשֶׁ֤ר פִּלַּלְתְּ֙ לַֽאֲחוֹתֵ֔ךְ בְּחַטֹּאתַ֛יִךְ אֲשֶׁר־הִתְעַ֥בְתְּ מֵהֵ֖ן תִּצְדַּ֣קְנָה מִמֵּ֑ךְ וְגַם־אַ֥תְּ בּ֙וֹשִׁי֙ וּשְׂאִ֣י כְלִמָּתֵ֔ךְ בְּצַדֶּקְתֵּ֖ךְ אַחְיוֹתֵֽךְ׃<text:s/></text:span><text:span text:style-name="T1159">‬</text:span>‬<text:span text:style-name="T1160">53</text:span><text:span text:style-name="T1161"> וְשַׁבְתִּי֙ אֶת־שְׁבִ֣יתְהֶ֔ן אֶת־*שבית **שְׁב֤וּת סְדֹם֙ וּבְנוֹתֶ֔יהָ וְאֶת־*שבית **שְׁב֥וּת שֹׁמְר֖וֹן<text:s/></text:span><text:soft-page-break/><text:span text:style-name="T1162">וּבְנוֹתֶ֑יהָ *ושבית **וּשְׁב֥וּת שְׁבִיתַ֖יִךְ בְּתוֹכָֽהְנָה׃<text:s/></text:span><text:span text:style-name="T1163">‬</text:span>‬<text:span text:style-name="T1164">54</text:span><text:span text:style-name="T1165"> לְמַ֙עַן֙ תִּשְׂאִ֣י כְלִמָּתֵ֔ךְ וְנִכְלַ֕מְתְּ מִכֹּ֖ל אֲשֶׁ֣ר עָשִׂ֑ית בְּנַחֲמֵ֖ךְ אֹתָֽן׃<text:s/></text:span><text:span text:style-name="T1166">‬</text:span>‬<text:span text:style-name="T1167">55</text:span><text:span text:style-name="T1168"> וַאֲחוֹתַ֗יִךְ סְדֹ֤ם וּבְנוֹתֶ֙יהָ֙ תָּשֹׁ֣בְןָ לְקַדְמָתָ֔ן וְשֹֽׁמְרוֹן֙ וּבְנוֹתֶ֔יהָ תָּשֹׁ֖בְןָ לְקַדְמָתָ֑ן וְאַתְּ֙ וּבְנוֹתַ֔יִךְ תְּשֻׁבֶ֖ינָה לְקַדְמַתְכֶֽן׃<text:s/></text:span><text:span text:style-name="T1169">‬</text:span>‬<text:span text:style-name="T1170">56</text:span><text:span text:style-name="T1171"> וְל֤וֹא הָֽיְתָה֙ סְדֹ֣ם אֲחוֹתֵ֔ךְ לִשְׁמוּעָ֖ה בְּפִ֑יךְ בְּי֖וֹם גְּאוֹנָֽיִךְ׃<text:s/></text:span><text:span text:style-name="T1172">‬</text:span>‬<text:span text:style-name="T1173">57</text:span><text:span text:style-name="T1174"> בְּטֶרֶם֮ תִּגָּלֶ֣ה רָעָתֵךְ֒ כְּמ֗וֹ עֵ֚ת חֶרְפַּ֣ת בְּנוֹת־אֲרָ֔ם וְכָל־סְבִיבוֹתֶ֖יהָ בְּנ֣וֹת פְּלִשְׁתִּ֑ים הַשָּׁאט֥וֹת אוֹתָ֖ךְ מִסָּבִֽיב׃<text:s/></text:span><text:span text:style-name="T1175">‬</text:span>‬<text:span text:style-name="T1176">58</text:span><text:span text:style-name="T1177"> אֶת־זִמָּתֵ֥ךְ וְאֶת־תּוֹעֲבוֹתַ֖יִךְ אַ֣תְּ נְשָׂאתִ֑ים נְאֻ֖ם יְהוָֽה׃</text:span><text:span text:style-name="T1178"><text:s/>ס<text:s/></text:span><text:span text:style-name="T1179">‬</text:span>‬<text:span text:style-name="T1180">59</text:span><text:span text:style-name="T1181"> כִּ֣י כֹ֤ה אָמַר֙ אֲדֹנָ֣י יְהוִ֔ה *ועשית **וְעָשִׂ֥יתִי אוֹתָ֖ךְ כַּאֲשֶׁ֣ר עָשִׂ֑ית אֲשֶׁר־בָּזִ֥ית אָלָ֖ה לְהָפֵ֥ר בְּרִֽית׃<text:s/></text:span><text:span text:style-name="T1182">‬</text:span>‬<text:span text:style-name="T1183">60</text:span><text:span text:style-name="T1184"> וְזָכַרְתִּ֨י אֲנִ֧י אֶת־בְּרִיתִ֛י אוֹתָ֖ךְ בִּימֵ֣י נְעוּרָ֑יִךְ וַהֲקִמוֹתִ֥י לָ֖ךְ בְּרִ֥ית עוֹלָֽם׃<text:s/></text:span><text:span text:style-name="T1185">‬</text:span>‬<text:span text:style-name="T1186">61</text:span><text:span text:style-name="T1187"> וְזָכַ֣רְתְּ אֶת־דְּרָכַיִךְ֮ וְנִכְלַמְתְּ֒ בְּקַחְתֵּ֗ךְ אֶת־אֲחוֹתַ֙יִךְ֙ הַגְּדֹל֣וֹת מִמֵּ֔ךְ אֶל־הַקְּטַנּ֖וֹת מִמֵּ֑ךְ וְנָתַתִּ֨י אֶתְהֶ֥ן לָ֛ךְ לְבָנ֖וֹת וְלֹ֥א מִבְּרִיתֵֽךְ׃<text:s/></text:span><text:span text:style-name="T1188">‬</text:span>‬<text:span text:style-name="T1189">62</text:span><text:span text:style-name="T1190"> וַהֲקִימוֹתִ֥י אֲנִ֛י אֶת־בְּרִיתִ֖י אִתָּ֑ךְ וְיָדַ֖עַתְּ כִּֽי־אֲנִ֥י יְהוָֽה׃<text:s/></text:span><text:span text:style-name="T1191">‬</text:span>‬<text:span text:style-name="T1192">63</text:span><text:span text:style-name="T1193"> לְמַ֤עַן תִּזְכְּרִי֙ וָבֹ֔שְׁתְּ וְלֹ֨א יִֽהְיֶה־לָּ֥ךְ עוֹד֙ פִּתְח֣וֹן פֶּ֔ה מִפְּנֵ֖י כְּלִמָּתֵ֑ךְ בְּכַפְּרִי־לָךְ֙ לְכָל־אֲשֶׁ֣ר עָשִׂ֔ית נְאֻ֖ם אֲדֹנָ֥י יְהוִֽה׃</text:span><text:span text:style-name="T1194"><text:s/>ס<text:s/></text:span><text:span text:style-name="T1195">‬</text:span>‬‬‬‬‬‬‬‬‬‬‬‬‬‬‬‬‬‬‬‬‬‬‬‬‬‬‬‬‬</text:p>
      </text:section>
      <text:section text:name="Sect16" text:style-name="S16">
        <text:p text:style-name="P1196">Ezekiel 17</text:p>
        <text:p text:style-name="P1197"><text:span text:style-name="T1198">1</text:span><text:span text:style-name="T1199"> וַיְהִ֥י דְבַר־יְהוָ֖ה אֵלַ֥י לֵאמֹֽר׃<text:s/></text:span><text:span text:style-name="T1200">2</text:span><text:span text:style-name="T1201"> בֶּן־אָדָ֕ם ח֥וּד חִידָ֖ה וּמְשֹׁ֣ל מָשָׁ֑ל אֶל־בֵּ֖ית יִשְׂרָאֵֽל׃<text:s/></text:span><text:span text:style-name="T1202">‬</text:span>‬<text:span text:style-name="T1203">3</text:span><text:span text:style-name="T1204"> וְאָמַרְתָּ֞ כֹּה־אָמַ֣ר ׀ אֲדֹנָ֣י יְהוִ֗ה הַנֶּ֤שֶׁר הַגָּדוֹל֙ גְּד֤וֹל הַכְּנָפַ֙יִם֙ אֶ֣רֶךְ הָאֵ֔בֶר מָלֵא֙ הַנּוֹצָ֔ה אֲשֶׁר־ל֖וֹ הָֽרִקְמָ֑ה בָּ֚א אֶל־הַלְּבָנ֔וֹן וַיִּקַּ֖ח אֶת־צַמֶּ֥רֶת הָאָֽרֶז׃<text:s/></text:span><text:span text:style-name="T1205">‬</text:span>‬<text:span text:style-name="T1206">4</text:span><text:span text:style-name="T1207"> אֵ֛ת רֹ֥אשׁ יְנִֽיקוֹתָ֖יו קָטָ֑ף וַיְבִיאֵ֙הוּ֙ אֶל־אֶ֣רֶץ כְּנַ֔עַן בְּעִ֥יר רֹכְלִ֖ים שָׂמֽוֹ׃<text:s/></text:span><text:span text:style-name="T1208">‬</text:span>‬<text:span text:style-name="T1209">5</text:span><text:span text:style-name="T1210"> וַיִּקַּח֙ מִזֶּ֣רַע הָאָ֔רֶץ וַֽיִתְּנֵ֖הוּ בִּשְׂדֵה־זָ֑רַע קָ֚ח עַל־מַ֣יִם רַבִּ֔ים צַפְצָפָ֖ה שָׂמֽוֹ׃<text:s/></text:span><text:span text:style-name="T1211">‬</text:span>‬<text:span text:style-name="T1212">6</text:span><text:span text:style-name="T1213"> וַיִּצְמַ֡ח וַיְהִי֩ לְגֶ֨פֶן סֹרַ֜חַת שִׁפְלַ֣ת קוֹמָ֗ה לִפְנ֤וֹת דָּלִיּוֹתָיו֙ אֵלָ֔יו וְשָׁרָשָׁ֖יו תַּחְתָּ֣יו יִֽהְי֑וּ וַתְּהִ֣י לְגֶ֔פֶן וַתַּ֣עַשׂ בַּדִּ֔ים וַתְּשַׁלַּ֖ח פֹּארֽוֹת׃<text:s/></text:span><text:span text:style-name="T1214">‬</text:span>‬<text:span text:style-name="T1215">7</text:span><text:span text:style-name="T1216"> וַיְהִ֤י נֶֽשֶׁר־אֶחָד֙ גָּד֔וֹל גְּד֥וֹל כְּנָפַ֖יִם וְרַב־נוֹצָ֑ה וְהִנֵּה֩ הַגֶּ֨פֶן הַזֹּ֜את כָּֽפְנָ֧ה שָׁרֳשֶׁ֣יהָ עָלָ֗יו וְדָֽלִיּוֹתָיו֙ שִׁלְחָה־לּ֔וֹ לְהַשְׁק֣וֹת אוֹתָ֔הּ מֵעֲרֻג֖וֹת מַטָּעָֽהּ׃<text:s/></text:span><text:span text:style-name="T1217">‬</text:span>‬<text:span text:style-name="T1218">8</text:span><text:span text:style-name="T1219"> אֶל־שָׂ֥דֶה טּ֛וֹב אֶל־מַ֥יִם רַבִּ֖ים הִ֣יא שְׁתוּלָ֑ה לַעֲשׂ֤וֹת עָנָף֙ וְלָשֵׂ֣את פֶּ֔רִי לִהְי֖וֹת לְגֶ֥פֶן אַדָּֽרֶת׃</text:span><text:span text:style-name="T1220"><text:s/>ס<text:s/></text:span><text:span text:style-name="T1221">‬</text:span>‬<text:span text:style-name="T1222">9</text:span><text:span text:style-name="T1223"> אֱמֹ֗ר כֹּ֥ה אָמַ֛ר אֲדֹנָ֥י יְהֹוִ֖ה תִּצְלָ֑ח הֲלוֹא֩ אֶת־שָׁרָשֶׁ֨יהָ יְנַתֵּ֜ק וְאֶת־פִּרְיָ֣הּ ׀ יְקוֹסֵ֣ס וְיָבֵ֗שׁ כָּל־טַרְפֵּ֤י צִמְחָהּ֙ תִּיבָ֔שׁ וְלֹֽא־בִזְרֹ֤עַ גְּדוֹלָה֙ וּבְעַם־רָ֔ב לְמַשְׂא֥וֹת אוֹתָ֖הּ מִשָּׁרָשֶֽׁיהָ׃<text:s/></text:span><text:span text:style-name="T1224">‬</text:span>‬<text:span text:style-name="T1225">10</text:span><text:span text:style-name="T1226"> וְהִנֵּ֥ה שְׁתוּלָ֖ה הֲתִצְלָ֑ח הֲלוֹא֩ כְגַ֨עַת בָּ֜הּ ר֤וּחַ הַקָּדִים֙ תִּיבַ֣שׁ יָבֹ֔שׁ עַל־עֲרֻגֹ֥ת צִמְחָ֖הּ תִּיבָֽשׁ׃<text:s/></text:span><text:span text:style-name="T1227">פ<text:s/></text:span><text:span text:style-name="T1228">‬</text:span>‬‬‬‬‬‬‬‬‬‬</text:p>
        <text:p text:style-name="P1229"><text:span text:style-name="T1230">11</text:span><text:span text:style-name="T1231"> וַיְהִ֥י דְבַר־יְהוָ֖ה אֵלַ֥י לֵאמֹֽר׃<text:s/></text:span><text:span text:style-name="T1232">‬</text:span>‬<text:span text:style-name="T1233">12</text:span><text:span text:style-name="T1234"> אֱמָר־נָא֙ לְבֵ֣ית הַמֶּ֔רִי הֲלֹ֥א יְדַעְתֶּ֖ם מָה־אֵ֑לֶּה אֱמֹ֗ר הִנֵּה־בָ֨א מֶֽלֶךְ־בָּבֶ֤ל יְרוּשָׁלִַ֙ם֙ וַיִּקַּ֤ח אֶת־מַלְכָּהּ֙ וְאֶת־שָׂרֶ֔יהָ וַיָּבֵ֥א אוֹתָ֛ם אֵלָ֖יו בָּבֶֽלָה׃<text:s/></text:span><text:span text:style-name="T1235">‬</text:span>‬<text:span text:style-name="T1236">13</text:span><text:span text:style-name="T1237"> וַיִּקַּח֙ מִזֶּ֣רַע הַמְּלוּכָ֔ה וַיִּכְרֹ֥ת אִתּ֖וֹ בְּרִ֑ית וַיָּבֵ֤א אֹתוֹ֙ בְּאָלָ֔ה וְאֶת־אֵילֵ֥י<text:s/></text:span><text:soft-page-break/><text:span text:style-name="T1238">הָאָ֖רֶץ לָקָֽח׃<text:s/></text:span><text:span text:style-name="T1239">‬</text:span>‬<text:span text:style-name="T1240">14</text:span><text:span text:style-name="T1241"> לִֽהְיוֹת֙ מַמְלָכָ֣ה שְׁפָלָ֔ה לְבִלְתִּ֖י הִתְנַשֵּׂ֑א לִשְׁמֹ֥ר אֶת־בְּרִית֖וֹ לְעָמְדָֽהּ׃<text:s/></text:span><text:span text:style-name="T1242">‬</text:span>‬<text:span text:style-name="T1243">15</text:span><text:span text:style-name="T1244"> וַיִּמְרָד־בּ֗וֹ לִשְׁלֹ֤חַ מַלְאָכָיו֙ מִצְרַ֔יִם לָֽתֶת־ל֥וֹ סוּסִ֖ים וְעַם־רָ֑ב הֲיִצְלָ֤ח הֲיִמָּלֵט֙ הָעֹשֵׂ֣ה אֵ֔לֶּה וְהֵפֵ֥ר בְּרִ֖ית וְנִמְלָֽט׃<text:s/></text:span><text:span text:style-name="T1245">‬</text:span>‬<text:span text:style-name="T1246">16</text:span><text:span text:style-name="T1247"> חַי־אָ֗נִי נְאֻם֮ אֲדֹנָ֣י יְהוִה֒ אִם־לֹ֗א בִּמְקוֹם֙ הַמֶּ֙לֶךְ֙ הַמַּמְלִ֣יךְ אֹת֔וֹ אֲשֶׁ֤ר בָּזָה֙ אֶת־אָ֣לָת֔וֹ וַאֲשֶׁ֥ר הֵפֵ֖ר אֶת־בְּרִית֑וֹ אִתּ֥וֹ בְתוֹךְ־בָּבֶ֖ל יָמֽוּת׃<text:s/></text:span><text:span text:style-name="T1248">‬</text:span>‬<text:span text:style-name="T1249">17</text:span><text:span text:style-name="T1250"> וְלֹא֩ בְחַ֨יִל גָּד֜וֹל וּבְקָהָ֣ל רָ֗ב יַעֲשֶׂ֨ה אוֹת֤וֹ פַרְעֹה֙ בַּמִּלְחָמָ֔ה בִּשְׁפֹּ֥ךְ סֹלְלָ֖ה וּבִבְנ֣וֹת דָּיֵ֑ק לְהַכְרִ֖ית נְפָשׁ֥וֹת רַבּֽוֹת׃<text:s/></text:span><text:span text:style-name="T1251">‬</text:span>‬<text:span text:style-name="T1252">18</text:span><text:span text:style-name="T1253"> וּבָזָ֥ה אָלָ֖ה לְהָפֵ֣ר בְּרִ֑ית וְהִנֵּ֨ה נָתַ֥ן יָד֛וֹ וְכָל־אֵ֥לֶּה עָשָׂ֖ה לֹ֥א יִמָּלֵֽט׃</text:span><text:span text:style-name="T1254"><text:s/>ס<text:s/></text:span><text:span text:style-name="T1255">‬</text:span>‬<text:span text:style-name="T1256">19</text:span><text:span text:style-name="T1257"> לָכֵ֞ן כֹּה־אָמַ֨ר אֲדֹנָ֣י יְהוִה֮ חַי־אָנִי֒ אִם־לֹ֗א אָֽלָתִי֙ אֲשֶׁ֣ר בָּזָ֔ה וּבְרִיתִ֖י אֲשֶׁ֣ר הֵפִ֑יר וּנְתַתִּ֖יו בְּרֹאשֽׁוֹ׃<text:s/></text:span><text:span text:style-name="T1258">‬</text:span>‬<text:span text:style-name="T1259">20</text:span><text:span text:style-name="T1260"> וּפָרַשְׂתִּ֤י עָלָיו֙ רִשְׁתִּ֔י וְנִתְפַּ֖שׂ בִּמְצֽוּדָתִ֑י וַהֲבִיאוֹתִ֣יהוּ בָבֶ֗לָה וְנִשְׁפַּטְתִּ֤י אִתּוֹ֙ שָׁ֔ם מַעֲל֖וֹ אֲשֶׁ֥ר מָֽעַל־בִּֽי׃<text:s/></text:span><text:span text:style-name="T1261">‬</text:span>‬<text:span text:style-name="T1262">21</text:span><text:span text:style-name="T1263"> וְאֵ֨ת כָּל־*מברחו **מִבְרָחָ֤יו בְּכָל־אֲגַפָּיו֙ בַּחֶ֣רֶב יִפֹּ֔לוּ וְהַנִּשְׁאָרִ֖ים לְכָל־ר֣וּחַ יִפָּרֵ֑שׂוּ וִידַעְתֶּ֕ם כִּ֛י אֲנִ֥י יְהוָ֖ה דִּבַּֽרְתִּי׃</text:span><text:span text:style-name="T1264"><text:s/>ס<text:s/></text:span><text:span text:style-name="T1265">‬</text:span>‬<text:span text:style-name="T1266">22</text:span><text:span text:style-name="T1267"> כֹּ֤ה אָמַר֙ אֲדֹנָ֣י יְהוִ֔ה וְלָקַ֣חְתִּי אָ֗נִי מִצַּמֶּ֧רֶת הָאֶ֛רֶז הָרָמָ֖ה וְנָתָ֑תִּי מֵרֹ֤אשׁ יֹֽנְקוֹתָיו֙ רַ֣ךְ אֶקְטֹ֔ף וְשָׁתַ֣לְתִּי אָ֔נִי עַ֥ל הַר־גָּבֹ֖הַ וְתָלֽוּל׃<text:s/></text:span><text:span text:style-name="T1268">‬</text:span>‬<text:span text:style-name="T1269">23</text:span><text:span text:style-name="T1270"> בְּהַ֨ר מְר֤וֹם יִשְׂרָאֵל֙ אֶשְׁתֳּלֶ֔נּוּ וְנָשָׂ֤א עָנָף֙ וְעָ֣שָׂה פֶ֔רִי וְהָיָ֖ה לְאֶ֣רֶז אַדִּ֑יר וְשָׁכְנ֣וּ תַחְתָּ֗יו כֹּ֚ל צִפּ֣וֹר כָּל־כָּנָ֔ף בְּצֵ֥ל דָּלִיּוֹתָ֖יו תִּשְׁכֹּֽנָּה׃<text:s/></text:span><text:span text:style-name="T1271">‬</text:span>‬<text:span text:style-name="T1272">24</text:span><text:span text:style-name="T1273"> וְֽיָדְע֞וּ כָּל־עֲצֵ֣י הַשָּׂדֶ֗ה כִּ֣י אֲנִ֤י יְהוָה֙ הִשְׁפַּ֣לְתִּי ׀ עֵ֣ץ גָּבֹ֗הַ הִגְבַּ֙הְתִּי֙ עֵ֣ץ שָׁפָ֔ל הוֹבַ֙שְׁתִּי֙ עֵ֣ץ לָ֔ח וְהִפְרַ֖חְתִּי עֵ֣ץ יָבֵ֑שׁ אֲנִ֥י יְהוָ֖ה דִּבַּ֥רְתִּי וְעָשִֽׂיתִי׃<text:s/></text:span><text:span text:style-name="T1274">פ<text:s/></text:span><text:span text:style-name="T1275">‬</text:span>‬‬‬‬‬‬‬‬‬‬‬‬‬‬‬</text:p>
      </text:section>
      <text:section text:name="Sect17" text:style-name="S17">
        <text:p text:style-name="P1276">Ezekiel 18</text:p>
        <text:p text:style-name="P1277"><text:span text:style-name="T1278">1</text:span><text:span text:style-name="T1279"> וַיְהִ֥י דְבַר־יְהוָ֖ה אֵלַ֥י לֵאמֹֽר׃<text:s/></text:span><text:span text:style-name="T1280">2</text:span><text:span text:style-name="T1281"> מַה־לָּכֶ֗ם אַתֶּם֙ מֹֽשְׁלִים֙ אֶת־הַמָּשָׁ֣ל הַזֶּ֔ה עַל־אַדְמַ֥ת יִשְׂרָאֵ֖ל לֵאמֹ֑ר אָבוֹת֙ יֹ֣אכְלוּ בֹ֔סֶר וְשִׁנֵּ֥י הַבָּנִ֖ים תִּקְהֶֽינָה׃<text:s/></text:span><text:span text:style-name="T1282">‬</text:span>‬<text:span text:style-name="T1283">3</text:span><text:span text:style-name="T1284"> חַי־אָ֕נִי נְאֻ֖ם אֲדֹנָ֣י יְהוִ֑ה אִם־יִֽהְיֶ֨ה לָכֶ֜ם ע֗וֹד מְשֹׁ֛ל הַמָּשָׁ֥ל הַזֶּ֖ה בְּיִשְׂרָאֵֽל׃<text:s/></text:span><text:span text:style-name="T1285">‬</text:span>‬<text:span text:style-name="T1286">4</text:span><text:span text:style-name="T1287"> הֵ֤ן כָּל־הַנְּפָשׁוֹת֙ לִ֣י הֵ֔נָּה כְּנֶ֧פֶשׁ הָאָ֛ב וּכְנֶ֥פֶשׁ הַבֵּ֖ן לִי־הֵ֑נָּה הַנֶּ֥פֶשׁ הַחֹטֵ֖את הִ֥יא תָמֽוּת׃</text:span><text:span text:style-name="T1288"><text:s/>ס<text:s/></text:span><text:span text:style-name="T1289">‬</text:span>‬<text:span text:style-name="T1290">5</text:span><text:span text:style-name="T1291"> וְאִ֖ישׁ כִּי־יִהְיֶ֣ה צַדִּ֑יק וְעָשָׂ֥ה מִשְׁפָּ֖ט וּצְדָקָֽה׃<text:s/></text:span><text:span text:style-name="T1292">‬</text:span>‬<text:span text:style-name="T1293">6</text:span><text:span text:style-name="T1294"> אֶל־הֶֽהָרִים֙ לֹ֣א אָכָ֔ל וְעֵינָיו֙ לֹ֣א נָשָׂ֔א אֶל־גִּלּוּלֵ֖י בֵּ֣ית יִשְׂרָאֵ֑ל וְאֶת־אֵ֤שֶׁת רֵעֵ֙הוּ֙ לֹ֣א טִמֵּ֔א וְאֶל־אִשָּׁ֥ה נִדָּ֖ה לֹ֥א יִקְרָֽב׃<text:s/></text:span><text:span text:style-name="T1295">‬</text:span>‬<text:span text:style-name="T1296">7</text:span><text:span text:style-name="T1297"> וְאִישׁ֙ לֹ֣א יוֹנֶ֔ה חֲבֹלָת֥וֹ חוֹב֙ יָשִׁ֔יב גְּזֵלָ֖ה לֹ֣א יִגְזֹ֑ל לַחְמוֹ֙ לְרָעֵ֣ב יִתֵּ֔ן וְעֵירֹ֖ם יְכַסֶּה־בָּֽגֶד׃<text:s/></text:span><text:span text:style-name="T1298">‬</text:span>‬<text:span text:style-name="T1299">8</text:span><text:span text:style-name="T1300"> בַּנֶּ֣שֶׁךְ לֹֽא־יִתֵּ֗ן וְתַרְבִּית֙ לֹ֣א יִקָּ֔ח מֵעָ֖וֶל יָשִׁ֣יב יָד֑וֹ מִשְׁפַּ֤ט אֱמֶת֙ יַֽעֲשֶׂ֔ה בֵּ֥ין אִ֖ישׁ לְאִֽישׁ׃<text:s/></text:span><text:span text:style-name="T1301">‬</text:span>‬<text:span text:style-name="T1302">9</text:span><text:span text:style-name="T1303"> בְּחֻקּוֹתַ֧י יְהַלֵּ֛ךְ וּמִשְׁפָּטַ֥י שָׁמַ֖ר לַעֲשׂ֣וֹת אֱמֶ֑ת צַדִּ֥יק הוּא֙ חָיֹ֣ה יִֽחְיֶ֔ה נְאֻ֖ם אֲדֹנָ֥י יְהוִֽה׃<text:s/></text:span><text:span text:style-name="T1304">‬</text:span>‬<text:span text:style-name="T1305">10</text:span><text:span text:style-name="T1306"> וְהוֹלִ֥יד בֵּן־פָּרִ֖יץ שֹׁפֵ֣ךְ דָּ֑ם וְעָ֣שָׂה אָ֔ח מֵאַחַ֖ד מֵאֵֽלֶּה׃<text:s/></text:span><text:span text:style-name="T1307">‬</text:span>‬<text:span text:style-name="T1308">11</text:span><text:span text:style-name="T1309"> וְה֕וּא אֶת־כָּל־אֵ֖לֶּה לֹ֣א עָשָׂ֑ה כִּ֣י גַ֤ם אֶל־הֶֽהָרִים֙ אָכַ֔ל וְאֶת־אֵ֥שֶׁת רֵעֵ֖הוּ טִמֵּֽא׃<text:s/></text:span><text:span text:style-name="T1310">‬</text:span>‬<text:span text:style-name="T1311">12</text:span><text:span text:style-name="T1312"> עָנִ֤י וְאֶבְיוֹן֙ הוֹנָ֔ה גְּזֵל֣וֹת גָּזָ֔ל חֲבֹ֖ל לֹ֣א יָשִׁ֑יב וְאֶל־הַגִּלּוּלִים֙ נָשָׂ֣א עֵינָ֔יו תּוֹעֵבָ֖ה עָשָֽׂה׃<text:s/></text:span><text:span text:style-name="T1313">‬</text:span>‬<text:span text:style-name="T1314">13</text:span><text:span text:style-name="T1315"> בַּנֶּ֧שֶׁךְ נָתַ֛ן וְתַרְבִּ֥ית לָקַ֖ח וָחָ֑י לֹ֣א יִֽחְיֶ֗ה אֵ֣ת כָּל־הַתּוֹעֵב֤וֹת הָאֵ֙לֶּה֙ עָשָׂ֔ה מ֣וֹת יוּמָ֔ת דָּמָ֖יו בּ֥וֹ יִהְיֶֽה׃<text:s/></text:span><text:span text:style-name="T1316">‬</text:span>‬<text:span text:style-name="T1317">14</text:span><text:span text:style-name="T1318"> וְהִנֵּה֙ הוֹלִ֣יד בֵּ֔ן וַיַּ֕רְא אֶת־כָּל־חַטֹּ֥את אָבִ֖יו אֲשֶׁ֣ר עָשָׂ֑ה<text:s/></text:span><text:soft-page-break/><text:span text:style-name="T1319">וַיִּרְאֶ֕ה וְלֹ֥א יַעֲשֶׂ֖ה כָּהֵֽן׃<text:s/></text:span><text:span text:style-name="T1320">‬</text:span>‬<text:span text:style-name="T1321">15</text:span><text:span text:style-name="T1322"> עַל־הֶֽהָרִים֙ לֹ֣א אָכָ֔ל וְעֵינָיו֙ לֹ֣א נָשָׂ֔א אֶל־גִּלּוּלֵ֖י בֵּ֣ית יִשְׂרָאֵ֑ל אֶת־אֵ֥שֶׁת רֵעֵ֖הוּ לֹ֥א טִמֵּֽא׃<text:s/></text:span><text:span text:style-name="T1323">‬</text:span>‬<text:span text:style-name="T1324">16</text:span><text:span text:style-name="T1325"> וְאִישׁ֙ לֹ֣א הוֹנָ֔ה חֲבֹל֙ לֹ֣א חָבָ֔ל וּגְזֵלָ֖ה לֹ֣א גָזָ֑ל לַחְמוֹ֙ לְרָעֵ֣ב נָתָ֔ן וְעֵר֖וֹם כִּסָּה־בָֽגֶד׃<text:s/></text:span><text:span text:style-name="T1326">‬</text:span>‬<text:span text:style-name="T1327">17</text:span><text:span text:style-name="T1328"> מֵעָנִ֞י הֵשִׁ֣יב יָד֗וֹ נֶ֤שֶׁךְ וְתַרְבִּית֙ לֹ֣א לָקָ֔ח מִשְׁפָּטַ֣י עָשָׂ֔ה בְּחֻקּוֹתַ֖י הָלָ֑ךְ ה֗וּא לֹ֥א יָמ֛וּת בַּעֲוֺ֥ן אָבִ֖יו חָיֹ֥ה יִחְיֶֽה׃<text:s/></text:span><text:span text:style-name="T1329">‬</text:span>‬<text:span text:style-name="T1330">18</text:span><text:span text:style-name="T1331"> אָבִ֞יו כִּֽי־עָ֣שַׁק עֹ֗שֶׁק גָּזַל֙ גֵּ֣זֶל אָ֔ח וַאֲשֶׁ֥ר לֹא־ט֛וֹב עָשָׂ֖ה בְּת֣וֹךְ עַמָּ֑יו וְהִנֵּה־מֵ֖ת בַּעֲוֺנֽוֹ׃<text:s/></text:span><text:span text:style-name="T1332">‬</text:span>‬<text:span text:style-name="T1333">19</text:span><text:span text:style-name="T1334"> וַאֲמַרְתֶּ֕ם מַדֻּ֛עַ לֹא־נָשָׂ֥א הַבֵּ֖ן בַּעֲוֺ֣ן הָאָ֑ב וְהַבֵּ֞ן מִשְׁפָּ֧ט וּצְדָקָ֣ה עָשָׂ֗ה אֵ֣ת כָּל־חֻקּוֹתַ֥י שָׁמַ֛ר וַיַּעֲשֶׂ֥ה אֹתָ֖ם חָיֹ֥ה יִחְיֶֽה׃<text:s/></text:span><text:span text:style-name="T1335">‬</text:span>‬<text:span text:style-name="T1336">20</text:span><text:span text:style-name="T1337"> הַנֶּ֥פֶשׁ הַחֹטֵ֖את הִ֣יא תָמ֑וּת בֵּ֞ן לֹא־יִשָּׂ֣א ׀ בַּעֲוֺ֣ן הָאָ֗ב וְאָב֙ לֹ֤א יִשָּׂא֙ בַּעֲוֺ֣ן הַבֵּ֔ן צִדְקַ֤ת הַצַּדִּיק֙ עָלָ֣יו תִּֽהְיֶ֔ה וְרִשְׁעַ֥ת *רשע **הָרָשָׁ֖ע עָלָ֥יו תִּֽהְיֶֽה׃</text:span><text:span text:style-name="T1338"><text:s/>ס<text:s/></text:span><text:span text:style-name="T1339">‬</text:span>‬<text:span text:style-name="T1340">21</text:span><text:span text:style-name="T1341"> וְהָרָשָׁ֗ע כִּ֤י יָשׁוּב֙ מִכָּל־*חטאתו **חַטֹּאתָיו֙ אֲשֶׁ֣ר עָשָׂ֔ה וְשָׁמַר֙ אֶת־כָּל־חֻקּוֹתַ֔י וְעָשָׂ֥ה מִשְׁפָּ֖ט וּצְדָקָ֑ה חָיֹ֥ה יִחְיֶ֖ה לֹ֥א יָמֽוּת׃<text:s/></text:span><text:span text:style-name="T1342">‬</text:span>‬<text:span text:style-name="T1343">22</text:span><text:span text:style-name="T1344"> כָּל־פְּשָׁעָיו֙ אֲשֶׁ֣ר עָשָׂ֔ה לֹ֥א יִזָּכְר֖וּ ל֑וֹ בְּצִדְקָת֥וֹ אֲשֶׁר־עָשָׂ֖ה יִֽחְיֶֽה׃<text:s/></text:span><text:span text:style-name="T1345">‬</text:span>‬<text:span text:style-name="T1346">23</text:span><text:span text:style-name="T1347"> הֶחָפֹ֤ץ אֶחְפֹּץ֙ מ֣וֹת רָשָׁ֔ע נְאֻ֖ם אֲדֹנָ֣י יְהוִ֑ה הֲל֛וֹא בְּשׁוּב֥וֹ מִדְּרָכָ֖יו וְחָיָֽה׃</text:span><text:span text:style-name="T1348"><text:s/>ס<text:s/></text:span><text:span text:style-name="T1349">‬</text:span>‬<text:span text:style-name="T1350">24</text:span><text:span text:style-name="T1351"> וּבְשׁ֨וּב צַדִּ֤יק מִצִּדְקָתוֹ֙ וְעָ֣שָׂה עָ֔וֶל כְּכֹ֨ל הַתּוֹעֵב֜וֹת אֲשֶׁר־עָשָׂ֧ה הָרָשָׁ֛ע יַעֲשֶׂ֖ה וָחָ֑י כָּל־*צדקתו **צִדְקֹתָ֤יו אֲשֶׁר־עָשָׂה֙ לֹ֣א תִזָּכַ֔רְנָה בְּמַעֲל֧וֹ אֲשֶׁר־מָעַ֛ל וּבְחַטָּאת֥וֹ אֲשֶׁר־חָטָ֖א בָּ֥ם יָמֽוּת׃<text:s/></text:span><text:span text:style-name="T1352">‬</text:span>‬<text:span text:style-name="T1353">25</text:span><text:span text:style-name="T1354"> וַאֲמַרְתֶּ֕ם לֹ֥א יִתָּכֵ֖ן דֶּ֣רֶךְ אֲדֹנָ֑י שִׁמְעוּ־נָא֙ בֵּ֣ית יִשְׂרָאֵ֔ל הֲדַרְכִּי֙ לֹ֣א יִתָּכֵ֔ן הֲלֹ֥א דַרְכֵיכֶ֖ם לֹ֥א יִתָּכֵֽנוּ׃<text:s/></text:span><text:span text:style-name="T1355">‬</text:span>‬<text:span text:style-name="T1356">26</text:span><text:span text:style-name="T1357"> בְּשׁוּב־צַדִּ֧יק מִצִּדְקָת֛וֹ וְעָ֥שָׂה עָ֖וֶל וּמֵ֣ת עֲלֵיהֶ֑ם בְּעַוְל֥וֹ אֲשֶׁר־עָשָׂ֖ה יָמֽוּת׃</text:span><text:span text:style-name="T1358"><text:s/>ס<text:s/></text:span><text:span text:style-name="T1359">‬</text:span>‬<text:span text:style-name="T1360">27</text:span><text:span text:style-name="T1361"> וּבְשׁ֣וּב רָשָׁ֗ע מֵֽרִשְׁעָתוֹ֙ אֲשֶׁ֣ר עָשָׂ֔ה וַיַּ֥עַשׂ מִשְׁפָּ֖ט וּצְדָקָ֑ה ה֖וּא אֶת־נַפְשׁ֥וֹ יְחַיֶּֽה׃<text:s/></text:span><text:span text:style-name="T1362">‬</text:span>‬<text:span text:style-name="T1363">28</text:span><text:span text:style-name="T1364"> וַיִּרְאֶ֣ה *וישוב **וַיָּ֔שָׁב מִכָּל־פְּשָׁעָ֖יו אֲשֶׁ֣ר עָשָׂ֑ה חָי֥וֹ יִחְיֶ֖ה לֹ֥א יָמֽוּת׃<text:s/></text:span><text:span text:style-name="T1365">‬</text:span>‬<text:span text:style-name="T1366">29</text:span><text:span text:style-name="T1367"> וְאָֽמְרוּ֙ בֵּ֣ית יִשְׂרָאֵ֔ל לֹ֥א יִתָּכֵ֖ן דֶּ֣רֶךְ אֲדֹנָ֑י הַדְּרָכַ֞י לֹ֤א יִתָּֽכְנּוּ֙ בֵּ֣ית יִשְׂרָאֵ֔ל הֲלֹ֥א דַרְכֵיכֶ֖ם לֹ֥א יִתָּכֵֽן׃<text:s/></text:span><text:span text:style-name="T1368">‬</text:span>‬<text:span text:style-name="T1369">30</text:span><text:span text:style-name="T1370"> לָכֵן֩ אִ֨ישׁ כִּדְרָכָ֜יו אֶשְׁפֹּ֤ט אֶתְכֶם֙ בֵּ֣ית יִשְׂרָאֵ֔ל נְאֻ֖ם אֲדֹנָ֣י יְהוִ֑ה שׁ֤וּבוּ וְהָשִׁ֙יבוּ֙ מִכָּל־פִּשְׁעֵיכֶ֔ם וְלֹֽא־יִהְיֶ֥ה לָכֶ֛ם לְמִכְשׁ֖וֹל עָוֺֽן׃<text:s/></text:span><text:span text:style-name="T1371">‬</text:span>‬<text:span text:style-name="T1372">31</text:span><text:span text:style-name="T1373"> הַשְׁלִ֣יכוּ מֵעֲלֵיכֶ֗ם אֶת־כָּל־פִשְׁעֵיכֶם֙ אֲשֶׁ֣ר פְּשַׁעְתֶּ֣ם בָּ֔ם וַעֲשׂ֥וּ לָכֶ֛ם לֵ֥ב חָדָ֖שׁ וְר֣וּחַ חֲדָשָׁ֑ה וְלָ֥מָּה תָמֻ֖תוּ בֵּ֥ית יִשְׂרָאֵֽל׃<text:s/></text:span><text:span text:style-name="T1374">‬</text:span>‬<text:span text:style-name="T1375">32</text:span><text:span text:style-name="T1376"> כִּ֣י לֹ֤א אֶחְפֹּץ֙ בְּמ֣וֹת הַמֵּ֔ת נְאֻ֖ם אֲדֹנָ֣י יְהוִ֑ה וְהָשִׁ֖יבוּ וִֽחְיֽוּ׃<text:s/></text:span><text:span text:style-name="T1377">פ<text:s/></text:span><text:span text:style-name="T1378">‬</text:span>‬‬‬‬‬‬‬‬‬‬‬‬‬‬‬‬‬‬‬‬‬‬‬‬‬‬‬‬‬‬‬‬</text:p>
      </text:section>
      <text:section text:name="Sect18" text:style-name="S18">
        <text:p text:style-name="P1379">Ezekiel 19</text:p>
        <text:p text:style-name="P1380"><text:span text:style-name="T1381">1</text:span><text:span text:style-name="T1382"> וְאַתָּה֙ שָׂ֣א קִינָ֔ה אֶל־נְשִׂיאֵ֖י יִשְׂרָאֵֽל׃<text:s/></text:span><text:span text:style-name="T1383">2</text:span><text:span text:style-name="T1384"> וְאָמַרְתָּ֗ מָ֤ה אִמְּךָ֙ לְבִיָּ֔א בֵּ֥ין אֲרָי֖וֹת רָבָ֑צָה בְּת֥וֹךְ כְּפִרִ֖ים רִבְּתָ֥ה גוּרֶֽיהָ׃<text:s/></text:span><text:span text:style-name="T1385">‬</text:span>‬<text:span text:style-name="T1386">3</text:span><text:span text:style-name="T1387"> וַתַּ֛עַל אֶחָ֥ד מִגֻּרֶ֖יהָ כְּפִ֣יר הָיָ֑ה וַיִּלְמַ֥ד לִטְרָף־טֶ֖רֶף אָדָ֥ם אָכָֽל׃<text:s/></text:span><text:span text:style-name="T1388">‬</text:span>‬<text:span text:style-name="T1389">4</text:span><text:span text:style-name="T1390"> וַיִּשְׁמְע֥וּ אֵלָ֛יו גּוֹיִ֖ם בְּשַׁחְתָּ֣ם נִתְפָּ֑שׂ וַיְבִאֻ֥הוּ בַֽחַחִ֖ים אֶל־אֶ֥רֶץ מִצְרָֽיִם׃<text:s/></text:span><text:span text:style-name="T1391">‬</text:span>‬<text:span text:style-name="T1392">5</text:span><text:span text:style-name="T1393"> וַתֵּ֙רֶא֙ כִּ֣י נֽוֹחֲלָ֔ה אָבְדָ֖ה תִּקְוָתָ֑הּ וַתִּקַּ֛ח אֶחָ֥ד מִגֻּרֶ֖יהָ כְּפִ֥יר שָׂמָֽתְהוּ׃<text:s/></text:span><text:span text:style-name="T1394">‬</text:span>‬<text:span text:style-name="T1395">6</text:span><text:span text:style-name="T1396"> וַיִּתְהַלֵּ֥ךְ בְּתוֹךְ־אֲרָי֖וֹת כְּפִ֣יר הָיָ֑ה וַיִּלְמַ֥ד לִטְרָף־טֶ֖רֶף אָדָ֥ם אָכָֽל׃<text:s/></text:span><text:span text:style-name="T1397">‬</text:span>‬<text:span text:style-name="T1398">7</text:span><text:span text:style-name="T1399"> וַיֵּ֙דַע֙ אַלְמְנוֹתָ֔יו וְעָרֵיהֶ֖ם הֶחֱרִ֑יב וַתֵּ֤שַׁם אֶ֙רֶץ֙ וּמְלֹאָ֔הּ מִקּ֖וֹל שַׁאֲגָתֽוֹ׃<text:s/></text:span><text:span text:style-name="T1400">‬</text:span>‬<text:span text:style-name="T1401">8</text:span><text:span text:style-name="T1402"> וַיִּתְּנ֨וּ עָלָ֥יו גּוֹיִ֛ם סָבִ֖יב מִמְּדִינ֑וֹת<text:s/></text:span><text:soft-page-break/><text:span text:style-name="T1403">וַֽיִּפְרְשׂ֥וּ עָלָ֛יו רִשְׁתָּ֖ם בְּשַׁחְתָּ֥ם נִתְפָּֽשׂ׃<text:s/></text:span><text:span text:style-name="T1404">‬</text:span>‬<text:span text:style-name="T1405">9</text:span><text:span text:style-name="T1406"> וַֽיִּתְּנֻ֤הוּ בַסּוּגַר֙ בַּֽחַחִ֔ים וַיְבִאֻ֖הוּ אֶל־מֶ֣לֶךְ בָּבֶ֑ל יְבִאֻ֙הוּ֙ בַּמְּצֹד֔וֹת לְמַ֗עַן לֹא־יִשָּׁמַ֥ע קוֹל֛וֹ ע֖וֹד אֶל־הָרֵ֥י יִשְׂרָאֵֽל׃<text:s/></text:span><text:span text:style-name="T1407">פ<text:s/></text:span><text:span text:style-name="T1408">‬</text:span>‬‬‬‬‬‬‬‬‬</text:p>
        <text:p text:style-name="P1409"><text:span text:style-name="T1410">10</text:span><text:span text:style-name="T1411"> אִמְּךָ֥ כַגֶּ֛פֶן בְּדָמְךָ֖ עַל־מַ֣יִם שְׁתוּלָ֑ה פֹּֽרִיָּה֙ וַֽעֲנֵפָ֔ה הָיְתָ֖ה מִמַּ֥יִם רַבִּֽים׃<text:s/></text:span><text:span text:style-name="T1412">‬</text:span>‬<text:span text:style-name="T1413">11</text:span><text:span text:style-name="T1414"> וַיִּֽהְיוּ־לָ֞הּ מַטּ֣וֹת עֹ֗ז אֶל־שִׁבְטֵי֙ מֹֽשְׁלִ֔ים וַתִּגְבַּ֥הּ קֽוֹמָת֖וֹ עַל־בֵּ֣ין עֲבֹתִ֑ים וַיֵּרָ֣א בְגָבְה֔וֹ בְּרֹ֖ב דָּלִיֹּתָֽיו׃<text:s/></text:span><text:span text:style-name="T1415">‬</text:span>‬<text:span text:style-name="T1416">12</text:span><text:span text:style-name="T1417"> וַתֻּתַּ֤שׁ בְּחֵמָה֙ לָאָ֣רֶץ הֻשְׁלָ֔כָה וְר֥וּחַ הַקָּדִ֖ים הוֹבִ֣ישׁ פִּרְיָ֑הּ הִתְפָּרְק֧וּ וְיָבֵ֛שׁוּ מַטֵּ֥ה עֻזָּ֖הּ אֵ֥שׁ אֲכָלָֽתְהוּ׃<text:s/></text:span><text:span text:style-name="T1418">‬</text:span>‬<text:span text:style-name="T1419">13</text:span><text:span text:style-name="T1420"> וְעַתָּ֖ה שְׁתוּלָ֣ה בַמִּדְבָּ֑ר בְּאֶ֖רֶץ צִיָּ֥ה וְצָמָֽא׃<text:s/></text:span><text:span text:style-name="T1421">‬</text:span>‬<text:span text:style-name="T1422">14</text:span><text:span text:style-name="T1423"> וַתֵּצֵ֨א אֵ֜שׁ מִמַּטֵּ֤ה בַדֶּ֙יהָ֙ פִּרְיָ֣הּ אָכָ֔לָה וְלֹא־הָ֥יָה בָ֛הּ מַטֵּה־עֹ֖ז שֵׁ֣בֶט לִמְשׁ֑וֹל קִ֥ינָה הִ֖יא וַתְּהִ֥י לְקִינָֽה׃<text:s/></text:span><text:span text:style-name="T1424">פ<text:s/></text:span><text:span text:style-name="T1425">‬</text:span>‬‬‬‬‬‬</text:p>
      </text:section>
      <text:section text:name="Sect19" text:style-name="S19">
        <text:p text:style-name="P1426">Ezekiel 20</text:p>
        <text:p text:style-name="P1427"><text:span text:style-name="T1428">1</text:span><text:span text:style-name="T1429"> וַיְהִ֣י ׀ בַּשָּׁנָ֣ה הַשְּׁבִיעִ֗ית בַּֽחֲמִשִׁי֙ בֶּעָשׂ֣וֹר לַחֹ֔דֶשׁ בָּ֧אוּ אֲנָשִׁ֛ים מִזִּקְנֵ֥י יִשְׂרָאֵ֖ל לִדְרֹ֣שׁ אֶת־יְהוָ֑ה וַיֵּשְׁב֖וּ לְפָנָֽי׃</text:span><text:span text:style-name="T1430"><text:s/>ס<text:s/></text:span><text:span text:style-name="T1431">2</text:span><text:span text:style-name="T1432"> וַיְהִ֥י דְבַר־יְהוָ֖ה אֵלַ֥י לֵאמֹֽר׃<text:s/></text:span><text:span text:style-name="T1433">‬</text:span>‬<text:span text:style-name="T1434">3</text:span><text:span text:style-name="T1435"> בֶּן־אָדָ֗ם דַּבֵּ֞ר אֶת־זִקְנֵ֤י יִשְׂרָאֵל֙ וְאָמַרְתָּ֣ אֲלֵהֶ֗ם כֹּ֤ה אָמַר֙ אֲדֹנָ֣י יְהוִ֔ה הֲלִדְרֹ֥שׁ אֹתִ֖י אַתֶּ֣ם בָּאִ֑ים חַי־אָ֙נִי֙ אִם־אִדָּרֵ֣שׁ לָכֶ֔ם נְאֻ֖ם אֲדֹנָ֥י יְהוִֽה׃<text:s/></text:span><text:span text:style-name="T1436">‬</text:span>‬<text:span text:style-name="T1437">4</text:span><text:span text:style-name="T1438"> הֲתִשְׁפֹּ֣ט אֹתָ֔ם הֲתִשְׁפּ֖וֹט בֶּן־אָדָ֑ם אֶת־תּוֹעֲבֹ֥ת אֲבוֹתָ֖ם הוֹדִיעֵֽם׃<text:s/></text:span><text:span text:style-name="T1439">‬</text:span>‬<text:span text:style-name="T1440">5</text:span><text:span text:style-name="T1441"> וְאָמַרְתָּ֣ אֲלֵיהֶ֗ם כֹּֽה־אָמַר֮ אֲדֹנָ֣י יְהוִה֒ בְּיוֹם֙ בָּחֳרִ֣י בְיִשְׂרָאֵ֔ל וָאֶשָּׂ֣א יָדִ֗י לְזֶ֙רַע֙ בֵּ֣ית יַֽעֲקֹ֔ב וָאִוָּדַ֥ע לָהֶ֖ם בְּאֶ֣רֶץ מִצְרָ֑יִם וָאֶשָּׂ֨א יָדִ֤י לָהֶם֙ לֵאמֹ֔ר אֲנִ֖י יְהוָ֥ה אֱלֹהֵיכֶֽם׃<text:s/></text:span><text:span text:style-name="T1442">‬</text:span>‬<text:span text:style-name="T1443">6</text:span><text:span text:style-name="T1444"> בַּיּ֣וֹם הַה֗וּא נָשָׂ֤אתִי יָדִי֙ לָהֶ֔ם לְהֽוֹצִיאָ֖ם מֵאֶ֣רֶץ מִצְרָ֑יִם אֶל־אֶ֜רֶץ אֲשֶׁר־תַּ֣רְתִּי לָהֶ֗ם זָבַ֤ת חָלָב֙ וּדְבַ֔שׁ צְבִ֥י הִ֖יא לְכָל־הָאֲרָצֽוֹת׃<text:s/></text:span><text:span text:style-name="T1445">‬</text:span>‬<text:span text:style-name="T1446">7</text:span><text:span text:style-name="T1447"> וָאֹמַ֣ר אֲלֵהֶ֗ם אִ֣ישׁ שִׁקּוּצֵ֤י עֵינָיו֙ הַשְׁלִ֔יכוּ וּבְגִלּוּלֵ֥י מִצְרַ֖יִם אַל־תִּטַּמָּ֑אוּ אֲנִ֖י יְהוָ֥ה אֱלֹהֵיכֶֽם׃<text:s/></text:span><text:span text:style-name="T1448">‬</text:span>‬<text:span text:style-name="T1449">8</text:span><text:span text:style-name="T1450"> וַיַּמְרוּ־בִ֗י וְלֹ֤א אָבוּ֙ לִשְׁמֹ֣עַ אֵלַ֔י אִ֣ישׁ אֶת־שִׁקּוּצֵ֤י עֵֽינֵיהֶם֙ לֹ֣א הִשְׁלִ֔יכוּ וְאֶת־גִּלּוּלֵ֥י מִצְרַ֖יִם לֹ֣א עָזָ֑בוּ וָאֹמַ֞ר לִשְׁפֹּ֧ךְ חֲמָתִ֣י עֲלֵיהֶ֗ם לְכַלּ֤וֹת אַפִּי֙ בָּהֶ֔ם בְּת֖וֹךְ אֶ֥רֶץ מִצְרָֽיִם׃<text:s/></text:span><text:span text:style-name="T1451">‬</text:span>‬<text:span text:style-name="T1452">9</text:span><text:span text:style-name="T1453"> וָאַ֙עַשׂ֙ לְמַ֣עַן שְׁמִ֔י לְבִלְתִּ֥י הֵחֵ֛ל לְעֵינֵ֥י הַגּוֹיִ֖ם אֲשֶׁר־הֵ֣מָּה בְתוֹכָ֑ם אֲשֶׁ֨ר נוֹדַ֤עְתִּי אֲלֵיהֶם֙ לְעֵ֣ינֵיהֶ֔ם לְהוֹצִיאָ֖ם מֵאֶ֥רֶץ מִצְרָֽיִם׃<text:s/></text:span><text:span text:style-name="T1454">‬</text:span>‬<text:span text:style-name="T1455">10</text:span><text:span text:style-name="T1456"> וָאֽוֹצִיאֵ֖ם מֵאֶ֣רֶץ מִצְרָ֑יִם וָאֲבִאֵ֖ם אֶל־הַמִּדְבָּֽר׃<text:s/></text:span><text:span text:style-name="T1457">‬</text:span>‬<text:span text:style-name="T1458">11</text:span><text:span text:style-name="T1459"> וָאֶתֵּ֤ן לָהֶם֙ אֶת־חֻקּוֹתַ֔י וְאֶת־מִשְׁפָּטַ֖י הוֹדַ֣עְתִּי אוֹתָ֑ם אֲשֶׁ֨ר יַעֲשֶׂ֥ה אוֹתָ֛ם הָאָדָ֖ם וָחַ֥י בָּהֶֽם׃<text:s/></text:span><text:span text:style-name="T1460">‬</text:span>‬<text:span text:style-name="T1461">12</text:span><text:span text:style-name="T1462"> וְגַ֤ם אֶת־שַׁבְּתוֹתַי֙ נָתַ֣תִּי לָהֶ֔ם לִהְי֣וֹת לְא֔וֹת בֵּינִ֖י וּבֵֽינֵיהֶ֑ם לָדַ֕עַת כִּ֛י אֲנִ֥י יְהוָ֖ה מְקַדְּשָֽׁם׃<text:s/></text:span><text:span text:style-name="T1463">‬</text:span>‬<text:span text:style-name="T1464">13</text:span><text:span text:style-name="T1465"> וַיַּמְרוּ־בִ֨י בֵֽית־יִשְׂרָאֵ֜ל בַּמִּדְבָּ֗ר בְּחֻקּוֹתַ֨י לֹא־הָלָ֜כוּ וְאֶת־מִשְׁפָּטַ֣י מָאָ֗סוּ אֲשֶׁר֩ יַעֲשֶׂ֨ה אֹתָ֤ם הָֽאָדָם֙ וָחַ֣י בָּהֶ֔ם וְאֶת־שַׁבְּתֹתַ֖י חִלְּל֣וּ מְאֹ֑ד וָאֹמַ֞ר לִשְׁפֹּ֨ךְ חֲמָתִ֧י עֲלֵיהֶ֛ם בַּמִּדְבָּ֖ר לְכַלּוֹתָֽם׃<text:s/></text:span><text:span text:style-name="T1466">‬</text:span>‬<text:span text:style-name="T1467">14</text:span><text:span text:style-name="T1468"> וָאֶעֱשֶׂ֖ה לְמַ֣עַן שְׁמִ֑י לְבִלְתִּ֤י הֵחֵל֙ לְעֵינֵ֣י הַגּוֹיִ֔ם אֲשֶׁ֥ר הוֹצֵאתִ֖ים לְעֵינֵיהֶֽם׃<text:s/></text:span><text:span text:style-name="T1469">‬</text:span>‬<text:span text:style-name="T1470">15</text:span><text:span text:style-name="T1471"> וְגַם־אֲנִ֗י נָשָׂ֧אתִי יָדִ֛י לָהֶ֖ם בַּמִּדְבָּ֑ר לְבִלְתִּי֩ הָבִ֨יא אוֹתָ֜ם אֶל־הָאָ֣רֶץ אֲשֶׁר־</text:span><text:soft-page-break/><text:span text:style-name="T1472">נָתַ֗תִּי זָבַ֤ת חָלָב֙ וּדְבַ֔שׁ צְבִ֥י הִ֖יא לְכָל־הָאֲרָצֽוֹת׃<text:s/></text:span><text:span text:style-name="T1473">‬</text:span>‬<text:span text:style-name="T1474">16</text:span><text:span text:style-name="T1475"> יַ֜עַן בְּמִשְׁפָּטַ֣י מָאָ֗סוּ וְאֶת־חֻקּוֹתַי֙ לֹא־הָלְכ֣וּ בָהֶ֔ם וְאֶת־שַׁבְּתוֹתַ֖י חִלֵּ֑לוּ כִּ֛י אַחֲרֵ֥י גִלּוּלֵיהֶ֖ם לִבָּ֥ם הֹלֵֽךְ׃<text:s/></text:span><text:span text:style-name="T1476">‬</text:span>‬<text:span text:style-name="T1477">17</text:span><text:span text:style-name="T1478"> וַתָּ֧חָס עֵינִ֛י עֲלֵיהֶ֖ם מִֽשַּׁחֲתָ֑ם וְלֹֽא־עָשִׂ֧יתִי אוֹתָ֛ם כָּלָ֖ה בַּמִּדְבָּֽר׃<text:s/></text:span><text:span text:style-name="T1479">‬</text:span>‬<text:span text:style-name="T1480">18</text:span><text:span text:style-name="T1481"> וָאֹמַ֤ר אֶל־בְּנֵיהֶם֙ בַּמִּדְבָּ֔ר בְּחוּקֵּ֤י אֲבֽוֹתֵיכֶם֙ אַל־תֵּלֵ֔כוּ וְאֶת־מִשְׁפְּטֵיהֶ֖ם אַל־תִּשְׁמֹ֑רוּ וּבְגִלּוּלֵיהֶ֖ם אַל־תִּטַּמָּֽאוּ׃<text:s/></text:span><text:span text:style-name="T1482">‬</text:span>‬<text:span text:style-name="T1483">19</text:span><text:span text:style-name="T1484"> אֲנִי֙ יְהוָ֣ה אֱלֹהֵיכֶ֔ם בְּחֻקּוֹתַ֖י לֵ֑כוּ וְאֶת־מִשְׁפָּטַ֥י שִׁמְר֖וּ וַעֲשׂ֥וּ אוֹתָֽם׃<text:s/></text:span><text:span text:style-name="T1485">‬</text:span>‬<text:span text:style-name="T1486">20</text:span><text:span text:style-name="T1487"> וְאֶת־שַׁבְּתוֹתַ֖י קַדֵּ֑שׁוּ וְהָי֤וּ לְאוֹת֙ בֵּינִ֣י וּבֵֽינֵיכֶ֔ם לָדַ֕עַת כִּ֛י אֲנִ֥י יְהוָ֖ה אֱלֹהֵיכֶֽם׃<text:s/></text:span><text:span text:style-name="T1488">‬</text:span>‬<text:span text:style-name="T1489">21</text:span><text:span text:style-name="T1490"> וַיַּמְרוּ־בִ֣י הַבָּנִ֗ים בְּחֻקּוֹתַ֣י לֹֽא־הָ֠לָכוּ וְאֶת־מִשְׁפָּטַ֨י לֹא־שָׁמְר֜וּ לַעֲשׂ֣וֹת אוֹתָ֗ם אֲשֶׁר֩ יַעֲשֶׂ֨ה אוֹתָ֤ם הָֽאָדָם֙ וָחַ֣י בָּהֶ֔ם אֶת־שַׁבְּתוֹתַ֖י חִלֵּ֑לוּ וָאֹמַ֞ר לִשְׁפֹּ֧ךְ חֲמָתִ֣י עֲלֵיהֶ֗ם לְכַלּ֥וֹת אַפִּ֛י בָּ֖ם בַּמִּדְבָּֽר׃<text:s/></text:span><text:span text:style-name="T1491">‬</text:span>‬<text:span text:style-name="T1492">22</text:span><text:span text:style-name="T1493"> וַהֲשִׁבֹ֙תִי֙ אֶת־יָדִ֔י וָאַ֖עַשׂ לְמַ֣עַן שְׁמִ֑י לְבִלְתִּ֤י הֵחֵל֙ לְעֵינֵ֣י הַגּוֹיִ֔ם אֲשֶׁר־הוֹצֵ֥אתִי אוֹתָ֖ם לְעֵינֵיהֶֽם׃<text:s/></text:span><text:span text:style-name="T1494">‬</text:span>‬<text:span text:style-name="T1495">23</text:span><text:span text:style-name="T1496"> גַּם־אֲנִ֗י נָשָׂ֧אתִי אֶת־יָדִ֛י לָהֶ֖ם בַּמִּדְבָּ֑ר לְהָפִ֤יץ אֹתָם֙ בַּגּוֹיִ֔ם וּלְזָר֥וֹת אוֹתָ֖ם בָּאֲרָצֽוֹת׃<text:s/></text:span><text:span text:style-name="T1497">‬</text:span>‬<text:span text:style-name="T1498">24</text:span><text:span text:style-name="T1499"> יַ֜עַן מִשְׁפָּטַ֤י לֹֽא־עָשׂוּ֙ וְחֻקּוֹתַ֣י מָאָ֔סוּ וְאֶת־שַׁבְּתוֹתַ֖י חִלֵּ֑לוּ וְאַחֲרֵי֙ גִּלּוּלֵ֣י אֲבוֹתָ֔ם הָי֖וּ עֵינֵיהֶֽם׃<text:s/></text:span><text:span text:style-name="T1500">‬</text:span>‬<text:span text:style-name="T1501">25</text:span><text:span text:style-name="T1502"> וְגַם־אֲנִי֙ נָתַ֣תִּי לָהֶ֔ם חֻקִּ֖ים לֹ֣א טוֹבִ֑ים וּמִ֨שְׁפָּטִ֔ים לֹ֥א יִֽחְי֖וּ בָּהֶֽם׃<text:s/></text:span><text:span text:style-name="T1503">‬</text:span>‬<text:span text:style-name="T1504">26</text:span><text:span text:style-name="T1505"> וָאֲטַמֵּ֤א אוֹתָם֙ בְּמַתְּנוֹתָ֔ם בְּהַעֲבִ֖יר כָּל־פֶּ֣טֶר רָ֑חַם לְמַ֣עַן אֲשִׁמֵּ֔ם לְמַ֙עַן֙ אֲשֶׁ֣ר יֵֽדְע֔וּ אֲשֶׁ֖ר אֲנִ֥י יְהוָֽה׃</text:span><text:span text:style-name="T1506"><text:s/>ס<text:s/></text:span><text:span text:style-name="T1507">‬</text:span>‬<text:span text:style-name="T1508">27</text:span><text:span text:style-name="T1509"> לָכֵ֞ן דַּבֵּ֨ר אֶל־בֵּ֤ית יִשְׂרָאֵל֙ בֶּן־אָדָ֔ם וְאָמַרְתָּ֣ אֲלֵיהֶ֔ם כֹּ֥ה אָמַ֖ר אֲדֹנָ֣י יְהוִ֑ה ע֗וֹד זֹ֚את גִּדְּפ֤וּ אוֹתִי֙ אֲב֣וֹתֵיכֶ֔ם בְּמַעֲלָ֥ם בִּ֖י מָֽעַל׃<text:s/></text:span><text:span text:style-name="T1510">‬</text:span>‬<text:span text:style-name="T1511">28</text:span><text:span text:style-name="T1512"> וָאֲבִיאֵם֙ אֶל־הָאָ֔רֶץ אֲשֶׁ֤ר נָשָׂ֙אתִי֙ אֶת־יָדִ֔י לָתֵ֥ת אוֹתָ֖הּ לָהֶ֑ם וַיִּרְאוּ֩ כָל־גִּבְעָ֨ה רָמָ֜ה וְכָל־עֵ֣ץ עָבֹ֗ת וַיִּזְבְּחוּ־שָׁ֤ם אֶת־זִבְחֵיהֶם֙ וַיִּתְּנוּ־שָׁם֙ כַּ֣עַס קָרְבָּנָ֔ם וַיָּשִׂ֣ימוּ שָׁ֗ם רֵ֚יחַ נִיח֣וֹחֵיהֶ֔ם וַיַּסִּ֥יכוּ שָׁ֖ם אֶת־נִסְכֵּיהֶֽם׃<text:s/></text:span><text:span text:style-name="T1513">‬</text:span>‬<text:span text:style-name="T1514">29</text:span><text:span text:style-name="T1515"> וָאֹמַ֣ר אֲלֵהֶ֔ם מָ֣ה הַבָּמָ֔ה אֲשֶׁר־אַתֶּ֥ם הַבָּאִ֖ים שָׁ֑ם וַיִּקָּרֵ֤א שְׁמָהּ֙ בָּמָ֔ה עַ֖ד הַיּ֥וֹם הַזֶּֽה׃<text:s/></text:span><text:span text:style-name="T1516">‬</text:span>‬<text:span text:style-name="T1517">30</text:span><text:span text:style-name="T1518"> לָכֵ֞ן אֱמֹ֣ר ׀ אֶל־בֵּ֣ית יִשְׂרָאֵ֗ל כֹּ֤ה אָמַר֙ אֲדֹנָ֣י יְהוִ֔ה הַבְּדֶ֥רֶךְ אֲבֽוֹתֵיכֶ֖ם אַתֶּ֣ם נִטְמְאִ֑ים וְאַחֲרֵ֥י שִׁקּוּצֵיהֶ֖ם אַתֶּ֥ם זֹנִֽים׃<text:s/></text:span><text:span text:style-name="T1519">‬</text:span>‬<text:span text:style-name="T1520">31</text:span><text:span text:style-name="T1521"> וּבִשְׂאֵ֣ת מַתְּנֹֽתֵיכֶ֡ם בְּֽהַעֲבִיר֩ בְּנֵיכֶ֨ם בָּאֵ֜שׁ אַתֶּם֩ נִטְמְאִ֤֨ים לְכָל־גִּלּֽוּלֵיכֶם֙ עַד־הַיּ֔וֹם וַאֲנִ֛י אִדָּרֵ֥שׁ לָכֶ֖ם בֵּ֣ית יִשְׂרָאֵ֑ל חַי־אָ֗נִי נְאֻם֙ אֲדֹנָ֣י יְהוִ֔ה אִם־אִדָּרֵ֖שׁ לָכֶֽם׃<text:s/></text:span><text:span text:style-name="T1522">‬</text:span>‬<text:span text:style-name="T1523">32</text:span><text:span text:style-name="T1524"> וְהָֽעֹלָה֙ עַל־ר֣וּחֲכֶ֔ם הָי֖וֹ לֹ֣א תִֽהְיֶ֑ה אֲשֶׁ֣ר ׀ אַתֶּ֣ם אֹמְרִ֗ים נִֽהְיֶ֤ה כַגּוֹיִם֙ כְּמִשְׁפְּח֣וֹת הָאֲרָצ֔וֹת לְשָׁרֵ֖ת עֵ֥ץ וָאָֽבֶן׃<text:s/></text:span><text:span text:style-name="T1525">‬</text:span>‬<text:span text:style-name="T1526">33</text:span><text:span text:style-name="T1527"> חַי־אָ֕נִי נְאֻ֖ם אֲדֹנָ֣י יְהוִ֑ה אִם־לֹ֠א בְּיָ֨ד חֲזָקָ֜ה וּבִזְר֧וֹעַ נְטוּיָ֛ה וּבְחֵמָ֥ה שְׁפוּכָ֖ה אֶמְל֥וֹךְ עֲלֵיכֶֽם׃<text:s/></text:span><text:span text:style-name="T1528">‬</text:span>‬<text:span text:style-name="T1529">34</text:span><text:span text:style-name="T1530"> וְהוֹצֵאתִ֤י אֶתְכֶם֙ מִן־הָ֣עַמִּ֔ים וְקִבַּצְתִּ֣י אֶתְכֶ֔ם מִן־הָ֣אֲרָצ֔וֹת אֲשֶׁ֥ר נְפוֹצֹתֶ֖ם בָּ֑ם בְּיָ֤ד חֲזָקָה֙ וּבִזְר֣וֹעַ נְטוּיָ֔ה וּבְחֵמָ֖ה שְׁפוּכָֽה׃<text:s/></text:span><text:span text:style-name="T1531">‬</text:span>‬<text:span text:style-name="T1532">35</text:span><text:span text:style-name="T1533"> וְהֵבֵאתִ֣י אֶתְכֶ֔ם אֶל־מִדְבַּ֖ר הָֽעַמִּ֑ים וְנִשְׁפַּטְתִּ֤י אִתְּכֶם֙ שָׁ֔ם פָּנִ֖ים אֶל־פָּנִֽים׃<text:s/></text:span><text:span text:style-name="T1534">‬</text:span>‬<text:span text:style-name="T1535">36</text:span><text:span text:style-name="T1536"> כַּאֲשֶׁ֤ר נִשְׁפַּ֙טְתִּי֙ אֶת־אֲב֣וֹתֵיכֶ֔ם בְּמִדְבַּ֖ר אֶ֣רֶץ מִצְרָ֑יִם כֵּ֚ן אִשָּׁפֵ֣ט אִתְּכֶ֔ם נְאֻ֖ם אֲדֹנָ֥י יְהוִֽה׃<text:s/></text:span><text:span text:style-name="T1537">‬</text:span>‬<text:span text:style-name="T1538">37</text:span><text:span text:style-name="T1539"> וְהַעֲבַרְתִּ֥י אֶתְכֶ֖ם תַּ֣חַת הַשָּׁ֑בֶט וְהֵבֵאתִ֥י אֶתְכֶ֖ם בְּמָסֹ֥רֶת הַבְּרִֽית׃<text:s/></text:span><text:span text:style-name="T1540">‬</text:span>‬<text:span text:style-name="T1541">38</text:span><text:span text:style-name="T1542"> וּבָרוֹתִ֣י מִכֶּ֗ם הַמֹּרְדִ֤ים וְהַפּֽוֹשְׁעִים֙ בִּ֔י מֵאֶ֤רֶץ מְגֽוּרֵיהֶם֙ אוֹצִ֣יא אוֹתָ֔ם וְאֶל־אַדְמַ֥ת יִשְׂרָאֵ֖ל לֹ֣א יָב֑וֹא וִֽידַעְתֶּ֖ם כִּי־אֲנִ֥י יְהוָֽה׃<text:s/></text:span><text:span text:style-name="T1543">‬</text:span>‬<text:span text:style-name="T1544">39</text:span><text:span text:style-name="T1545"> וְאַתֶּ֨ם בֵּֽית־יִשְׂרָאֵ֜ל כֹּֽה־אָמַ֣ר ׀ אֲדֹנָ֣י יְהֹוִ֗ה אִ֤ישׁ גִּלּוּלָיו֙ לְכ֣וּ עֲבֹ֔דוּ וְאַחַ֕ר אִם־אֵינְכֶ֖ם<text:s/></text:span><text:soft-page-break/><text:span text:style-name="T1546">שֹׁמְעִ֣ים אֵלָ֑י וְאֶת־שֵׁ֤ם קָדְשִׁי֙ לֹ֣א תְחַלְּלוּ־ע֔וֹד בְּמַתְּנֽוֹתֵיכֶ֖ם וּבְגִלּוּלֵיכֶֽם׃<text:s/></text:span><text:span text:style-name="T1547">‬</text:span>‬<text:span text:style-name="T1548">40</text:span><text:span text:style-name="T1549"> כִּ֣י בְהַר־קָדְשִׁ֞י בְּהַ֣ר ׀ מְר֣וֹם יִשְׂרָאֵ֗ל נְאֻם֙ אֲדֹנָ֣י יְהוִ֔ה שָׁ֣ם יַעַבְדֻ֜נִי כָּל־בֵּ֧ית יִשְׂרָאֵ֛ל כֻּלֹּ֖ה בָּאָ֑רֶץ שָׁ֣ם אֶרְצֵ֔ם וְשָׁ֞ם אֶדְר֣וֹשׁ אֶת־תְּרוּמֹֽתֵיכֶ֗ם וְאֶת־רֵאשִׁ֛ית מַשְׂאוֹתֵיכֶ֖ם בְּכָל־קָדְשֵׁיכֶֽם׃<text:s/></text:span><text:span text:style-name="T1550">‬</text:span>‬<text:span text:style-name="T1551">41</text:span><text:span text:style-name="T1552"> בְּרֵ֣יחַ נִיחֹחַ֮ אֶרְצֶ֣ה אֶתְכֶם֒ בְּהוֹצִיאִ֤י אֶתְכֶם֙ מִן־הָ֣עַמִּ֔ים וְקִבַּצְתִּ֣י אֶתְכֶ֔ם מִן־הָ֣אֲרָצ֔וֹת אֲשֶׁ֥ר נְפֹצֹתֶ֖ם בָּ֑ם וְנִקְדַּשְׁתִּ֥י בָכֶ֖ם לְעֵינֵ֥י הַגּוֹיִֽם׃<text:s/></text:span><text:span text:style-name="T1553">‬</text:span>‬<text:span text:style-name="T1554">42</text:span><text:span text:style-name="T1555"> וִֽידַעְתֶּם֙ כִּֽי־אֲנִ֣י יְהוָ֔ה בַּהֲבִיאִ֥י אֶתְכֶ֖ם אֶל־אַדְמַ֣ת יִשְׂרָאֵ֑ל אֶל־הָאָ֗רֶץ אֲשֶׁ֤ר נָשָׂ֙אתִי֙ אֶת־יָדִ֔י לָתֵ֥ת אוֹתָ֖הּ לַאֲבֽוֹתֵיכֶֽם׃<text:s/></text:span><text:span text:style-name="T1556">‬</text:span>‬<text:span text:style-name="T1557">43</text:span><text:span text:style-name="T1558"> וּזְכַרְתֶּם־שָׁ֗ם אֶת־דַּרְכֵיכֶם֙ וְאֵת֙ כָּל־עֲלִיל֣וֹתֵיכֶ֔ם אֲשֶׁ֥ר נִטְמֵאתֶ֖ם בָּ֑ם וּנְקֹֽטֹתֶם֙ בִּפְנֵיכֶ֔ם בְּכָל־רָעוֹתֵיכֶ֖ם אֲשֶׁ֥ר עֲשִׂיתֶֽם׃<text:s/></text:span><text:span text:style-name="T1559">‬</text:span>‬<text:span text:style-name="T1560">44</text:span><text:span text:style-name="T1561"> וִֽידַעְתֶּם֙ כִּֽי־אֲנִ֣י יְהוָ֔ה בַּעֲשׂוֹתִ֥י אִתְּכֶ֖ם לְמַ֣עַן שְׁמִ֑י לֹא֩ כְדַרְכֵיכֶ֨ם הָרָעִ֜ים וְכַעֲלִילֽוֹתֵיכֶ֤ם הַנִּשְׁחָתוֹת֙ בֵּ֣ית יִשְׂרָאֵ֔ל נְאֻ֖ם אֲדֹנָ֥י יְהוִֽה׃<text:s/></text:span><text:span text:style-name="T1562">פ<text:s/></text:span><text:span text:style-name="T1563">‬</text:span>‬‬‬‬‬‬‬‬‬‬‬‬‬‬‬‬‬‬‬‬‬‬‬‬‬‬‬‬‬‬‬‬‬‬‬‬‬‬‬‬‬‬‬‬</text:p>
      </text:section>
      <text:section text:name="Sect20" text:style-name="S20">
        <text:p text:style-name="P1564">Ezekiel 21</text:p>
        <text:p text:style-name="P1565"><text:span text:style-name="T1566">1</text:span><text:span text:style-name="T1567"> וַיְהִ֥י דְבַר־יְהוָ֖ה אֵלַ֥י לֵאמֹֽר׃<text:s/></text:span><text:span text:style-name="T1568">2</text:span><text:span text:style-name="T1569"> בֶּן־אָדָ֗ם שִׂ֤ים פָּנֶ֙יךָ֙ דֶּ֣רֶךְ תֵּימָ֔נָה וְהַטֵּ֖ף אֶל־דָּר֑וֹם וְהִנָּבֵ֛א אֶל־יַ֥עַר הַשָּׂדֶ֖ה נֶֽגֶב׃<text:s/></text:span><text:span text:style-name="T1570">‬</text:span>‬<text:span text:style-name="T1571">3</text:span><text:span text:style-name="T1572"> וְאָֽמַרְתָּ֙ לְיַ֣עַר הַנֶּ֔גֶב שְׁמַ֖ע דְּבַר־יְהוָ֑ה כֹּֽה־אָמַ֣ר אֲדֹנָ֣י יְהוִ֡ה הִנְנִ֣י מַֽצִּית־בְּךָ֣ ׀ אֵ֡שׁ וְאָכְלָ֣ה בְךָ֣ כָל־עֵֽץ־לַח֩ וְכָל־עֵ֨ץ יָבֵ֤שׁ לֹֽא־תִכְבֶּה֙ לַהֶ֣בֶת שַׁלְהֶ֔בֶת וְנִצְרְבוּ־בָ֥הּ כָּל־פָּנִ֖ים מִנֶּ֥גֶב צָפֽוֹנָה׃<text:s/></text:span><text:span text:style-name="T1573">‬</text:span>‬<text:span text:style-name="T1574">4</text:span><text:span text:style-name="T1575"> וְרָאוּ֙ כָּל־בָּשָׂ֔ר כִּ֛י אֲנִ֥י יְהוָ֖ה בִּֽעַרְתִּ֑יהָ לֹ֖א תִּכְבֶּֽה׃<text:s/></text:span><text:span text:style-name="T1576">‬</text:span>‬<text:span text:style-name="T1577">5</text:span><text:span text:style-name="T1578"> וָאֹמַ֕ר אֲהָ֖הּ אֲדֹנָ֣י יְהוִ֑ה הֵ֚מָּה אֹמְרִ֣ים לִ֔י הֲלֹ֛א מְמַשֵּׁ֥ל מְשָׁלִ֖ים הֽוּא׃<text:s/></text:span><text:span text:style-name="T1579">פ<text:s/></text:span><text:span text:style-name="T1580">‬</text:span>‬‬‬‬‬</text:p>
        <text:p text:style-name="P1581"><text:span text:style-name="T1582">6</text:span><text:span text:style-name="T1583"> וַיְהִ֥י דְבַר־יְהוָ֖ה אֵלַ֥י לֵאמֹֽר׃<text:s/></text:span><text:span text:style-name="T1584">‬</text:span>‬<text:span text:style-name="T1585">7</text:span><text:span text:style-name="T1586"> בֶּן־אָדָ֗ם שִׂ֤ים פָּנֶ֙יךָ֙ אֶל־יְר֣וּשָׁלִַ֔ם וְהַטֵּ֖ף אֶל־מִקְדָּשִׁ֑ים וְהִנָּבֵ֖א אֶל־אַדְמַ֥ת יִשְׂרָאֵֽל׃<text:s/></text:span><text:span text:style-name="T1587">‬</text:span>‬<text:span text:style-name="T1588">8</text:span><text:span text:style-name="T1589"> וְאָמַרְתָּ֞ לְאַדְמַ֣ת יִשְׂרָאֵ֗ל כֹּ֚ה אָמַ֣ר יְהוָ֔ה הִנְנִ֣י אֵלַ֔יִךְ וְהוֹצֵאתִ֥י חַרְבִּ֖י מִתַּעְרָ֑הּ וְהִכְרַתִּ֥י מִמֵּ֖ךְ צַדִּ֥יק וְרָשָֽׁע׃<text:s/></text:span><text:span text:style-name="T1590">‬</text:span>‬<text:span text:style-name="T1591">9</text:span><text:span text:style-name="T1592"> יַ֛עַן אֲשֶׁר־הִכְרַ֥תִּי מִמֵּ֖ךְ צַדִּ֣יק וְרָשָׁ֑ע לָ֠כֵן תֵּצֵ֨א חַרְבִּ֧י מִתַּעְרָ֛הּ אֶל־כָּל־בָּשָׂ֖ר מִנֶּ֥גֶב צָפֽוֹן׃<text:s/></text:span><text:span text:style-name="T1593">‬</text:span>‬<text:span text:style-name="T1594">10</text:span><text:span text:style-name="T1595"> וְיָֽדְעוּ֙ כָּל־בָּשָׂ֔ר כִּ֚י אֲנִ֣י יְהוָ֔ה הוֹצֵ֥אתִי חַרְבִּ֖י מִתַּעְרָ֑הּ לֹ֥א תָשׁ֖וּב עֽוֹד׃</text:span><text:span text:style-name="T1596"><text:s/>ס<text:s/></text:span><text:span text:style-name="T1597">‬</text:span>‬<text:span text:style-name="T1598">11</text:span><text:span text:style-name="T1599"> וְאַתָּ֥ה בֶן־אָדָ֖ם הֵֽאָנַ֑ח בְּשִׁבְר֤וֹן מָתְנַ֙יִם֙ וּבִמְרִיר֔וּת תֵּֽאָנַ֖ח לְעֵינֵיהֶֽם׃<text:s/></text:span><text:span text:style-name="T1600">‬</text:span>‬<text:span text:style-name="T1601">12</text:span><text:span text:style-name="T1602"> וְהָיָה֙ כִּֽי־יֹאמְר֣וּ אֵלֶ֔יךָ עַל־מָ֖ה אַתָּ֣ה נֶאֱנָ֑ח וְאָמַרְתָּ֡ אֶל־שְׁמוּעָ֣ה כִֽי־בָאָ֡ה וְנָמֵ֣ס כָּל־לֵב֩ וְרָפ֨וּ כָל־יָדַ֜יִם וְכִהֲתָ֣ה כָל־ר֗וּחַ וְכָל־בִּרְכַּ֙יִם֙ תֵּלַ֣כְנָה מַּ֔יִם הִנֵּ֤ה בָאָה֙ וְנִֽהְיָ֔תָה נְאֻ֖ם אֲדֹנָ֥י יְהוִֽה׃<text:s/></text:span><text:span text:style-name="T1603">פ<text:s/></text:span><text:span text:style-name="T1604">‬</text:span>‬‬‬‬‬‬‬‬</text:p>
        <text:p text:style-name="P1605"><text:span text:style-name="T1606">13</text:span><text:span text:style-name="T1607"> וַיְהִ֥י דְבַר־יְהוָ֖ה אֵלַ֥י לֵאמֹֽר׃<text:s/></text:span><text:span text:style-name="T1608">‬</text:span>‬<text:span text:style-name="T1609">14</text:span><text:span text:style-name="T1610"> בֶּן־אָדָ֕ם הִנָּבֵא֙ וְאָ֣מַרְתָּ֔ כֹּ֖ה אָמַ֣ר אֲדֹנָ֑י אֱמֹ֕ר חֶ֥רֶב חֶ֛רֶב הוּחַ֖דָּה וְגַם־מְרוּטָֽה׃<text:s/></text:span><text:span text:style-name="T1611">‬</text:span>‬<text:span text:style-name="T1612">15</text:span><text:span text:style-name="T1613"> לְמַ֨עַן טְבֹ֤חַ טֶ֙בַח֙ הוּחַ֔דָּה לְמַעַן־הֱיֵה־לָ֥הּ בָּ֖רָק מֹרָ֑טָּה א֣וֹ נָשִׂ֔ישׂ שֵׁ֥בֶט בְּנִ֖י מֹאֶ֥סֶת כָּל־עֵֽץ׃<text:s/></text:span><text:span text:style-name="T1614">‬</text:span>‬<text:span text:style-name="T1615">16</text:span><text:span text:style-name="T1616"> וַיִּתֵּ֥ן אֹתָ֛הּ לְמָרְטָ֖ה לִתְפֹּ֣שׂ בַּכָּ֑ף הִֽיא־</text:span><text:soft-page-break/><text:span text:style-name="T1617">הוּחַ֤דָּה חֶ֙רֶב֙ וְהִ֣יא מֹרָ֔טָּה לָתֵ֥ת אוֹתָ֖הּ בְּיַד־הוֹרֵֽג׃<text:s/></text:span><text:span text:style-name="T1618">‬</text:span>‬<text:span text:style-name="T1619">17</text:span><text:span text:style-name="T1620"> זְעַ֤ק וְהֵילֵל֙ בֶּן־אָדָ֔ם כִּי־הִיא֙ הָיתָ֣ה בְעַמִּ֔י הִ֖יא בְּכָל־נְשִׂיאֵ֣י יִשְׂרָאֵ֑ל מְגוּרֵ֤י אֶל־חֶ֙רֶב֙ הָי֣וּ אֶת־עַמִּ֔י לָכֵ֖ן סְפֹ֥ק אֶל־יָרֵֽךְ׃<text:s/></text:span><text:span text:style-name="T1621">‬</text:span>‬<text:span text:style-name="T1622">18</text:span><text:span text:style-name="T1623"> כִּ֣י בֹ֔חַן וּמָ֕ה אִם־גַּם־שֵׁ֥בֶט מֹאֶ֖סֶת לֹ֣א יִֽהְיֶ֑ה נְאֻ֖ם אֲדֹנָ֥י יְהוִֽה׃<text:s/></text:span><text:span text:style-name="T1624">פ<text:s/></text:span><text:span text:style-name="T1625">‬</text:span>‬‬‬‬‬‬‬</text:p>
        <text:p text:style-name="P1626"><text:span text:style-name="T1627">19</text:span><text:span text:style-name="T1628"> וְאַתָּ֣ה בֶן־אָדָ֔ם הִנָּבֵ֕א וְהַ֖ךְ כַּ֣ף אֶל־כָּ֑ף וְתִכָּפֵ֞ל חֶ֤רֶב שְׁלִישִׁ֙תָה֙ חֶ֣רֶב חֲלָלִ֔ים הִ֗יא חֶ֚רֶב חָלָ֣ל הַגָּד֔וֹל הַחֹדֶ֖רֶת לָהֶֽם׃<text:s/></text:span><text:span text:style-name="T1629">‬</text:span>‬‬</text:p>
        <text:p text:style-name="P1630"><text:span text:style-name="T1631">20</text:span><text:span text:style-name="T1632"> לְמַ֣עַן ׀ לָמ֣וּג לֵ֗ב וְהַרְבֵּה֙ הַמִּכְשֹׁלִ֔ים עַ֚ל כָּל־שַׁ֣עֲרֵיהֶ֔ם נָתַ֖תִּי אִבְחַת־חָ֑רֶב אָ֛ח עֲשׂוּיָ֥ה לְבָרָ֖ק מְעֻטָּ֥ה לְטָֽבַח׃<text:s/></text:span><text:span text:style-name="T1633">‬</text:span>‬<text:span text:style-name="T1634">21</text:span><text:span text:style-name="T1635"> הִתְאַחֲדִ֥י הֵימִ֖נִי הָשִׂ֣ימִי הַשְׂמִ֑ילִי אָ֖נָה פָּנַ֥יִךְ מֻעָדֽוֹת׃<text:s/></text:span><text:span text:style-name="T1636">‬</text:span>‬<text:span text:style-name="T1637">22</text:span><text:span text:style-name="T1638"> וְגַם־אֲנִ֗י אַכֶּ֤ה כַפִּי֙ אֶל־כַּפִּ֔י וַהֲנִחֹתִ֖י חֲמָתִ֑י אֲנִ֥י יְהוָ֖ה דִּבַּֽרְתִּי׃<text:s/></text:span><text:span text:style-name="T1639">פ<text:s/></text:span><text:span text:style-name="T1640">‬</text:span>‬‬‬‬</text:p>
        <text:p text:style-name="P1641"><text:span text:style-name="T1642">23</text:span><text:span text:style-name="T1643"> וַיְהִ֥י דְבַר־יְהוָ֖ה אֵלַ֥י לֵאמֹֽר׃<text:s/></text:span><text:span text:style-name="T1644">‬</text:span>‬<text:span text:style-name="T1645">24</text:span><text:span text:style-name="T1646"> וְאַתָּ֨ה בֶן־אָדָ֜ם שִׂים־לְךָ֣ ׀ שְׁנַ֣יִם דְּרָכִ֗ים לָבוֹא֙ חֶ֣רֶב מֶֽלֶךְ־בָּבֶ֔ל מֵאֶ֥רֶץ אֶחָ֖ד יֵצְא֣וּ שְׁנֵיהֶ֑ם וְיָ֣ד בָּרֵ֔א בְּרֹ֥אשׁ דֶּֽרֶךְ־עִ֖יר בָּרֵֽא׃<text:s/></text:span><text:span text:style-name="T1647">‬</text:span>‬<text:span text:style-name="T1648">25</text:span><text:span text:style-name="T1649"> דֶּ֣רֶךְ תָּשִׂ֔ים לָב֣וֹא חֶ֔רֶב אֵ֖ת רַבַּ֣ת בְּנֵֽי־עַמּ֑וֹן וְאֶת־יְהוּדָ֥ה בִירוּשָׁלַ֖͏ִם בְּצוּרָֽה׃<text:s/></text:span><text:span text:style-name="T1650">‬</text:span>‬<text:span text:style-name="T1651">26</text:span><text:span text:style-name="T1652"> כִּֽי־עָמַ֨ד מֶלֶךְ־בָּבֶ֜ל אֶל־אֵ֣ם הַדֶּ֗רֶךְ בְּרֹ֛אשׁ שְׁנֵ֥י הַדְּרָכִ֖ים לִקְסָם־קָ֑סֶם קִלְקַ֤ל בַּֽחִצִּים֙ שָׁאַ֣ל בַּתְּרָפִ֔ים רָאָ֖ה בַּכָּבֵֽד׃<text:s/></text:span><text:span text:style-name="T1653">‬</text:span>‬<text:span text:style-name="T1654">27</text:span><text:span text:style-name="T1655"> בִּֽימִינ֞וֹ הָיָ֣ה ׀ הַקֶּ֣סֶם יְרוּשָׁלִַ֗ם לָשׂ֤וּם כָּרִים֙ לִפְתֹּ֤חַ פֶּה֙ בְּרֶ֔צַח לְהָרִ֥ים ק֖וֹל בִּתְרוּעָ֑ה לָשׂ֤וּם כָּרִים֙ עַל־שְׁעָרִ֔ים לִשְׁפֹּ֥ךְ סֹלְלָ֖ה לִבְנ֥וֹת דָּיֵֽק׃<text:s/></text:span><text:span text:style-name="T1656">‬</text:span>‬<text:span text:style-name="T1657">28</text:span><text:span text:style-name="T1658"> וְהָיָ֨ה לָהֶ֤ם *כקסום־**כִּקְסָם־שָׁוְא֙ בְּעֵ֣ינֵיהֶ֔ם שְׁבֻעֵ֥י שְׁבֻע֖וֹת לָהֶ֑ם וְהֽוּא־מַזְכִּ֥יר עָוֺ֖ן לְהִתָּפֵֽשׂ׃<text:s/></text:span><text:span text:style-name="T1659">פ<text:s/></text:span><text:span text:style-name="T1660">‬</text:span>‬‬‬‬‬‬‬</text:p>
        <text:p text:style-name="P1661"><text:span text:style-name="T1662">29</text:span><text:span text:style-name="T1663"> לָכֵ֗ן כֹּֽה־אָמַר֮ אֲדֹנָ֣י יְהוִה֒ יַ֗עַן הַזְכַּרְכֶם֙ עֲוֺ֣נְכֶ֔ם בְּהִגָּל֣וֹת פִּשְׁעֵיכֶ֗ם לְהֵֽרָאוֹת֙ חַטֹּ֣אותֵיכֶ֔ם בְּכֹ֖ל עֲלִילֽוֹתֵיכֶ֑ם יַ֚עַן הִזָּ֣כֶרְכֶ֔ם בַּכַּ֖ף תִּתָּפֵֽשׂוּ׃<text:s/></text:span><text:span text:style-name="T1664">פ<text:s/></text:span><text:span text:style-name="T1665">‬</text:span>‬‬</text:p>
        <text:p text:style-name="P1666"><text:span text:style-name="T1667">30</text:span><text:span text:style-name="T1668"> וְאַתָּה֙ חָלָ֣ל רָשָׁ֔ע נְשִׂ֖יא יִשְׂרָאֵ֑ל אֲשֶׁר־בָּ֣א יוֹמ֔וֹ בְּעֵ֖ת עֲוֺ֥ן קֵֽץ׃</text:span><text:span text:style-name="T1669"><text:s/>ס<text:s/></text:span><text:span text:style-name="T1670">‬</text:span>‬<text:span text:style-name="T1671">31</text:span><text:span text:style-name="T1672"> כֹּ֤ה אָמַר֙ אֲדֹנָ֣י יְהוִ֔ה הָסִיר֙ הַמִּצְנֶ֔פֶת וְהָרִ֖ים הָֽעֲטָרָ֑ה זֹ֣את לֹא־זֹ֔את הַשָּׁפָ֣לָה הַגְבֵּ֔הַ וְהַגָּבֹ֖הַ הַשְׁפִּֽיל׃<text:s/></text:span><text:span text:style-name="T1673">‬</text:span>‬<text:span text:style-name="T1674">32</text:span><text:span text:style-name="T1675"> עַוָּ֥ה עַוָּ֖ה עַוָּ֣ה אֲשִׂימֶ֑נָּה גַּם־זֹאת֙ לֹ֣א הָיָ֔ה עַד־בֹּ֛א אֲשֶׁר־ל֥וֹ הַמִּשְׁפָּ֖ט וּנְתַתִּֽיו׃<text:s/></text:span><text:span text:style-name="T1676">פ<text:s/></text:span><text:span text:style-name="T1677">‬</text:span>‬‬‬‬</text:p>
        <text:p text:style-name="P1678"><text:span text:style-name="T1679">33</text:span><text:span text:style-name="T1680"> וְאַתָּ֣ה בֶן־אָדָ֗ם הִנָּבֵ֤א וְאָֽמַרְתָּ֙ כֹּ֤ה אָמַר֙ אֲדֹנָ֣י יְהֹוִ֔ה אֶל־בְּנֵ֥י עַמּ֖וֹן וְאֶל־חֶרְפָּתָ֑ם וְאָמַרְתָּ֗ חֶ֣רֶב חֶ֤רֶב פְּתוּחָה֙ לְטֶ֣בַח מְרוּטָ֔ה לְהָכִ֖יל לְמַ֥עַן בָּרָֽק׃<text:s/></text:span><text:span text:style-name="T1681">‬</text:span>‬<text:span text:style-name="T1682">34</text:span><text:span text:style-name="T1683"> בַּחֲז֥וֹת לָךְ֙ שָׁ֔וְא בִּקְסָם־לָ֖ךְ כָּזָ֑ב לָתֵ֣ת אוֹתָ֗ךְ אֶֽל־צַוְּארֵי֙ חַֽלְלֵ֣י רְשָׁעִ֔ים אֲשֶׁר־בָּ֣א יוֹמָ֔ם בְּעֵ֖ת עֲוֺ֥ן קֵֽץ׃<text:s/></text:span><text:span text:style-name="T1684">‬</text:span>‬<text:span text:style-name="T1685">35</text:span><text:span text:style-name="T1686"> הָשַׁ֖ב אֶל־תַּעְרָ֑הּ בִּמְק֧וֹם אֲשֶׁר־נִבְרֵ֛את בְּאֶ֥רֶץ מְכֻרוֹתַ֖יִךְ אֶשְׁפֹּ֥ט אֹתָֽךְ׃<text:s/></text:span><text:span text:style-name="T1687">‬</text:span>‬<text:span text:style-name="T1688">36</text:span><text:span text:style-name="T1689"> וְשָׁפַכְתִּ֤י עָלַ֙יִךְ֙ זַעְמִ֔י בְּאֵ֥שׁ עֶבְרָתִ֖י אָפִ֣יחַ עָלָ֑יִךְ וּנְתַתִּ֗יךְ בְּיַד֙ אֲנָשִׁ֣ים בֹּֽעֲרִ֔ים חָרָשֵׁ֖י מַשְׁחִֽית׃<text:s/></text:span><text:span text:style-name="T1690">‬</text:span>‬<text:span text:style-name="T1691">37</text:span><text:span text:style-name="T1692"> לָאֵ֤שׁ תִּֽהְיֶה֙ לְאָכְלָ֔ה דָּמֵ֥ךְ יִהְיֶ֖ה בְּת֣וֹךְ הָאָ֑רֶץ לֹ֣א תִזָּכֵ֔רִי כִּ֛י אֲנִ֥י יְהוָ֖ה דִּבַּֽרְתִּי׃<text:s/></text:span><text:span text:style-name="T1693">פ<text:s/></text:span><text:span text:style-name="T1694">‬</text:span>‬‬‬‬‬‬</text:p>
      </text:section>
      <text:section text:name="Sect21" text:style-name="S21">
        <text:soft-page-break/>
        <text:p text:style-name="P1695">Ezekiel 22</text:p>
        <text:p text:style-name="P1696"><text:span text:style-name="T1697">1</text:span><text:span text:style-name="T1698"> וַיְהִ֥י דְבַר־יְהוָ֖ה אֵלַ֥י לֵאמֹֽר׃<text:s/></text:span><text:span text:style-name="T1699">2</text:span><text:span text:style-name="T1700"> וְאַתָּ֣ה בֶן־אָדָ֔ם הֲתִשְׁפֹּ֥ט הֲתִשְׁפֹּ֖ט אֶת־עִ֣יר הַדָּמִ֑ים וְה֣וֹדַעְתָּ֔הּ אֵ֖ת כָּל־תּוֹעֲבוֹתֶֽיהָ׃<text:s/></text:span><text:span text:style-name="T1701">‬</text:span>‬<text:span text:style-name="T1702">3</text:span><text:span text:style-name="T1703"> וְאָמַרְתָּ֗ כֹּ֤ה אָמַר֙ אֲדֹנָ֣י יְהוִ֔ה עִ֣יר שֹׁפֶ֥כֶת דָּ֛ם בְּתוֹכָ֖הּ לָב֣וֹא עִתָּ֑הּ וְעָשְׂתָ֧ה גִלּוּלִ֛ים עָלֶ֖יהָ לְטָמְאָֽה׃<text:s/></text:span><text:span text:style-name="T1704">‬</text:span>‬<text:span text:style-name="T1705">4</text:span><text:span text:style-name="T1706"> בְּדָמֵ֨ךְ אֲשֶׁר־שָׁפַ֜כְתְּ אָשַׁ֗מְתְּ וּבְגִלּוּלַ֤יִךְ אֲשֶׁר־עָשִׂית֙ טָמֵ֔את וַתַּקְרִ֣יבִי יָמַ֔יִךְ וַתָּב֖וֹא עַד־שְׁנוֹתָ֑יִךְ עַל־כֵּ֗ן נְתַתִּ֤יךְ חֶרְפָּה֙ לַגּוֹיִ֔ם וְקַלָּסָ֖ה לְכָל־הָאֲרָצֽוֹת׃<text:s/></text:span><text:span text:style-name="T1707">‬</text:span>‬<text:span text:style-name="T1708">5</text:span><text:span text:style-name="T1709"> הַקְּרֹב֛וֹת וְהָרְחֹק֥וֹת מִמֵּ֖ךְ יִתְקַּלְּסוּ־בָ֑ךְ טְמֵאַ֣ת הַשֵּׁ֔ם רַבַּ֖ת הַמְּהוּמָֽה׃<text:s/></text:span><text:span text:style-name="T1710">‬</text:span>‬<text:span text:style-name="T1711">6</text:span><text:span text:style-name="T1712"> הִנֵּה֙ נְשִׂיאֵ֣י יִשְׂרָאֵ֔ל אִ֥ישׁ לִזְרֹע֖וֹ הָ֣יוּ בָ֑ךְ לְמַ֖עַן שְׁפָךְ־דָּֽם׃<text:s/></text:span><text:span text:style-name="T1713">‬</text:span>‬<text:span text:style-name="T1714">7</text:span><text:span text:style-name="T1715"> אָ֤ב וָאֵם֙ הֵקַ֣לּוּ בָ֔ךְ לַגֵּ֛ר עָשׂ֥וּ בַעֹ֖שֶׁק בְּתוֹכֵ֑ךְ יָת֥וֹם וְאַלְמָנָ֖ה ה֥וֹנוּ בָֽךְ׃<text:s/></text:span><text:span text:style-name="T1716">‬</text:span>‬<text:span text:style-name="T1717">8</text:span><text:span text:style-name="T1718"> קָדָשַׁ֖י בָּזִ֑ית וְאֶת־שַׁבְּתֹתַ֖י חִלָּֽלְתְּ׃<text:s/></text:span><text:span text:style-name="T1719">‬</text:span>‬<text:span text:style-name="T1720">9</text:span><text:span text:style-name="T1721"> אַנְשֵׁ֥י רָכִ֛יל הָ֥יוּ בָ֖ךְ לְמַ֣עַן שְׁפָךְ־דָּ֑ם וְאֶל־הֶֽהָרִים֙ אָ֣כְלוּ בָ֔ךְ זִמָּ֖ה עָשׂ֥וּ בְתוֹכֵֽךְ׃<text:s/></text:span><text:span text:style-name="T1722">‬</text:span>‬<text:span text:style-name="T1723">10</text:span><text:span text:style-name="T1724"> עֶרְוַת־אָ֖ב גִּלָּה־בָ֑ךְ טְמֵאַ֥ת הַנִּדָּ֖ה עִנּוּ־בָֽךְ׃<text:s/></text:span><text:span text:style-name="T1725">‬</text:span>‬<text:span text:style-name="T1726">11</text:span><text:span text:style-name="T1727"> וְאִ֣ישׁ ׀ אֶת־אֵ֣שֶׁת רֵעֵ֗הוּ עָשָׂה֙ תּֽוֹעֵבָ֔ה וְאִ֥ישׁ אֶת־כַּלָּת֖וֹ טִמֵּ֣א בְזִמָּ֑ה וְאִ֛ישׁ אֶת־אֲחֹת֥וֹ בַת־אָבִ֖יו עִנָּה־בָֽךְ׃<text:s/></text:span><text:span text:style-name="T1728">‬</text:span>‬<text:span text:style-name="T1729">12</text:span><text:span text:style-name="T1730"> שֹׁ֥חַד לָֽקְחוּ־בָ֖ךְ לְמַ֣עַן שְׁפָךְ־דָּ֑ם נֶ֧שֶׁךְ וְתַרְבִּ֣ית לָקַ֗חַתְּ וַתְּבַצְּעִ֤י רֵעַ֙יִךְ֙ בַּעֹ֔שֶׁק וְאֹתִ֣י שָׁכַ֔חַתְּ נְאֻ֖ם אֲדֹנָ֥י יְהוִֽה׃<text:s/></text:span><text:span text:style-name="T1731">‬</text:span>‬<text:span text:style-name="T1732">13</text:span><text:span text:style-name="T1733"> וְהִנֵּה֙ הִכֵּ֣יתִי כַפִּ֔י אֶל־בִּצְעֵ֖ךְ אֲשֶׁ֣ר עָשִׂ֑ית וְעַל־דָּמֵ֔ךְ אֲשֶׁ֥ר הָי֖וּ בְּתוֹכֵֽךְ׃<text:s/></text:span><text:span text:style-name="T1734">‬</text:span>‬<text:span text:style-name="T1735">14</text:span><text:span text:style-name="T1736"> הֲיַעֲמֹ֤ד לִבֵּךְ֙ אִם־תֶּחֱזַ֣קְנָה יָדַ֔יִךְ לַיָּמִ֕ים אֲשֶׁ֥ר אֲנִ֖י עֹשֶׂ֣ה אוֹתָ֑ךְ אֲנִ֥י יְהוָ֖ה דִּבַּ֥רְתִּי וְעָשִֽׂיתִי׃<text:s/></text:span><text:span text:style-name="T1737">‬</text:span>‬<text:span text:style-name="T1738">15</text:span><text:span text:style-name="T1739"> וַהֲפִיצוֹתִ֤י אוֹתָךְ֙ בַּגּוֹיִ֔ם וְזֵרִיתִ֖יךְ בָּאֲרָצ֑וֹת וַהֲתִמֹּתִ֥י טֻמְאָתֵ֖ךְ מִמֵּֽךְ׃<text:s/></text:span><text:span text:style-name="T1740">‬</text:span>‬<text:span text:style-name="T1741">16</text:span><text:span text:style-name="T1742"> וְנִחַ֥לְתְּ בָּ֖ךְ לְעֵינֵ֣י גוֹיִ֑ם וְיָדַ֖עַתְּ כִּֽי־אֲנִ֥י יְהוָֽה׃<text:s/></text:span><text:span text:style-name="T1743">פ<text:s/></text:span><text:span text:style-name="T1744">‬</text:span>‬‬‬‬‬‬‬‬‬‬‬‬‬‬‬‬</text:p>
        <text:p text:style-name="P1745"><text:span text:style-name="T1746">17</text:span><text:span text:style-name="T1747"> וַיְהִ֥י דְבַר־יְהוָ֖ה אֵלַ֥י לֵאמֹֽר׃<text:s/></text:span><text:span text:style-name="T1748">‬</text:span>‬<text:span text:style-name="T1749">18</text:span><text:span text:style-name="T1750"> בֶּן־אָדָ֕ם הָיוּ־לִ֥י בֵֽית־יִשְׂרָאֵ֖ל *לסוג **לְסִ֑יג כֻּלָּ֡ם נְ֠חֹשֶׁת וּבְדִ֨יל וּבַרְזֶ֤ל וְעוֹפֶ֙רֶת֙ בְּת֣וֹךְ כּ֔וּר סִגִ֥ים כֶּ֖סֶף הָיֽוּ׃</text:span><text:span text:style-name="T1751"><text:s/>ס<text:s/></text:span><text:span text:style-name="T1752">‬</text:span>‬<text:span text:style-name="T1753">19</text:span><text:span text:style-name="T1754"> לָכֵ֗ן כֹּ֤ה אָמַר֙ אֲדֹנָ֣י יְהוִ֔ה יַ֛עַן הֱי֥וֹת כֻּלְּכֶ֖ם לְסִגִ֑ים לָכֵן֙ הִנְנִ֣י קֹבֵ֣ץ אֶתְכֶ֔ם אֶל־תּ֖וֹךְ יְרוּשָׁלָֽ͏ִם׃<text:s/></text:span><text:span text:style-name="T1755">‬</text:span>‬<text:span text:style-name="T1756">20</text:span><text:span text:style-name="T1757"> קְבֻ֣צַת כֶּ֡סֶף וּ֠נְחֹשֶׁת וּבַרְזֶ֨ל וְעוֹפֶ֤רֶת וּבְדִיל֙ אֶל־תּ֣וֹךְ כּ֔וּר לָפַֽחַת־עָלָ֥יו אֵ֖שׁ לְהַנְתִּ֑יךְ כֵּ֤ן אֶקְבֹּץ֙ בְּאַפִּ֣י וּבַחֲמָתִ֔י וְהִנַּחְתִּ֥י וְהִתַּכְתִּ֖י אֶתְכֶֽם׃<text:s/></text:span><text:span text:style-name="T1758">‬</text:span>‬<text:span text:style-name="T1759">21</text:span><text:span text:style-name="T1760"> וְכִנַּסְתִּ֣י אֶתְכֶ֔ם וְנָפַחְתִּ֥י עֲלֵיכֶ֖ם בְּאֵ֣שׁ עֶבְרָתִ֑י וְנִתַּכְתֶּ֖ם בְּתוֹכָֽהּ׃<text:s/></text:span><text:span text:style-name="T1761">‬</text:span>‬<text:span text:style-name="T1762">22</text:span><text:span text:style-name="T1763"> כְּהִתּ֥וּךְ כֶּ֙סֶף֙ בְּת֣וֹךְ כּ֔וּר כֵּ֖ן תֻּתְּכ֣וּ בְתוֹכָ֑הּ וִֽידַעְתֶּם֙ כִּֽי־אֲנִ֣י יְהוָ֔ה שָׁפַ֥כְתִּי חֲמָתִ֖י עֲלֵיכֶֽם׃<text:s/></text:span><text:span text:style-name="T1764">פ<text:s/></text:span><text:span text:style-name="T1765">‬</text:span>‬‬‬‬‬‬‬</text:p>
        <text:p text:style-name="P1766"><text:span text:style-name="T1767">23</text:span><text:span text:style-name="T1768"> וַיְהִ֥י דְבַר־יְהוָ֖ה אֵלַ֥י לֵאמֹֽר׃<text:s/></text:span><text:span text:style-name="T1769">‬</text:span>‬<text:span text:style-name="T1770">24</text:span><text:span text:style-name="T1771"> בֶּן־אָדָ֕ם אֱמָר־לָ֕הּ אַ֣תְּ אֶ֔רֶץ לֹ֥א מְטֹהָרָ֖ה הִ֑יא לֹ֥א גֻשְׁמָ֖הּ בְּי֥וֹם זָֽעַם׃<text:s/></text:span><text:span text:style-name="T1772">‬</text:span>‬<text:span text:style-name="T1773">25</text:span><text:span text:style-name="T1774"> קֶ֤שֶׁר נְבִיאֶ֙יהָ֙ בְּתוֹכָ֔הּ כַּאֲרִ֥י שׁוֹאֵ֖ג טֹ֣רֵֽף טָ֑רֶף נֶ֣פֶשׁ אָכָ֗לוּ חֹ֤סֶן וִיקָר֙ יִקָּ֔חוּ אַלְמְנוֹתֶ֖יהָ הִרְבּ֥וּ בְתוֹכָֽהּ׃<text:s/></text:span><text:span text:style-name="T1775">‬</text:span>‬<text:span text:style-name="T1776">26</text:span><text:span text:style-name="T1777"> כֹּהֲנֶ֜יהָ חָמְס֣וּ תוֹרָתִי֮ וַיְחַלְּל֣וּ קָדָשַׁי֒ בֵּֽין־קֹ֤דֶשׁ לְחֹל֙ לֹ֣א הִבְדִּ֔ילוּ וּבֵין־הַטָּמֵ֥א לְטָה֖וֹר לֹ֣א הוֹדִ֑יעוּ וּמִשַׁבְּתוֹתַי֙ הֶעְלִ֣ימוּ עֵֽינֵיהֶ֔ם וָאֵחַ֖ל בְּתוֹכָֽם׃<text:s/></text:span><text:span text:style-name="T1778">‬</text:span>‬<text:span text:style-name="T1779">27</text:span><text:span text:style-name="T1780"> שָׂרֶ֣יהָ בְקִרְבָּ֔הּ<text:s/></text:span><text:soft-page-break/><text:span text:style-name="T1781">כִּזְאֵבִ֖ים טֹ֣רְפֵי טָ֑רֶף לִשְׁפָּךְ־דָּם֙ לְאַבֵּ֣ד נְפָשׁ֔וֹת לְמַ֖עַן בְּצֹ֥עַ בָּֽצַע׃<text:s/></text:span><text:span text:style-name="T1782">‬</text:span>‬<text:span text:style-name="T1783">28</text:span><text:span text:style-name="T1784"> וּנְבִיאֶ֗יהָ טָח֤וּ לָהֶם֙ תָּפֵ֔ל חֹזִ֣ים שָׁ֔וְא וְקֹסְמִ֥ים לָהֶ֖ם כָּזָ֑ב אֹמְרִ֗ים כֹּ֤ה אָמַר֙ אֲדֹנָ֣י יְהוִ֔ה וַֽיהוָ֖ה לֹ֥א דִבֵּֽר׃<text:s/></text:span><text:span text:style-name="T1785">‬</text:span>‬<text:span text:style-name="T1786">29</text:span><text:span text:style-name="T1787"> עַ֤ם הָאָ֙רֶץ֙ עָ֣שְׁקוּ עֹ֔שֶׁק וְגָזְל֖וּ גָּזֵ֑ל וְעָנִ֤י וְאֶבְיוֹן֙ הוֹנ֔וּ וְאֶת־הַגֵּ֥ר עָשְׁק֖וּ בְּלֹ֥א מִשְׁפָּֽט׃<text:s/></text:span><text:span text:style-name="T1788">‬</text:span>‬<text:span text:style-name="T1789">30</text:span><text:span text:style-name="T1790"> וָאֲבַקֵּ֣שׁ מֵהֶ֡ם אִ֣ישׁ גֹּֽדֵר־גָּדֵר֩ וְעֹמֵ֨ד בַּפֶּ֧רֶץ לְפָנַ֛י בְּעַ֥ד הָאָ֖רֶץ לְבִלְתִּ֣י שַׁחֲתָ֑הּ וְלֹ֖א מָצָֽאתִי׃<text:s/></text:span><text:span text:style-name="T1791">‬</text:span>‬<text:span text:style-name="T1792">31</text:span><text:span text:style-name="T1793"> וָאֶשְׁפֹּ֤ךְ עֲלֵיהֶם֙ זַעְמִ֔י בְּאֵ֥שׁ עֶבְרָתִ֖י כִּלִּיתִ֑ים דַּרְכָּם֙ בְּרֹאשָׁ֣ם נָתַ֔תִּי נְאֻ֖ם אֲדֹנָ֥י יְהֹוִֽה׃<text:s/></text:span><text:span text:style-name="T1794">פ<text:s/></text:span><text:span text:style-name="T1795">‬</text:span>‬‬‬‬‬‬‬‬‬‬</text:p>
      </text:section>
      <text:section text:name="Sect22" text:style-name="S22">
        <text:p text:style-name="P1796">Ezekiel 23</text:p>
        <text:p text:style-name="P1797"><text:span text:style-name="T1798">1</text:span><text:span text:style-name="T1799"> וַיְהִ֥י דְבַר־יְהוָ֖ה אֵלַ֥י לֵאמֹֽר׃<text:s/></text:span><text:span text:style-name="T1800">2</text:span><text:span text:style-name="T1801"> בֶּן־אָדָ֑ם שְׁתַּ֣יִם נָשִׁ֔ים בְּנ֥וֹת אֵם־אַחַ֖ת הָיֽוּ׃<text:s/></text:span><text:span text:style-name="T1802">‬</text:span>‬<text:span text:style-name="T1803">3</text:span><text:span text:style-name="T1804"> וַתִּזְנֶ֣ינָה בְמִצְרַ֔יִם בִּנְעוּרֵיהֶ֖ן זָנ֑וּ שָׁ֚מָּה מֹעֲכ֣וּ שְׁדֵיהֶ֔ן וְשָׁ֣ם עִשּׂ֔וּ דַּדֵּ֖י בְּתוּלֵיהֶֽן׃<text:s/></text:span><text:span text:style-name="T1805">‬</text:span>‬<text:span text:style-name="T1806">4</text:span><text:span text:style-name="T1807"> וּשְׁמוֹתָ֗ן אָהֳלָ֤ה הַגְּדוֹלָה֙ וְאָהֳלִיבָ֣ה אֲחוֹתָ֔הּ וַתִּֽהְיֶ֣ינָה לִ֔י וַתֵּלַ֖דְנָה בָּנִ֣ים וּבָנ֑וֹת וּשְׁמוֹתָ֕ן שֹׁמְר֣וֹן אָהֳלָ֔ה וִירוּשָׁלַ֖͏ִם אָהֳלִיבָֽה׃<text:s/></text:span><text:span text:style-name="T1808">‬</text:span>‬<text:span text:style-name="T1809">5</text:span><text:span text:style-name="T1810"> וַתִּ֥זֶן אָהֳלָ֖ה תַּחְתָּ֑י וַתַּעְגַּב֙ עַֽל־מְאַהֲבֶ֔יהָ אֶל־אַשּׁ֖וּר קְרוֹבִֽים׃<text:s/></text:span><text:span text:style-name="T1811">‬</text:span>‬<text:span text:style-name="T1812">6</text:span><text:span text:style-name="T1813"> לְבֻשֵׁ֤י תְכֵ֙לֶת֙ פַּח֣וֹת וּסְגָנִ֔ים בַּח֥וּרֵי חֶ֖מֶד כֻּלָּ֑ם פָּרָשִׁ֕ים רֹכְבֵ֖י סוּסִֽים׃<text:s/></text:span><text:span text:style-name="T1814">‬</text:span>‬<text:span text:style-name="T1815">7</text:span><text:span text:style-name="T1816"> וַתִּתֵּ֤ן תַּזְנוּתֶ֙יהָ֙ עֲלֵיהֶ֔ם מִבְחַ֥ר בְּנֵֽי־אַשּׁ֖וּר כֻּלָּ֑ם וּבְכֹ֧ל אֲשֶׁר־עֽ͏ָגְבָ֛ה בְּכָל־גִּלּוּלֵיהֶ֖ם נִטְמָֽאָה׃<text:s/></text:span><text:span text:style-name="T1817">‬</text:span>‬<text:span text:style-name="T1818">8</text:span><text:span text:style-name="T1819"> וְאֶת־תַּזְנוּתֶ֤יהָ מִמִּצְרַ֙יִם֙ לֹ֣א עָזָ֔בָה כִּ֤י אוֹתָהּ֙ שָׁכְב֣וּ בִנְעוּרֶ֔יהָ וְהֵ֥מָּה עִשּׂ֖וּ דַּדֵּ֣י בְתוּלֶ֑יהָ וַיִּשְׁפְּכ֥וּ תַזְנוּתָ֖ם עָלֶֽיהָ׃<text:s/></text:span><text:span text:style-name="T1820">‬</text:span>‬<text:span text:style-name="T1821">9</text:span><text:span text:style-name="T1822"> לָכֵ֥ן נְתַתִּ֖יהָ בְּיַד־מְאַֽהֲבֶ֑יהָ בְּיַד֙ בְּנֵ֣י אַשּׁ֔וּר אֲשֶׁ֥ר עָגְבָ֖ה עֲלֵיהֶֽם׃<text:s/></text:span><text:span text:style-name="T1823">‬</text:span>‬<text:span text:style-name="T1824">10</text:span><text:span text:style-name="T1825"> הֵמָּה֮ גִּלּ֣וּ עֶרְוָתָהּ֒ בָּנֶ֤יהָ וּבְנוֹתֶ֙יהָ֙ לָקָ֔חוּ וְאוֹתָ֖הּ בַּחֶ֣רֶב הָרָ֑גוּ וַתְּהִי־שֵׁם֙ לַנָּשִׁ֔ים וּשְׁפוּטִ֖ים עָ֥שׂוּ בָֽהּ׃</text:span><text:span text:style-name="T1826"><text:s/>ס<text:s/></text:span><text:span text:style-name="T1827">‬</text:span>‬<text:span text:style-name="T1828">11</text:span><text:span text:style-name="T1829"> וַתֵּ֙רֶא֙ אֲחוֹתָ֣הּ אָהֳלִיבָ֔ה וַתַּשְׁחֵ֥ת עַגְבָתָ֖הּ מִמֶּ֑נָּה וְאֶת־תַּ֨זְנוּתֶ֔יהָ מִזְּנוּנֵ֖י אֲחוֹתָֽהּ׃<text:s/></text:span><text:span text:style-name="T1830">‬</text:span>‬<text:span text:style-name="T1831">12</text:span><text:span text:style-name="T1832"> אֶל־בְּנֵי֩ אַשּׁ֨וּר עָגָ֜בָה פַּח֨וֹת וּסְגָנִ֤ים קְרֹבִים֙ לְבֻשֵׁ֣י מִכְל֔וֹל פָּרָשִׁ֖ים רֹכְבֵ֣י סוּסִ֑ים בַּח֥וּרֵי חֶ֖מֶד כֻּלָּֽם׃<text:s/></text:span><text:span text:style-name="T1833">‬</text:span>‬<text:span text:style-name="T1834">13</text:span><text:span text:style-name="T1835"> וָאֵ֖רֶא כִּ֣י נִטְמָ֑אָה דֶּ֥רֶךְ אֶחָ֖ד לִשְׁתֵּיהֶֽן׃<text:s/></text:span><text:span text:style-name="T1836">‬</text:span>‬<text:span text:style-name="T1837">14</text:span><text:span text:style-name="T1838"> וַתּ֖וֹסֶף אֶל־תַּזְנוּתֶ֑יהָ וַתֵּ֗רֶא אַנְשֵׁי֙ מְחֻקֶּ֣ה עַל־הַקִּ֔יר צַלְמֵ֣י *כשדיים **כַשְׂדִּ֔ים חֲקֻקִ֖ים בַּשָּׁשַֽׁר׃<text:s/></text:span><text:span text:style-name="T1839">‬</text:span>‬<text:span text:style-name="T1840">15</text:span><text:span text:style-name="T1841"> חֲגוֹרֵ֨י אֵז֜וֹר בְּמָתְנֵיהֶ֗ם סְרוּחֵ֤י טְבוּלִים֙ בְּרָ֣אשֵׁיהֶ֔ם מַרְאֵ֥ה שָׁלִשִׁ֖ים כֻּלָּ֑ם דְּמ֤וּת בְּנֵֽי־בָבֶל֙ כַּשְׂדִּ֔ים אֶ֖רֶץ מוֹלַדְתָּֽם׃<text:s/></text:span><text:span text:style-name="T1842">‬</text:span>‬<text:span text:style-name="T1843">16</text:span><text:span text:style-name="T1844"> *ותעגב **וַתַּעְגְּבָ֥ה עֲלֵיהֶ֖ם לְמַרְאֵ֣ה עֵינֶ֑יהָ וַתִּשְׁלַ֧ח מַלְאָכִ֛ים אֲלֵיהֶ֖ם כַּשְׂדִּֽימָה׃<text:s/></text:span><text:span text:style-name="T1845">‬</text:span>‬<text:span text:style-name="T1846">17</text:span><text:span text:style-name="T1847"> וַיָּבֹ֨אוּ אֵלֶ֤יהָ בְנֵֽי־בָבֶל֙ לְמִשְׁכַּ֣ב דֹּדִ֔ים וַיְטַמְּא֥וּ אוֹתָ֖הּ בְּתַזְנוּתָ֑ם וַתִּ֨טְמָא־בָ֔ם וַתֵּ֥קַע נַפְשָׁ֖הּ מֵהֶֽם׃<text:s/></text:span><text:span text:style-name="T1848">‬</text:span>‬<text:span text:style-name="T1849">18</text:span><text:span text:style-name="T1850"> וַתְּגַל֙ תַּזְנוּתֶ֔יהָ וַתְּגַ֖ל אֶת־עֶרְוָתָ֑הּ וַתֵּ֤קַע נַפְשִׁי֙ מֵֽעָלֶ֔יהָ כַּאֲשֶׁ֛ר נָקְעָ֥ה נַפְשִׁ֖י מֵעַ֥ל אֲחוֹתָֽהּ׃<text:s/></text:span><text:span text:style-name="T1851">‬</text:span>‬<text:span text:style-name="T1852">19</text:span><text:span text:style-name="T1853"> וַתַּרְבֶּ֖ה אֶת־תַּזְנוּתֶ֑יהָ לִזְכֹּר֙ אֶת־יְמֵ֣י נְעוּרֶ֔יהָ אֲשֶׁ֥ר זָנְתָ֖ה בְּאֶ֥רֶץ מִצְרָֽיִם׃<text:s/></text:span><text:span text:style-name="T1854">‬</text:span>‬<text:span text:style-name="T1855">20</text:span><text:span text:style-name="T1856"> וַֽתַּעְגְּבָ֔ה עַ֖ל פִּֽלַגְשֵׁיהֶ֑ם אֲשֶׁ֤ר בְּשַׂר־חֲמוֹרִים֙ בְּשָׂרָ֔ם וְזִרְמַ֥ת סוּסִ֖ים זִרְמָתָֽם׃<text:s/></text:span><text:span text:style-name="T1857">‬</text:span>‬<text:span text:style-name="T1858">21</text:span><text:span text:style-name="T1859"> וַֽתִּפְקְדִ֔י אֵ֖ת זִמַּ֣ת נְעוּרָ֑יִךְ בַּעְשׂ֤וֹת מִמִּצְרַ֙יִם֙ דַּדַּ֔יִךְ לְמַ֖עַן שְׁדֵ֥י נְעוּרָֽיִךְ׃</text:span><text:span text:style-name="T1860"><text:s/>ס<text:s/></text:span><text:span text:style-name="T1861">‬</text:span>‬<text:span text:style-name="T1862">22</text:span><text:span text:style-name="T1863"> לָכֵ֣ן אָהֳלִיבָ֗ה כֹּֽה־אָמַר֮ אֲדֹנָ֣י יְהוִה֒ הִנְנִ֨י מֵעִ֤יר אֶת־מְאַהֲבַ֙יִךְ֙ עָלַ֔יִךְ אֵ֛ת אֲשֶׁר־נָקְעָ֥ה נַפְשֵׁ֖ךְ מֵהֶ֑ם וַהֲבֵאתִ֥ים עָלַ֖יִךְ מִסָּבִֽיב׃<text:s/></text:span><text:span text:style-name="T1864">‬</text:span>‬<text:span text:style-name="T1865">23</text:span><text:span text:style-name="T1866"> בְּנֵ֧י בָבֶ֣ל וְכָל־כַּשְׂדִּ֗ים פְּק֤וֹד וְשׁ֙וֹעַ֙ וְק֔וֹעַ כָּל־בְּנֵ֥י אַשּׁ֖וּר אוֹתָ֑ם בַּח֨וּרֵי חֶ֜מֶד פַּח֤וֹת וּסְגָנִים֙ כֻּלָּ֔ם שָֽׁלִשִׁים֙ וּקְרוּאִ֔ים רֹכְבֵ֥י<text:s/></text:span><text:soft-page-break/><text:span text:style-name="T1867">סוּסִ֖ים כֻּלָּֽם׃<text:s/></text:span><text:span text:style-name="T1868">‬</text:span>‬<text:span text:style-name="T1869">24</text:span><text:span text:style-name="T1870"> וּבָ֣אוּ עָלַ֡יִךְ הֹ֠צֶן רֶ֤כֶב וְגַלְגַּל֙ וּבִקְהַ֣ל עַמִּ֔ים צִנָּ֤ה וּמָגֵן֙ וְקוֹבַ֔ע יָשִׂ֥ימוּ עָלַ֖יִךְ סָבִ֑יב וְנָתַתִּ֤י לִפְנֵיהֶם֙ מִשְׁפָּ֔ט וּשְׁפָט֖וּךְ בְּמִשְׁפְּטֵיהֶֽם׃<text:s/></text:span><text:span text:style-name="T1871">‬</text:span>‬<text:span text:style-name="T1872">25</text:span><text:span text:style-name="T1873"> וְנָתַתִּ֨י קִנְאָתִ֜י בָּ֗ךְ וְעָשׂ֤וּ אוֹתָךְ֙ בְּחֵמָ֔ה אַפֵּ֤ךְ וְאָזְנַ֙יִךְ֙ יָסִ֔ירוּ וְאַחֲרִיתֵ֖ךְ בַּחֶ֣רֶב תִּפּ֑וֹל הֵ֗מָּה בָּנַ֤יִךְ וּבְנוֹתַ֙יִךְ֙ יִקָּ֔חוּ וְאַחֲרִיתֵ֖ךְ תֵּאָכֵ֥ל בָּאֵֽשׁ׃<text:s/></text:span><text:span text:style-name="T1874">‬</text:span>‬<text:span text:style-name="T1875">26</text:span><text:span text:style-name="T1876"> וְהִפְשִׁיט֖וּךְ אֶת־בְּגָדָ֑יִךְ וְלָקְח֖וּ כְּלֵ֥י תִפְאַרְתֵּֽךְ׃<text:s/></text:span><text:span text:style-name="T1877">‬</text:span>‬<text:span text:style-name="T1878">27</text:span><text:span text:style-name="T1879"> וְהִשְׁבַּתִּ֤י זִמָּתֵךְ֙ מִמֵּ֔ךְ וְאֶת־זְנוּתֵ֖ךְ מֵאֶ֣רֶץ מִצְרָ֑יִם וְלֹֽא־תִשְׂאִ֤י עֵינַ֙יִךְ֙ אֲלֵיהֶ֔ם וּמִצְרַ֖יִם לֹ֥א תִזְכְּרִי־עֽוֹד׃</text:span><text:span text:style-name="T1880"><text:s/>ס<text:s/></text:span><text:span text:style-name="T1881">‬</text:span>‬<text:span text:style-name="T1882">28</text:span><text:span text:style-name="T1883"> כִּ֣י כֹ֤ה אָמַר֙ אֲדֹנָ֣י יְהוִ֔ה הִנְנִי֙ נֹֽתְנָ֔ךְ בְּיַ֖ד אֲשֶׁ֣ר שָׂנֵ֑את בְּיַ֛ד אֲשֶׁר־נָקְעָ֥ה נַפְשֵׁ֖ךְ מֵהֶֽם׃<text:s/></text:span><text:span text:style-name="T1884">‬</text:span>‬<text:span text:style-name="T1885">29</text:span><text:span text:style-name="T1886"> וְעָשׂ֨וּ אוֹתָ֜ךְ בְּשִׂנְאָ֗ה וְלָקְחוּ֙ כָּל־יְגִיעֵ֔ךְ וַעֲזָב֖וּךְ עֵירֹ֣ם וְעֶרְיָ֑ה וְנִגְלָה֙ עֶרְוַ֣ת זְנוּנַ֔יִךְ וְזִמָּתֵ֖ךְ וְתַזְנוּתָֽיִךְ׃<text:s/></text:span><text:span text:style-name="T1887">‬</text:span>‬<text:span text:style-name="T1888">30</text:span><text:span text:style-name="T1889"> עָשֹׂ֥ה אֵ֖לֶּה לָ֑ךְ בִּזְנוֹתֵךְ֙ אַחֲרֵ֣י גוֹיִ֔ם עַ֥ל אֲשֶׁר־נִטְמֵ֖את בְּגִלּוּלֵיהֶֽם׃<text:s/></text:span><text:span text:style-name="T1890">‬</text:span>‬<text:span text:style-name="T1891">31</text:span><text:span text:style-name="T1892"> בְּדֶ֥רֶךְ אֲחוֹתֵ֖ךְ הָלָ֑כְתְּ וְנָתַתִּ֥י כוֹסָ֖הּ בְּיָדֵֽךְ׃</text:span><text:span text:style-name="T1893"><text:s/>ס<text:s/></text:span><text:span text:style-name="T1894">‬</text:span>‬<text:span text:style-name="T1895">32</text:span><text:span text:style-name="T1896"> כֹּ֤ה אָמַר֙ אֲדֹנָ֣י יְהֹוִ֔ה כּ֤וֹס אֲחוֹתֵךְ֙ תִּשְׁתִּ֔י הָעֲמֻקָּ֖ה וְהָרְחָבָ֑ה תִּהְיֶ֥ה לִצְחֹ֛ק וּלְלַ֖עַג מִרְבָּ֥ה לְהָכִֽיל׃<text:s/></text:span><text:span text:style-name="T1897">‬</text:span>‬<text:span text:style-name="T1898">33</text:span><text:span text:style-name="T1899"> שִׁכָּר֥וֹן וְיָג֖וֹן תִּמָּלֵ֑אִי כּ֚וֹס שַׁמָּ֣ה וּשְׁמָמָ֔ה כּ֖וֹס אֲחוֹתֵ֥ךְ שֹׁמְרֽוֹן׃<text:s/></text:span><text:span text:style-name="T1900">‬</text:span>‬<text:span text:style-name="T1901">34</text:span><text:span text:style-name="T1902"> וְשָׁתִ֨ית אוֹתָ֜הּ וּמָצִ֗ית וְאֶת־חֲרָשֶׂ֛יהָ תְּגָרֵ֖מִי וְשָׁדַ֣יִךְ תְּנַתֵּ֑קִי כִּ֚י אֲנִ֣י דִבַּ֔רְתִּי נְאֻ֖ם אֲדֹנָ֥י יְהוִֽה׃</text:span><text:span text:style-name="T1903"><text:s/>ס<text:s/></text:span><text:span text:style-name="T1904">‬</text:span>‬<text:span text:style-name="T1905">35</text:span><text:span text:style-name="T1906"> לָכֵ֗ן כֹּ֤ה אָמַר֙ אֲדֹנָ֣י יְהוִ֔ה יַ֚עַן שָׁכַ֣חַתְּ אוֹתִ֔י וַתַּשְׁלִ֥יכִי אוֹתִ֖י אַחֲרֵ֣י גַוֵּ֑ךְ וְגַם־אַ֛תְּ שְׂאִ֥י זִמָּתֵ֖ךְ וְאֶת־תַּזְנוּתָֽיִךְ׃</text:span><text:span text:style-name="T1907"><text:s/>ס<text:s/></text:span><text:span text:style-name="T1908">‬</text:span>‬<text:span text:style-name="T1909">36</text:span><text:span text:style-name="T1910"> וַיֹּ֤אמֶר יְהוָה֙ אֵלַ֔י בֶּן־אָדָ֕ם הֲתִשְׁפּ֥וֹט אֶֽת־אָהֳלָ֖ה וְאֶת־אָהֳלִיבָ֑ה וְהַגֵּ֣ד לָהֶ֔ן אֵ֖ת תּוֹעֲבוֹתֵיהֶֽן׃<text:s/></text:span><text:span text:style-name="T1911">‬</text:span>‬<text:span text:style-name="T1912">37</text:span><text:span text:style-name="T1913"> כִּ֣י נִאֵ֗פוּ וְדָם֙ בִּֽידֵיהֶ֔ן וְאֶת־גִּלּֽוּלֵיהֶ֖ן נִאֵ֑פוּ וְגַ֤ם אֶת־בְּנֵיהֶן֙ אֲשֶׁ֣ר יָֽלְדוּ־לִ֔י הֶעֱבִ֥ירוּ לָהֶ֖ם לְאָכְלָֽה׃<text:s/></text:span><text:span text:style-name="T1914">‬</text:span>‬<text:span text:style-name="T1915">38</text:span><text:span text:style-name="T1916"> ע֥וֹד זֹ֖את עָ֣שׂוּ לִ֑י טִמְּא֤וּ אֶת־מִקְדָּשִׁי֙ בַּיּ֣וֹם הַה֔וּא וְאֶת־שַׁבְּתוֹתַ֖י חִלֵּֽלוּ׃<text:s/></text:span><text:span text:style-name="T1917">‬</text:span>‬<text:span text:style-name="T1918">39</text:span><text:span text:style-name="T1919"> וּֽבְשַׁחֲטָ֤ם אֶת־בְּנֵיהֶם֙ לְגִלּ֣וּלֵיהֶ֔ם וַיָּבֹ֧אוּ אֶל־מִקְדָּשִׁ֛י בַּיּ֥וֹם הַה֖וּא לְחַלְּל֑וֹ וְהִנֵּה־כֹ֥ה עָשׂ֖וּ בְּת֥וֹךְ בֵּיתִֽי׃<text:s/></text:span><text:span text:style-name="T1920">‬</text:span>‬<text:span text:style-name="T1921">40</text:span><text:span text:style-name="T1922"> וְאַ֗ף כִּ֤י תִשְׁלַ֙חְנָה֙ לַֽאֲנָשִׁ֔ים בָּאִ֖ים מִמֶּרְחָ֑ק אֲשֶׁ֨ר מַלְאָ֜ךְ שָׁל֤וּחַ אֲלֵיהֶם֙ וְהִנֵּה־בָ֔אוּ לַאֲשֶׁ֥ר רָחַ֛צְתְּ כָּחַ֥לְתְּ עֵינַ֖יִךְ וְעָ֥דִית עֶֽדִי׃<text:s/></text:span><text:span text:style-name="T1923">‬</text:span>‬<text:span text:style-name="T1924">41</text:span><text:span text:style-name="T1925"> וְיָשַׁבְתְּ֙ עַל־מִטָּ֣ה כְבוּדָּ֔ה וְשֻׁלְחָ֥ן עָר֖וּךְ לְפָנֶ֑יהָ וּקְטָרְתִּ֥י וְשַׁמְנִ֖י שַׂ֥מְתְּ עָלֶֽיהָ׃<text:s/></text:span><text:span text:style-name="T1926">‬</text:span>‬<text:span text:style-name="T1927">42</text:span><text:span text:style-name="T1928"> וְק֣וֹל הָמוֹן֮ שָׁלֵ֣ו בָהּ֒ וְאֶל־אֲנָשִׁים֙ מֵרֹ֣ב אָדָ֔ם מוּבָאִ֥ים *סובאים **סָבָאִ֖ים מִמִּדְבָּ֑ר וַֽיִּתְּנ֤וּ צְמִידִים֙ אֶל־יְדֵיהֶ֔ן וַעֲטֶ֥רֶת תִּפְאֶ֖רֶת עַל־רָאשֵׁיהֶֽן׃<text:s/></text:span><text:span text:style-name="T1929">‬</text:span>‬<text:span text:style-name="T1930">43</text:span><text:span text:style-name="T1931"> וָאֹמַ֕ר לַבָּלָ֖ה נִֽאוּפִ֑ים *עת **עַתָּ֛ה *יזנה **יִזְנ֥וּ תַזְנוּתֶ֖הָ וָהִֽיא׃<text:s/></text:span><text:span text:style-name="T1932">‬</text:span>‬<text:span text:style-name="T1933">44</text:span><text:span text:style-name="T1934"> וַיָּב֣וֹא אֵלֶ֔יהָ כְּב֖וֹא אֶל־אִשָּׁ֣ה זוֹנָ֑ה כֵּ֣ן בָּ֗אוּ אֶֽל־אָֽהֳלָה֙ וְאֶל־אָ֣הֳלִיבָ֔ה אִשֹּׁ֖ת הַזִּמָּֽה׃<text:s/></text:span><text:span text:style-name="T1935">‬</text:span>‬<text:span text:style-name="T1936">45</text:span><text:span text:style-name="T1937"> וַאֲנָשִׁ֣ים צַדִּיקִ֗ם הֵ֚מָּה יִשְׁפְּט֣וּ אֽוֹתְהֶ֔ם מִשְׁפַּט֙ נֹֽאֲפ֔וֹת וּמִשְׁפַּ֖ט שֹׁפְכ֣וֹת דָּ֑ם כִּ֤י נֹֽאֲפֹת֙ הֵ֔נָּה וְדָ֖ם בִּֽידֵיהֶֽן׃</text:span><text:span text:style-name="T1938"><text:s/>ס<text:s/></text:span><text:span text:style-name="T1939">‬</text:span>‬<text:span text:style-name="T1940">46</text:span><text:span text:style-name="T1941"> כִּ֛י כֹּ֥ה אָמַ֖ר אֲדֹנָ֣י יְהוִ֑ה הַעֲלֵ֤ה עֲלֵיהֶם֙ קָהָ֔ל וְנָתֹ֥ן אֶתְהֶ֖ן לְזַעֲוָ֥ה וְלָבַֽז׃<text:s/></text:span><text:span text:style-name="T1942">‬</text:span>‬<text:span text:style-name="T1943">47</text:span><text:span text:style-name="T1944"> וְרָגְמ֨וּ עֲלֵיהֶ֥ן אֶ֙בֶן֙ קָהָ֔ל וּבָרֵ֥א אוֹתְהֶ֖ן בְּחַרְבוֹתָ֑ם בְּנֵיהֶ֤ם וּבְנֽוֹתֵיהֶם֙ יַהֲרֹ֔גוּ וּבָתֵּיהֶ֖ן בָּאֵ֥שׁ יִשְׂרֹֽפוּ׃<text:s/></text:span><text:span text:style-name="T1945">‬</text:span>‬<text:span text:style-name="T1946">48</text:span><text:span text:style-name="T1947"> וְהִשְׁבַּתִּ֥י זִמָּ֖ה מִן־הָאָ֑רֶץ וְנִֽוַּסְּרוּ֙ כָּל־הַנָּשִׁ֔ים וְלֹ֥א תַעֲשֶׂ֖ינָה כְּזִמַּתְכֶֽנָה׃<text:s/></text:span><text:span text:style-name="T1948">‬</text:span>‬<text:span text:style-name="T1949">49</text:span><text:span text:style-name="T1950"> וְנָתְנ֤וּ זִמַּתְכֶ֙נָה֙ עֲלֵיכֶ֔ן וַחֲטָאֵ֥י גִלּוּלֵיכֶ֖ן תִּשֶּׂ֑אינָה וִידַעְתֶּ֕ם כִּ֥י אֲנִ֖י אֲדֹנָ֥י יְהוִֽה׃<text:s/></text:span><text:span text:style-name="T1951">פ<text:s/></text:span><text:span text:style-name="T1952">‬</text:span>‬‬‬‬‬‬‬‬‬‬‬‬‬‬‬‬‬‬‬‬‬‬‬‬‬‬‬‬‬‬‬‬‬‬‬‬‬‬‬‬‬‬‬‬‬‬‬‬‬</text:p>
      </text:section>
      <text:section text:name="Sect23" text:style-name="S23">
        <text:soft-page-break/>
        <text:p text:style-name="P1953">Ezekiel 24</text:p>
        <text:p text:style-name="P1954"><text:span text:style-name="T1955">1</text:span><text:span text:style-name="T1956"> וַיְהִי֩ דְבַר־יְהוָ֨ה אֵלַ֜י בַּשָּׁנָ֤ה הַתְּשִׁיעִית֙ בַּחֹ֣דֶשׁ הָעֲשִׂירִ֔י בֶּעָשׂ֥וֹר לַחֹ֖דֶשׁ לֵאמֹֽר׃<text:s/></text:span><text:span text:style-name="T1957">2</text:span><text:span text:style-name="T1958"> בֶּן־אָדָ֗ם *כתוב־**כְּתָב־לְךָ֙ אֶת־שֵׁ֣ם הַיּ֔וֹם אֶת־עֶ֖צֶם הַיּ֣וֹם הַזֶּ֑ה סָמַ֤ךְ מֶֽלֶךְ־בָּבֶל֙ אֶל־יְר֣וּשָׁלִַ֔ם בְּעֶ֖צֶם הַיּ֥וֹם הַזֶּֽה׃<text:s/></text:span><text:span text:style-name="T1959">‬</text:span>‬<text:span text:style-name="T1960">3</text:span><text:span text:style-name="T1961"> וּמְשֹׁ֤ל אֶל־בֵּית־הַמֶּ֙רִי֙ מָשָׁ֔ל וְאָמַרְתָּ֣ אֲלֵיהֶ֔ם כֹּ֥ה אָמַ֖ר אֲדֹנָ֣י יְהוִ֑ה שְׁפֹ֤ת הַסִּיר֙ שְׁפֹ֔ת וְגַם־יְצֹ֥ק בּ֖וֹ מָֽיִם׃<text:s/></text:span><text:span text:style-name="T1962">‬</text:span>‬<text:span text:style-name="T1963">4</text:span><text:span text:style-name="T1964"> אֱסֹ֤ף נְתָחֶ֙יהָ֙ אֵלֶ֔יהָ כָּל־נֵ֥תַח ט֖וֹב יָרֵ֣ךְ וְכָתֵ֑ף מִבְחַ֥ר עֲצָמִ֖ים מַלֵּֽא׃<text:s/></text:span><text:span text:style-name="T1965">‬</text:span>‬<text:span text:style-name="T1966">5</text:span><text:span text:style-name="T1967"> מִבְחַ֤ר הַצֹּאן֙ לָק֔וֹחַ וְגַ֛ם דּ֥וּר הָעֲצָמִ֖ים תַּחְתֶּ֑יהָ רַתַּ֣ח רְתָחֶ֔יהָ גַּם־בָּשְׁל֥וּ עֲצָמֶ֖יהָ בְּתוֹכָֽהּ׃</text:span><text:span text:style-name="T1968"><text:s/>ס<text:s/></text:span><text:span text:style-name="T1969">‬</text:span>‬<text:span text:style-name="T1970">6</text:span><text:span text:style-name="T1971"> לָכֵ֞ן כֹּה־אָמַ֣ר ׀ אֲדֹנָ֣י יְהֹוִ֗ה אוֹי֮ עִ֣יר הַדָּמִים֒ סִ֚יר אֲשֶׁ֣ר חֶלְאָתָ֣ה בָ֔הּ וְחֶ֨לְאָתָ֔הּ לֹ֥א יָצְאָ֖ה מִמֶּ֑נָּה לִנְתָחֶ֤יהָ לִנְתָחֶ֙יהָ֙ הוֹצִיאָ֔הּ לֹא־נָפַ֥ל עָלֶ֖יהָ גּוֹרָֽל׃<text:s/></text:span><text:span text:style-name="T1972">‬</text:span>‬<text:span text:style-name="T1973">7</text:span><text:span text:style-name="T1974"> כִּ֤י דָמָהּ֙ בְּתוֹכָ֣הּ הָיָ֔ה עַל־צְחִ֥יחַ סֶ֖לַע שָׂמָ֑תְהוּ לֹ֤א שְׁפָכַ֙תְהוּ֙ עַל־הָאָ֔רֶץ לְכַסּ֥וֹת עָלָ֖יו עָפָֽר׃<text:s/></text:span><text:span text:style-name="T1975">‬</text:span>‬<text:span text:style-name="T1976">8</text:span><text:span text:style-name="T1977"> לְהַעֲל֤וֹת חֵמָה֙ לִנְקֹ֣ם נָקָ֔ם נָתַ֥תִּי אֶת־דָּמָ֖הּ עַל־צְחִ֣יחַ סָ֑לַע לְבִלְתִּ֖י הִכָּסֽוֹת׃<text:s/></text:span><text:span text:style-name="T1978">פ<text:s/></text:span>‬‬‬‬‬‬‬</text:p>
        <text:p text:style-name="P1979"><text:span text:style-name="T1980">‬</text:span>‬<text:span text:style-name="T1981">9</text:span><text:span text:style-name="T1982"> לָכֵ֗ן כֹּ֤ה אָמַר֙ אֲדֹנָ֣י יְהוִ֔ה א֖וֹי עִ֣יר הַדָּמִ֑ים גַּם־אֲנִ֖י אַגְדִּ֥יל הַמְּדוּרָֽה׃<text:s/></text:span><text:span text:style-name="T1983">‬</text:span>‬<text:span text:style-name="T1984">10</text:span><text:span text:style-name="T1985"> הַרְבֵּ֤ה הָעֵצִים֙ הַדְלֵ֣ק הָאֵ֔שׁ הָתֵ֖ם הַבָּשָׂ֑ר וְהַרְקַח֙ הַמֶּרְקָחָ֔ה וְהָעֲצָמ֖וֹת יֵחָֽרוּ׃<text:s/></text:span><text:span text:style-name="T1986">‬</text:span>‬<text:span text:style-name="T1987">11</text:span><text:span text:style-name="T1988"> וְהַעֲמִידֶ֥הָ עַל־גֶּחָלֶ֖יהָ רֵקָ֑ה לְמַ֨עַן תֵּחַ֜ם וְחָ֣רָה נְחֻשְׁתָּ֗הּ וְנִתְּכָ֤ה בְתוֹכָהּ֙ טֻמְאָתָ֔הּ תִּתֻּ֖ם חֶלְאָתָֽהּ׃<text:s/></text:span><text:span text:style-name="T1989">‬</text:span>‬<text:span text:style-name="T1990">12</text:span><text:span text:style-name="T1991"> תְּאֻנִ֖ים הֶלְאָ֑ת וְלֹֽא־תֵצֵ֤א מִמֶּ֙נָּה֙ רַבַּ֣ת חֶלְאָתָ֔הּ בְּאֵ֖שׁ חֶלְאָתָֽהּ׃<text:s/></text:span><text:span text:style-name="T1992">‬</text:span>‬<text:span text:style-name="T1993">13</text:span><text:span text:style-name="T1994"> בְּטֻמְאָתֵ֖ךְ זִמָּ֑ה יַ֤עַן טִֽהַרְתִּיךְ֙ וְלֹ֣א טָהַ֔רְתְּ מִטֻּמְאָתֵךְ֙ לֹ֣א תִטְהֲרִי־ע֔וֹד עַד־הֲנִיחִ֥י אֶת־חֲמָתִ֖י בָּֽךְ׃<text:s/></text:span><text:span text:style-name="T1995">‬</text:span>‬<text:span text:style-name="T1996">14</text:span><text:span text:style-name="T1997"> אֲנִ֨י יְהוָ֤ה דִּבַּ֙רְתִּי֙ בָּאָ֣ה וְעָשִׂ֔יתִי לֹֽא־אֶפְרַ֥ע וְלֹא־אָח֖וּס וְלֹ֣א אֶנָּחֵ֑ם כִּדְרָכַ֤יִךְ וְכַעֲלִילוֹתַ֙יִךְ֙ שְׁפָט֔וּךְ נְאֻ֖ם אֲדֹנָ֥י יְהֹוִֽה׃<text:s/></text:span><text:span text:style-name="T1998">פ<text:s/></text:span>‬‬‬‬‬‬</text:p>
        <text:p text:style-name="P1999"><text:span text:style-name="T2000">‬</text:span>‬<text:span text:style-name="T2001">15</text:span><text:span text:style-name="T2002"> וַיְהִ֥י דְבַר־יְהוָ֖ה אֵלַ֥י לֵאמֹֽר׃<text:s/></text:span><text:span text:style-name="T2003">‬</text:span>‬<text:span text:style-name="T2004">16</text:span><text:span text:style-name="T2005"> בֶּן־אָדָ֕ם הִנְנִ֨י לֹקֵ֧חַ מִמְּךָ֛ אֶת־מַחְמַ֥ד עֵינֶ֖יךָ בְּמַגֵּפָ֑ה וְלֹ֤א תִסְפֹּד֙ וְלֹ֣א תִבְכֶּ֔ה וְל֥וֹא תָב֖וֹא דִּמְעָתֶֽךָ׃<text:s/></text:span><text:span text:style-name="T2006">‬</text:span>‬<text:span text:style-name="T2007">17</text:span><text:span text:style-name="T2008"> הֵאָנֵ֣ק ׀ דֹּ֗ם מֵתִים֙ אֵ֣בֶל לֹֽא־תַֽעֲשֶׂ֔ה פְאֵֽרְךָ֙ חֲב֣וֹשׁ עָלֶ֔יךָ וּנְעָלֶ֖יךָ תָּשִׂ֣ים בְּרַגְלֶ֑יךָ וְלֹ֤א תַעְטֶה֙ עַל־שָׂפָ֔ם וְלֶ֥חֶם אֲנָשִׁ֖ים לֹ֥א תֹאכֵֽל׃<text:s/></text:span><text:span text:style-name="T2009">‬</text:span>‬<text:span text:style-name="T2010">18</text:span><text:span text:style-name="T2011"> וָאֲדַבֵּ֤ר אֶל־הָעָם֙ בַּבֹּ֔קֶר וַתָּ֥מָת אִשְׁתִּ֖י בָּעָ֑רֶב וָאַ֥עַשׂ בַּבֹּ֖קֶר כַּאֲשֶׁ֥ר צֻוֵּֽיתִי׃<text:s/></text:span><text:span text:style-name="T2012">‬</text:span>‬<text:span text:style-name="T2013">19</text:span><text:span text:style-name="T2014"> וַיֹּאמְר֥וּ אֵלַ֖י הָעָ֑ם הֲלֹֽא־תַגִּ֥יד לָ֙נוּ֙ מָה־אֵ֣לֶּה לָּ֔נוּ כִּ֥י אַתָּ֖ה עֹשֶֽׂה׃<text:s/></text:span><text:span text:style-name="T2015">‬</text:span>‬<text:span text:style-name="T2016">20</text:span><text:span text:style-name="T2017"> וָאֹמַ֖ר אֲלֵיהֶ֑ם דְּבַ֨ר־יְהוָ֔ה הָיָ֥ה אֵלַ֖י לֵאמֹֽר׃<text:s/></text:span><text:span text:style-name="T2018">‬</text:span>‬<text:span text:style-name="T2019">21</text:span><text:span text:style-name="T2020"> אֱמֹ֣ר ׀ לְבֵ֣ית יִשְׂרָאֵ֗ל כֹּֽה־אָמַר֮ אֲדֹנָ֣י יְהוִה֒ הִנְנִ֨י מְחַלֵּ֤ל אֶת־מִקְדָּשִׁי֙ גְּא֣וֹן עֻזְּכֶ֔ם מַחְמַ֥ד עֵֽינֵיכֶ֖ם וּמַחְמַ֣ל נַפְשְׁכֶ֑ם וּבְנֵיכֶ֧ם וּבְנֽוֹתֵיכֶ֛ם אֲשֶׁ֥ר עֲזַבְתֶּ֖ם בַּחֶ֥רֶב יִפֹּֽלוּ׃<text:s/></text:span><text:span text:style-name="T2021">‬</text:span>‬<text:span text:style-name="T2022">22</text:span><text:span text:style-name="T2023"> וַעֲשִׂיתֶ֖ם כַּאֲשֶׁ֣ר עָשִׂ֑יתִי עַל־שָׂפָם֙ לֹ֣א תַעְט֔וּ וְלֶ֥חֶם אֲנָשִׁ֖ים לֹ֥א תֹאכֵֽלוּ׃<text:s/></text:span><text:span text:style-name="T2024">‬</text:span>‬<text:span text:style-name="T2025">23</text:span><text:span text:style-name="T2026"> וּפְאֵרֵכֶ֣ם עַל־רָאשֵׁיכֶ֗ם וְנַֽעֲלֵיכֶם֙ בְּרַגְלֵיכֶ֔ם לֹ֥א תִסְפְּד֖וּ וְלֹ֣א תִבְכּ֑וּ וּנְמַקֹּתֶם֙ בַּעֲוֺנֹ֣תֵיכֶ֔ם וּנְהַמְתֶּ֖ם אִ֥ישׁ אֶל־אָחִֽיו׃<text:s/></text:span><text:span text:style-name="T2027">‬</text:span>‬<text:span text:style-name="T2028">24</text:span><text:span text:style-name="T2029"> וְהָיָ֨ה יְחֶזְקֵ֤אל לָכֶם֙ לְמוֹפֵ֔ת כְּכֹ֥ל אֲשֶׁר־עָשָׂ֖ה תַּעֲשׂ֑וּ בְּבֹאָ֕הּ<text:s/></text:span><text:soft-page-break/><text:span text:style-name="T2030">וִֽידַעְתֶּ֕ם כִּ֥י אֲנִ֖י אֲדֹנָ֥י יְהוִֽה׃</text:span><text:span text:style-name="T2031"><text:s/>ס<text:s/></text:span><text:span text:style-name="T2032">‬</text:span>‬<text:span text:style-name="T2033">25</text:span><text:span text:style-name="T2034"> וְאַתָּ֣ה בֶן־אָדָ֔ם הֲל֗וֹא בְּי֨וֹם קַחְתִּ֤י מֵהֶם֙ אֶת־מָ֣עוּזָּ֔ם מְשׂ֖וֹשׂ תִּפְאַרְתָּ֑ם אֶת־מַחְמַ֤ד עֵֽינֵיהֶם֙ וְאֶת־מַשָּׂ֣א נַפְשָׁ֔ם בְּנֵיהֶ֖ם וּבְנוֹתֵיהֶֽם׃<text:s/></text:span><text:span text:style-name="T2035">‬</text:span>‬<text:span text:style-name="T2036">26</text:span><text:span text:style-name="T2037"> בַּיּ֣וֹם הַה֔וּא יָב֥וֹא הַפָּלִ֖יט אֵלֶ֑יךָ לְהַשְׁמָע֖וּת אָזְנָֽיִם׃<text:s/></text:span><text:span text:style-name="T2038">‬</text:span>‬<text:span text:style-name="T2039">27</text:span><text:span text:style-name="T2040"> בַּיּ֣וֹם הַה֗וּא יִפָּ֤תַח פִּ֙יךָ֙ אֶת־הַפָּלִ֔יט וּתְדַבֵּ֕ר וְלֹ֥א תֵֽאָלֵ֖ם ע֑וֹד וְהָיִ֤יתָ לָהֶם֙ לְמוֹפֵ֔ת וְיָדְע֖וּ כִּֽי־אֲנִ֥י יְהוָֽה׃</text:span><text:span text:style-name="T2041"><text:s/>ס<text:s/></text:span><text:span text:style-name="T2042">‬</text:span>‬‬‬‬‬‬‬‬‬‬‬‬‬‬</text:p>
      </text:section>
      <text:section text:name="Sect24" text:style-name="S24">
        <text:p text:style-name="P2043">Ezekiel 25</text:p>
        <text:p text:style-name="P2044"><text:span text:style-name="T2045">1</text:span><text:span text:style-name="T2046"> וַיְהִ֥י דְבַר־יְהוָ֖ה אֵלַ֥י לֵאמֹֽר׃<text:s/></text:span><text:span text:style-name="T2047">2</text:span><text:span text:style-name="T2048"> בֶּן־אָדָ֕ם שִׂ֥ים פָּנֶ֖יךָ אֶל־בְּנֵ֣י עַמּ֑וֹן וְהִנָּבֵ֖א עֲלֵיהֶֽם׃<text:s/></text:span><text:span text:style-name="T2049">‬</text:span>‬<text:span text:style-name="T2050">3</text:span><text:span text:style-name="T2051"> וְאָֽמַרְתָּ֙ לִבְנֵ֣י עַמּ֔וֹן שִׁמְע֖וּ דְּבַר־אֲדֹנָ֣י יְהוִ֑ה כֹּה־אָמַ֣ר אֲדֹנָ֣י יְהוִ֡ה יַעַן֩ אָמְרֵ֨ךְ הֶאָ֜ח אֶל־מִקְדָּשִׁ֣י כִֽי־נִחָ֗ל וְאֶל־אַדְמַ֤ת יִשְׂרָאֵל֙ כִּ֣י נָשַׁ֔מָּה וְאֶל־בֵּ֣ית יְהוּדָ֔ה כִּ֥י הָלְכ֖וּ בַּגּוֹלָֽה׃<text:s/></text:span><text:span text:style-name="T2052">‬</text:span>‬<text:span text:style-name="T2053">4</text:span><text:span text:style-name="T2054"> לָכֵ֡ן הִנְנִי֩ נֹתְנָ֨ךְ לִבְנֵי־קֶ֜דֶם לְמֽוֹרָשָׁ֗ה וְיִשְּׁב֤וּ טִירֽוֹתֵיהֶם֙ בָּ֔ךְ וְנָ֥תְנוּ בָ֖ךְ מִשְׁכְּנֵיהֶ֑ם הֵ֚מָּה יֹאכְל֣וּ פִרְיֵ֔ךְ וְהֵ֖מָּה יִשְׁתּ֥וּ חֲלָבֵֽךְ׃<text:s/></text:span><text:span text:style-name="T2055">‬</text:span>‬<text:span text:style-name="T2056">5</text:span><text:span text:style-name="T2057"> וְנָתַתִּ֤י אֶת־רַבָּה֙ לִנְוֵ֣ה גְמַלִּ֔ים וְאֶת־בְּנֵ֥י עַמּ֖וֹן לְמִרְבַּץ־צֹ֑אן וִֽידַעְתֶּ֖ם כִּֽי־אֲנִ֥י יְהוָֽה׃</text:span><text:span text:style-name="T2058"><text:s/>ס<text:s/></text:span><text:span text:style-name="T2059">‬</text:span>‬<text:span text:style-name="T2060">6</text:span><text:span text:style-name="T2061"> כִּ֣י כֹ֤ה אָמַר֙ אֲדֹנָ֣י יְהוִ֔ה יַ֚עַן מַחְאֲךָ֣ יָ֔ד וְרַקְעֲךָ֖ בְּרָ֑גֶל וַתִּשְׂמַ֤ח בְּכָל־שָֽׁאטְךָ֙ בְּנֶ֔פֶשׁ אֶל־אַדְמַ֖ת יִשְׂרָאֵֽל׃<text:s/></text:span><text:span text:style-name="T2062">‬</text:span>‬<text:span text:style-name="T2063">7</text:span><text:span text:style-name="T2064"> לָכֵ֡ן הִנְנִי֩ נָטִ֨יתִי אֶת־יָדִ֜י עָלֶ֗יךָ וּנְתַתִּ֤יךָֽ־*לבג **לְבַז֙ לַגּוֹיִ֔ם וְהִכְרַתִּ֙יךָ֙ מִן־הָ֣עַמִּ֔ים וְהַאֲבַדְתִּ֖יךָ מִן־הָאֲרָצ֑וֹת אַשְׁמִ֣ידְךָ֔ וְיָדַעְתָּ֖ כִּֽי־אֲנִ֥י יְהוָֽה׃</text:span><text:span text:style-name="T2065"><text:s/>ס<text:s/></text:span><text:span text:style-name="T2066">‬</text:span>‬<text:span text:style-name="T2067">8</text:span><text:span text:style-name="T2068"> כֹּ֥ה אָמַ֖ר אֲדֹנָ֣י יְהוִ֑ה יַ֗עַן אֲמֹ֤ר מוֹאָב֙ וְשֵׂעִ֔יר הִנֵּ֥ה כְּכָֽל־הַגּוֹיִ֖ם בֵּ֥ית יְהוּדָֽה׃<text:s/></text:span><text:span text:style-name="T2069">‬</text:span>‬<text:span text:style-name="T2070">9</text:span><text:span text:style-name="T2071"> לָכֵן֩ הִנְנִ֨י פֹתֵ֜חַ אֶת־כֶּ֤תֶף מוֹאָב֙ מֵהֶ֣עָרִ֔ים מֵֽעָרָ֖יו מִקָּצֵ֑הוּ צְבִ֗י אֶ֚רֶץ בֵּ֣ית הַיְשִׁימֹ֔ת בַּ֥עַל מְע֖וֹן *וקריתמה **וְקִרְיָתָֽיְמָה׃<text:s/></text:span><text:span text:style-name="T2072">‬</text:span>‬<text:span text:style-name="T2073">10</text:span><text:span text:style-name="T2074"> לִבְנֵי־קֶ֙דֶם֙ עַל־בְּנֵ֣י עַמּ֔וֹן וּנְתַתִּ֖יהָ לְמֽוֹרָשָׁ֑ה לְמַ֛עַן לֹֽא־תִזָּכֵ֥ר בְּנֵֽי־עַמּ֖וֹן בַּגּוֹיִֽם׃<text:s/></text:span><text:span text:style-name="T2075">‬</text:span>‬<text:span text:style-name="T2076">11</text:span><text:span text:style-name="T2077"> וּבְמוֹאָ֖ב אֶעֱשֶׂ֣ה שְׁפָטִ֑ים וְיָדְע֖וּ כִּֽי־אֲנִ֥י יְהוָֽה׃</text:span><text:span text:style-name="T2078"><text:s/>ס<text:s/></text:span><text:span text:style-name="T2079">‬</text:span>‬<text:span text:style-name="T2080">12</text:span><text:span text:style-name="T2081"> כֹּ֤ה אָמַר֙ אֲדֹנָ֣י יְהוִ֔ה יַ֣עַן עֲשׂ֥וֹת אֱד֛וֹם בִּנְקֹ֥ם נָקָ֖ם לְבֵ֣ית יְהוּדָ֑ה וַיֶּאְשְׁמ֥וּ אָשׁ֖וֹם וְנִקְּמ֥וּ בָהֶֽם׃<text:s/></text:span><text:span text:style-name="T2082">‬</text:span>‬<text:span text:style-name="T2083">13</text:span><text:span text:style-name="T2084"> לָכֵ֗ן כֹּ֤ה אָמַר֙ אֲדֹנָ֣י יְהוִ֔ה וְנָטִ֤תִי יָדִי֙ עַל־אֱד֔וֹם וְהִכְרַתִּ֥י מִמֶּ֖נָּה אָדָ֣ם וּבְהֵמָ֑ה וּנְתַתִּ֤יהָ חָרְבָּה֙ מִתֵּימָ֔ן וּדְדָ֖נֶה בַּחֶ֥רֶב יִפֹּֽלוּ׃<text:s/></text:span><text:span text:style-name="T2085">‬</text:span>‬<text:span text:style-name="T2086">14</text:span><text:span text:style-name="T2087"> וְנָתַתִּ֨י אֶת־נִקְמָתִ֜י בֶּאֱד֗וֹם בְּיַד֙ עַמִּ֣י יִשְׂרָאֵ֔ל וְעָשׂ֣וּ בֶאֱד֔וֹם כְּאַפִּ֖י וְכַחֲמָתִ֑י וְיָֽדְעוּ֙ אֶת־נִקְמָתִ֔י נְאֻ֖ם אֲדֹנָ֥י יְהוִֽה׃<text:s/></text:span><text:span text:style-name="T2088">פ<text:s/></text:span><text:span text:style-name="T2089">‬</text:span>‬‬‬‬‬‬‬‬‬‬‬‬‬‬</text:p>
        <text:p text:style-name="P2090"><text:span text:style-name="T2091">15</text:span><text:span text:style-name="T2092"> כֹּ֤ה אָמַר֙ אֲדֹנָ֣י יְהוִ֔ה יַ֛עַן עֲשׂ֥וֹת פְּלִשְׁתִּ֖ים בִּנְקָמָ֑ה וַיִּנָּקְמ֤וּ נָקָם֙ בִּשְׁאָ֣ט בְּנֶ֔פֶשׁ לְמַשְׁחִ֖ית אֵיבַ֥ת עוֹלָֽם׃<text:s/></text:span><text:span text:style-name="T2093">‬</text:span>‬<text:span text:style-name="T2094">16</text:span><text:span text:style-name="T2095"> לָכֵ֗ן כֹּ֤ה אָמַר֙ אֲדֹנָ֣י יְהוִ֔ה הִנְנִ֨י נוֹטֶ֤ה יָדִי֙ עַל־פְּלִשְׁתִּ֔ים וְהִכְרַתִּ֖י אֶת־כְּרֵתִ֑ים וְהַ֣אֲבַדְתִּ֔י אֶת־שְׁאֵרִ֖ית ח֥וֹף הַיָּֽם׃<text:s/></text:span><text:span text:style-name="T2096">‬</text:span>‬<text:span text:style-name="T2097">17</text:span><text:span text:style-name="T2098"> וְעָשִׂ֤יתִי בָם֙ נְקָמ֣וֹת גְּדֹל֔וֹת בְּתוֹכְח֖וֹת חֵמָ֑ה וְיָֽדְעוּ֙ כִּֽי־אֲנִ֣י יְהוָ֔ה בְּתִתִּ֥י אֶת־נִקְמָתִ֖י בָּֽם׃</text:span><text:span text:style-name="T2099"><text:s/>ס<text:s/></text:span><text:span text:style-name="T2100">‬</text:span>‬‬‬‬</text:p>
      </text:section>
      <text:section text:name="Sect25" text:style-name="S25">
        <text:soft-page-break/>
        <text:p text:style-name="P2101">Ezekiel 26</text:p>
        <text:p text:style-name="P2102"><text:span text:style-name="T2103">1</text:span><text:span text:style-name="T2104"> וַיְהִ֛י בְּעַשְׁתֵּֽי־עֶשְׂרֵ֥ה שָׁנָ֖ה בְּאֶחָ֣ד לַחֹ֑דֶשׁ הָיָ֥ה דְבַר־יְהוָ֖ה אֵלַ֥י לֵאמֹֽר׃<text:s/></text:span><text:span text:style-name="T2105">2</text:span><text:span text:style-name="T2106"> בֶּן־אָדָ֗ם יַ֠עַן אֲשֶׁר־אָ֨מְרָה צֹּ֤ר עַל־יְרוּשָׁלִַ֙ם֙ הֶאָ֔ח נִשְׁבְּרָ֛ה דַּלְת֥וֹת הָעַמִּ֖ים נָסֵ֣בָּה אֵלָ֑י אִמָּלְאָ֖ה הָחֳרָֽבָה׃<text:s/></text:span><text:span text:style-name="T2107">‬</text:span>‬<text:span text:style-name="T2108">3</text:span><text:span text:style-name="T2109"> לָכֵ֗ן כֹּ֤ה אָמַר֙ אֲדֹנָ֣י יְהוִ֔ה הִנְנִ֥י עָלַ֖יִךְ צֹ֑ר וְהַעֲלֵיתִ֤י עָלַ֙יִךְ֙ גּוֹיִ֣ם רַבִּ֔ים כְּהַעֲל֥וֹת הַיָּ֖ם לְגַלָּֽיו׃<text:s/></text:span><text:span text:style-name="T2110">‬</text:span>‬<text:span text:style-name="T2111">4</text:span><text:span text:style-name="T2112"> וְשִׁחֲת֞וּ חֹמ֣וֹת צֹ֗ר וְהָֽרְסוּ֙ מִגְדָּלֶ֔יהָ וְסִֽחֵיתִ֥י עֲפָרָ֖הּ מִמֶּ֑נָּה וְנָתַתִּ֥י אוֹתָ֖הּ לִצְחִ֥יחַ סָֽלַע׃<text:s/></text:span><text:span text:style-name="T2113">‬</text:span>‬<text:span text:style-name="T2114">5</text:span><text:span text:style-name="T2115"> מִשְׁטַ֨ח חֲרָמִ֤ים תִּֽהְיֶה֙ בְּת֣וֹךְ הַיָּ֔ם כִּ֚י אֲנִ֣י דִבַּ֔רְתִּי נְאֻ֖ם אֲדֹנָ֣י יְהוִ֑ה וְהָיְתָ֥ה לְבַ֖ז לַגּוֹיִֽם׃<text:s/></text:span><text:span text:style-name="T2116">‬</text:span>‬<text:span text:style-name="T2117">6</text:span><text:span text:style-name="T2118"> וּבְנוֹתֶ֙יהָ֙ אֲשֶׁ֣ר בַּשָּׂדֶ֔ה בַּחֶ֖רֶב תֵּהָרַ֑גְנָה וְיָדְע֖וּ כִּי־אֲנִ֥י יְהוָֽה׃<text:s/></text:span><text:span text:style-name="T2119">פ<text:s/></text:span><text:span text:style-name="T2120">‬</text:span>‬‬‬‬‬‬</text:p>
        <text:p text:style-name="P2121"><text:span text:style-name="T2122">7</text:span><text:span text:style-name="T2123"> כִּ֣י כֹ֤ה אָמַר֙ אֲדֹנָ֣י יְהוִ֔ה הִנְנִ֧י מֵבִ֣יא אֶל־צֹ֗ר נְבוּכַדְרֶאצַּ֧ר מֶֽלֶךְ־בָּבֶ֛ל מִצָּפ֖וֹן מֶ֣לֶךְ מְלָכִ֑ים בְּס֛וּס וּבְרֶ֥כֶב וּבְפָרָשִׁ֖ים וְקָהָ֥ל וְעַם־רָֽב׃<text:s/></text:span><text:span text:style-name="T2124">‬</text:span>‬<text:span text:style-name="T2125">8</text:span><text:span text:style-name="T2126"> בְּנוֹתַ֥יִךְ בַּשָּׂדֶ֖ה בַּחֶ֣רֶב יַהֲרֹ֑ג וְנָתַ֨ן עָלַ֜יִךְ דָּיֵ֗ק וְשָׁפַ֤ךְ עָלַ֙יִךְ֙ סֹֽלְלָ֔ה וְהֵקִ֥ים עָלַ֖יִךְ צִנָּֽה׃<text:s/></text:span><text:span text:style-name="T2127">‬</text:span>‬<text:span text:style-name="T2128">9</text:span><text:span text:style-name="T2129"> וּמְחִ֣י קָֽבָלּ֔וֹ יִתֵּ֖ן בְּחֹֽמוֹתָ֑יִךְ וּמִ֨גְדְּלֹתַ֔יִךְ יִתֹּ֖ץ בְּחַרְבוֹתָֽיו׃<text:s/></text:span><text:span text:style-name="T2130">‬</text:span>‬<text:span text:style-name="T2131">10</text:span><text:span text:style-name="T2132"> מִשִּׁפְעַ֥ת סוּסָ֖יו יְכַסֵּ֣ךְ אֲבָקָ֑ם מִקּוֹל֩ פָּרַ֨שׁ וְגַלְגַּ֜ל וָרֶ֗כֶב תִּרְעַ֙שְׁנָה֙ חֽוֹמוֹתַ֔יִךְ בְּבֹאוֹ֙ בִּשְׁעָרַ֔יִךְ כִּמְבוֹאֵ֖י עִ֥יר מְבֻקָּעָֽה׃<text:s/></text:span><text:span text:style-name="T2133">‬</text:span>‬<text:span text:style-name="T2134">11</text:span><text:span text:style-name="T2135"> בְּפַרְס֣וֹת סוּסָ֔יו יִרְמֹ֖ס אֶת־כָּל־חֽוּצוֹתָ֑יִךְ עַמֵּךְ֙ בַּחֶ֣רֶב יַהֲרֹ֔ג וּמַצְּב֥וֹת עֻזֵּ֖ךְ לָאָ֥רֶץ תֵּרֵֽד׃<text:s/></text:span><text:span text:style-name="T2136">‬</text:span>‬<text:span text:style-name="T2137">12</text:span><text:span text:style-name="T2138"> וְשָׁלְל֣וּ חֵילֵ֗ךְ וּבָֽזְזוּ֙ רְכֻלָּתֵ֔ךְ וְהָֽרְסוּ֙ חוֹמוֹתַ֔יִךְ וּבָתֵּ֥י חֶמְדָּתֵ֖ךְ יִתֹּ֑צוּ וַאֲבָנַ֤יִךְ וְעֵצַ֙יִךְ֙ וַֽעֲפָרֵ֔ךְ בְּת֥וֹךְ מַ֖יִם יָשִֽׂימוּ׃<text:s/></text:span><text:span text:style-name="T2139">‬</text:span>‬<text:span text:style-name="T2140">13</text:span><text:span text:style-name="T2141"> וְהִשְׁבַּתִּ֖י הֲמ֣וֹן שִׁירָ֑יִךְ וְק֣וֹל כִּנּוֹרַ֔יִךְ לֹ֥א יִשָּׁמַ֖ע עֽוֹד׃<text:s/></text:span><text:span text:style-name="T2142">‬</text:span>‬<text:span text:style-name="T2143">14</text:span><text:span text:style-name="T2144"> וּנְתַתִּ֞יךְ לִצְחִ֣יחַ סֶ֗לַע מִשְׁטַ֤ח חֲרָמִים֙ תִּֽהְיֶ֔ה לֹ֥א תִבָּנֶ֖ה ע֑וֹד כִּ֣י אֲנִ֤י יְהוָה֙ דִּבַּ֔רְתִּי נְאֻ֖ם אֲדֹנָ֥י יְהוִֽה׃</text:span><text:span text:style-name="T2145"><text:s/>ס<text:s/></text:span><text:span text:style-name="T2146">‬</text:span>‬<text:span text:style-name="T2147">15</text:span><text:span text:style-name="T2148"> כֹּ֥ה אָמַ֛ר אֲדֹנָ֥י יְהוִ֖ה לְצ֑וֹר הֲלֹ֣א ׀ מִקּ֣וֹל מַפַּלְתֵּ֗ךְ בֶּאֱנֹ֨ק חָלָ֜ל בֵּהָ֤רֵֽג הֶ֙רֶג֙ בְּתוֹכֵ֔ךְ יִרְעֲשׁ֖וּ הָאִיִּֽים׃<text:s/></text:span><text:span text:style-name="T2149">‬</text:span>‬<text:span text:style-name="T2150">16</text:span><text:span text:style-name="T2151"> וֽ͏ְיָרְד֞וּ מֵעַ֣ל כִּסְאוֹתָ֗ם כֹּ֚ל נְשִׂיאֵ֣י הַיָּ֔ם וְהֵסִ֙ירוּ֙ אֶת־מְעִ֣ילֵיהֶ֔ם וְאֶת־בִּגְדֵ֥י רִקְמָתָ֖ם יִפְשֹׁ֑טוּ חֲרָד֤וֹת ׀ יִלְבָּ֙שׁוּ֙ עַל־הָאָ֣רֶץ יֵשֵׁ֔בוּ וְחָֽרְדוּ֙ לִרְגָעִ֔ים וְשָׁמְמ֖וּ עָלָֽיִךְ׃<text:s/></text:span><text:span text:style-name="T2152">‬</text:span>‬<text:span text:style-name="T2153">17</text:span><text:span text:style-name="T2154"> וְנָשְׂא֨וּ עָלַ֤יִךְ קִינָה֙ וְאָ֣מְרוּ לָ֔ךְ אֵ֣יךְ אָבַ֔דְתְּ נוֹשֶׁ֖בֶת מִיַּמִּ֑ים הָעִ֣יר הַהֻלָּ֗לָה אֲשֶׁר֩ הָיְתָ֨ה חֲזָקָ֤ה בַיָּם֙ הִ֣יא וְיֹשְׁבֶ֔יהָ אֲשֶׁר־נָתְנ֥וּ חִתִּיתָ֖ם לְכָל־יוֹשְׁבֶֽיהָ׃<text:s/></text:span><text:span text:style-name="T2155">‬</text:span>‬<text:span text:style-name="T2156">18</text:span><text:span text:style-name="T2157"> עַתָּה֙ יֶחְרְד֣וּ הָֽאִיִּ֔ן י֖וֹם מַפַּלְתֵּ֑ךְ וְנִבְהֲל֛וּ הָאִיִּ֥ים אֲשֶׁר־בַּיָּ֖ם מִצֵּאתֵֽךְ׃</text:span><text:span text:style-name="T2158"><text:s/>ס<text:s/></text:span><text:span text:style-name="T2159">‬</text:span>‬<text:span text:style-name="T2160">19</text:span><text:span text:style-name="T2161"> כִּ֣י כֹ֤ה אָמַר֙ אֲדֹנָ֣י יְהוִ֔ה בְּתִתִּ֤י אֹתָךְ֙ עִ֣יר נֶחֱרֶ֔בֶת כֶּעָרִ֖ים אֲשֶׁ֣ר לֹֽא־נוֹשָׁ֑בוּ בְּהַעֲל֤וֹת עָלַ֙יִךְ֙ אֶת־תְּה֔וֹם וְכִסּ֖וּךְ הַמַּ֥יִם הָרַבִּֽים׃<text:s/></text:span><text:span text:style-name="T2162">‬</text:span>‬<text:span text:style-name="T2163">20</text:span><text:span text:style-name="T2164"> וְהוֹרַדְתִּיךְ֩ אֶת־י֨וֹרְדֵי ב֜וֹר אֶל־עַ֣ם עוֹלָ֗ם וְ֠הוֹשַׁבְתִּיךְ בְּאֶ֨רֶץ תַּחְתִּיּ֜וֹת כָּחֳרָב֤וֹת מֵֽעוֹלָם֙ אֶת־י֣וֹרְדֵי ב֔וֹר לְמַ֖עַן לֹ֣א תֵשֵׁ֑בִי וְנָתַתִּ֥י צְבִ֖י בְּאֶ֥רֶץ חַיִּֽים׃<text:s/></text:span><text:span text:style-name="T2165">‬</text:span>‬<text:span text:style-name="T2166">21</text:span><text:span text:style-name="T2167"> בַּלָּה֥וֹת אֶתְּנֵ֖ךְ וְאֵינֵ֑ךְ וּֽתְבֻקְשִׁ֗י וְלֹֽא־תִמָּצְאִ֥י עוֹד֙ לְעוֹלָ֔ם נְאֻ֖ם אֲדֹנָ֥י יְהֹוִֽה׃</text:span><text:span text:style-name="T2168"><text:s/>ס<text:s/></text:span><text:span text:style-name="T2169">‬</text:span>‬‬‬‬‬‬‬‬‬‬‬‬‬‬‬‬</text:p>
      </text:section>
      <text:section text:name="Sect26" text:style-name="S26">
        <text:soft-page-break/>
        <text:p text:style-name="P2170">Ezekiel 27</text:p>
        <text:p text:style-name="P2171"><text:span text:style-name="T2172">1</text:span><text:span text:style-name="T2173"> וַיְהִ֥י דְבַר־יְהוָ֖ה אֵלַ֥י לֵאמֹֽר׃<text:s/></text:span><text:span text:style-name="T2174">2</text:span><text:span text:style-name="T2175"> וְאַתָּ֣ה בֶן־אָדָ֔ם שָׂ֥א עַל־צֹ֖ר קִינָֽה׃<text:s/></text:span><text:span text:style-name="T2176">‬</text:span>‬<text:span text:style-name="T2177">3</text:span><text:span text:style-name="T2178"> וְאָמַרְתָּ֣ לְצ֗וֹר *הישבתי **הַיֹּשֶׁ֙בֶת֙ עַל־מְבוֹאֹ֣ת יָ֔ם רֹכֶ֙לֶת֙ הָֽעַמִּ֔ים אֶל־אִיִּ֖ים רַבִּ֑ים כֹּ֤ה אָמַר֙ אֲדֹנָ֣י יְהוִ֔ה צ֕וֹר אַ֣תְּ אָמַ֔רְתְּ אֲנִ֖י כְּלִ֥ילַת יֹֽפִי׃<text:s/></text:span><text:span text:style-name="T2179">‬</text:span>‬<text:span text:style-name="T2180">4</text:span><text:span text:style-name="T2181"> בְּלֵ֥ב יַמִּ֖ים גְּבוּלָ֑יִךְ בֹּנַ֕יִךְ כָּלְל֖וּ יָפְיֵֽךְ׃<text:s/></text:span><text:span text:style-name="T2182">‬</text:span>‬<text:span text:style-name="T2183">5</text:span><text:span text:style-name="T2184"> בְּרוֹשִׁ֤ים מִשְּׂנִיר֙ בָּ֣נוּ לָ֔ךְ אֵ֖ת כָּל־לֻֽחֹתָ֑יִם אֶ֤רֶז מִלְּבָנוֹן֙ לָקָ֔חוּ לַעֲשׂ֥וֹת תֹּ֖רֶן עָלָֽיִךְ׃<text:s/></text:span><text:span text:style-name="T2185">‬</text:span>‬<text:span text:style-name="T2186">6</text:span><text:span text:style-name="T2187"> אַלּוֹנִים֙ מִבָּשָׁ֔ן עָשׂ֖וּ מִשּׁוֹטָ֑יִךְ קַרְשֵׁ֤ךְ עָֽשׂוּ־שֵׁן֙ בַּת־אֲשֻׁרִ֔ים מֵאִיֵּ֖י *כתים **כִּתִּיִּֽים׃<text:s/></text:span><text:span text:style-name="T2188">‬</text:span>‬<text:span text:style-name="T2189">7</text:span><text:span text:style-name="T2190"> שֵׁשׁ־בְּרִקְמָ֤ה מִמִּצְרַ֙יִם֙ הָיָ֣ה מִפְרָשֵׂ֔ךְ לִהְי֥וֹת לָ֖ךְ לְנֵ֑ס תְּכֵ֧לֶת וְאַרְגָּמָ֛ן מֵאִיֵּ֥י אֱלִישָׁ֖ה הָיָ֥ה מְכַסֵּֽךְ׃<text:s/></text:span><text:span text:style-name="T2191">‬</text:span>‬<text:span text:style-name="T2192">8</text:span><text:span text:style-name="T2193"> יֹשְׁבֵ֤י צִידוֹן֙ וְאַרְוַ֔ד הָי֥וּ שָׁטִ֖ים לָ֑ךְ חֲכָמַ֤יִךְ צוֹר֙ הָ֣יוּ בָ֔ךְ הֵ֖מָּה חֹבְלָֽיִךְ׃<text:s/></text:span><text:span text:style-name="T2194">‬</text:span>‬<text:span text:style-name="T2195">9</text:span><text:span text:style-name="T2196"> זִקְנֵ֨י גְבַ֤ל וַחֲכָמֶ֙יהָ֙ הָ֣יוּ בָ֔ךְ מַחֲזִיקֵ֖י בִּדְקֵ֑ךְ כָּל־אֳנִיּ֨וֹת הַיָּ֤ם וּמַלָּֽחֵיהֶם֙ הָ֣יוּ בָ֔ךְ לַעֲרֹ֖ב מַעֲרָבֵֽךְ׃<text:s/></text:span><text:span text:style-name="T2197">‬</text:span>‬<text:span text:style-name="T2198">10</text:span><text:span text:style-name="T2199"> פָּרַ֨ס וְל֤וּד וּפוּט֙ הָי֣וּ בְחֵילֵ֔ךְ אַנְשֵׁ֖י מִלְחַמְתֵּ֑ךְ מָגֵ֤ן וְכוֹבַע֙ תִּלּוּ־בָ֔ךְ הֵ֖מָּה נָתְנ֥וּ הֲדָרֵֽךְ׃<text:s/></text:span><text:span text:style-name="T2200">‬</text:span>‬<text:span text:style-name="T2201">11</text:span><text:span text:style-name="T2202"> בְּנֵ֧י אַרְוַ֣ד וְחֵילֵ֗ךְ עַל־חוֹמוֹתַ֙יִךְ֙ סָבִ֔יב וְגַ֨מָּדִ֔ים בְּמִגְדְּלוֹתַ֖יִךְ הָי֑וּ שִׁלְטֵיהֶ֞ם תִּלּ֤וּ עַל־חוֹמוֹתַ֙יִךְ֙ סָבִ֔יב הֵ֖מָּה כָּלְל֥וּ יָפְיֵֽךְ׃<text:s/></text:span><text:span text:style-name="T2203">‬</text:span>‬<text:span text:style-name="T2204">12</text:span><text:span text:style-name="T2205"> תַּרְשִׁ֥ישׁ סֹחַרְתֵּ֖ךְ מֵרֹ֣ב כָּל־ה֑וֹן בְּכֶ֤סֶף בַּרְזֶל֙ בְּדִ֣יל וְעוֹפֶ֔רֶת נָתְנ֖וּ עִזְבוֹנָֽיִךְ׃<text:s/></text:span><text:span text:style-name="T2206">‬</text:span>‬<text:span text:style-name="T2207">13</text:span><text:span text:style-name="T2208"> יָוָ֤ן תֻּבַל֙ וָמֶ֔שֶׁךְ הֵ֖מָּה רֹֽכְלָ֑יִךְ בְּנֶ֤פֶשׁ אָדָם֙ וּכְלֵ֣י נְחֹ֔שֶׁת נָתְנ֖וּ מַעֲרָבֵֽךְ׃<text:s/></text:span><text:span text:style-name="T2209">‬</text:span>‬<text:span text:style-name="T2210">14</text:span><text:span text:style-name="T2211"> מִבֵּ֖ית תּוֹגַרְמָ֑ה סוּסִ֤ים וּפָֽרָשִׁים֙ וּפְרָדִ֔ים נָתְנ֖וּ עִזְבוֹנָֽיִךְ׃<text:s/></text:span><text:span text:style-name="T2212">‬</text:span>‬<text:span text:style-name="T2213">15</text:span><text:span text:style-name="T2214"> בְּנֵ֤י דְדָן֙ רֹֽכְלַ֔יִךְ אִיִּ֥ים רַבִּ֖ים סְחֹרַ֣ת יָדֵ֑ךְ קַרְנ֥וֹת שֵׁן֙ *והובנים **וְהָבְנִ֔ים הֵשִׁ֖יבוּ אֶשְׁכָּרֵֽךְ׃<text:s/></text:span><text:span text:style-name="T2215">‬</text:span>‬<text:span text:style-name="T2216">16</text:span><text:span text:style-name="T2217"> אֲרָ֥ם סֹחַרְתֵּ֖ךְ מֵרֹ֣ב מַעֲשָׂ֑יִךְ בְּ֠נֹפֶךְ אַרְגָּמָ֨ן וְרִקְמָ֤ה וּבוּץ֙ וְרָאמֹ֣ת וְכַדְכֹּ֔ד נָתְנ֖וּ בְּעִזְבוֹנָֽיִךְ׃<text:s/></text:span><text:span text:style-name="T2218">‬</text:span>‬<text:span text:style-name="T2219">17</text:span><text:span text:style-name="T2220"> יְהוּדָה֙ וְאֶ֣רֶץ יִשְׂרָאֵ֔ל הֵ֖מָּה רֹכְלָ֑יִךְ בְּחִטֵּ֣י מִ֠נִּית וּפַנַּ֨ג וּדְבַ֤שׁ וָשֶׁ֙מֶן֙ וָצֹ֔רִי נָתְנ֖וּ מַעֲרָבֵֽךְ׃<text:s/></text:span><text:span text:style-name="T2221">‬</text:span>‬<text:span text:style-name="T2222">18</text:span><text:span text:style-name="T2223"> דַּמֶּ֧שֶׂק סֹחַרְתֵּ֛ךְ בְּרֹ֥ב מַעֲשַׂ֖יִךְ מֵרֹ֣ב כָּל־ה֑וֹן בְּיֵ֥ין חֶלְבּ֖וֹן וְצֶ֥מֶר צָֽחַר׃<text:s/></text:span><text:span text:style-name="T2224">‬</text:span>‬<text:span text:style-name="T2225">19</text:span><text:span text:style-name="T2226"> וְדָ֤ן וְיָוָן֙ מְאוּזָּ֔ל בְּעִזְבוֹנַ֖יִךְ נָתָ֑נּוּ בַּרְזֶ֤ל עָשׁוֹת֙ קִדָּ֣ה וְקָנֶ֔ה בְּמַעֲרָבֵ֖ךְ הָיָֽה׃<text:s/></text:span><text:span text:style-name="T2227">‬</text:span>‬<text:span text:style-name="T2228">20</text:span><text:span text:style-name="T2229"> דְּדָן֙ רֹֽכַלְתֵּ֔ךְ בְבִגְדֵי־חֹ֖פֶשׁ לְרִכְבָּֽה׃<text:s/></text:span><text:span text:style-name="T2230">‬</text:span>‬<text:span text:style-name="T2231">21</text:span><text:span text:style-name="T2232"> עֲרַב֙ וְכָל־נְשִׂיאֵ֣י קֵדָ֔ר הֵ֖מָּה סֹחֲרֵ֣י יָדֵ֑ךְ בְּכָרִ֤ים וְאֵילִים֙ וְעַתּוּדִ֔ים בָּ֖ם סֹחֲרָֽיִךְ׃<text:s/></text:span><text:span text:style-name="T2233">‬</text:span>‬<text:span text:style-name="T2234">22</text:span><text:span text:style-name="T2235"> רֹכְלֵ֤י שְׁבָא֙ וְרַעְמָ֔ה הֵ֖מָּה רֹכְלָ֑יִךְ בְּרֹ֨אשׁ כָּל־בֹּ֜שֶׂם וּבְכָל־אֶ֤בֶן יְקָרָה֙ וְזָהָ֔ב נָתְנ֖וּ עִזְבוֹנָֽיִךְ׃<text:s/></text:span><text:span text:style-name="T2236">‬</text:span>‬<text:span text:style-name="T2237">23</text:span><text:span text:style-name="T2238"> חָרָ֤ן וְכַנֵּה֙ וָעֶ֔דֶן רֹכְלֵ֖י שְׁבָ֑א אַשּׁ֖וּר כִּלְמַ֥ד רֹכַלְתֵּֽךְ׃<text:s/></text:span><text:span text:style-name="T2239">‬</text:span>‬<text:span text:style-name="T2240">24</text:span><text:span text:style-name="T2241"> הֵ֤מָּה רֹכְלַ֙יִךְ֙ בְּמַכְלֻלִ֔ים בִּגְלוֹמֵי֙ תְּכֵ֣לֶת וְרִקְמָ֔ה וּבְגִנְזֵ֖י בְּרֹמִ֑ים בַּחֲבָלִ֧ים חֲבֻשִׁ֛ים וַאֲרֻזִ֖ים בְּמַרְכֻלְתֵּֽךְ׃<text:s/></text:span><text:span text:style-name="T2242">‬</text:span>‬<text:span text:style-name="T2243">25</text:span><text:span text:style-name="T2244"> אֳנִיּ֣וֹת תַּרְשִׁ֔ישׁ שָׁרוֹתַ֖יִךְ מַעֲרָבֵ֑ךְ וַתִּמָּלְאִ֧י וַֽתִּכְבְּדִ֛י מְאֹ֖ד בְּלֵ֥ב־יַמִּֽים׃<text:s/></text:span><text:span text:style-name="T2245">‬</text:span>‬<text:span text:style-name="T2246">26</text:span><text:span text:style-name="T2247"> בְּמַ֤יִם רַבִּים֙ הֱבִיא֔וּךְ הַשָּׁטִ֖ים אֹתָ֑ךְ ר֚וּחַ הַקָּדִ֔ים שְׁבָרֵ֖ךְ בְּלֵ֥ב יַמִּֽים׃<text:s/></text:span><text:span text:style-name="T2248">‬</text:span>‬<text:span text:style-name="T2249">27</text:span><text:span text:style-name="T2250"> הוֹנֵךְ֙ וְעִזְבוֹנַ֔יִךְ מַעֲרָבֵ֕ךְ מַלָּחַ֖יִךְ וְחֹבְלָ֑יִךְ מַחֲזִיקֵ֣י בִדְקֵ֣ך וְֽעֹרְבֵ֣י מַ֠עֲרָבֵךְ וְכָל־אַנְשֵׁ֨י מִלְחַמְתֵּ֜ךְ אֲשֶׁר־בָּ֗ךְ וּבְכָל־קְהָלֵךְ֙ אֲשֶׁ֣ר בְּתוֹכֵ֔ךְ יִפְּלוּ֙ בְּלֵ֣ב יַמִּ֔ים בְּי֖וֹם מַפַּלְתֵּֽךְ׃<text:s/></text:span><text:span text:style-name="T2251">‬</text:span>‬<text:span text:style-name="T2252">28</text:span><text:span text:style-name="T2253"> לְק֖וֹל זַעֲקַ֣ת חֹבְלָ֑יִךְ יִרְעֲשׁ֖וּ מִגְרֹשֽׁוֹת׃<text:s/></text:span><text:span text:style-name="T2254">‬</text:span>‬<text:span text:style-name="T2255">29</text:span><text:span text:style-name="T2256"> וְֽיָרְד֞וּ מֵאָנִיּֽוֹתֵיהֶ֗ם כֹּ֚ל תֹּפְשֵׂ֣י מָשׁ֔וֹט מַלָּחִ֕ים כֹּ֖ל חֹבְלֵ֣י הַיָּ֑ם אֶל־הָאָ֖רֶץ יַעֲמֹֽדוּ׃<text:s/></text:span><text:span text:style-name="T2257">‬</text:span>‬<text:span text:style-name="T2258">30</text:span><text:span text:style-name="T2259"> וְהִשְׁמִ֤יעוּ עָלַ֙יִךְ֙ בְּקוֹלָ֔ם וְיִזְעֲק֖וּ מָרָ֑ה וְיַעֲל֤וּ עֽ͏ָפָר֙ עַל־רָ֣אשֵׁיהֶ֔ם בָּאֵ֖פֶר יִתְפַּלָּֽשׁוּ׃<text:s/></text:span><text:span text:style-name="T2260">‬</text:span>‬<text:span text:style-name="T2261">31</text:span><text:span text:style-name="T2262"> וְהִקְרִ֤יחוּ אֵלַ֙יִךְ֙ קָרְחָ֔ה וְחָגְר֖וּ שַׂקִּ֑ים וּבָכ֥וּ אֵלַ֛יִךְ<text:s/></text:span><text:soft-page-break/><text:span text:style-name="T2263">בְּמַר־נֶ֖פֶשׁ מִסְפֵּ֥ד מָֽר׃<text:s/></text:span><text:span text:style-name="T2264">‬</text:span>‬<text:span text:style-name="T2265">32</text:span><text:span text:style-name="T2266"> וְנָשְׂא֨וּ אֵלַ֤יִךְ בְּנִיהֶם֙ קִינָ֔ה וְקוֹנְנ֖וּ עָלָ֑יִךְ מִ֣י כְצ֔וֹר כְּדֻמָ֖ה בְּת֥וֹךְ הַיָּֽם׃<text:s/></text:span><text:span text:style-name="T2267">‬</text:span>‬<text:span text:style-name="T2268">33</text:span><text:span text:style-name="T2269"> בְּצֵ֤את עִזְבוֹנַ֙יִךְ֙ מִיַּמִּ֔ים הִשְׂבַּ֖עַתְּ עַמִּ֣ים רַבִּ֑ים בְּרֹ֤ב הוֹנַ֙יִךְ֙ וּמַ֣עֲרָבַ֔יִךְ הֶעֱשַׁ֖רְתְּ מַלְכֵי־אָֽרֶץ׃<text:s/></text:span><text:span text:style-name="T2270">‬</text:span>‬<text:span text:style-name="T2271">34</text:span><text:span text:style-name="T2272"> עֵ֛ת נִשְׁבֶּ֥רֶת מִיַּמִּ֖ים בְּמַֽעֲמַקֵּי־מָ֑יִם מַעֲרָבֵ֥ךְ וְכָל־קְהָלֵ֖ךְ בְּתוֹכֵ֥ךְ נָפָֽלוּ׃<text:s/></text:span><text:span text:style-name="T2273">‬</text:span>‬<text:span text:style-name="T2274">35</text:span><text:span text:style-name="T2275"> כֹּ֚ל יֹשְׁבֵ֣י הָאִיִּ֔ים שָׁמְמ֖וּ עָלָ֑יִךְ וּמַלְכֵיהֶם֙ שָׂ֣עֲרוּ שַׂ֔עַר רָעֲמ֖וּ פָּנִֽים׃<text:s/></text:span><text:span text:style-name="T2276">‬</text:span>‬<text:span text:style-name="T2277">36</text:span><text:span text:style-name="T2278"> סֹֽחֲרִים֙ בָּֽעַמִּ֔ים שָׁרְק֖וּ עָלָ֑יִךְ בַּלָּה֣וֹת הָיִ֔ית וְאֵינֵ֖ךְ עַד־עוֹלָֽם׃</text:span><text:span text:style-name="T2279"><text:s/>ס<text:s/></text:span><text:span text:style-name="T2280">‬</text:span>‬‬‬‬‬‬‬‬‬‬‬‬‬‬‬‬‬‬‬‬‬‬‬‬‬‬‬‬‬‬‬‬‬‬‬‬</text:p>
      </text:section>
      <text:section text:name="Sect27" text:style-name="S27">
        <text:p text:style-name="P2281">Ezekiel 28</text:p>
        <text:p text:style-name="P2282"><text:span text:style-name="T2283">1</text:span><text:span text:style-name="T2284"> וַיְהִ֥י דְבַר־יְהוָ֖ה אֵלַ֥י לֵאמֹֽר׃<text:s/></text:span><text:span text:style-name="T2285">2</text:span><text:span text:style-name="T2286"> בֶּן־אָדָ֡ם אֱמֹר֩ לִנְגִ֨יד צֹ֜ר כֹּֽה־אָמַ֣ר ׀ אֲדֹנָ֣י יְהֹוִ֗ה יַ֣עַן גָּבַ֤הּ לִבְּךָ֙ וַתֹּ֙אמֶר֙ אֵ֣ל אָ֔נִי מוֹשַׁ֧ב אֱלֹהִ֛ים יָשַׁ֖בְתִּי בְּלֵ֣ב יַמִּ֑ים וְאַתָּ֤ה אָדָם֙ וְֽלֹא־אֵ֔ל וַתִּתֵּ֥ן לִבְּךָ֖ כְּלֵ֥ב אֱלֹהִֽים׃<text:s/></text:span><text:span text:style-name="T2287">‬</text:span>‬<text:span text:style-name="T2288">3</text:span><text:span text:style-name="T2289"> הִנֵּ֥ה חָכָ֛ם אַתָּ֖ה *מדנאל **מִדָּֽנִיֵ֑אל כָּל־סָת֖וּם לֹ֥א עֲמָמֽוּךָ׃<text:s/></text:span><text:span text:style-name="T2290">‬</text:span>‬<text:span text:style-name="T2291">4</text:span><text:span text:style-name="T2292"> בְּחָכְמָֽתְךָ֙ וּבִתְבוּנָ֣תְךָ֔ עָשִׂ֥יתָ לְּךָ֖ חָ֑יִל וַתַּ֛עַשׂ זָהָ֥ב וָכֶ֖סֶף בְּאוֹצְרוֹתֶֽיךָ׃<text:s/></text:span><text:span text:style-name="T2293">‬</text:span>‬<text:span text:style-name="T2294">5</text:span><text:span text:style-name="T2295"> בְּרֹ֧ב חָכְמָתְךָ֛ בִּרְכֻלָּתְךָ֖ הִרְבִּ֣יתָ חֵילֶ֑ךָ וַיִּגְבַּ֥הּ לְבָבְךָ֖ בְּחֵילֶֽךָ׃</text:span><text:span text:style-name="T2296"><text:s/>ס<text:s/></text:span><text:span text:style-name="T2297">‬</text:span>‬<text:span text:style-name="T2298">6</text:span><text:span text:style-name="T2299"> לָכֵ֕ן כֹּ֥ה אָמַ֖ר אֲדֹנָ֣י יְהוִ֑ה יַ֛עַן תִּתְּךָ֥ אֶת־לְבָבְךָ֖ כְּלֵ֥ב אֱלֹהִֽים׃<text:s/></text:span><text:span text:style-name="T2300">‬</text:span>‬<text:span text:style-name="T2301">7</text:span><text:span text:style-name="T2302"> לָכֵ֗ן הִנְנִ֨י מֵבִ֤יא עָלֶ֙יךָ֙ זָרִ֔ים עָרִיצֵ֖י גּוֹיִ֑ם וְהֵרִ֤יקוּ חַרְבוֹתָם֙ עַל־יְפִ֣י חָכְמָתֶ֔ךָ וְחִלְּל֖וּ יִפְעָתֶֽךָ׃<text:s/></text:span><text:span text:style-name="T2303">‬</text:span>‬<text:span text:style-name="T2304">8</text:span><text:span text:style-name="T2305"> לַשַּׁ֖חַת יֽוֹרִד֑וּךָ וָמַ֛תָּה מְמוֹתֵ֥י חָלָ֖ל בְּלֵ֥ב יַמִּֽים׃<text:s/></text:span><text:span text:style-name="T2306">‬</text:span>‬<text:span text:style-name="T2307">9</text:span><text:span text:style-name="T2308"> הֶאָמֹ֤ר תֹּאמַר֙ אֱלֹהִ֣ים אָ֔נִי לִפְנֵ֖י הֹֽרְגֶ֑ךָ וְאַתָּ֥ה אָדָ֛ם וְלֹא־אֵ֖ל בְּיַ֥ד מְחַלְלֶֽיךָ׃<text:s/></text:span><text:span text:style-name="T2309">‬</text:span>‬<text:span text:style-name="T2310">10</text:span><text:span text:style-name="T2311"> מוֹתֵ֧י עֲרֵלִ֛ים תָּמ֖וּת בְּיַד־זָרִ֑ים כִּ֚י אֲנִ֣י דִבַּ֔רְתִּי נְאֻ֖ם אֲדֹנָ֥י יְהוִֽה׃</text:span><text:span text:style-name="T2312"><text:s/>ס<text:s/></text:span><text:span text:style-name="T2313">‬</text:span>‬<text:span text:style-name="T2314">11</text:span><text:span text:style-name="T2315"> וַיְהִ֥י דְבַר־יְהוָ֖ה אֵלַ֥י לֶאמֹֽר׃<text:s/></text:span><text:span text:style-name="T2316">‬</text:span>‬<text:span text:style-name="T2317">12</text:span><text:span text:style-name="T2318"> בֶּן־אָדָ֕ם שָׂ֥א קִינָ֖ה עַל־מֶ֣לֶךְ צ֑וֹר וְאָמַ֣רְתָּ לּ֗וֹ כֹּ֤ה אָמַר֙ אֲדֹנָ֣י יְהוִ֔ה אַתָּה֙ חוֹתֵ֣ם תָּכְנִ֔ית מָלֵ֥א חָכְמָ֖ה וּכְלִ֥יל יֹֽפִי׃<text:s/></text:span><text:span text:style-name="T2319">‬</text:span>‬<text:span text:style-name="T2320">13</text:span><text:span text:style-name="T2321"> בְּעֵ֨דֶן גַּן־אֱלֹהִ֜ים הָיִ֗יתָ כָּל־אֶ֨בֶן יְקָרָ֤ה מְסֻכָתֶ֙ךָ֙ אֹ֣דֶם פִּטְדָ֞ה וְיָהֲלֹ֗ם תַּרְשִׁ֥ישׁ שֹׁ֙הַם֙ וְיָ֣שְׁפֵ֔ה סַפִּ֣יר נֹ֔פֶךְ וּבָרְקַ֖ת וְזָהָ֑ב מְלֶ֨אכֶת תֻּפֶּ֤יךָ וּנְקָבֶ֙יךָ֙ בָּ֔ךְ בְּי֥וֹם הִבָּרַאֲךָ֖ כּוֹנָֽנוּ׃<text:s/></text:span><text:span text:style-name="T2322">‬</text:span>‬<text:span text:style-name="T2323">14</text:span><text:span text:style-name="T2324"> אַ֨תְּ־כְּר֔וּב מִמְשַׁ֖ח הַסּוֹכֵ֑ךְ וּנְתַתִּ֗יךָ בְּהַ֨ר קֹ֤דֶשׁ אֱלֹהִים֙ הָיִ֔יתָ בְּת֥וֹךְ אַבְנֵי־אֵ֖שׁ הִתְהַלָּֽכְתָּ׃<text:s/></text:span><text:span text:style-name="T2325">‬</text:span>‬<text:span text:style-name="T2326">15</text:span><text:span text:style-name="T2327"> תָּמִ֤ים אַתָּה֙ בִּדְרָכֶ֔יךָ מִיּ֖וֹם הִבָּֽרְאָ֑ךְ עַד־נִמְצָ֥א עַוְלָ֖תָה בָּֽךְ׃<text:s/></text:span><text:span text:style-name="T2328">‬</text:span>‬<text:span text:style-name="T2329">16</text:span><text:span text:style-name="T2330"> בְּרֹ֣ב רְכֻּלָּתְךָ֗ מָל֧וּ תוֹכְךָ֛ חָמָ֖ס וַֽתֶּחֱטָ֑א וָאֶחַלֶּלְךָ֩ מֵהַ֨ר אֱלֹהִ֤ים וָֽאַבֶּדְךָ֙ כְּר֣וּב הַסֹּכֵ֔ךְ מִתּ֖וֹךְ אַבְנֵי־אֵֽשׁ׃<text:s/></text:span><text:span text:style-name="T2331">‬</text:span>‬<text:span text:style-name="T2332">17</text:span><text:span text:style-name="T2333"> גָּבַ֤הּ לִבְּךָ֙ בְּיָפְיֶ֔ךָ שִׁחַ֥תָּ חָכְמָתְךָ֖ עַל־יִפְעָתֶ֑ךָ עַל־אֶ֣רֶץ הִשְׁלַכְתִּ֗יךָ לִפְנֵ֧י מְלָכִ֛ים נְתַתִּ֖יךָ לְרַ֥אֲוָה בָֽךְ׃<text:s/></text:span><text:span text:style-name="T2334">‬</text:span>‬<text:span text:style-name="T2335">18</text:span><text:span text:style-name="T2336"> מֵרֹ֣ב עֲוֺנֶ֗יךָ בְּעֶ֙וֶל֙ רְכֻלָּ֣תְךָ֔ חִלַּ֖לְתָּ מִקְדָּשֶׁ֑יךָ וָֽאוֹצִא־אֵ֤שׁ מִתּֽוֹכְךָ֙ הִ֣יא אֲכָלַ֔תְךָ וָאֶתֶּנְךָ֤ לְאֵ֙פֶר֙ עַל־הָאָ֔רֶץ לְעֵינֵ֖י כָּל־רֹאֶֽיךָ׃<text:s/></text:span><text:span text:style-name="T2337">‬</text:span>‬<text:span text:style-name="T2338">19</text:span><text:span text:style-name="T2339"> כָּל־יוֹדְעֶ֙יךָ֙ בָּֽעַמִּ֔ים שָׁמְמ֖וּ עָלֶ֑יךָ בַּלָּה֣וֹת הָיִ֔יתָ וְאֵינְךָ֖ עַד־עוֹלָֽם׃<text:s/></text:span><text:span text:style-name="T2340">פ<text:s/></text:span><text:span text:style-name="T2341">‬</text:span>‬‬‬‬‬‬‬‬‬‬‬‬‬‬‬‬‬‬‬</text:p>
        <text:p text:style-name="P2342"><text:span text:style-name="T2343">20</text:span><text:span text:style-name="T2344"> וַיְהִ֥י דְבַר־יְהוָ֖ה אֵלַ֥י לֵאמֹֽר׃<text:s/></text:span><text:span text:style-name="T2345">‬</text:span>‬<text:span text:style-name="T2346">21</text:span><text:span text:style-name="T2347"> בֶּן־אָדָ֕ם שִׂ֥ים פָּנֶ֖יךָ אֶל־צִיד֑וֹן וְהִנָּבֵ֖א עָלֶֽיהָ׃<text:s/></text:span><text:span text:style-name="T2348">‬</text:span>‬<text:span text:style-name="T2349">22</text:span><text:span text:style-name="T2350"> וְאָמַרְתָּ֗ כֹּ֤ה אָמַר֙ אֲדֹנָ֣י יְהוִ֔ה הִנְנִ֤י עָלַ֙יִךְ֙ צִיד֔וֹן וְנִכְבַּדְתִּ֖י בְּתוֹכֵ֑ךְ וְֽיָדְע֞וּ כִּֽי־אֲנִ֣י יְהוָ֗ה בַּעֲשׂ֥וֹתִי בָ֛הּ שְׁפָטִ֖ים וְנִקְדַּ֥שְׁתִּי בָֽהּ׃<text:s/></text:span><text:span text:style-name="T2351">‬</text:span>‬<text:span text:style-name="T2352">23</text:span><text:span text:style-name="T2353"> וְשִׁלַּחְתִּי־בָ֞הּ דֶּ֤בֶר וָדָם֙ בְּח֣וּצוֹתֶ֔יהָ וְנִפְלַ֤ל<text:s/></text:span><text:soft-page-break/><text:span text:style-name="T2354">חָלָל֙ בְּתוֹכָ֔הּ בְּחֶ֥רֶב עָלֶ֖יהָ מִסָּבִ֑יב וְיָדְע֖וּ כִּֽי־אֲנִ֥י יְהוָֽה׃<text:s/></text:span><text:span text:style-name="T2355">‬</text:span>‬<text:span text:style-name="T2356">24</text:span><text:span text:style-name="T2357"> וְלֹֽא־יִהְיֶ֨ה ע֜וֹד לְבֵ֣ית יִשְׂרָאֵ֗ל סִלּ֤וֹן מַמְאִיר֙ וְק֣וֹץ מַכְאִ֔ב מִכֹּל֙ סְבִ֣יבֹתָ֔ם הַשָּׁאטִ֖ים אוֹתָ֑ם וְיָ֣דְע֔וּ כִּ֥י אֲנִ֖י אֲדֹנָ֥י יְהוִֽה׃</text:span><text:span text:style-name="T2358"><text:s/>ס<text:s/></text:span><text:span text:style-name="T2359">‬</text:span>‬<text:span text:style-name="T2360">25</text:span><text:span text:style-name="T2361"> כֹּֽה־אָמַר֮ אֲדֹנָ֣י יְהוִה֒ בְּקַבְּצִ֣י ׀ אֶת־בֵּ֣ית יִשְׂרָאֵ֗ל מִן־הָֽעַמִּים֙ אֲשֶׁ֣ר נָפֹ֣צוּ בָ֔ם וְנִקְדַּ֥שְׁתִּי בָ֖ם לְעֵינֵ֣י הַגּוֹיִ֑ם וְיָֽשְׁבוּ֙ עַל־אַדְמָתָ֔ם אֲשֶׁ֥ר נָתַ֖תִּי לְעַבְדִּ֥י לְיַעֲקֹֽב׃<text:s/></text:span><text:span text:style-name="T2362">‬</text:span>‬<text:span text:style-name="T2363">26</text:span><text:span text:style-name="T2364"> וְיָשְׁב֣וּ עָלֶיהָ֮ לָבֶטַח֒ וּבָנ֤וּ בָתִּים֙ וְנָטְע֣וּ כְרָמִ֔ים וְיָשְׁב֖וּ לָבֶ֑טַח בַּעֲשׂוֹתִ֣י שְׁפָטִ֗ים בְּכֹ֨ל הַשָּׁאטִ֤ים אֹתָם֙ מִסְּבִ֣יבוֹתָ֔ם וְיָ֣דְע֔וּ כִּ֛י אֲנִ֥י יְהוָ֖ה אֱלֹהֵיהֶֽם׃</text:span><text:span text:style-name="T2365"><text:s/>ס<text:s/></text:span><text:span text:style-name="T2366">‬</text:span>‬‬‬‬‬‬‬‬</text:p>
      </text:section>
      <text:section text:name="Sect28" text:style-name="S28">
        <text:p text:style-name="P2367">Ezekiel 29</text:p>
        <text:p text:style-name="P2368"><text:span text:style-name="T2369">1</text:span><text:span text:style-name="T2370"> בַּשָּׁנָה֙ הָעֲשִׂירִ֔ית בָּעֲשִׂרִ֕י בִּשְׁנֵ֥ים עָשָׂ֖ר לַחֹ֑דֶשׁ הָיָ֥ה דְבַר־יְהוָ֖ה אֵלַ֥י לֵאמֹֽר׃<text:s/></text:span><text:span text:style-name="T2371">2</text:span><text:span text:style-name="T2372"> בֶּן־אָדָ֕ם שִׂ֣ים פָּנֶ֔יךָ עַל־פַּרְעֹ֖ה מֶ֣לֶךְ מִצְרָ֑יִם וְהִנָּבֵ֣א עָלָ֔יו וְעַל־מִצְרַ֖יִם כֻּלָּֽהּ׃<text:s/></text:span><text:span text:style-name="T2373">‬</text:span>‬<text:span text:style-name="T2374">3</text:span><text:span text:style-name="T2375"> דַּבֵּ֨ר וְאָמַרְתָּ֜ כֹּֽה־אָמַ֣ר ׀ אֲדֹנָ֣י יְהוִ֗ה הִנְנִ֤י עָלֶ֙יךָ֙ פַּרְעֹ֣ה מֶֽלֶךְ־מִצְרַ֔יִם הַתַּנִּים֙ הַגָּד֔וֹל הָרֹבֵ֖ץ בְּת֣וֹךְ יְאֹרָ֑יו אֲשֶׁ֥ר אָמַ֛ר לִ֥י יְאֹרִ֖י וַאֲנִ֥י עֲשִׂיתִֽנִי׃<text:s/></text:span><text:span text:style-name="T2376">‬</text:span>‬<text:span text:style-name="T2377">4</text:span><text:span text:style-name="T2378"> וְנָתַתִּ֤י *חחיים **חַחִים֙ בִּלְחָיֶ֔יךָ וְהִדְבַּקְתִּ֥י דְגַת־יְאֹרֶ֖יךָ בְּקַשְׂקְשֹׂתֶ֑יךָ וְהַעֲלִיתִ֙יךָ֙ מִתּ֣וֹךְ יְאֹרֶ֔יךָ וְאֵת֙ כָּל־דְּגַ֣ת יְאֹרֶ֔יךָ בְּקַשְׂקְשֹׂתֶ֖יךָ תִּדְבָּֽק׃<text:s/></text:span><text:span text:style-name="T2379">‬</text:span>‬<text:span text:style-name="T2380">5</text:span><text:span text:style-name="T2381"> וּנְטַשְׁתִּ֣יךָ הַמִּדְבָּ֗רָה אוֹתְךָ֙ וְאֵת֙ כָּל־דְּגַ֣ת יְאֹרֶ֔יךָ עַל־פְּנֵ֤י הַשָּׂדֶה֙ תִּפּ֔וֹל לֹ֥א תֵאָסֵ֖ף וְלֹ֣א תִקָּבֵ֑ץ לְחַיַּ֥ת הָאָ֛רֶץ וּלְע֥וֹף הַשָּׁמַ֖יִם נְתַתִּ֥יךָ לְאָכְלָֽה׃<text:s/></text:span><text:span text:style-name="T2382">‬</text:span>‬<text:span text:style-name="T2383">6</text:span><text:span text:style-name="T2384"> וְיָֽדְעוּ֙ כָּל־יֹשְׁבֵ֣י מִצְרַ֔יִם כִּ֖י אֲנִ֣י יְהוָ֑ה יַ֧עַן הֱיוֹתָ֛ם מִשְׁעֶ֥נֶת קָנֶ֖ה לְבֵ֥ית יִשְׂרָאֵֽל׃<text:s/></text:span><text:span text:style-name="T2385">‬</text:span>‬<text:span text:style-name="T2386">7</text:span><text:span text:style-name="T2387"> בְּתָפְשָׂ֨ם בְּךָ֤ *בכפך **בַכַּף֙ תֵּר֔וֹץ וּבָקַעְתָּ֥ לָהֶ֖ם כָּל־כָּתֵ֑ף וּבְהִֽשָּׁעֲנָ֤ם עָלֶ֙יךָ֙ תִּשָּׁבֵ֔ר וְהַעֲמַדְתָּ֥ לָהֶ֖ם כָּל־מָתְנָֽיִם׃</text:span><text:span text:style-name="T2388"><text:s/>ס<text:s/></text:span><text:span text:style-name="T2389">‬</text:span>‬<text:span text:style-name="T2390">8</text:span><text:span text:style-name="T2391"> לָכֵ֗ן כֹּ֤ה אָמַר֙ אֲדֹנָ֣י יְהוִ֔ה הִנְנִ֛י מֵבִ֥יא עָלַ֖יִךְ חָ֑רֶב וְהִכְרַתִּ֥י מִמֶּ֖ךְ אָדָ֥ם וּבְהֵמָֽה׃<text:s/></text:span><text:span text:style-name="T2392">‬</text:span>‬<text:span text:style-name="T2393">9</text:span><text:span text:style-name="T2394"> וְהָיְתָ֤ה אֶֽרֶץ־מִצְרַ֙יִם֙ לִשְׁמָמָ֣ה וְחָרְבָּ֔ה וְיָדְע֖וּ כִּֽי־אֲנִ֣י יְהוָ֑ה יַ֧עַן אָמַ֛ר יְאֹ֥ר לִ֖י וַאֲנִ֥י עָשִֽׂיתִי׃<text:s/></text:span><text:span text:style-name="T2395">‬</text:span>‬<text:span text:style-name="T2396">10</text:span><text:span text:style-name="T2397"> לָכֵ֛ן הִנְנִ֥י אֵלֶ֖יךָ וְאֶל־יְאֹרֶ֑יךָ וְנָתַתִּ֞י אֶת־אֶ֣רֶץ מִצְרַ֗יִם לְחָרְבוֹת֙ חֹ֣רֶב שְׁמָמָ֔ה מִמִּגְדֹּ֥ל סְוֵנֵ֖ה וְעַד־גְּב֥וּל כּֽוּשׁ׃<text:s/></text:span><text:span text:style-name="T2398">‬</text:span>‬<text:span text:style-name="T2399">11</text:span><text:span text:style-name="T2400"> לֹ֤א תַעֲבָר־בָּהּ֙ רֶ֣גֶל אָדָ֔ם וְרֶ֥גֶל בְּהֵמָ֖ה לֹ֣א תַעֲבָר־בָּ֑הּ וְלֹ֥א תֵשֵׁ֖ב אַרְבָּעִ֥ים שָׁנָֽה׃<text:s/></text:span><text:span text:style-name="T2401">‬</text:span>‬<text:span text:style-name="T2402">12</text:span><text:span text:style-name="T2403"> וְנָתַתִּ֣י אֶת־אֶרֶץ֩ מִצְרַ֨יִם שְׁמָמָ֜ה בְּת֣וֹךְ ׀ אֲרָצ֣וֹת נְשַׁמּ֗וֹת וְעָרֶ֙יהָ֙ בְּת֨וֹךְ עָרִ֤ים מָֽחֳרָבוֹת֙ תִּֽהְיֶ֣יןָ שְׁמָמָ֔ה אַרְבָּעִ֖ים שָׁנָ֑ה וַהֲפִצֹתִ֤י אֶת־מִצְרַ֙יִם֙ בַּגּוֹיִ֔ם וְֽזֵרִיתִ֖ים בָּאֲרָצֽוֹת׃<text:s/></text:span><text:span text:style-name="T2404">פ<text:s/></text:span><text:span text:style-name="T2405">‬</text:span>‬‬‬‬‬‬‬‬‬‬‬‬</text:p>
        <text:p text:style-name="P2406"><text:span text:style-name="T2407">13</text:span><text:span text:style-name="T2408"> כִּ֛י כֹּ֥ה אָמַ֖ר אֲדֹנָ֣י יְהוִ֑ה מִקֵּ֞ץ אַרְבָּעִ֤ים שָׁנָה֙ אֲקַבֵּ֣ץ אֶת־מִצְרַ֔יִם מִן־הָעַמִּ֖ים אֲשֶׁר־נָפֹ֥צוּ שָֽׁמָּה׃<text:s/></text:span><text:span text:style-name="T2409">‬</text:span>‬<text:span text:style-name="T2410">14</text:span><text:span text:style-name="T2411"> וְשַׁבְתִּי֙ אֶת־שְׁב֣וּת מִצְרַ֔יִם וַהֲשִׁבֹתִ֤י אֹתָם֙ אֶ֣רֶץ פַּתְר֔וֹס עַל־אֶ֖רֶץ מְכֽוּרָתָ֑ם וְהָ֥יוּ שָׁ֖ם מַמְלָכָ֥ה שְׁפָלָֽה׃<text:s/></text:span><text:span text:style-name="T2412">‬</text:span>‬<text:span text:style-name="T2413">15</text:span><text:span text:style-name="T2414"> מִן־הַמַּמְלָכוֹת֙ תִּהְיֶ֣ה שְׁפָלָ֔ה וְלֹֽא־תִתְנַשֵּׂ֥א ע֖וֹד עַל־הַגּוֹיִ֑ם וְהִ֨מְעַטְתִּ֔ים לְבִלְתִּ֖י רְד֥וֹת בַּגּוֹיִֽם׃<text:s/></text:span><text:span text:style-name="T2415">‬</text:span>‬<text:span text:style-name="T2416">16</text:span><text:span text:style-name="T2417"> וְלֹ֣א יִֽהְיֶה־עוֹד֩ לְבֵ֨ית יִשְׂרָאֵ֤ל לְמִבְטָח֙ מַזְכִּ֣יר עָוֺ֔ן בִּפְנוֹתָ֖ם אַחֲרֵיהֶ֑ם וְיָ֣דְע֔וּ כִּ֥י אֲנִ֖י אֲדֹנָ֥י יְהוִֽה׃<text:s/></text:span><text:span text:style-name="T2418">פ<text:s/></text:span><text:span text:style-name="T2419">‬</text:span>‬‬‬‬‬</text:p>
        <text:soft-page-break/>
        <text:p text:style-name="P2420"><text:span text:style-name="T2421">17</text:span><text:span text:style-name="T2422"> וַיְהִ֗י בְּעֶשְׂרִ֤ים וָשֶׁ֙בַע֙ שָׁנָ֔ה בָּֽרִאשׁ֖וֹן בְּאֶחָ֣ד לַחֹ֑דֶשׁ הָיָ֥ה דְבַר־יְהוָ֖ה אֵלַ֥י לֵאמֹֽר׃<text:s/></text:span><text:span text:style-name="T2423">‬</text:span>‬<text:span text:style-name="T2424">18</text:span><text:span text:style-name="T2425"> בֶּן־אָדָ֗ם נְבוּכַדְרֶאצַּ֣ר מֶֽלֶךְ־בָּ֠בֶל הֶעֱבִ֨יד אֶת־חֵיל֜וֹ עֲבֹדָ֤ה גְדֹלָה֙ אֶל־צֹ֔ר כָּל־רֹ֣אשׁ מֻקְרָ֔ח וְכָל־כָּתֵ֖ף מְרוּטָ֑ה וְ֠שָׂכָר לֹא־הָ֨יָה ל֤וֹ וּלְחֵילוֹ֙ מִצֹּ֔ר עַל־הָעֲבֹדָ֖ה אֲשֶׁר־עָבַ֥ד עָלֶֽיהָ׃</text:span><text:span text:style-name="T2426"><text:s/>ס<text:s/></text:span><text:span text:style-name="T2427">‬</text:span>‬<text:span text:style-name="T2428">19</text:span><text:span text:style-name="T2429"> לָכֵ֗ן כֹּ֤ה אָמַר֙ אֲדֹנָ֣י יְהוִ֔ה הִנְנִ֥י נֹתֵ֛ן לִנְבוּכַדְרֶאצַּ֥ר מֶֽלֶךְ־בָּבֶ֖ל אֶת־אֶ֣רֶץ מִצְרָ֑יִם וְנָשָׂ֨א הֲמֹנָ֜הּ וְשָׁלַ֤ל שְׁלָלָהּ֙ וּבָזַ֣ז בִּזָּ֔הּ וְהָיְתָ֥ה שָׂכָ֖ר לְחֵילֽוֹ׃<text:s/></text:span><text:span text:style-name="T2430">‬</text:span>‬<text:span text:style-name="T2431">20</text:span><text:span text:style-name="T2432"> פְּעֻלָּתוֹ֙ אֲשֶׁר־עָ֣בַד בָּ֔הּ נָתַ֥תִּי ל֖וֹ אֶת־אֶ֣רֶץ מִצְרָ֑יִם אֲשֶׁר֙ עָ֣שׂוּ לִ֔י נְאֻ֖ם אֲדֹנָ֥י יְהוִֽה׃</text:span><text:span text:style-name="T2433"><text:s/>ס<text:s/></text:span><text:span text:style-name="T2434">‬</text:span>‬<text:span text:style-name="T2435">21</text:span><text:span text:style-name="T2436"> בַּיּ֣וֹם הַה֗וּא אַצְמִ֤יחַ קֶ֙רֶן֙ לְבֵ֣ית יִשְׂרָאֵ֔ל וּלְךָ֛ אֶתֵּ֥ן פִּתְחֽוֹן־פֶּ֖ה בְּתוֹכָ֑ם וְיָדְע֖וּ כִּי־אֲנִ֥י יְהוָֽה׃<text:s/></text:span><text:span text:style-name="T2437">פ<text:s/></text:span><text:span text:style-name="T2438">‬</text:span>‬‬‬‬‬‬</text:p>
      </text:section>
      <text:section text:name="Sect29" text:style-name="S29">
        <text:p text:style-name="P2439">Ezekiel 30</text:p>
        <text:p text:style-name="P2440"><text:span text:style-name="T2441">1</text:span><text:span text:style-name="T2442"> וַיְהִ֥י דְבַר־יְהוָ֖ה אֵלַ֥י לֵאמֹֽר׃<text:s/></text:span><text:span text:style-name="T2443">2</text:span><text:span text:style-name="T2444"> בֶּן־אָדָ֕ם הִנָּבֵא֙ וְאָ֣מַרְתָּ֔ כֹּ֥ה אָמַ֖ר אֲדֹנָ֣י יְהוִ֑ה הֵילִ֖ילוּ הָ֥הּ לַיּֽוֹם׃<text:s/></text:span><text:span text:style-name="T2445">‬</text:span>‬<text:span text:style-name="T2446">3</text:span><text:span text:style-name="T2447"> כִּֽי־קָר֣וֹב י֔וֹם וְקָר֥וֹב י֖וֹם לַֽיהוָ֑ה י֣וֹם עָנָ֔ן עֵ֥ת גּוֹיִ֖ם יִֽהְיֶֽה׃<text:s/></text:span><text:span text:style-name="T2448">‬</text:span>‬<text:span text:style-name="T2449">4</text:span><text:span text:style-name="T2450"> וּבָאָ֥ה חֶ֙רֶב֙ בְּמִצְרַ֔יִם וְהָיְתָ֤ה חַלְחָלָה֙ בְּכ֔וּשׁ בִּנְפֹ֥ל חָלָ֖ל בְּמִצְרָ֑יִם וְלָקְח֣וּ הֲמוֹנָ֔הּ וְנֶהֶרְס֖וּ יְסוֹדֹתֶֽיהָ׃<text:s/></text:span><text:span text:style-name="T2451">‬</text:span>‬<text:span text:style-name="T2452">5</text:span><text:span text:style-name="T2453"> כּ֣וּשׁ וּפ֤וּט וְלוּד֙ וְכָל־הָעֶ֣רֶב וְכ֔וּב וּבְנֵ֖י אֶ֣רֶץ הַבְּרִ֑ית אִתָּ֖ם בַּחֶ֥רֶב יִפֹּֽלוּ׃<text:s/></text:span><text:span text:style-name="T2454">פ<text:s/></text:span><text:span text:style-name="T2455">‬</text:span>‬‬‬‬‬</text:p>
        <text:p text:style-name="P2456"><text:span text:style-name="T2457">6</text:span><text:span text:style-name="T2458"> כֹּ֚ה אָמַ֣ר יְהוָ֔ה וְנָֽפְלוּ֙ סֹמְכֵ֣י מִצְרַ֔יִם וְיָרַ֖ד גְּא֣וֹן עֻזָּ֑הּ מִמִּגְדֹּ֣ל סְוֵנֵ֗ה בַּחֶ֙רֶב֙ יִפְּלוּ־בָ֔הּ נְאֻ֖ם אֲדֹנָ֥י יְהוִֽה׃<text:s/></text:span><text:span text:style-name="T2459">‬</text:span>‬<text:span text:style-name="T2460">7</text:span><text:span text:style-name="T2461"> וְנָשַׁ֕מּוּ בְּת֖וֹךְ אֲרָצ֣וֹת נְשַׁמּ֑וֹת וְעָרָ֕יו בְּתוֹךְ־עָרִ֥ים נַחֲרָב֖וֹת תִּֽהְיֶֽינָה׃<text:s/></text:span><text:span text:style-name="T2462">‬</text:span>‬<text:span text:style-name="T2463">8</text:span><text:span text:style-name="T2464"> וְיָדְע֖וּ כִּֽי־אֲנִ֣י יְהוָ֑ה בְּתִתִּי־אֵ֣שׁ בְּמִצְרַ֔יִם וְנִשְׁבְּר֖וּ כָּל־עֹזְרֶֽיהָ׃<text:s/></text:span><text:span text:style-name="T2465">‬</text:span>‬<text:span text:style-name="T2466">9</text:span><text:span text:style-name="T2467"> בַּיּ֣וֹם הַה֗וּא יֵצְא֨וּ מַלְאָכִ֤ים מִלְּפָנַי֙ בַּצִּ֔ים לְהַחֲרִ֖יד אֶת־כּ֣וּשׁ בֶּ֑טַח וְהָיְתָ֨ה חַלְחָלָ֤ה בָהֶם֙ בְּי֣וֹם מִצְרַ֔יִם כִּ֥י הִנֵּ֖ה בָּאָֽה׃</text:span><text:span text:style-name="T2468"><text:s/>ס<text:s/></text:span><text:span text:style-name="T2469">‬</text:span>‬<text:span text:style-name="T2470">10</text:span><text:span text:style-name="T2471"> כֹּ֥ה אָמַ֖ר אֲדֹנָ֣י יְהוִ֑ה וְהִשְׁבַּתִּי֙ אֶת־הֲמ֣וֹן מִצְרַ֔יִם בְּיַ֖ד נְבוּכַדְרֶאצַּ֥ר מֶלֶךְ־בָּבֶֽל׃<text:s/></text:span><text:span text:style-name="T2472">‬</text:span>‬<text:span text:style-name="T2473">11</text:span><text:span text:style-name="T2474"> ה֠וּא וְעַמּ֤וֹ אִתּוֹ֙ עָרִיצֵ֣י גוֹיִ֔ם מֽוּבָאִ֖ים לְשַׁחֵ֣ת הָאָ֑רֶץ וְהֵרִ֤יקוּ חַרְבוֹתָם֙ עַל־מִצְרַ֔יִם וּמָלְא֥וּ אֶת־הָאָ֖רֶץ חָלָֽל׃<text:s/></text:span><text:span text:style-name="T2475">‬</text:span>‬<text:span text:style-name="T2476">12</text:span><text:span text:style-name="T2477"> וְנָתַתִּ֤י יְאֹרִים֙ חָֽרָבָ֔ה וּמָכַרְתִּ֥י אֶת־הָאָ֖רֶץ בְּיַד־רָעִ֑ים וַהֲשִׁמֹּתִ֞י אֶ֤רֶץ וּמְלֹאָהּ֙ בְּיַד־זָרִ֔ים אֲנִ֥י יְהוָ֖ה דִּבַּֽרְתִּי׃</text:span><text:span text:style-name="T2478"><text:s/>ס<text:s/></text:span><text:span text:style-name="T2479">‬</text:span>‬<text:span text:style-name="T2480">13</text:span><text:span text:style-name="T2481"> כֹּֽה־אָמַ֞ר אֲדֹנָ֣י יְהוִ֗ה וְהַאֲבַדְתִּ֨י גִלּוּלִ֜ים וְהִשְׁבַּתִּ֤י אֱלִילִים֙ מִנֹּ֔ף וְנָשִׂ֥יא מֵאֶֽרֶץ־מִצְרַ֖יִם לֹ֣א יִֽהְיֶה־ע֑וֹד וְנָתַתִּ֥י יִרְאָ֖ה בְּאֶ֥רֶץ מִצְרָֽיִם׃<text:s/></text:span><text:span text:style-name="T2482">‬</text:span>‬<text:span text:style-name="T2483">14</text:span><text:span text:style-name="T2484"> וַהֲשִׁמֹּתִי֙ אֶת־פַּתְר֔וֹס וְנָתַ֥תִּי אֵ֖שׁ בְּצֹ֑עַן וְעָשִׂ֥יתִי שְׁפָטִ֖ים בְּנֹֽא׃<text:s/></text:span><text:span text:style-name="T2485">‬</text:span>‬<text:span text:style-name="T2486">15</text:span><text:span text:style-name="T2487"> וְשָׁפַכְתִּ֣י חֲמָתִ֔י עַל־סִ֖ין מָע֣וֹז מִצְרָ֑יִם וְהִכְרַתִּ֖י אֶת־הֲמ֥וֹן נֹֽא׃<text:s/></text:span><text:span text:style-name="T2488">‬</text:span>‬<text:span text:style-name="T2489">16</text:span><text:span text:style-name="T2490"> וְנָתַ֤תִּי אֵשׁ֙ בְּמִצְרַ֔יִם ח֤וּל *תחיל **תָּחוּל֙ סִ֔ין וְנֹ֖א תִּהְיֶ֣ה לְהִבָּקֵ֑עַ וְנֹ֖ף צָרֵ֥י יוֹמָֽם׃<text:s/></text:span><text:span text:style-name="T2491">‬</text:span>‬<text:span text:style-name="T2492">17</text:span><text:span text:style-name="T2493"> בַּח֥וּרֵי אָ֛וֶן וּפִי־בֶ֖סֶת בַּחֶ֣רֶב יִפֹּ֑לוּ וְהֵ֖נָּה בַּשְּׁבִ֥י תֵלַֽכְנָה׃<text:s/></text:span><text:span text:style-name="T2494">‬</text:span>‬<text:span text:style-name="T2495">18</text:span><text:span text:style-name="T2496"> וּבִֽתְחַפְנְחֵס֙ חָשַׂ֣ךְ הַיּ֔וֹם בְּשִׁבְרִי־שָׁם֙ אֶת־מֹט֣וֹת מִצְרַ֔יִם וְנִשְׁבַּת־בָּ֖הּ גְּא֣וֹן עֻזָּ֑הּ הִ֚יא עָנָ֣ן יְכַסֶּ֔נָּה וּבְנוֹתֶ֖יהָ בַּשְּׁבִ֥י תֵלַֽכְנָה׃<text:s/></text:span><text:span text:style-name="T2497">‬</text:span>‬<text:span text:style-name="T2498">19</text:span><text:span text:style-name="T2499"> וְעָשִׂ֥יתִי שְׁפָטִ֖ים בְּמִצְרָ֑יִם וְיָדְע֖וּ כִּֽי־אֲנִ֥י יְהוָֽה׃<text:s/></text:span><text:span text:style-name="T2500">פ<text:s/></text:span><text:span text:style-name="T2501">‬</text:span>‬‬‬‬‬‬‬‬‬‬‬‬‬‬‬</text:p>
        <text:soft-page-break/>
        <text:p text:style-name="P2502"><text:span text:style-name="T2503">20</text:span><text:span text:style-name="T2504"> וַיְהִ֗י בְּאַחַ֤ת עֶשְׂרֵה֙ שָׁנָ֔ה בָּֽרִאשׁ֖וֹן בְּשִׁבְעָ֣ה לַחֹ֑דֶשׁ הָיָ֥ה דְבַר־יְהוָ֖ה אֵלַ֥י לֵאמֹֽר׃<text:s/></text:span><text:span text:style-name="T2505">‬</text:span>‬<text:span text:style-name="T2506">21</text:span><text:span text:style-name="T2507"> בֶּן־אָדָ֕ם אֶת־זְר֛וֹעַ פַּרְעֹ֥ה מֶֽלֶךְ־מִצְרַ֖יִם שָׁבָ֑רְתִּי וְהִנֵּ֣ה לֹֽא־חֻ֠בְּשָׁה לָתֵ֨ת רְפֻא֜וֹת לָשׂ֥וּם חִתּ֛וּל לְחָבְשָׁ֥הּ לְחָזְקָ֖הּ לִתְפֹּ֥שׂ בֶּחָֽרֶב׃</text:span><text:span text:style-name="T2508"><text:s/>ס<text:s/></text:span><text:span text:style-name="T2509">‬</text:span>‬<text:span text:style-name="T2510">22</text:span><text:span text:style-name="T2511"> לָכֵ֞ן כֹּה־אָמַ֣ר ׀ אֲדֹנָ֣י יְהֹוִ֗ה הִנְנִי֙ אֶל־פַּרְעֹ֣ה מֶֽלֶךְ־מִצְרַ֔יִם וְשָֽׁבַרְתִּי֙ אֶת־זְרֹ֣עֹתָ֔יו אֶת־הַחֲזָקָ֖ה וְאֶת־הַנִּשְׁבָּ֑רֶת וְהִפַּלְתִּ֥י אֶת־הַחֶ֖רֶב מִיָּדֽוֹ׃<text:s/></text:span><text:span text:style-name="T2512">‬</text:span>‬<text:span text:style-name="T2513">23</text:span><text:span text:style-name="T2514"> וַהֲפִצוֹתִ֥י אֶת־מִצְרַ֖יִם בַּגּוֹיִ֑ם וְזֵרִיתִ֖ם בָּאֲרָצֽוֹת׃<text:s/></text:span><text:span text:style-name="T2515">‬</text:span>‬<text:span text:style-name="T2516">24</text:span><text:span text:style-name="T2517"> וְחִזַּקְתִּ֗י אֶת־זְרֹעוֹת֙ מֶ֣לֶךְ בָּבֶ֔ל וְנָתַתִּ֥י אֶת־חַרְבִּ֖י בְּיָד֑וֹ וְשָׁבַרְתִּי֙ אֶת־זְרֹע֣וֹת פַּרְעֹ֔ה וְנָאַ֛ק נַאֲק֥וֹת חָלָ֖ל לְפָנָֽיו׃<text:s/></text:span><text:span text:style-name="T2518">‬</text:span>‬<text:span text:style-name="T2519">25</text:span><text:span text:style-name="T2520"> וְהַחֲזַקְתִּ֗י אֶת־זְרֹעוֹת֙ מֶ֣לֶךְ בָּבֶ֔ל וּזְרֹע֥וֹת פַּרְעֹ֖ה תִּפֹּ֑לְנָה וְֽיָדְע֞וּ כִּֽי־אֲנִ֣י יְהוָ֗ה בְּתִתִּ֤י חַרְבִּי֙ בְּיַ֣ד מֶֽלֶךְ־בָּבֶ֔ל וְנָטָ֥ה אוֹתָ֖הּ אֶל־אֶ֥רֶץ מִצְרָֽיִם׃<text:s/></text:span><text:span text:style-name="T2521">‬</text:span>‬<text:span text:style-name="T2522">26</text:span><text:span text:style-name="T2523"> וַהֲפִצוֹתִ֤י אֶת־מִצְרַ֙יִם֙ בַּגּוֹיִ֔ם וְזֵרִיתִ֥י אוֹתָ֖ם בָּאֲרָצ֑וֹת וְיָדְע֖וּ כִּֽי־אֲנִ֥י יְהוָֽה׃</text:span><text:span text:style-name="T2524"><text:s/>ס<text:s/></text:span><text:span text:style-name="T2525">‬</text:span>‬‬‬‬‬‬‬‬</text:p>
      </text:section>
      <text:section text:name="Sect30" text:style-name="S30">
        <text:p text:style-name="P2526">Ezekiel 31</text:p>
        <text:p text:style-name="P2527"><text:span text:style-name="T2528">1</text:span><text:span text:style-name="T2529"> וַיְהִ֗י בְּאַחַ֤ת עֶשְׂרֵה֙ שָׁנָ֔ה בַּשְּׁלִישִׁ֖י בְּאֶחָ֣ד לַחֹ֑דֶשׁ הָיָ֥ה דְבַר־יְהוָ֖ה אֵלַ֥י לֵאמֹֽר׃<text:s/></text:span><text:span text:style-name="T2530">2</text:span><text:span text:style-name="T2531"> בֶּן־אָדָ֕ם אֱמֹ֛ר אֶל־פַּרְעֹ֥ה מֶֽלֶךְ־מִצְרַ֖יִם וְאֶל־הֲמוֹנ֑וֹ אֶל־מִ֖י דָּמִ֥יתָ בְגָדְלֶֽךָ׃<text:s/></text:span><text:span text:style-name="T2532">‬</text:span>‬<text:span text:style-name="T2533">3</text:span><text:span text:style-name="T2534"> הִנֵּ֨ה אַשּׁ֜וּר אֶ֣רֶז בַּלְּבָנ֗וֹן יְפֵ֥ה עָנָ֛ף וְחֹ֥רֶשׁ מֵצַ֖ל וּגְבַ֣הּ קוֹמָ֑ה וּבֵ֣ין עֲבֹתִ֔ים הָיְתָ֖ה צַמַּרְתּֽוֹ׃<text:s/></text:span><text:span text:style-name="T2535">‬</text:span>‬<text:span text:style-name="T2536">4</text:span><text:span text:style-name="T2537"> מַ֣יִם גִּדְּל֔וּהוּ תְּה֖וֹם רֹֽמְמָ֑תְהוּ אֶת־נַהֲרֹתֶ֗יהָ הֹלֵךְ֙ סְבִיב֣וֹת מַטָּעָ֔הּ וְאֶת־תְּעָלֹתֶ֣יהָ שִׁלְחָ֔ה אֶ֖ל כָּל־עֲצֵ֥י הַשָּׂדֶֽה׃<text:s/></text:span><text:span text:style-name="T2538">‬</text:span>‬<text:span text:style-name="T2539">5</text:span><text:span text:style-name="T2540"> עַל־כֵּן֙ גָּבְהָ֣א קֹמָת֔וֹ מִכֹּ֖ל עֲצֵ֣י הַשָּׂדֶ֑ה וַתִּרְבֶּ֨ינָה סַֽרְעַפֹּתָ֜יו וַתֶּאֱרַ֧כְנָה *פארתו **פֹארֹתָ֛יו מִמַּ֥יִם רַבִּ֖ים בְּשַׁלְּחֽוֹ׃<text:s/></text:span><text:span text:style-name="T2541">‬</text:span>‬<text:span text:style-name="T2542">6</text:span><text:span text:style-name="T2543"> בִּסְעַפֹּתָ֤יו קִֽנְנוּ֙ כָּל־ע֣וֹף הַשָּׁמַ֔יִם וְתַ֤חַת פֹּֽארֹתָיו֙ יָֽלְד֔וּ כֹּ֖ל חַיַּ֣ת הַשָּׂדֶ֑ה וּבְצִלּוֹ֙ יֵֽשְׁב֔וּ כֹּ֖ל גּוֹיִ֥ם רַבִּֽים׃<text:s/></text:span><text:span text:style-name="T2544">‬</text:span>‬<text:span text:style-name="T2545">7</text:span><text:span text:style-name="T2546"> וַיְּיִ֣ף בְּגָדְל֔וֹ בְּאֹ֖רֶךְ דָּֽלִיּוֹתָ֑יו כִּֽי־הָיָ֥ה שָׁרְשׁ֖וֹ אֶל־מַ֥יִם רַבִּֽים׃<text:s/></text:span><text:span text:style-name="T2547">‬</text:span>‬<text:span text:style-name="T2548">8</text:span><text:span text:style-name="T2549"> אֲרָזִ֣ים לֹֽא־עֲמָמֻהוּ֮ בְּגַן־אֱלֹהִים֒ בְּרוֹשִׁ֗ים לֹ֤א דָמוּ֙ אֶל־סְעַפֹּתָ֔יו וְעַרְמֹנִ֥ים לֹֽא־הָי֖וּ כְּפֹֽארֹתָ֑יו כָּל־עֵץ֙ בְּגַן־אֱלֹהִ֔ים לֹא־דָמָ֥ה אֵלָ֖יו בְּיָפְיֽוֹ׃<text:s/></text:span><text:span text:style-name="T2550">‬</text:span>‬<text:span text:style-name="T2551">9</text:span><text:span text:style-name="T2552"> יָפֶ֣ה עֲשִׂיתִ֔יו בְּרֹ֖ב דָּֽלִיּוֹתָ֑יו וַיְקַנְאֻ֙הוּ֙ כָּל־עֲצֵי־עֵ֔דֶן אֲשֶׁ֖ר בְּגַ֥ן הָאֱלֹהִֽים׃</text:span><text:span text:style-name="T2553"><text:s/>ס<text:s/></text:span><text:span text:style-name="T2554">‬</text:span>‬<text:span text:style-name="T2555">10</text:span><text:span text:style-name="T2556"> לָכֵ֗ן כֹּ֤ה אָמַר֙ אֲדֹנָ֣י יְהוִ֔ה יַ֕עַן אֲשֶׁ֥ר גָּבַ֖הְתָּ בְּקוֹמָ֑ה וַיִּתֵּ֤ן צַמַּרְתּוֹ֙ אֶל־בֵּ֣ין עֲבוֹתִ֔ים וְרָ֥ם לְבָב֖וֹ בְּגָבְהֽוֹ׃<text:s/></text:span><text:span text:style-name="T2557">‬</text:span>‬<text:span text:style-name="T2558">11</text:span><text:span text:style-name="T2559"> וְאֶ֨תְּנֵ֔הוּ בְּיַ֖ד אֵ֣יל גּוֹיִ֑ם עָשׂ֤וֹ יַֽעֲשֶׂה֙ ל֔וֹ כְּרִשְׁע֖וֹ גֵּרַשְׁתִּֽהוּ׃<text:s/></text:span><text:span text:style-name="T2560">‬</text:span>‬<text:span text:style-name="T2561">12</text:span><text:span text:style-name="T2562"> וַיִּכְרְתֻ֧הוּ זָרִ֛ים עָרִיצֵ֥י גוֹיִ֖ם וַֽיִּטְּשֻׁ֑הוּ אֶל־הֶ֠הָרִים וּבְכָל־גֵּ֨אָי֜וֹת נָפְל֣וּ דָלִיּוֹתָ֗יו וַתִּשָּׁבַ֤רְנָה פֹֽארֹתָיו֙ בְּכֹל֙ אֲפִיקֵ֣י הָאָ֔רֶץ וַיֵּרְד֧וּ מִצִּלּ֛וֹ כָּל־עַמֵּ֥י הָאָ֖רֶץ וַֽיִּטְּשֻֽׁהוּ׃<text:s/></text:span><text:span text:style-name="T2563">‬</text:span>‬<text:span text:style-name="T2564">13</text:span><text:span text:style-name="T2565"> עַל־מַפַּלְתּ֥וֹ יִשְׁכְּנ֖וּ כָּל־ע֣וֹף הַשָּׁמָ֑יִם וְאֶל־פֹּארֹתָ֣יו הָי֔וּ כֹּ֖ל חַיַּ֥ת הַשָּׂדֶֽה׃<text:s/></text:span><text:span text:style-name="T2566">‬</text:span>‬<text:span text:style-name="T2567">14</text:span><text:span text:style-name="T2568"> לְמַ֡עַן אֲשֶׁר֩ לֹא־יִגְבְּה֨וּ בְקוֹמָתָ֜ם כָּל־עֲצֵי־מַ֗יִם וְלֹֽא־יִתְּנ֤וּ אֶת־צַמַּרְתָּם֙ אֶל־בֵּ֣ין עֲבֹתִ֔ים וְלֹֽא־יַעַמְד֧וּ אֵלֵיהֶ֛ם בְּגָבְהָ֖ם כָּל־שֹׁ֣תֵי מָ֑יִם כִּֽי־כֻלָּם֩ נִתְּנ֨וּ לַמָּ֜וֶת אֶל־אֶ֣רֶץ תַּחְתִּ֗ית בְּת֛וֹךְ בְּנֵ֥י אָדָ֖ם אֶל־י֥וֹרְדֵי בֽוֹר׃</text:span><text:span text:style-name="T2569"><text:s/>ס<text:s/></text:span><text:span text:style-name="T2570">‬</text:span>‬<text:span text:style-name="T2571">15</text:span><text:span text:style-name="T2572"> כֹּֽה־אָמַ֞ר אֲדֹנָ֣י יְהוִ֗ה בְּי֨וֹם רִדְתּ֤וֹ שְׁא֙וֹלָה֙ הֶאֱבַ֜לְתִּי כִּסֵּ֤תִי עָלָיו֙ אֶת־תְּה֔וֹם וָֽאֶמְנַע֙ נַהֲרוֹתֶ֔יהָ וַיִּכָּלְא֖וּ מַ֣יִם רַבִּ֑ים וָאַקְדִּ֤ר עָלָיו֙ לְבָנ֔וֹן וְכָל־עֲצֵ֥י הַשָּׂדֶ֖ה עָלָ֥יו עֻלְפֶּֽה׃<text:s/></text:span><text:span text:style-name="T2573">‬</text:span>‬<text:span text:style-name="T2574">16</text:span><text:span text:style-name="T2575"> מִקּ֤וֹל מַפַּלְתּוֹ֙ הִרְעַ֣שְׁתִּי גוֹיִ֔ם בְּהוֹרִדִ֥י אֹת֛וֹ שְׁא֖וֹלָה אֶת־י֣וֹרְדֵי ב֑וֹר וַיִּנָּ֨חֲמ֜וּ בְּאֶ֤רֶץ תַּחְתִּית֙ כָּל־</text:span><text:soft-page-break/><text:span text:style-name="T2576">עֲצֵי־עֵ֔דֶן מִבְחַ֥ר וְטוֹב־לְבָנ֖וֹן כָּל־שֹׁ֥תֵי מָֽיִם׃<text:s/></text:span><text:span text:style-name="T2577">‬</text:span>‬<text:span text:style-name="T2578">17</text:span><text:span text:style-name="T2579"> גַּם־הֵ֗ם אִתּ֛וֹ יָרְד֥וּ שְׁא֖וֹלָה אֶל־חַלְלֵי־חָ֑רֶב וּזְרֹע֛וֹ יָשְׁב֥וּ בְצִלּ֖וֹ בְּת֥וֹךְ גּוֹיִֽם׃<text:s/></text:span><text:span text:style-name="T2580">‬</text:span>‬<text:span text:style-name="T2581">18</text:span><text:span text:style-name="T2582"> אֶל־מִ֨י דָמִ֥יתָ כָּ֛כָה בְּכָב֥וֹד וּבְגֹ֖דֶל בַּעֲצֵי־עֵ֑דֶן וְהוּרַדְתָּ֨ אֶת־עֲצֵי־עֵ֜דֶן אֶל־אֶ֣רֶץ תַּחְתִּ֗ית בְּת֨וֹךְ עֲרֵלִ֤ים תִּשְׁכַּב֙ אֶת־חַלְלֵי־חֶ֔רֶב ה֤וּא פַרְעֹה֙ וְכָל־הֲמוֹנֹ֔ה נְאֻ֖ם אֲדֹנָ֥י יְהוִֽה׃</text:span><text:span text:style-name="T2583"><text:s/>ס<text:s/></text:span><text:span text:style-name="T2584">‬</text:span>‬‬‬‬‬‬‬‬‬‬‬‬‬‬‬‬‬‬</text:p>
      </text:section>
      <text:section text:name="Sect31" text:style-name="S31">
        <text:p text:style-name="P2585">Ezekiel 32</text:p>
        <text:p text:style-name="P2586"><text:span text:style-name="T2587">1</text:span><text:span text:style-name="T2588"> וַֽיְהִי֙ בִּשְׁתֵּ֣י עֶשְׂרֵ֣ה שָׁנָ֔ה בִּשְׁנֵי־עָשָׂ֥ר חֹ֖דֶשׁ בְּאֶחָ֣ד לַחֹ֑דֶשׁ הָיָ֥ה דְבַר־יְהוָ֖ה אֵלַ֥י לֵאמֹֽר׃<text:s/></text:span><text:span text:style-name="T2589">2</text:span><text:span text:style-name="T2590"> בֶּן־אָדָ֗ם שָׂ֤א קִינָה֙ עַל־פַּרְעֹ֣ה מֶֽלֶךְ־מִצְרַ֔יִם וְאָמַרְתָּ֣ אֵלָ֔יו כְּפִ֥יר גּוֹיִ֖ם נִדְמֵ֑יתָ וְאַתָּה֙ כַּתַּנִּ֣ים בַּיַּמִּ֔ים וַתָּ֣גַח בְּנַהֲרוֹתֶ֗יךָ וַתִּדְלַח־מַ֙יִם֙ בְּרַגְלֶ֔יךָ וַתִּרְפֹּ֖ס נַהֲרוֹתָֽם׃<text:s/></text:span><text:span text:style-name="T2591">‬</text:span>‬<text:span text:style-name="T2592">3</text:span><text:span text:style-name="T2593"> כֹּ֤ה אָמַר֙ אֲדֹנָ֣י יְהוִ֔ה וּפָרַשְׂתִּ֤י עָלֶ֙יךָ֙ אֶת־רִשְׁתִּ֔י בִּקְהַ֖ל עַמִּ֣ים רַבִּ֑ים וְהֶעֱל֖וּךָ בְּחֶרְמִֽי׃<text:s/></text:span><text:span text:style-name="T2594">‬</text:span>‬<text:span text:style-name="T2595">4</text:span><text:span text:style-name="T2596"> וּנְטַשְׁתִּ֣יךָ בָאָ֔רֶץ עַל־פְּנֵ֥י הַשָּׂדֶ֖ה אֲטִילֶ֑ךָ וְהִשְׁכַּנְתִּ֤י עָלֶ֙יךָ֙ כָּל־ע֣וֹף הַשָּׁמַ֔יִם וְהִשְׂבַּעְתִּ֥י מִמְּךָ֖ חַיַּ֥ת כָּל־הָאָֽרֶץ׃<text:s/></text:span><text:span text:style-name="T2597">‬</text:span>‬<text:span text:style-name="T2598">5</text:span><text:span text:style-name="T2599"> וְנָתַתִּ֥י אֶת־בְּשָׂרְךָ֖ עַל־הֶֽהָרִ֑ים וּמִלֵּאתִ֥י הַגֵּאָי֖וֹת רָמוּתֶֽךָ׃<text:s/></text:span><text:span text:style-name="T2600">‬</text:span>‬<text:span text:style-name="T2601">6</text:span><text:span text:style-name="T2602"> וְהִשְׁקֵיתִ֨י אֶ֧רֶץ צָפָתְךָ֛ מִדָּמְךָ֖ אֶל־הֶֽהָרִ֑ים וַאֲפִקִ֖ים יִמָּלְא֥וּן מִמֶּֽךָּ׃<text:s/></text:span><text:span text:style-name="T2603">‬</text:span>‬<text:span text:style-name="T2604">7</text:span><text:span text:style-name="T2605"> וְכִסֵּיתִ֤י בְכַבּֽוֹתְךָ֙ שָׁמַ֔יִם וְהִקְדַּרְתִּ֖י אֶת־כֹּֽכְבֵיהֶ֑ם שֶׁ֚מֶשׁ בֶּעָנָ֣ן אֲכַסֶּ֔נּוּ וְיָרֵ֖חַ לֹא־יָאִ֥יר אוֹרֽוֹ׃<text:s/></text:span><text:span text:style-name="T2606">‬</text:span>‬<text:span text:style-name="T2607">8</text:span><text:span text:style-name="T2608"> כָּל־מְא֤וֹרֵי אוֹר֙ בַּשָּׁמַ֔יִם אַקְדִּירֵ֖ם עָלֶ֑יךָ וְנָתַ֤תִּי חֹ֙שֶׁךְ֙ עַֽל־אַרְצְךָ֔ נְאֻ֖ם אֲדֹנָ֥י יְהוִֽה׃<text:s/></text:span><text:span text:style-name="T2609">‬</text:span>‬<text:span text:style-name="T2610">9</text:span><text:span text:style-name="T2611"> וְהִ֨כְעַסְתִּ֔י לֵ֖ב עַמִּ֣ים רַבִּ֑ים בַּהֲבִיאִ֤י שִׁבְרְךָ֙ בַּגּוֹיִ֔ם עַל־אֲרָצ֖וֹת אֲשֶׁ֥ר לֹֽא־יְדַעְתָּֽם׃<text:s/></text:span><text:span text:style-name="T2612">‬</text:span>‬<text:span text:style-name="T2613">10</text:span><text:span text:style-name="T2614"> וַהֲשִׁמּוֹתִ֨י עָלֶ֜יךָ עַמִּ֣ים רַבִּ֗ים וּמַלְכֵיהֶם֙ יִשְׂעֲר֤וּ עָלֶ֙יךָ֙ שַׂ֔עַר בְּעוֹפְפִ֥י חַרְבִּ֖י עַל־פְּנֵיהֶ֑ם וְחָרְד֤וּ לִרְגָעִים֙ אִ֣ישׁ לְנַפְשׁ֔וֹ בְּי֖וֹם מַפַּלְתֶּֽךָ׃</text:span><text:span text:style-name="T2615"><text:s/>ס<text:s/></text:span><text:span text:style-name="T2616">‬</text:span>‬<text:span text:style-name="T2617">11</text:span><text:span text:style-name="T2618"> כִּ֛י כֹּ֥ה אָמַ֖ר אֲדֹנָ֣י יְהוִ֑ה חֶ֥רֶב מֶֽלֶךְ־בָּבֶ֖ל תְּבוֹאֶֽךָ׃<text:s/></text:span><text:span text:style-name="T2619">‬</text:span>‬<text:span text:style-name="T2620">12</text:span><text:span text:style-name="T2621"> בְּחַרְב֤וֹת גִּבּוֹרִים֙ אַפִּ֣יל הֲמוֹנֶ֔ךָ עָרִיצֵ֥י גוֹיִ֖ם כֻּלָּ֑ם וְשָֽׁדְדוּ֙ אֶת־גְּא֣וֹן מִצְרַ֔יִם וְנִשְׁמַ֖ד כָּל־הֲמוֹנָֽהּ׃<text:s/></text:span><text:span text:style-name="T2622">‬</text:span>‬<text:span text:style-name="T2623">13</text:span><text:span text:style-name="T2624"> וְהַֽאֲבַדְתִּי֙ אֶת־כָּל־בְּהֶמְתָּ֔הּ מֵעַ֖ל מַ֣יִם רַבִּ֑ים וְלֹ֨א תִדְלָחֵ֤ם רֶֽגֶל־אָדָם֙ ע֔וֹד וּפַרְס֥וֹת בְּהֵמָ֖ה לֹ֥א תִדְלָחֵֽם׃<text:s/></text:span><text:span text:style-name="T2625">‬</text:span>‬<text:span text:style-name="T2626">14</text:span><text:span text:style-name="T2627"> אָ֚ז אַשְׁקִ֣יעַ מֵֽימֵיהֶ֔ם וְנַהֲרוֹתָ֖ם כַּשֶּׁ֣מֶן אוֹלִ֑יךְ נְאֻ֖ם אֲדֹנָ֥י יְהוִֽה׃<text:s/></text:span><text:span text:style-name="T2628">‬</text:span>‬<text:span text:style-name="T2629">15</text:span><text:span text:style-name="T2630"> בְּתִתִּי֩ אֶת־אֶ֨רֶץ מִצְרַ֜יִם שְׁמָמָ֣ה וּנְשַׁמָּ֗ה אֶ֚רֶץ מִמְּלֹאָ֔הּ בְּהַכּוֹתִ֖י אֶת־כָּל־י֣וֹשְׁבֵי בָ֑הּ וְיָדְע֖וּ כִּֽי־אֲנִ֥י יְהוָֽה׃<text:s/></text:span><text:span text:style-name="T2631">‬</text:span>‬<text:span text:style-name="T2632">16</text:span><text:span text:style-name="T2633"> קִינָ֥ה הִיא֙ וְק֣וֹנְנ֔וּהָ בְּנ֥וֹת הַגּוֹיִ֖ם תְּקוֹנֵ֣נָּה אוֹתָ֑הּ עַל־מִצְרַ֤יִם וְעַל־כָּל־הֲמוֹנָהּ֙ תְּקוֹנֵ֣נָּה אוֹתָ֔הּ נְאֻ֖ם אֲדֹנָ֥י יְהוִֽה׃<text:s/></text:span><text:span text:style-name="T2634">פ<text:s/></text:span>‬‬‬‬‬‬‬‬‬‬‬‬‬‬‬</text:p>
        <text:p text:style-name="P2635"><text:span text:style-name="T2636">‬</text:span>‬<text:span text:style-name="T2637">17</text:span><text:span text:style-name="T2638"> וַֽיְהִי֙ בִּשְׁתֵּ֣י עֶשְׂרֵ֣ה שָׁנָ֔ה בַּחֲמִשָּׁ֥ה עָשָׂ֖ר לַחֹ֑דֶשׁ הָיָ֥ה דְבַר־יְהוָ֖ה אֵלַ֥י לֵאמֹֽר׃<text:s/></text:span><text:span text:style-name="T2639">‬</text:span>‬<text:span text:style-name="T2640">18</text:span><text:span text:style-name="T2641"> בֶּן־אָדָ֕ם נְהֵ֛ה עַל־הֲמ֥וֹן מִצְרַ֖יִם וְהוֹרִדֵ֑הוּ א֠וֹתָהּ וּבְנ֨וֹת גּוֹיִ֧ם אַדִּרִ֛ם אֶל־אֶ֥רֶץ תַּחְתִּיּ֖וֹת אֶת־י֥וֹרְדֵי בֽוֹר׃<text:s/></text:span><text:span text:style-name="T2642">‬</text:span>‬<text:span text:style-name="T2643">19</text:span><text:span text:style-name="T2644"> מִמִּ֖י נָעָ֑מְתָּ רְדָ֥ה וְהָשְׁכְּבָ֖ה אֶת־עֲרֵלִֽים׃<text:s/></text:span><text:span text:style-name="T2645">‬</text:span>‬<text:span text:style-name="T2646">20</text:span><text:span text:style-name="T2647"> בְּת֥וֹךְ חַלְלֵי־חֶ֖רֶב יִפֹּ֑לוּ חֶ֣רֶב נִתָּ֔נָה מָשְׁכ֥וּ אוֹתָ֖הּ וְכָל־הֲמוֹנֶֽיהָ׃<text:s/></text:span><text:span text:style-name="T2648">‬</text:span>‬<text:span text:style-name="T2649">21</text:span><text:span text:style-name="T2650"> יְדַבְּרוּ־ל֞וֹ אֵלֵ֧י גִבּוֹרִ֛ים מִתּ֥וֹךְ שְׁא֖וֹל אֶת־עֹֽזְרָ֑יו יָֽרְד֛וּ שָׁכְב֥וּ הָעֲרֵלִ֖ים חַלְלֵי־חָֽרֶב׃<text:s/></text:span><text:span text:style-name="T2651">‬</text:span>‬<text:span text:style-name="T2652">22</text:span><text:span text:style-name="T2653"> שָׁ֤ם אַשּׁוּר֙ וְכָל־קְהָלָ֔הּ סְבִֽיבוֹתָ֖יו קִבְרֹתָ֑יו כֻּלָּ֣ם חֲלָלִ֔ים הַנֹּפְלִ֖ים בֶּחָֽרֶב׃<text:s/></text:span><text:span text:style-name="T2654">‬</text:span>‬<text:span text:style-name="T2655">23</text:span><text:span text:style-name="T2656"> אֲשֶׁ֨ר נִתְּנ֤וּ קִבְרֹתֶ֙יהָ֙ בְּיַרְכְּתֵי־</text:span><text:soft-page-break/><text:span text:style-name="T2657">ב֔וֹר וַיְהִ֣י קְהָלָ֔הּ סְבִיב֖וֹת קְבֻרָתָ֑הּ כֻּלָּ֤ם חֲלָלִים֙ נֹפְלִ֣ים בַּחֶ֔רֶב אֲשֶׁר־נָתְנ֥וּ חִתִּ֖ית בְּאֶ֥רֶץ חַיִּֽים׃<text:s/></text:span><text:span text:style-name="T2658">‬</text:span>‬<text:span text:style-name="T2659">24</text:span><text:span text:style-name="T2660"> שָׁ֤ם עֵילָם֙ וְכָל־הֲמוֹנָ֔הּ סְבִיב֖וֹת קְבֻרָתָ֑הּ כֻּלָּ֣ם חֲלָלִים֩ הַנֹּפְלִ֨ים בַּחֶ֜רֶב אֲ‍ֽשֶׁר־יָרְד֥וּ עֲרֵלִ֣ים ׀ אֶל־אֶ֣רֶץ תַּחְתִּיּ֗וֹת אֲשֶׁ֨ר נָתְנ֤וּ חִתִּיתָם֙ בְּאֶ֣רֶץ חַיִּ֔ים וַיִּשְׂא֥וּ כְלִמָּתָ֖ם אֶת־י֥וֹרְדֵי בֽוֹר׃<text:s/></text:span><text:span text:style-name="T2661">‬</text:span>‬<text:span text:style-name="T2662">25</text:span><text:span text:style-name="T2663"> בְּת֣וֹךְ חֲ֠לָלִים נָתְנ֨וּ מִשְׁכָּ֥ב לָהּ֙ בְּכָל־הֲמוֹנָ֔הּ סְבִֽיבוֹתָ֖יו קִבְרֹתֶ֑הָ כֻּלָּ֣ם עֲרֵלִ֣ים חַלְלֵי־חֶ֡רֶב כִּֽי־נִתַּ֨ן חִתִּיתָ֜ם בְּאֶ֣רֶץ חַיִּ֗ים וַיִּשְׂא֤וּ כְלִמָּתָם֙ אֶת־י֣וֹרְדֵי ב֔וֹר בְּת֥וֹךְ חֲלָלִ֖ים נִתָּֽן׃<text:s/></text:span><text:span text:style-name="T2664">‬</text:span>‬<text:span text:style-name="T2665">26</text:span><text:span text:style-name="T2666"> שָׁ֣ם מֶ֤שֶׁךְ תֻּבַל֙ וְכָל־הֲמוֹנָ֔הּ סְבִֽיבוֹתָ֖יו קִבְרוֹתֶ֑יהָ כֻּלָּ֤ם עֲרֵלִים֙ מְחֻ֣לְלֵי חֶ֔רֶב כִּֽי־נָתְנ֥וּ חִתִּיתָ֖ם בְּאֶ֥רֶץ חַיִּֽים׃<text:s/></text:span><text:span text:style-name="T2667">‬</text:span>‬<text:span text:style-name="T2668">27</text:span><text:span text:style-name="T2669"> וְלֹ֤א יִשְׁכְּבוּ֙ אֶת־גִּבּוֹרִ֔ים נֹפְלִ֖ים מֵעֲרֵלִ֑ים אֲשֶׁ֣ר יָרְדֽוּ־שְׁא֣וֹל בִּכְלֵֽי־מִלְחַמְתָּם֩ וַיִּתְּנ֨וּ אֶת־חַרְבוֹתָ֜ם תַּ֣חַת רָאשֵׁיהֶ֗ם וַתְּהִ֤י עֲוֺֽנֹתָם֙ עַל־עַצְמוֹתָ֔ם כִּֽי־חִתִּ֥ית גִּבּוֹרִ֖ים בְּאֶ֥רֶץ חַיִּֽים׃<text:s/></text:span><text:span text:style-name="T2670">‬</text:span>‬<text:span text:style-name="T2671">28</text:span><text:span text:style-name="T2672"> וְאַתָּ֗ה בְּת֧וֹךְ עֲרֵלִ֛ים תִּשָּׁבַ֥ר וְתִשְׁכַּ֖ב אֶת־חַלְלֵי־חָֽרֶב׃<text:s/></text:span><text:span text:style-name="T2673">‬</text:span>‬<text:span text:style-name="T2674">29</text:span><text:span text:style-name="T2675"> שָׁ֣מָּה אֱד֗וֹם מְלָכֶ֙יהָ֙ וְכָל־נְשִׂיאֶ֔יהָ אֲשֶׁר־נִתְּנ֥וּ בִגְבוּרָתָ֖ם אֶת־חַלְלֵי־חָ֑רֶב הֵ֛מָּה אֶת־עֲרֵלִ֥ים יִשְׁכָּ֖בוּ וְאֶת־יֹ֥רְדֵי בֽוֹר׃<text:s/></text:span><text:span text:style-name="T2676">‬</text:span>‬<text:span text:style-name="T2677">30</text:span><text:span text:style-name="T2678"> שָׁ֣מָּה נְסִיכֵ֥י צָפ֛וֹן כֻּלָּ֖ם וְכָל־צִֽדֹנִ֑י אֲשֶׁר־יָרְד֣וּ אֶת־חֲלָלִ֗ים בְּחִתִּיתָ֤ם מִגְבֽוּרָתָם֙ בּוֹשִׁ֔ים וַיִּשְׁכְּב֤וּ עֲרֵלִים֙ אֶת־חַלְלֵי־חֶ֔רֶב וַיִּשְׂא֥וּ כְלִמָּתָ֖ם אֶת־י֥וֹרְדֵי בֽוֹר׃<text:s/></text:span><text:span text:style-name="T2679">‬</text:span>‬<text:span text:style-name="T2680">31</text:span><text:span text:style-name="T2681"> אוֹתָם֙ יִרְאֶ֣ה פַרְעֹ֔ה וְנִחַ֖ם עַל־כָּל־*המונה **הֲמוֹנ֑וֹ חַלְלֵי־חֶ֙רֶב֙ פַּרְעֹ֣ה וְכָל־חֵיל֔וֹ נְאֻ֖ם אֲדֹנָ֥י יְהוִֽה׃<text:s/></text:span><text:span text:style-name="T2682">‬</text:span>‬<text:span text:style-name="T2683">32</text:span><text:span text:style-name="T2684"> כִּֽי־נָתַ֥תִּי אֶת־*חתיתו **חִתִּיתִ֖י בְּאֶ֣רֶץ חַיִּ֑ים וְהֻשְׁכַּב֩ בְּת֨וֹךְ עֲרֵלִ֜ים אֶת־חַלְלֵי־חֶ֗רֶב פַּרְעֹה֙ וְכָל־הֲמוֹנֹ֔ה נְאֻ֖ם אֲדֹנָ֥י יְהוִֽה׃<text:s/></text:span><text:span text:style-name="T2685">פ<text:s/></text:span><text:span text:style-name="T2686">‬</text:span>‬‬‬‬‬‬‬‬‬‬‬‬‬‬‬‬‬</text:p>
      </text:section>
      <text:section text:name="Sect32" text:style-name="S32">
        <text:p text:style-name="P2687">Ezekiel 33</text:p>
        <text:p text:style-name="P2688"><text:span text:style-name="T2689">1</text:span><text:span text:style-name="T2690"> וַיְהִ֥י דְבַר־יְהוָ֖ה אֵלַ֥י לֵאמֹֽר׃<text:s/></text:span><text:span text:style-name="T2691">2</text:span><text:span text:style-name="T2692"> בֶּן־אָדָ֗ם דַּבֵּ֤ר אֶל־בְּנֵֽי־עַמְּךָ֙ וְאָמַרְתָּ֣ אֲלֵיהֶ֔ם אֶ֕רֶץ כִּֽי־אָבִ֥יא עָלֶ֖יהָ חָ֑רֶב וְלָקְח֨וּ עַם־הָאָ֜רֶץ אִ֤ישׁ אֶחָד֙ מִקְצֵיהֶ֔ם וְנָתְנ֥וּ אֹת֛וֹ לָהֶ֖ם לְצֹפֶֽה׃<text:s/></text:span><text:span text:style-name="T2693">‬</text:span>‬<text:span text:style-name="T2694">3</text:span><text:span text:style-name="T2695"> וְרָאָ֥ה אֶת־הַחֶ֖רֶב בָּאָ֣ה עַל־הָאָ֑רֶץ וְתָקַ֥ע בַּשּׁוֹפָ֖ר וְהִזְהִ֥יר אֶת־הָעָֽם׃<text:s/></text:span><text:span text:style-name="T2696">‬</text:span>‬<text:span text:style-name="T2697">4</text:span><text:span text:style-name="T2698"> וְשָׁמַ֨ע הַשֹּׁמֵ֜עַ אֶת־ק֤וֹל הַשּׁוֹפָר֙ וְלֹ֣א נִזְהָ֔ר וַתָּ֥בוֹא חֶ֖רֶב וַתִּקָּחֵ֑הוּ דָּמ֥וֹ בְרֹאשׁ֖וֹ יִֽהְיֶֽה׃<text:s/></text:span><text:span text:style-name="T2699">‬</text:span>‬<text:span text:style-name="T2700">5</text:span><text:span text:style-name="T2701"> אֵת֩ ק֨וֹל הַשּׁוֹפָ֤ר שָׁמַע֙ וְלֹ֣א נִזְהָ֔ר דָּמ֖וֹ בּ֣וֹ יִֽהְיֶ֑ה וְה֥וּא נִזְהָ֖ר נַפְשׁ֥וֹ מִלֵּֽט׃<text:s/></text:span><text:span text:style-name="T2702">‬</text:span>‬<text:span text:style-name="T2703">6</text:span><text:span text:style-name="T2704"> וְ֠הַצֹּפֶה כִּֽי־יִרְאֶ֨ה אֶת־הַחֶ֜רֶב בָּאָ֗ה וְלֹֽא־תָקַ֤ע בַּשּׁוֹפָר֙ וְהָעָ֣ם לֹֽא־נִזְהָ֔ר וַתָּב֣וֹא חֶ֔רֶב וַתִּקַּ֥ח מֵהֶ֖ם נָ֑פֶשׁ ה֚וּא בַּעֲוֺנ֣וֹ נִלְקָ֔ח וְדָמ֖וֹ מִיַּֽד־הַצֹּפֶ֥ה אֶדְרֹֽשׁ׃</text:span><text:span text:style-name="T2705"><text:s/>ס<text:s/></text:span><text:span text:style-name="T2706">‬</text:span>‬<text:span text:style-name="T2707">7</text:span><text:span text:style-name="T2708"> וְאַתָּ֣ה בֶן־אָדָ֔ם צֹפֶ֥ה נְתַתִּ֖יךָ לְבֵ֣ית יִשְׂרָאֵ֑ל וְשָׁמַעְתָּ֤ מִפִּי֙ דָּבָ֔ר וְהִזְהַרְתָּ֥ אֹתָ֖ם מִמֶּֽנִּי׃<text:s/></text:span><text:span text:style-name="T2709">‬</text:span>‬<text:span text:style-name="T2710">8</text:span><text:span text:style-name="T2711"> בְּאָמְרִ֣י לָרָשָׁ֗ע רָשָׁע֙ מ֣וֹת תָּמ֔וּת וְלֹ֣א דִבַּ֔רְתָּ לְהַזְהִ֥יר רָשָׁ֖ע מִדַּרְכּ֑וֹ ה֤וּא רָשָׁע֙ בַּעֲוֺנ֣וֹ יָמ֔וּת וְדָמ֖וֹ מִיָּדְךָ֥ אֲבַקֵּֽשׁ׃<text:s/></text:span><text:span text:style-name="T2712">‬</text:span>‬<text:span text:style-name="T2713">9</text:span><text:span text:style-name="T2714"> וְ֠אַתָּה כִּֽי־הִזְהַ֨רְתָּ רָשָׁ֤ע מִדַּרְכּוֹ֙ לָשׁ֣וּב מִמֶּ֔נָּה וְלֹא־שָׁ֖ב מִדַּרְכּ֑וֹ ה֚וּא בַּעֲוֺנ֣וֹ יָמ֔וּת וְאַתָּ֖ה נַפְשְׁךָ֥ הִצַּֽלְתָּ׃</text:span><text:span text:style-name="T2715"><text:s/>ס<text:s/></text:span><text:span text:style-name="T2716">‬</text:span>‬<text:span text:style-name="T2717">10</text:span><text:span text:style-name="T2718"> וְאַתָּ֣ה בֶן־אָדָ֗ם אֱמֹר֙ אֶל־בֵּ֣ית יִשְׂרָאֵ֔ל כֵּ֤ן אֲמַרְתֶּם֙ לֵאמֹ֔ר כִּֽי־פְשָׁעֵ֥ינוּ וְחַטֹּאתֵ֖ינוּ עָלֵ֑ינוּ וּבָ֛ם אֲנַ֥חְנוּ נְמַקִּ֖ים וְאֵ֥יךְ נִֽחְיֶֽה׃<text:s/></text:span><text:span text:style-name="T2719">‬</text:span>‬<text:span text:style-name="T2720">11</text:span><text:span text:style-name="T2721"> אֱמֹ֨ר אֲלֵיהֶ֜ם חַי־</text:span><text:soft-page-break/><text:span text:style-name="T2722">אָ֣נִי ׀ נְאֻ֣ם ׀ אֲדֹנָ֣י יְהוִ֗ה אִם־אֶחְפֹּץ֙ בְּמ֣וֹת הָרָשָׁ֔ע כִּ֣י אִם־בְּשׁ֥וּב רָשָׁ֛ע מִדַּרְכּ֖וֹ וְחָיָ֑ה שׁ֣וּבוּ שׁ֜וּבוּ מִדַּרְכֵיכֶ֧ם הָרָעִ֛ים וְלָ֥מָּה תָמ֖וּתוּ בֵּ֥ית יִשְׂרָאֵֽל׃<text:s/></text:span><text:span text:style-name="T2723">פ<text:s/></text:span><text:span text:style-name="T2724">‬</text:span>‬‬‬‬‬‬‬‬‬‬‬</text:p>
        <text:p text:style-name="P2725"><text:span text:style-name="T2726">12</text:span><text:span text:style-name="T2727"> וְאַתָּ֣ה בֶן־אָדָ֗ם אֱמֹ֤ר אֶל־בְּנֵֽי־עַמְּךָ֙ צִדְקַ֣ת הַצַּדִּ֗יק לֹ֤א תַצִּילֶ֙נּוּ֙ בְּי֣וֹם פִּשְׁע֔וֹ וְרִשְׁעַ֤ת הָֽרָשָׁע֙ לֹֽא־יִכָּ֣שֶׁל בָּ֔הּ בְּי֖וֹם שׁוּב֣וֹ מֵֽרִשְׁע֑וֹ וְצַדִּ֗יק לֹ֥א יוּכַ֛ל לִֽחְי֥וֹת בָּ֖הּ בְּי֥וֹם חֲטֹאתֽוֹ׃<text:s/></text:span><text:span text:style-name="T2728">‬</text:span>‬<text:span text:style-name="T2729">13</text:span><text:span text:style-name="T2730"> בְּאָמְרִ֤י לַצַּדִּיק֙ חָיֹ֣ה יִֽחְיֶ֔ה וְהֽוּא־בָטַ֥ח עַל־צִדְקָת֖וֹ וְעָ֣שָׂה עָ֑וֶל כָּל־*צדקתו **צִדְקֹתָיו֙ לֹ֣א תִזָּכַ֔רְנָה וּבְעַוְל֥וֹ אֲשֶׁר־עָשָׂ֖ה בּ֥וֹ יָמֽוּת׃<text:s/></text:span><text:span text:style-name="T2731">‬</text:span>‬<text:span text:style-name="T2732">14</text:span><text:span text:style-name="T2733"> וּבְאָמְרִ֥י לָֽרָשָׁ֖ע מ֣וֹת תָּמ֑וּת וְשָׁב֙ מֵֽחַטָּאת֔וֹ וְעָשָׂ֥ה מִשְׁפָּ֖ט וּצְדָקָֽה׃<text:s/></text:span><text:span text:style-name="T2734">‬</text:span>‬<text:span text:style-name="T2735">15</text:span><text:span text:style-name="T2736"> חֲבֹ֨ל יָשִׁ֤יב רָשָׁע֙ גְּזֵלָ֣ה יְשַׁלֵּ֔ם בְּחֻקּ֤וֹת הַֽחַיִּים֙ הָלַ֔ךְ לְבִלְתִּ֖י עֲשׂ֣וֹת עָ֑וֶל חָי֥וֹ יִֽחְיֶ֖ה לֹ֥א יָמֽוּת׃<text:s/></text:span><text:span text:style-name="T2737">‬</text:span>‬<text:span text:style-name="T2738">16</text:span><text:span text:style-name="T2739"> כָּל־*חטאתו **חַטֹּאתָיו֙ אֲשֶׁ֣ר חָטָ֔א לֹ֥א תִזָּכַ֖רְנָה ל֑וֹ מִשְׁפָּ֧ט וּצְדָקָ֛ה עָשָׂ֖ה חָי֥וֹ יִֽחְיֶֽה׃<text:s/></text:span><text:span text:style-name="T2740">‬</text:span>‬<text:span text:style-name="T2741">17</text:span><text:span text:style-name="T2742"> וְאָמְרוּ֙ בְּנֵ֣י עַמְּךָ֔ לֹ֥א יִתָּכֵ֖ן דֶּ֣רֶךְ אֲדֹנָ֑י וְהֵ֖מָּה דַּרְכָּ֥ם לֹֽא־יִתָּכֵֽן׃<text:s/></text:span><text:span text:style-name="T2743">‬</text:span>‬<text:span text:style-name="T2744">18</text:span><text:span text:style-name="T2745"> בְּשׁוּב־צַדִּ֥יק מִצִּדְקָת֖וֹ וְעָ֣שָׂה עָ֑וֶל וּמֵ֖ת בָּהֶֽם׃<text:s/></text:span><text:span text:style-name="T2746">‬</text:span>‬<text:span text:style-name="T2747">19</text:span><text:span text:style-name="T2748"> וּבְשׁ֤וּב רָשָׁע֙ מֵֽרִשְׁעָת֔וֹ וְעָשָׂ֥ה מִשְׁפָּ֖ט וּצְדָקָ֑ה עֲלֵיהֶ֖ם ה֥וּא יִֽחְיֶֽה׃<text:s/></text:span><text:span text:style-name="T2749">‬</text:span>‬<text:span text:style-name="T2750">20</text:span><text:span text:style-name="T2751"> וַאֲמַרְתֶּ֕ם לֹ֥א יִתָּכֵ֖ן דֶּ֣רֶךְ אֲדֹנָ֑י אִ֧ישׁ כִּדְרָכָ֛יו אֶשְׁפּ֥וֹט אֶתְכֶ֖ם בֵּ֥ית יִשְׂרָאֵֽל<text:s/></text:span><text:span text:style-name="T2752">פ<text:s/></text:span>‬‬‬‬‬‬‬‬‬</text:p>
        <text:p text:style-name="P2753"><text:span text:style-name="T2754">‬</text:span>‬<text:span text:style-name="T2755">21</text:span><text:span text:style-name="T2756"> וַיְהִ֞י בִּשְׁתֵּ֧י עֶשְׂרֵ֣ה שָׁנָ֗ה בָּעֲשִׂרִ֛י בַּחֲמִשָּׁ֥ה לַחֹ֖דֶשׁ לְגָלוּתֵ֑נוּ בָּא־אֵלַ֨י הַפָּלִ֧יט מִירוּשָׁלַ֛͏ִם לֵאמֹ֖ר הֻכְּתָ֥ה הָעִֽיר׃<text:s/></text:span><text:span text:style-name="T2757">‬</text:span>‬<text:span text:style-name="T2758">22</text:span><text:span text:style-name="T2759"> וְיַד־יְהוָה֩ הָיְתָ֨ה אֵלַ֜י בָּעֶ֗רֶב לִפְנֵי֙ בּ֣וֹא הַפָּלִ֔יט וַיִּפְתַּ֣ח אֶת־פִּ֔י עַד־בּ֥וֹא אֵלַ֖י בַּבֹּ֑קֶר וַיִּפָּ֣תַח פִּ֔י וְלֹ֥א נֶאֱלַ֖מְתִּי עֽוֹד׃<text:s/></text:span><text:span text:style-name="T2760">פ<text:s/></text:span>‬‬</text:p>
        <text:p text:style-name="P2761"><text:span text:style-name="T2762">‬</text:span>‬<text:span text:style-name="T2763">23</text:span><text:span text:style-name="T2764"> וַיְהִ֥י דְבַר־יְהֹוָ֖ה אֵלַ֥י לֵאמֹֽר׃<text:s/></text:span><text:span text:style-name="T2765">‬</text:span>‬<text:span text:style-name="T2766">24</text:span><text:span text:style-name="T2767"> בֶּן־אָדָ֗ם יֹ֠שְׁבֵי הֶחֳרָב֨וֹת הָאֵ֜לֶּה עַל־אַדְמַ֤ת יִשְׂרָאֵל֙ אֹמְרִ֣ים לֵאמֹ֔ר אֶחָד֙ הָיָ֣ה אַבְרָהָ֔ם וַיִּירַ֖שׁ אֶת־הָאָ֑רֶץ וַאֲנַ֣חְנוּ רַבִּ֔ים לָ֛נוּ נִתְּנָ֥ה הָאָ֖רֶץ לְמוֹרָשָֽׁה׃</text:span><text:span text:style-name="T2768"><text:s/>ס<text:s/></text:span><text:span text:style-name="T2769">‬</text:span>‬<text:span text:style-name="T2770">25</text:span><text:span text:style-name="T2771"> לָכֵן֩ אֱמֹ֨ר אֲלֵיהֶ֜ם כֹּֽה־אָמַ֣ר ׀ אֲדֹנָ֣י יְהֹוִ֗ה עַל־הַדָּ֧ם ׀ תֹּאכֵ֛לוּ וְעֵינֵכֶ֛ם תִּשְׂא֥וּ אֶל־גִּלּוּלֵיכֶ֖ם וְדָ֣ם תִּשְׁפֹּ֑כוּ וְהָאָ֖רֶץ תִּירָֽשׁוּ׃<text:s/></text:span><text:span text:style-name="T2772">‬</text:span>‬<text:span text:style-name="T2773">26</text:span><text:span text:style-name="T2774"> עֲמַדְתֶּ֤ם עַֽל־חַרְבְּכֶם֙ עֲשִׂיתֶ֣ן תּוֹעֵבָ֔ה וְאִ֛ישׁ אֶת־אֵ֥שֶׁת רֵעֵ֖הוּ טִמֵּאתֶ֑ם וְהָאָ֖רֶץ תִּירָֽשׁוּ׃</text:span><text:span text:style-name="T2775"><text:s/>ס<text:s/></text:span><text:span text:style-name="T2776">‬</text:span>‬<text:span text:style-name="T2777">27</text:span><text:span text:style-name="T2778"> כֹּֽה־תֹאמַ֨ר אֲלֵהֶ֜ם כֹּה־אָמַ֨ר אֲדֹנָ֣י יְהוִה֮ חַי־אָנִי֒ אִם־לֹ֞א אֲשֶׁ֤ר בֶּֽחֳרָבוֹת֙ בַּחֶ֣רֶב יִפֹּ֔לוּ וַֽאֲשֶׁר֙ עַל־פְּנֵ֣י הַשָּׂדֶ֔ה לַחַיָּ֥ה נְתַתִּ֖יו לְאָכְל֑וֹ וַאֲשֶׁ֛ר בַּמְּצָד֥וֹת וּבַמְּעָר֖וֹת בַּדֶּ֥בֶר יָמֽוּתוּ׃<text:s/></text:span><text:span text:style-name="T2779">‬</text:span>‬<text:span text:style-name="T2780">28</text:span><text:span text:style-name="T2781"> וְנָתַתִּ֤י אֶת־הָאָ֙רֶץ֙ שְׁמָמָ֣ה וּמְשַׁמָּ֔ה וְנִשְׁבַּ֖ת גְּא֣וֹן עֻזָּ֑הּ וְשָֽׁמְמ֛וּ הָרֵ֥י יִשְׂרָאֵ֖ל מֵאֵ֥ין עוֹבֵֽר׃<text:s/></text:span><text:span text:style-name="T2782">‬</text:span>‬<text:span text:style-name="T2783">29</text:span><text:span text:style-name="T2784"> וְיָדְע֖וּ כִּֽי־אֲנִ֣י יְהוָ֑ה בְּתִתִּ֤י אֶת־הָאָ֙רֶץ֙ שְׁמָמָ֣ה וּמְשַׁמָּ֔ה עַ֥ל כָּל־תּוֹעֲבֹתָ֖ם אֲשֶׁ֥ר עָשֽׂוּ׃</text:span><text:span text:style-name="T2785"><text:s/>ס<text:s/></text:span><text:span text:style-name="T2786">‬</text:span>‬<text:span text:style-name="T2787">30</text:span><text:span text:style-name="T2788"> וְאַתָּ֣ה בֶן־אָדָ֔ם בְּנֵ֣י עַמְּךָ֗ הַנִּדְבָּרִ֤ים בְּךָ֙ אֵ֣צֶל הַקִּיר֔וֹת וּבְפִתְחֵ֖י הַבָּתִּ֑ים וְדִבֶּר־חַ֣ד אֶת־אַחַ֗ד אִ֤ישׁ אֶת־אָחִיו֙ לֵאמֹ֔ר בֹּֽאוּ־נָ֣א וְשִׁמְע֔וּ מָ֣ה הַדָּבָ֔ר הַיּוֹצֵ֖א מֵאֵ֥ת יְהוָֽה׃<text:s/></text:span><text:span text:style-name="T2789">‬</text:span>‬<text:span text:style-name="T2790">31</text:span><text:span text:style-name="T2791"> וְיָב֣וֹאוּ אֵ֠לֶיךָ כִּמְבוֹא־עָ֞ם וְיֵשְׁב֤וּ לְפָנֶ֙יךָ֙ עַמִּ֔י וְשָֽׁמְעוּ֙ אֶת־דְּבָרֶ֔יךָ וְאוֹתָ֖ם לֹ֣א יַֽעֲשׂ֑וּ כִּֽי־עֲגָבִ֤ים בְּפִיהֶם֙ הֵ֣מָּה עֹשִׂ֔ים אַחֲרֵ֥י בִצְעָ֖ם לִבָּ֥ם הֹלֵֽךְ׃<text:s/></text:span><text:span text:style-name="T2792">‬</text:span>‬<text:span text:style-name="T2793">32</text:span><text:span text:style-name="T2794"> וְהִנְּךָ֤ לָהֶם֙ כְּשִׁ֣יר עֲגָבִ֔ים יְפֵ֥ה ק֖וֹל וּמֵטִ֣ב נַגֵּ֑ן וְשָֽׁמְעוּ֙ אֶת־דְּבָרֶ֔יךָ וְעֹשִׂ֥ים אֵינָ֖ם אוֹתָֽם׃<text:s/></text:span><text:span text:style-name="T2795">‬</text:span>‬<text:span text:style-name="T2796">33</text:span><text:span text:style-name="T2797"> וּבְבֹאָ֑הּ הִנֵּ֣ה בָאָ֔ה וְיָ֣דְע֔וּ כִּ֥י נָבִ֖יא הָיָ֥ה בְתוֹכָֽם׃</text:span><text:span text:style-name="T2798"><text:s/>ס<text:s/></text:span><text:span text:style-name="T2799">‬</text:span>‬‬‬‬‬‬‬‬‬‬‬‬</text:p>
      </text:section>
      <text:section text:name="Sect33" text:style-name="S33">
        <text:soft-page-break/>
        <text:p text:style-name="P2800">Ezekiel 34</text:p>
        <text:p text:style-name="P2801"><text:span text:style-name="T2802">1</text:span><text:span text:style-name="T2803"> וַיְהִ֥י דְבַר־יְהוָ֖ה אֵלַ֥י לֵאמֹֽר׃<text:s/></text:span><text:span text:style-name="T2804">2</text:span><text:span text:style-name="T2805"> בֶּן־אָדָ֕ם הִנָּבֵ֖א עַל־רוֹעֵ֣י יִשְׂרָאֵ֑ל הִנָּבֵ֣א וְאָמַרְתָּ֩ אֲלֵיהֶ֨ם לָרֹעִ֜ים כֹּ֥ה אָמַ֣ר ׀ אֲדֹנָ֣י יְהוִ֗ה ה֤וֹי רֹעֵֽי־יִשְׂרָאֵל֙ אֲשֶׁ֤ר הָיוּ֙ רֹעִ֣ים אוֹתָ֔ם הֲל֣וֹא הַצֹּ֔אן יִרְע֖וּ הָרֹעִֽים׃<text:s/></text:span><text:span text:style-name="T2806">‬</text:span>‬<text:span text:style-name="T2807">3</text:span><text:span text:style-name="T2808"> אֶת־הַחֵ֤לֶב תֹּאכֵ֙לוּ֙ וְאֶת־הַצֶּ֣מֶר תִּלְבָּ֔שׁוּ הַבְּרִיאָ֖ה תִּזְבָּ֑חוּ הַצֹּ֖אן לֹ֥א תִרְעֽוּ׃<text:s/></text:span><text:span text:style-name="T2809">‬</text:span>‬<text:span text:style-name="T2810">4</text:span><text:span text:style-name="T2811"> אֶֽת־הַנַּחְלוֹת֩ לֹ֨א חִזַּקְתֶּ֜ם וְאֶת־הַחוֹלָ֣ה לֹֽא־רִפֵּאתֶ֗ם וְלַנִּשְׁבֶּ֙רֶת֙ לֹ֣א חֲבַשְׁתֶּ֔ם וְאֶת־הַנִּדַּ֙חַת֙ לֹ֣א הֲשֵׁבֹתֶ֔ם וְאֶת־הָאֹבֶ֖דֶת לֹ֣א בִקַּשְׁתֶּ֑ם וּבְחָזְקָ֛ה רְדִיתֶ֥ם אֹתָ֖ם וּבְפָֽרֶךְ׃<text:s/></text:span><text:span text:style-name="T2812">‬</text:span>‬<text:span text:style-name="T2813">5</text:span><text:span text:style-name="T2814"> וַתְּפוּצֶ֖ינָה מִבְּלִ֣י רֹעֶ֑ה וַתִּהְיֶ֧ינָה לְאָכְלָ֛ה לְכָל־חַיַּ֥ת הַשָּׂדֶ֖ה וַתְּפוּצֶֽינָה׃<text:s/></text:span><text:span text:style-name="T2815">‬</text:span>‬<text:span text:style-name="T2816">6</text:span><text:span text:style-name="T2817"> יִשְׁגּ֤וּ צֹאנִי֙ בְּכָל־הֶ֣הָרִ֔ים וְעַ֖ל כָּל־גִּבְעָ֣ה רָמָ֑ה וְעַ֨ל כָּל־פְּנֵ֤י הָאָ֙רֶץ֙ נָפֹ֣צוּ צֹאנִ֔י וְאֵ֥ין דּוֹרֵ֖שׁ וְאֵ֥ין מְבַקֵּֽשׁ׃<text:s/></text:span><text:span text:style-name="T2818">‬</text:span>‬<text:span text:style-name="T2819">7</text:span><text:span text:style-name="T2820"> לָכֵ֣ן רֹעִ֔ים שִׁמְע֖וּ אֶת־דְּבַ֥ר יְהוָֽה׃<text:s/></text:span><text:span text:style-name="T2821">‬</text:span>‬<text:span text:style-name="T2822">8</text:span><text:span text:style-name="T2823"> חַי־אָ֜נִי נְאֻ֣ם ׀ אֲדֹנָ֣י יְהוִ֗ה אִם־לֹ֣א יַ֣עַן הֱיֽוֹת־צֹאנִ֣י ׀ לָבַ֡ז וַתִּֽהְיֶינָה֩ צֹאנִ֨י לְאָכְלָ֜ה לְכָל־חַיַּ֤ת הַשָּׂדֶה֙ מֵאֵ֣ין רֹעֶ֔ה וְלֹֽא־דָרְשׁ֥וּ רֹעַ֖י אֶת־צֹאנִ֑י וַיִּרְע֤וּ הָֽרֹעִים֙ אוֹתָ֔ם וְאֶת־צֹאנִ֖י לֹ֥א רָעֽוּ׃</text:span><text:span text:style-name="T2824"><text:s/>ס<text:s/></text:span><text:span text:style-name="T2825">‬</text:span>‬<text:span text:style-name="T2826">9</text:span><text:span text:style-name="T2827"> לָכֵן֙ הָֽרֹעִ֔ים שִׁמְע֖וּ דְּבַר־יְהוָֽה׃<text:s/></text:span><text:span text:style-name="T2828">‬</text:span>‬<text:span text:style-name="T2829">10</text:span><text:span text:style-name="T2830"> כֹּה־אָמַ֞ר אֲדֹנָ֣י יְהוִ֗ה הִנְנִ֨י אֶֽל־הָרֹעִ֜ים וְֽדָרַשְׁתִּ֧י אֶת־צֹאנִ֣י מִיָּדָ֗ם וְהִשְׁבַּתִּים֙ מֵרְע֣וֹת צֹ֔אן וְלֹא־יִרְע֥וּ ע֛וֹד הָרֹעִ֖ים אוֹתָ֑ם וְהִצַּלְתִּ֤י צֹאנִי֙ מִפִּיהֶ֔ם וְלֹֽא־תִהְיֶ֥יןָ לָהֶ֖ם לְאָכְלָֽה׃</text:span><text:span text:style-name="T2831"><text:s/>ס<text:s/></text:span><text:span text:style-name="T2832">‬</text:span>‬<text:span text:style-name="T2833">11</text:span><text:span text:style-name="T2834"> כִּ֛י כֹּ֥ה אָמַ֖ר אֲדֹנָ֣י יְהוִ֑ה הִנְנִי־אָ֕נִי וְדָרַשְׁתִּ֥י אֶת־צֹאנִ֖י וּבִקַּרְתִּֽים׃<text:s/></text:span><text:span text:style-name="T2835">‬</text:span>‬<text:span text:style-name="T2836">12</text:span><text:span text:style-name="T2837"> כְּבַקָּרַת֩ רֹעֶ֨ה עֶדְר֜וֹ בְּיוֹם־הֱיוֹת֤וֹ בְתוֹךְ־צֹאנוֹ֙ נִפְרָשׁ֔וֹת כֵּ֖ן אֲבַקֵּ֣ר אֶת־צֹאנִ֑י וְהִצַּלְתִּ֣י אֶתְהֶ֗ם מִכָּל־הַמְּקוֹמֹת֙ אֲשֶׁ֣ר נָפֹ֣צוּ שָׁ֔ם בְּי֖וֹם עָנָ֖ן וַעֲרָפֶֽל׃<text:s/></text:span><text:span text:style-name="T2838">‬</text:span>‬<text:span text:style-name="T2839">13</text:span><text:span text:style-name="T2840"> וְהוֹצֵאתִ֣ים מִן־הָעַמִּ֗ים וְקִבַּצְתִּים֙ מִן־הָ֣אֲרָצ֔וֹת וַהֲבִיאֹתִ֖ים אֶל־אַדְמָתָ֑ם וּרְעִיתִים֙ אֶל־הָרֵ֣י יִשְׂרָאֵ֔ל בָּאֲפִיקִ֕ים וּבְכֹ֖ל מוֹשְׁבֵ֥י הָאָֽרֶץ׃<text:s/></text:span><text:span text:style-name="T2841">‬</text:span>‬<text:span text:style-name="T2842">14</text:span><text:span text:style-name="T2843"> בְּמִרְעֶה־טּוֹב֙ אֶרְעֶ֣ה אֹתָ֔ם וּבְהָרֵ֥י מְרֽוֹם־יִשְׂרָאֵ֖ל יִהְיֶ֣ה נְוֵהֶ֑ם שָׁ֤ם תִּרְבַּ֙צְנָה֙ בְּנָ֣וֶה טּ֔וֹב וּמִרְעֶ֥ה שָׁמֵ֛ן תִּרְעֶ֖ינָה אֶל־הָרֵ֥י יִשְׂרָאֵֽל׃<text:s/></text:span><text:span text:style-name="T2844">‬</text:span>‬<text:span text:style-name="T2845">15</text:span><text:span text:style-name="T2846"> אֲנִ֨י אֶרְעֶ֤ה צֹאנִי֙ וַאֲנִ֣י אַרְבִּיצֵ֔ם נְאֻ֖ם אֲדֹנָ֥י יְהוִֽה׃<text:s/></text:span><text:span text:style-name="T2847">‬</text:span>‬<text:span text:style-name="T2848">16</text:span><text:span text:style-name="T2849"> אֶת־הָאֹבֶ֤דֶת אֲבַקֵּשׁ֙ וְאֶת־הַנִּדַּ֣חַת אָשִׁ֔יב וְלַנִּשְׁבֶּ֣רֶת אֶחֱבֹ֔שׁ וְאֶת־הַחוֹלָ֖ה אֲחַזֵּ֑ק וְאֶת־הַשְּׁמֵנָ֧ה וְאֶת־הַחֲזָקָ֛ה אַשְׁמִ֖יד אֶרְעֶ֥נָּה בְמִשְׁפָּֽט׃<text:s/></text:span><text:span text:style-name="T2850">‬</text:span>‬<text:span text:style-name="T2851">17</text:span><text:span text:style-name="T2852"> וְאַתֵּ֣נָה צֹאנִ֔י כֹּ֥ה אָמַ֖ר אֲדֹנָ֣י יְהוִ֑ה הִנְנִ֤י שֹׁפֵט֙ בֵּֽין־שֶׂ֣ה לָשֶׂ֔ה לָאֵילִ֖ים וְלָעַתּוּדִֽים׃<text:s/></text:span><text:span text:style-name="T2853">‬</text:span>‬<text:span text:style-name="T2854">18</text:span><text:span text:style-name="T2855"> הַמְעַ֣ט מִכֶּ֗ם הַמִּרְעֶ֤ה הַטּוֹב֙ תִּרְע֔וּ וְיֶ֙תֶר֙ מִרְעֵיכֶ֔ם תִּרְמְס֖וּ בְּרַגְלֵיכֶ֑ם וּמִשְׁקַע־מַ֣יִם תִּשְׁתּ֔וּ וְאֵת֙ הַנּ֣וֹתָרִ֔ים בְּרַגְלֵיכֶ֖ם תִּרְפֹּשֽׂוּן׃<text:s/></text:span><text:span text:style-name="T2856">‬</text:span>‬<text:span text:style-name="T2857">19</text:span><text:span text:style-name="T2858"> וְצֹאנִ֑י מִרְמַ֤ס רַגְלֵיכֶם֙ תִּרְעֶ֔ינָה וּמִרְפַּ֥שׂ רַגְלֵיכֶ֖ם תִּשְׁתֶּֽינָה׃</text:span><text:span text:style-name="T2859"><text:s/>ס<text:s/></text:span><text:span text:style-name="T2860">‬</text:span>‬<text:span text:style-name="T2861">20</text:span><text:span text:style-name="T2862"> לָכֵ֗ן כֹּ֥ה אָמַ֛ר אֲדֹנָ֥י יְהוִ֖ה אֲלֵיהֶ֑ם הִנְנִי־אָ֕נִי וְשָֽׁפַטְתִּי֙ בֵּֽין־שֶׂ֣ה בִרְיָ֔ה וּבֵ֥ין שֶׂ֖ה רָזָֽה׃<text:s/></text:span><text:span text:style-name="T2863">‬</text:span>‬<text:span text:style-name="T2864">21</text:span><text:span text:style-name="T2865"> יַ֗עַן בְּצַ֤ד וּבְכָתֵף֙ תֶּהְדֹּ֔פוּ וּבְקַרְנֵיכֶ֥ם תְּנַגְּח֖וּ כָּל־הַנַּחְל֑וֹת עַ֣ד אֲשֶׁ֧ר הֲפִיצוֹתֶ֛ם אוֹתָ֖נָה אֶל־הַחֽוּצָה׃<text:s/></text:span><text:span text:style-name="T2866">‬</text:span>‬<text:span text:style-name="T2867">22</text:span><text:span text:style-name="T2868"> וְהוֹשַׁעְתִּ֣י לְצֹאנִ֔י וְלֹֽא־תִהְיֶ֥ינָה ע֖וֹד לָבַ֑ז וְשָׁ֣פַטְתִּ֔י בֵּ֥ין שֶׂ֖ה לָשֶֽׂה׃<text:s/></text:span><text:span text:style-name="T2869">‬</text:span>‬<text:span text:style-name="T2870">23</text:span><text:span text:style-name="T2871"> וַהֲקִמֹתִ֨י עֲלֵיהֶ֜ם רֹעֶ֤ה אֶחָד֙ וְרָעָ֣ה אֶתְהֶ֔ן אֵ֖ת עַבְדִּ֣י דָוִ֑יד ה֚וּא יִרְעֶ֣ה אֹתָ֔ם וְהֽוּא־יִהְיֶ֥ה לָהֶ֖ן לְרֹעֶֽה׃<text:s/></text:span><text:span text:style-name="T2872">‬</text:span>‬<text:span text:style-name="T2873">24</text:span><text:span text:style-name="T2874"> וַאֲנִ֣י יְהוָ֗ה אֶהְיֶ֤ה לָהֶם֙ לֵֽאלֹהִ֔ים וְעַבְדִּ֥י דָוִ֖ד נָשִׂ֣יא בְתוֹכָ֑ם אֲנִ֥י יְהוָ֖ה דִּבַּֽרְתִּי׃<text:s/></text:span><text:span text:style-name="T2875">‬</text:span>‬<text:span text:style-name="T2876">25</text:span><text:span text:style-name="T2877"> וְכָרַתִּ֤י לָהֶם֙ בְּרִ֣ית שָׁל֔וֹם וְהִשְׁבַּתִּ֥י חַיָּֽה־רָעָ֖ה<text:s/></text:span><text:soft-page-break/><text:span text:style-name="T2878">מִן־הָאָ֑רֶץ וְיָשְׁב֤וּ בַמִּדְבָּר֙ לָבֶ֔טַח וְיָשְׁנ֖וּ בַּיְּעָרִֽים׃<text:s/></text:span><text:span text:style-name="T2879">‬</text:span>‬<text:span text:style-name="T2880">26</text:span><text:span text:style-name="T2881"> וְנָתַתִּ֥י אוֹתָ֛ם וּסְבִיב֥וֹת גִּבְעָתִ֖י בְּרָכָ֑ה וְהוֹרַדְתִּ֤י הַגֶּ֙שֶׁם֙ בְּעִתּ֔וֹ גִּשְׁמֵ֥י בְרָכָ֖ה יִֽהְיֽוּ׃<text:s/></text:span><text:span text:style-name="T2882">‬</text:span>‬<text:span text:style-name="T2883">27</text:span><text:span text:style-name="T2884"> וְנָתַן֩ עֵ֨ץ הַשָּׂדֶ֜ה אֶת־פִּרְי֗וֹ וְהָאָ֙רֶץ֙ תִּתֵּ֣ן יְבוּלָ֔הּ וְהָי֥וּ עַל־אַדְמָתָ֖ם לָבֶ֑טַח וְֽיָדְע֞וּ כִּי־אֲנִ֣י יְהוָ֗ה בְּשִׁבְרִי֙ אֶת־מֹט֣וֹת עֻלָּ֔ם וְהִ֨צַּלְתִּ֔ים מִיַּ֖ד הָעֹבְדִ֥ים בָּהֶֽם׃<text:s/></text:span><text:span text:style-name="T2885">‬</text:span>‬<text:span text:style-name="T2886">28</text:span><text:span text:style-name="T2887"> וְלֹא־יִהְי֨וּ ע֥וֹד בַּז֙ לַגּוֹיִ֔ם וְחַיַּ֥ת הָאָ֖רֶץ לֹ֣א תֹאכְלֵ֑ם וְיָשְׁב֥וּ לָבֶ֖טַח וְאֵ֥ין מַחֲרִֽיד׃<text:s/></text:span><text:span text:style-name="T2888">‬</text:span>‬<text:span text:style-name="T2889">29</text:span><text:span text:style-name="T2890"> וַהֲקִמֹתִ֥י לָהֶ֛ם מַטָּ֖ע לְשֵׁ֑ם וְלֹֽא־יִהְי֨וּ ע֜וֹד אֲסֻפֵ֤י רָעָב֙ בָּאָ֔רֶץ וְלֹֽא־יִשְׂא֥וּ ע֖וֹד כְּלִמַּ֥ת הַגּוֹיִֽם׃<text:s/></text:span><text:span text:style-name="T2891">‬</text:span>‬<text:span text:style-name="T2892">30</text:span><text:span text:style-name="T2893"> וְיָדְע֗וּ כִּ֣י אֲנִ֧י יְהוָ֛ה אֱלֹהֵיהֶ֖ם אִתָּ֑ם וְהֵ֗מָּה עַמִּי֙ בֵּ֣ית יִשְׂרָאֵ֔ל נְאֻ֖ם אֲדֹנָ֥י יְהוִֽה׃<text:s/></text:span><text:span text:style-name="T2894">‬</text:span>‬<text:span text:style-name="T2895">31</text:span><text:span text:style-name="T2896"> וְאַתֵּ֥ן צֹאנִ֛י צֹ֥אן מַרְעִיתִ֖י אָדָ֣ם אַתֶּ֑ם אֲנִי֙ אֱלֹ֣הֵיכֶ֔ם נְאֻ֖ם אֲדֹנָ֥י יְהוִֽה׃<text:s/></text:span><text:span text:style-name="T2897">פ<text:s/></text:span><text:span text:style-name="T2898">‬</text:span>‬‬‬‬‬‬‬‬‬‬‬‬‬‬‬‬‬‬‬‬‬‬‬‬‬‬‬‬‬‬‬</text:p>
      </text:section>
      <text:section text:name="Sect34" text:style-name="S34">
        <text:p text:style-name="P2899">Ezekiel 35</text:p>
        <text:p text:style-name="P2900"><text:span text:style-name="T2901">1</text:span><text:span text:style-name="T2902"> וַיְהִ֥י דְבַר־יְהוָ֖ה אֵלַ֥י לֵאמֹֽר׃<text:s/></text:span><text:span text:style-name="T2903">2</text:span><text:span text:style-name="T2904"> בֶּן־אָדָ֕ם שִׂ֥ים פָּנֶ֖יךָ עַל־הַ֣ר שֵׂעִ֑יר וְהִנָּבֵ֖א עָלָֽיו׃<text:s/></text:span><text:span text:style-name="T2905">‬</text:span>‬<text:span text:style-name="T2906">3</text:span><text:span text:style-name="T2907"> וְאָמַ֣רְתָּ לּ֗וֹ כֹּ֤ה אָמַר֙ אֲדֹנָ֣י יְהוִ֔ה הִנְנִ֥י אֵלֶ֖יךָ הַר־שֵׂעִ֑יר וְנָטִ֤יתִי יָדִי֙ עָלֶ֔יךָ וּנְתַתִּ֖יךָ שְׁמָמָ֥ה וּמְשַׁמָּֽה׃<text:s/></text:span><text:span text:style-name="T2908">‬</text:span>‬<text:span text:style-name="T2909">4</text:span><text:span text:style-name="T2910"> עָרֶ֙יךָ֙ חָרְבָּ֣ה אָשִׂ֔ים וְאַתָּ֖ה שְׁמָמָ֣ה תִֽהְיֶ֑ה וְיָדַעְתָּ֖ כִּֽי־אֲנִ֥י יְהוָֽה׃<text:s/></text:span><text:span text:style-name="T2911">‬</text:span>‬<text:span text:style-name="T2912">5</text:span><text:span text:style-name="T2913"> יַ֗עַן הֱי֤וֹת לְךָ֙ אֵיבַ֣ת עוֹלָ֔ם וַתַּגֵּ֥ר אֶת־בְּנֵֽי־יִשְׂרָאֵ֖ל עַל־יְדֵי־חָ֑רֶב בְּעֵ֣ת אֵידָ֔ם בְּעֵ֖ת עֲוֺ֥ן קֵֽץ׃<text:s/></text:span><text:span text:style-name="T2914">‬</text:span>‬<text:span text:style-name="T2915">6</text:span><text:span text:style-name="T2916"> לָכֵ֣ן חַי־אָ֗נִי נְאֻם֙ אֲדֹנָ֣י יְהוִ֔ה כִּֽי־לְדָ֥ם אֶעֶשְׂךָ֖ וְדָ֣ם יִרְדֲּפֶ֑ךָ אִם־לֹ֥א דָ֛ם שָׂנֵ֖אתָ וְדָ֥ם יִרְדֲּפֶֽךָ׃<text:s/></text:span><text:span text:style-name="T2917">‬</text:span>‬<text:span text:style-name="T2918">7</text:span><text:span text:style-name="T2919"> וְנָֽתַתִּי֙ אֶת־הַ֣ר שֵׂעִ֔יר לְשִֽׁמְמָ֖ה וּשְׁמָמָ֑ה וְהִכְרַתִּ֥י מִמֶּ֖נּוּ עֹבֵ֥ר וָשָֽׁב׃<text:s/></text:span><text:span text:style-name="T2920">‬</text:span>‬<text:span text:style-name="T2921">8</text:span><text:span text:style-name="T2922"> וּמִלֵּאתִ֥י אֶת־הָרָ֖יו חֲלָלָ֑יו גִּבְעוֹתֶ֤יךָ וְגֵאוֹתֶ֙יךָ֙ וְכָל־אֲפִיקֶ֔יךָ חַלְלֵי־חֶ֖רֶב יִפְּל֥וּ בָהֶֽם׃<text:s/></text:span><text:span text:style-name="T2923">‬</text:span>‬<text:span text:style-name="T2924">9</text:span><text:span text:style-name="T2925"> שִֽׁמְמ֤וֹת עוֹלָם֙ אֶתֶּנְךָ֔ וְעָרֶ֖יךָ לֹ֣א *תישבנה **תָשֹׁ֑בְנָה וִֽידַעְתֶּ֖ם כִּֽי־אֲנִ֥י יְהוָֽה׃<text:s/></text:span><text:span text:style-name="T2926">‬</text:span>‬<text:span text:style-name="T2927">10</text:span><text:span text:style-name="T2928"> יַ֣עַן אֲ֠מָרְךָ אֶת־שְׁנֵ֨י הַגּוֹיִ֜ם וְאֶת־שְׁתֵּ֧י הָאֲרָצ֛וֹת לִ֥י תִהְיֶ֖ינָה וִֽירַשְׁנ֑וּהָ וַֽיהוָ֖ה שָׁ֥ם הָיָֽה׃<text:s/></text:span><text:span text:style-name="T2929">‬</text:span>‬<text:span text:style-name="T2930">11</text:span><text:span text:style-name="T2931"> לָכֵ֣ן חַי־אָ֗נִי נְאֻם֮ אֲדֹנָ֣י יְהוִה֒ וְעָשִׂ֗יתִי כְּאַפְּךָ֙ וּכְקִנְאָ֣תְךָ֔ אֲשֶׁ֣ר עָשִׂ֔יתָה מִשִּׂנְאָתֶ֖יךָ בָּ֑ם וְנוֹדַ֥עְתִּי בָ֖ם כַּאֲשֶׁ֥ר אֶשְׁפְּטֶֽךָ׃<text:s/></text:span><text:span text:style-name="T2932">‬</text:span>‬<text:span text:style-name="T2933">12</text:span><text:span text:style-name="T2934"> וְֽיָדַעְתָּ֮ כִּֽי־אֲנִ֣י יְהוָה֒ שָׁמַ֣עְתִּי ׀ אֶת־כָּל־נָאָֽצוֹתֶ֗יךָ אֲשֶׁ֥ר אָמַ֛רְתָּ עַל־הָרֵ֥י יִשְׂרָאֵ֖ל לֵאמֹ֣ר ׀ *שממה **שָׁמֵ֑מוּ לָ֥נוּ נִתְּנ֖וּ לְאָכְלָֽה׃<text:s/></text:span><text:span text:style-name="T2935">‬</text:span>‬<text:span text:style-name="T2936">13</text:span><text:span text:style-name="T2937"> וַתַּגְדִּ֤ילוּ עָלַי֙ בְּפִיכֶ֔ם וְהַעְתַּרְתֶּ֥ם עָלַ֖י דִּבְרֵיכֶ֑ם אֲנִ֖י שָׁמָֽעְתִּי׃</text:span><text:span text:style-name="T2938"><text:s/>ס<text:s/></text:span><text:span text:style-name="T2939">‬</text:span>‬<text:span text:style-name="T2940">14</text:span><text:span text:style-name="T2941"> כֹּ֥ה אָמַ֖ר אֲדֹנָ֣י יְהוִ֑ה כִּשְׂמֹ֙חַ֙ כָּל־הָאָ֔רֶץ שְׁמָמָ֖ה אֶעֱשֶׂה־לָּֽךְ׃<text:s/></text:span><text:span text:style-name="T2942">‬</text:span>‬<text:span text:style-name="T2943">15</text:span><text:span text:style-name="T2944"> כְּשִׂמְחָ֨תְךָ֜ לְנַחְלַ֧ת בֵּֽית־יִשְׂרָאֵ֛ל עַ֥ל אֲשֶׁר־שָׁמֵ֖מָה כֵּ֣ן אֶעֱשֶׂה־לָּ֑ךְ שְׁמָמָ֨ה תִֽהְיֶ֤ה הַר־שֵׂעִיר֙ וְכָל־אֱד֣וֹם כֻּלָּ֔הּ וְיָדְע֖וּ כִּֽי־אֲנִ֥י יְהוָֽה׃<text:s/></text:span><text:span text:style-name="T2945">פ<text:s/></text:span><text:span text:style-name="T2946">‬</text:span>‬‬‬‬‬‬‬‬‬‬‬‬‬‬‬</text:p>
      </text:section>
      <text:section text:name="Sect35" text:style-name="S35">
        <text:p text:style-name="P2947">Ezekiel 36</text:p>
        <text:p text:style-name="P2948"><text:span text:style-name="T2949">1</text:span><text:span text:style-name="T2950"> וְאַתָּ֣ה בֶן־אָדָ֔ם הִנָּבֵ֖א אֶל־הָרֵ֣י יִשְׂרָאֵ֑ל וְאָ֣מַרְתָּ֔ הָרֵי֙ יִשְׂרָאֵ֔ל שִׁמְע֖וּ דְּבַר־יְהוָֽה׃<text:s/></text:span><text:span text:style-name="T2951">2</text:span><text:span text:style-name="T2952"> כֹּ֤ה אָמַר֙ אֲדֹנָ֣י יְהוִ֔ה יַ֣עַן אָמַ֧ר הָאוֹיֵ֛ב עֲלֵיכֶ֖ם הֶאָ֑ח וּבָמ֣וֹת עוֹלָ֔ם לְמֽוֹרָשָׁ֖ה הָ֥יְתָה לָּֽנוּ׃<text:s/></text:span><text:span text:style-name="T2953">‬</text:span>‬<text:span text:style-name="T2954">3</text:span><text:span text:style-name="T2955"> לָכֵן֙ הִנָּבֵ֣א וְאָמַרְתָּ֔ כֹּ֥ה אָמַ֖ר אֲדֹנָ֣י יְהוִ֑ה יַ֣עַן בְּיַ֡עַן שַׁמּוֹת֩ וְשָׁאֹ֨ף אֶתְכֶ֜ם מִסָּבִ֗יב לִֽהְיוֹתְכֶ֤ם מֽוֹרָשָׁה֙ לִשְׁאֵרִ֣ית הַגּוֹיִ֔ם וַתֵּֽעֲל֛וּ עַל־שְׂפַ֥ת לָשׁ֖וֹן וְדִבַּת־עָֽם׃<text:s/></text:span><text:span text:style-name="T2956">‬</text:span>‬<text:span text:style-name="T2957">4</text:span><text:span text:style-name="T2958"> לָכֵן֙ הָרֵ֣י יִשְׂרָאֵ֔ל שִׁמְע֖וּ דְּבַר־אֲדֹנָ֣י יְהוִ֑ה<text:s/></text:span><text:soft-page-break/><text:span text:style-name="T2959">כֹּֽה־אָמַ֣ר אֲדֹנָ֣י יְ֠הוִה לֶהָרִ֨ים וְלַגְּבָע֜וֹת לָאֲפִיקִ֣ים וְלַגֵּאָי֗וֹת וְלֶחֳרָב֤וֹת הַשֹּֽׁמְמוֹת֙ וְלֶעָרִ֣ים הַנֶּעֱזָב֔וֹת אֲשֶׁ֨ר הָי֤וּ לְבַז֙ וּלְלַ֔עַג לִשְׁאֵרִ֥ית הַגּוֹיִ֖ם אֲשֶׁ֥ר מִסָּבִֽיב׃</text:span><text:span text:style-name="T2960"><text:s/>ס<text:s/></text:span><text:span text:style-name="T2961">‬</text:span>‬<text:span text:style-name="T2962">5</text:span><text:span text:style-name="T2963"> לָכֵ֗ן כֹּֽה־אָמַר֮ אֲדֹנָ֣י יְהוִה֒ אִם־לֹ֠א בְּאֵ֨שׁ קִנְאָתִ֥י דִבַּ֛רְתִּי עַל־שְׁאֵרִ֥ית הַגּוֹיִ֖ם וְעַל־אֱד֣וֹם כֻּלָּ֑א אֲשֶׁ֣ר נָתְנֽוּ־אֶת־אַרְצִ֣י ׀ לָ֠הֶם לְמ֨וֹרָשָׁ֜ה בְּשִׂמְחַ֤ת כָּל־לֵבָב֙ בִּשְׁאָ֣ט נֶ֔פֶשׁ לְמַ֥עַן מִגְרָשָׁ֖הּ לָבַֽז׃<text:s/></text:span><text:span text:style-name="T2964">‬</text:span>‬<text:span text:style-name="T2965">6</text:span><text:span text:style-name="T2966"> לָכֵ֕ן הִנָּבֵ֖א עַל־אַדְמַ֣ת יִשְׂרָאֵ֑ל וְאָמַרְתָּ֡ לֶהָרִ֣ים וְ֠לַגְּבָעוֹת לָאֲפִיקִ֨ים וְלַגֵּאָי֜וֹת כֹּֽה־אָמַ֣ר ׀ אֲדֹנָ֣י יְהוִ֗ה הִנְנִ֨י בְקִנְאָתִ֤י וּבַחֲמָתִי֙ דִּבַּ֔רְתִּי יַ֛עַן כְּלִמַּ֥ת גּוֹיִ֖ם נְשָׂאתֶֽם׃<text:s/></text:span><text:span text:style-name="T2967">‬</text:span>‬<text:span text:style-name="T2968">7</text:span><text:span text:style-name="T2969"> לָכֵ֗ן כֹּ֤ה אָמַר֙ אֲדֹנָ֣י יְהוִ֔ה אֲנִ֖י נָשָׂ֣אתִי אֶת־יָדִ֑י אִם־לֹ֤א הַגּוֹיִם֙ אֲשֶׁ֣ר לָכֶ֣ם מִסָּבִ֔יב הֵ֖מָּה כְּלִמָּתָ֥ם יִשָּֽׂאוּ׃<text:s/></text:span><text:span text:style-name="T2970">‬</text:span>‬<text:span text:style-name="T2971">8</text:span><text:span text:style-name="T2972"> וְאַתֶּ֞ם הָרֵ֤י יִשְׂרָאֵל֙ עַנְפְּכֶ֣ם תִּתֵּ֔נוּ וּפֶרְיְכֶ֥ם תִּשְׂא֖וּ לְעַמִּ֣י יִשְׂרָאֵ֑ל כִּ֥י קֵרְב֖וּ לָבֽוֹא׃<text:s/></text:span><text:span text:style-name="T2973">‬</text:span>‬<text:span text:style-name="T2974">9</text:span><text:span text:style-name="T2975"> כִּ֖י הִנְנִ֣י אֲלֵיכֶ֑ם וּפָנִ֣יתִי אֲלֵיכֶ֔ם וְנֶעֱבַדְתֶּ֖ם וְנִזְרַעְתֶּֽם׃<text:s/></text:span><text:span text:style-name="T2976">‬</text:span>‬<text:span text:style-name="T2977">10</text:span><text:span text:style-name="T2978"> וְהִרְבֵּיתִ֤י עֲלֵיכֶם֙ אָדָ֔ם כָּל־בֵּ֥ית יִשְׂרָאֵ֖ל כֻּלֹּ֑ה וְנֹֽשְׁבוּ֙ הֶֽעָרִ֔ים וְהֶחֳרָב֖וֹת תִּבָּנֶֽינָה׃<text:s/></text:span><text:span text:style-name="T2979">‬</text:span>‬<text:span text:style-name="T2980">11</text:span><text:span text:style-name="T2981"> וְהִרְבֵּיתִ֧י עֲלֵיכֶ֛ם אָדָ֥ם וּבְהֵמָ֖ה וְרָב֣וּ וּפָר֑וּ וְהוֹשַׁבְתִּ֨י אֶתְכֶ֜ם כְּקַדְמֽוֹתֵיכֶ֗ם וְהֵטִֽבֹתִי֙ מֵרִאשֹׁ֣תֵיכֶ֔ם וִֽידַעְתֶּ֖ם כִּֽי־אֲנִ֥י יְהוָֽה׃<text:s/></text:span><text:span text:style-name="T2982">‬</text:span>‬<text:span text:style-name="T2983">12</text:span><text:span text:style-name="T2984"> וְהוֹלַכְתִּי֩ עֲלֵיכֶ֨ם אָדָ֜ם אֶת־עַמִּ֤י יִשְׂרָאֵל֙ וִֽירֵשׁ֔וּךָ וְהָיִ֥יתָ לָהֶ֖ם לְנַחֲלָ֑ה וְלֹא־תוֹסִ֥ף ע֖וֹד לְשַׁכְּלָֽם׃</text:span><text:span text:style-name="T2985"><text:s/>ס<text:s/></text:span><text:span text:style-name="T2986">‬</text:span>‬<text:span text:style-name="T2987">13</text:span><text:span text:style-name="T2988"> כֹּ֤ה אָמַר֙ אֲדֹנָ֣י יְהוִ֔ה יַ֚עַן אֹמְרִ֣ים לָכֶ֔ם אֹכֶ֥לֶת אָדָ֖ם *אתי **אָ֑תְּ וּמְשַׁכֶּ֥לֶת *גויך **גּוֹיַ֖יִךְ הָיִֽית׃<text:s/></text:span><text:span text:style-name="T2989">‬</text:span>‬<text:span text:style-name="T2990">14</text:span><text:span text:style-name="T2991"> לָכֵ֗ן אָדָם֙ לֹא־תֹ֣אכְלִי ע֔וֹד *וגויך **וְגוֹיַ֖יִךְ לֹ֣א *תכשלי־**תְשַׁכְּלִי־ע֑וֹד נְאֻ֖ם אֲדֹנָ֥י יְהוִֽה׃<text:s/></text:span><text:span text:style-name="T2992">‬</text:span>‬<text:span text:style-name="T2993">15</text:span><text:span text:style-name="T2994"> וְלֹא־אַשְׁמִ֨יעַ אֵלַ֤יִךְ עוֹד֙ כְּלִמַּ֣ת הַגּוֹיִ֔ם וְחֶרְפַּ֥ת עַמִּ֖ים לֹ֣א תִשְׂאִי־ע֑וֹד *וגויך **וְגוֹיַ֙יִךְ֙ לֹא־תַכְשִׁ֣לִי ע֔וֹד נְאֻ֖ם אֲדֹנָ֥י יְהוִֽה׃</text:span><text:span text:style-name="T2995"><text:s/>ס<text:s/></text:span><text:span text:style-name="T2996">‬</text:span>‬<text:span text:style-name="T2997">16</text:span><text:span text:style-name="T2998"> וַיְהִ֥י דְבַר־יְהוָ֖ה אֵלַ֥י לֵאמֹֽר׃<text:s/></text:span><text:span text:style-name="T2999">‬</text:span>‬<text:span text:style-name="T3000">17</text:span><text:span text:style-name="T3001"> בֶּן־אָדָ֗ם בֵּ֤ית יִשְׂרָאֵל֙ יֹשְׁבִ֣ים עַל־אַדְמָתָ֔ם וַיְטַמְּא֣וּ אוֹתָ֔הּ בְּדַרְכָּ֖ם וּבַעֲלִֽילוֹתָ֑ם כְּטֻמְאַת֙ הַנִּדָּ֔ה הָיְתָ֥ה דַרְכָּ֖ם לְפָנָֽי׃<text:s/></text:span><text:span text:style-name="T3002">‬</text:span>‬<text:span text:style-name="T3003">18</text:span><text:span text:style-name="T3004"> וָאֶשְׁפֹּ֤ךְ חֲמָתִי֙ עֲלֵיהֶ֔ם עַל־הַדָּ֖ם אֲשֶׁר־שָׁפְכ֣וּ עַל־הָאָ֑רֶץ וּבְגִלּוּלֵיהֶ֖ם טִמְּאֽוּהָ׃<text:s/></text:span><text:span text:style-name="T3005">‬</text:span>‬<text:span text:style-name="T3006">19</text:span><text:span text:style-name="T3007"> וָאָפִ֤יץ אֹתָם֙ בַּגּוֹיִ֔ם וַיִּזָּר֖וּ בָּאֲרָצ֑וֹת כְּדַרְכָּ֥ם וְכַעֲלִילוֹתָ֖ם שְׁפַטְתִּֽים׃<text:s/></text:span><text:span text:style-name="T3008">‬</text:span>‬<text:span text:style-name="T3009">20</text:span><text:span text:style-name="T3010"> וַיָּב֗וֹא אֶל־הַגּוֹיִם֙ אֲשֶׁר־בָּ֣אוּ שָׁ֔ם וַֽיְחַלְּל֖וּ אֶת־שֵׁ֣ם קָדְשִׁ֑י בֶּאֱמֹ֤ר לָהֶם֙ עַם־יְהוָ֣ה אֵ֔לֶּה וּמֵאַרְצ֖וֹ יָצָֽאוּ׃<text:s/></text:span><text:span text:style-name="T3011">‬</text:span>‬<text:span text:style-name="T3012">21</text:span><text:span text:style-name="T3013"> וָאֶחְמֹ֖ל עַל־שֵׁ֣ם קָדְשִׁ֑י אֲשֶׁ֤ר חִלְּל֙וּהוּ֙ בֵּ֣ית יִשְׂרָאֵ֔ל בַּגּוֹיִ֖ם אֲשֶׁר־בָּ֥אוּ שָֽׁמָּה׃</text:span><text:span text:style-name="T3014"><text:s/>ס<text:s/></text:span><text:span text:style-name="T3015">‬</text:span>‬<text:span text:style-name="T3016">22</text:span><text:span text:style-name="T3017"> לָכֵ֞ן אֱמֹ֣ר לְבֵֽית־יִשְׂרָאֵ֗ל כֹּ֤ה אָמַר֙ אֲדֹנָ֣י יְהוִ֔ה לֹ֧א לְמַעַנְכֶ֛ם אֲנִ֥י עֹשֶׂ֖ה בֵּ֣ית יִשְׂרָאֵ֑ל כִּ֤י אִם־לְשֵׁם־קָדְשִׁי֙ אֲשֶׁ֣ר חִלַּלְתֶּ֔ם בַּגּוֹיִ֖ם אֲשֶׁר־בָּ֥אתֶם שָֽׁם׃<text:s/></text:span><text:span text:style-name="T3018">‬</text:span>‬<text:span text:style-name="T3019">23</text:span><text:span text:style-name="T3020"> וְקִדַּשְׁתִּ֞י אֶת־שְׁמִ֣י הַגָּד֗וֹל הַֽמְחֻלָּל֙ בַּגּוֹיִ֔ם אֲשֶׁ֥ר חִלַּלְתֶּ֖ם בְּתוֹכָ֑ם וְיָדְע֨וּ הַגּוֹיִ֜ם כִּי־אֲנִ֣י יְהוָ֗ה נְאֻם֙ אֲדֹנָ֣י יְהוִ֔ה בְּהִקָּדְשִׁ֥י בָכֶ֖ם לְעֵינֵיהֶֽם׃<text:s/></text:span><text:span text:style-name="T3021">‬</text:span>‬<text:span text:style-name="T3022">24</text:span><text:span text:style-name="T3023"> וְלָקַחְתִּ֤י אֶתְכֶם֙ מִן־הַגּוֹיִ֔ם וְקִבַּצְתִּ֥י אֶתְכֶ֖ם מִכָּל־הָאֲרָצ֑וֹת וְהֵבֵאתִ֥י אֶתְכֶ֖ם אֶל־אַדְמַתְכֶֽם׃<text:s/></text:span><text:span text:style-name="T3024">‬</text:span>‬<text:span text:style-name="T3025">25</text:span><text:span text:style-name="T3026"> וְזָרַקְתִּ֧י עֲלֵיכֶ֛ם מַ֥יִם טְהוֹרִ֖ים וּטְהַרְתֶּ֑ם מִכֹּ֧ל טֻמְאוֹתֵיכֶ֛ם וּמִכָּל־גִּלּ֥וּלֵיכֶ֖ם אֲטַהֵ֥ר אֶתְכֶֽם׃<text:s/></text:span><text:span text:style-name="T3027">‬</text:span>‬<text:span text:style-name="T3028">26</text:span><text:span text:style-name="T3029"> וְנָתַתִּ֤י לָכֶם֙ לֵ֣ב חָדָ֔שׁ וְר֥וּחַ חֲדָשָׁ֖ה אֶתֵּ֣ן בְּקִרְבְּכֶ֑ם וַהֲסִ֨רֹתִ֜י אֶת־לֵ֤ב הָאֶ֙בֶן֙ מִבְּשַׂרְכֶ֔ם וְנָתַתִּ֥י לָכֶ֖ם לֵ֥ב בָּשָֽׂר׃<text:s/></text:span><text:span text:style-name="T3030">‬</text:span>‬<text:span text:style-name="T3031">27</text:span><text:span text:style-name="T3032"> וְאֶת־רוּחִ֖י אֶתֵּ֣ן בְּקִרְבְּכֶ֑ם וְעָשִׂ֗יתִי אֵ֤ת אֲשֶׁר־בְּחֻקַּי֙ תֵּלֵ֔כוּ וּמִשְׁפָּטַ֥י תִּשְׁמְר֖וּ וַעֲשִׂיתֶֽם׃<text:s/></text:span><text:span text:style-name="T3033">‬</text:span>‬<text:span text:style-name="T3034">28</text:span><text:span text:style-name="T3035"> וִישַׁבְתֶּ֣ם בָּאָ֔רֶץ אֲשֶׁ֥ר נָתַ֖תִּי לַאֲבֹֽתֵיכֶ֑ם וִהְיִ֤יתֶם לִי֙ לְעָ֔ם וְאָ֣נֹכִ֔י אֶהְיֶ֥ה לָכֶ֖ם<text:s/></text:span><text:soft-page-break/><text:span text:style-name="T3036">לֵאלֹהִֽים׃<text:s/></text:span><text:span text:style-name="T3037">‬</text:span>‬<text:span text:style-name="T3038">29</text:span><text:span text:style-name="T3039"> וְהוֹשַׁעְתִּ֣י אֶתְכֶ֔ם מִכֹּ֖ל טֻמְאֽוֹתֵיכֶ֑ם וְקָרָ֤אתִי אֶל־הַדָּגָן֙ וְהִרְבֵּיתִ֣י אֹת֔וֹ וְלֹא־אֶתֵּ֥ן עֲלֵיכֶ֖ם רָעָֽב׃<text:s/></text:span><text:span text:style-name="T3040">‬</text:span>‬<text:span text:style-name="T3041">30</text:span><text:span text:style-name="T3042"> וְהִרְבֵּיתִי֙ אֶת־פְּרִ֣י הָעֵ֔ץ וּתְנוּבַ֖ת הַשָּׂדֶ֑ה לְמַ֗עַן אֲ֠שֶׁר לֹ֣א תִקְח֥וּ ע֛וֹד חֶרְפַּ֥ת רָעָ֖ב בַּגּוֹיִֽם׃<text:s/></text:span><text:span text:style-name="T3043">‬</text:span>‬<text:span text:style-name="T3044">31</text:span><text:span text:style-name="T3045"> וּזְכַרְתֶּם֙ אֶת־דַּרְכֵיכֶ֣ם הָרָעִ֔ים וּמַעַלְלֵיכֶ֖ם אֲשֶׁ֣ר לֹֽא־טוֹבִ֑ים וּנְקֹֽטֹתֶם֙ בִּפְנֵיכֶ֔ם עַ֚ל עֲוֺנֹ֣תֵיכֶ֔ם וְעַ֖ל תּוֹעֲבֽוֹתֵיכֶֽם׃<text:s/></text:span><text:span text:style-name="T3046">‬</text:span>‬<text:span text:style-name="T3047">32</text:span><text:span text:style-name="T3048"> לֹ֧א לְמַעַנְכֶ֣ם אֲנִֽי־עֹשֶׂ֗ה נְאֻם֙ אֲדֹנָ֣י יְהוִ֔ה יִוָּדַ֖ע לָכֶ֑ם בּ֧וֹשׁוּ וְהִכָּלְמ֛וּ מִדַּרְכֵיכֶ֖ם בֵּ֥ית יִשְׂרָאֵֽל׃</text:span><text:span text:style-name="T3049"><text:s/>ס<text:s/></text:span><text:span text:style-name="T3050">‬</text:span>‬<text:span text:style-name="T3051">33</text:span><text:span text:style-name="T3052"> כֹּ֤ה אָמַר֙ אֲדֹנָ֣י יְהוִ֔ה בְּיוֹם֙ טַהֲרִ֣י אֶתְכֶ֔ם מִכֹּ֖ל עֲוֺנֽוֹתֵיכֶ֑ם וְהֽוֹשַׁבְתִּי֙ אֶת־הֶ֣עָרִ֔ים וְנִבְנ֖וּ הֶחֳרָבֽוֹת׃<text:s/></text:span><text:span text:style-name="T3053">‬</text:span>‬<text:span text:style-name="T3054">34</text:span><text:span text:style-name="T3055"> וְהָאָ֥רֶץ הַנְּשַׁמָּ֖ה תֵּֽעָבֵ֑ד תַּ֚חַת אֲשֶׁ֣ר הָיְתָ֣ה שְׁמָמָ֔ה לְעֵינֵ֖י כָּל־עוֹבֵֽר׃<text:s/></text:span><text:span text:style-name="T3056">‬</text:span>‬<text:span text:style-name="T3057">35</text:span><text:span text:style-name="T3058"> וְאָמְר֗וּ הָאָ֤רֶץ הַלֵּ֙זוּ֙ הַנְּשַׁמָּ֔ה הָיְתָ֖ה כְּגַן־עֵ֑דֶן וְהֶעָרִ֧ים הֶחֳרֵב֛וֹת וְהַֽנְשַׁמּ֥וֹת וְהַנֶּהֱרָס֖וֹת בְּצוּר֥וֹת יָשָֽׁבוּ׃<text:s/></text:span><text:span text:style-name="T3059">‬</text:span>‬<text:span text:style-name="T3060">36</text:span><text:span text:style-name="T3061"> וְיָדְע֣וּ הַגּוֹיִ֗ם אֲשֶׁ֣ר יִֽשָּׁאֲרוּ֮ סְבִיבוֹתֵיכֶם֒ כִּ֣י ׀ אֲנִ֣י יְהוָ֗ה בָּנִ֙יתִי֙ הַנֶּ֣הֱרָס֔וֹת נָטַ֖עְתִּי הַנְּשַׁמָּ֑ה אֲנִ֥י יְהוָ֖ה דִּבַּ֥רְתִּי וְעָשִֽׂיתִי׃</text:span><text:span text:style-name="T3062"><text:s/>ס<text:s/></text:span><text:span text:style-name="T3063">‬</text:span>‬<text:span text:style-name="T3064">37</text:span><text:span text:style-name="T3065"> כֹּ֤ה אָמַר֙ אֲדֹנָ֣י יְהוִ֔ה ע֗וֹד זֹ֛את אִדָּרֵ֥שׁ לְבֵֽית־יִשְׂרָאֵ֖ל לַעֲשׂ֣וֹת לָהֶ֑ם אַרְבֶּ֥ה אֹתָ֛ם כַּצֹּ֖אן אָדָֽם׃<text:s/></text:span><text:span text:style-name="T3066">‬</text:span>‬<text:span text:style-name="T3067">38</text:span><text:span text:style-name="T3068"> כְּצֹ֣אן קָֽדָשִׁ֗ים כְּצֹ֤אן יְרוּשָׁלִַ֙ם֙ בְּמ֣וֹעֲדֶ֔יהָ כֵּ֤ן תִּהְיֶ֙ינָה֙ הֶעָרִ֣ים הֶחֳרֵב֔וֹת מְלֵא֖וֹת צֹ֣אן אָדָ֑ם וְיָדְע֖וּ כִּֽי־אֲנִ֥י יְהוָֽה׃</text:span><text:span text:style-name="T3069"><text:s/>ס<text:s/></text:span><text:span text:style-name="T3070">‬</text:span>‬‬‬‬‬‬‬‬‬‬‬‬‬‬‬‬‬‬‬‬‬‬‬‬‬‬‬‬‬‬‬‬‬‬‬‬‬‬</text:p>
      </text:section>
      <text:section text:name="Sect36" text:style-name="S36">
        <text:p text:style-name="P3071">Ezekiel 37</text:p>
        <text:p text:style-name="P3072"><text:span text:style-name="T3073">1</text:span><text:span text:style-name="T3074"> הָיְתָ֣ה עָלַי֮ יַד־יְהוָה֒ וַיּוֹצִאֵ֤נִי בְר֙וּחַ֙ יְהוָ֔ה וַיְנִיחֵ֖נִי בְּת֣וֹךְ הַבִּקְעָ֑ה וְהִ֖יא מְלֵאָ֥ה עֲצָמֽוֹת׃<text:s/></text:span><text:span text:style-name="T3075">2</text:span><text:span text:style-name="T3076"> וְהֶעֱבִירַ֥נִי עֲלֵיהֶ֖ם סָבִ֣יב ׀ סָבִ֑יב וְהִנֵּ֨ה רַבּ֤וֹת מְאֹד֙ עַל־פְּנֵ֣י הַבִּקְעָ֔ה וְהִנֵּ֖ה יְבֵשׁ֥וֹת מְאֹֽד׃<text:s/></text:span><text:span text:style-name="T3077">‬</text:span>‬<text:span text:style-name="T3078">3</text:span><text:span text:style-name="T3079"> וַיֹּ֣אמֶר אֵלַ֔י בֶּן־אָדָ֕ם הֲתִחְיֶ֖ינָה הָעֲצָמ֣וֹת הָאֵ֑לֶּה וָאֹמַ֕ר אֲדֹנָ֥י יְהוִ֖ה אַתָּ֥ה יָדָֽעְתָּ׃<text:s/></text:span><text:span text:style-name="T3080">‬</text:span>‬<text:span text:style-name="T3081">4</text:span><text:span text:style-name="T3082"> וַיֹּ֣אמֶר אֵלַ֔י הִנָּבֵ֖א עַל־הָעֲצָמ֣וֹת הָאֵ֑לֶּה וְאָמַרְתָּ֣ אֲלֵיהֶ֔ם הָעֲצָמוֹת֙ הַיְבֵשׁ֔וֹת שִׁמְע֖וּ דְּבַר־יְהוָֽה׃<text:s/></text:span><text:span text:style-name="T3083">‬</text:span>‬<text:span text:style-name="T3084">5</text:span><text:span text:style-name="T3085"> כֹּ֤ה אָמַר֙ אֲדֹנָ֣י יְהוִ֔ה לָעֲצָמ֖וֹת הָאֵ֑לֶּה הִנֵּ֨ה אֲנִ֜י מֵבִ֥יא בָכֶ֛ם ר֖וּחַ וִחְיִיתֶֽם׃<text:s/></text:span><text:span text:style-name="T3086">‬</text:span>‬<text:span text:style-name="T3087">6</text:span><text:span text:style-name="T3088"> וְנָתַתִּי֩ עֲלֵיכֶ֨ם גִּדִ֜ים וְֽהַעֲלֵתִ֧י עֲלֵיכֶ֣ם בָּשָׂ֗ר וְקָרַמְתִּ֤י עֲלֵיכֶם֙ ע֔וֹר וְנָתַתִּ֥י בָכֶ֛ם ר֖וּחַ וִחְיִיתֶ֑ם וִידַעְתֶּ֖ם כִּֽי־אֲנִ֥י יְהוָֽה׃<text:s/></text:span><text:span text:style-name="T3089">‬</text:span>‬<text:span text:style-name="T3090">7</text:span><text:span text:style-name="T3091"> וְנִבֵּ֖אתִי כַּאֲשֶׁ֣ר צֻוֵּ֑יתִי וַֽיְהִי־ק֤וֹל כְּהִנָּֽבְאִי֙ וְהִנֵּה־רַ֔עַשׁ וַתִּקְרְב֣וּ עֲצָמ֔וֹת עֶ֖צֶם אֶל־עַצְמֽוֹ׃<text:s/></text:span><text:span text:style-name="T3092">‬</text:span>‬<text:span text:style-name="T3093">8</text:span><text:span text:style-name="T3094"> וְרָאִ֜יתִי וְהִנֵּֽה־עֲלֵיהֶ֤ם גִּדִים֙ וּבָשָׂ֣ר עָלָ֔ה וַיִּקְרַ֧ם עֲלֵיהֶ֛ם ע֖וֹר מִלְמָ֑עְלָה וְר֖וּחַ אֵ֥ין בָּהֶֽם׃<text:s/></text:span><text:span text:style-name="T3095">‬</text:span>‬<text:span text:style-name="T3096">9</text:span><text:span text:style-name="T3097"> וַיֹּ֣אמֶר אֵלַ֔י הִנָּבֵ֖א אֶל־הָר֑וּחַ הִנָּבֵ֣א בֶן־אָ֠דָם וְאָמַרְתָּ֨ אֶל־הָר֜וּחַ כֹּֽה־אָמַ֣ר ׀ אֲדֹנָ֣י יְהוִ֗ה מֵאַרְבַּ֤ע רוּחוֹת֙ בֹּ֣אִי הָר֔וּחַ וּפְחִ֛י בַּהֲרוּגִ֥ים הָאֵ֖לֶּה וְיִֽחְיֽוּ׃<text:s/></text:span><text:span text:style-name="T3098">‬</text:span>‬<text:span text:style-name="T3099">10</text:span><text:span text:style-name="T3100"> וְהִנַּבֵּ֖אתִי כַּאֲשֶׁ֣ר צִוָּ֑נִי וַתָּבוֹא֩ בָהֶ֨ם הָר֜וּחַ וַיִּֽחְי֗וּ וַיַּֽעַמְדוּ֙ עַל־רַגְלֵיהֶ֔ם חַ֖יִל גָּד֥וֹל מְאֹד־מְאֹֽד׃</text:span><text:span text:style-name="T3101"><text:s/>ס<text:s/></text:span><text:span text:style-name="T3102">‬</text:span>‬<text:span text:style-name="T3103">11</text:span><text:span text:style-name="T3104"> וַיֹּאמֶר֮ אֵלַי֒ בֶּן־אָדָ֕ם הָעֲצָמ֣וֹת הָאֵ֔לֶּה כָּל־בֵּ֥ית יִשְׂרָאֵ֖ל הֵ֑מָּה הִנֵּ֣ה אֹמְרִ֗ים יָבְשׁ֧וּ עַצְמוֹתֵ֛ינוּ וְאָבְדָ֥ה תִקְוָתֵ֖נוּ נִגְזַ֥רְנוּ לָֽנוּ׃<text:s/></text:span><text:span text:style-name="T3105">‬</text:span>‬<text:span text:style-name="T3106">12</text:span><text:span text:style-name="T3107"> לָכֵן֩ הִנָּבֵ֨א וְאָמַרְתָּ֜ אֲלֵיהֶ֗ם כֹּֽה־אָמַר֮ אֲדֹנָ֣י יְהוִה֒ הִנֵּה֩ אֲנִ֨י פֹתֵ֜חַ אֶת־קִבְרֽוֹתֵיכֶ֗ם וְהַעֲלֵיתִ֥י אֶתְכֶ֛ם מִקִּבְרוֹתֵיכֶ֖ם עַמִּ֑י וְהֵבֵאתִ֥י אֶתְכֶ֖ם אֶל־אַדְמַ֥ת<text:s/></text:span><text:soft-page-break/><text:span text:style-name="T3108">יִשְׂרָאֵֽל׃</text:span><text:span text:style-name="T3109"><text:s/>ס<text:s/></text:span><text:span text:style-name="T3110">‬</text:span>‬<text:span text:style-name="T3111">13</text:span><text:span text:style-name="T3112"> וִֽידַעְתֶּ֖ם כִּֽי־אֲנִ֣י יְהוָ֑ה בְּפִתְחִ֣י אֶת־קִבְרֽוֹתֵיכֶ֗ם וּבְהַעֲלוֹתִ֥י אֶתְכֶ֛ם מִקִּבְרוֹתֵיכֶ֖ם עַמִּֽי׃<text:s/></text:span><text:span text:style-name="T3113">‬</text:span>‬<text:span text:style-name="T3114">14</text:span><text:span text:style-name="T3115"> וְנָתַתִּ֨י רוּחִ֤י בָכֶם֙ וִחְיִיתֶ֔ם וְהִנַּחְתִּ֥י אֶתְכֶ֖ם עַל־אַדְמַתְכֶ֑ם וִידַעְתֶּ֞ם כִּי־אֲנִ֧י יְהוָ֛ה דִּבַּ֥רְתִּי וְעָשִׂ֖יתִי נְאֻם־יְהוָֽה׃<text:s/></text:span><text:span text:style-name="T3116">פ<text:s/></text:span>‬‬‬‬‬‬‬‬‬‬‬‬‬</text:p>
        <text:p text:style-name="P3117"><text:span text:style-name="T3118">‬</text:span>‬<text:span text:style-name="T3119">15</text:span><text:span text:style-name="T3120"> וַיְהִ֥י דְבַר־יְהוָ֖ה אֵלַ֥י לֵאמֹֽר׃<text:s/></text:span><text:span text:style-name="T3121">‬</text:span>‬<text:span text:style-name="T3122">16</text:span><text:span text:style-name="T3123"> וְאַתָּ֣ה בֶן־אָדָ֗ם קַח־לְךָ֙ עֵ֣ץ אֶחָ֔ד וּכְתֹ֤ב עָלָיו֙ לִֽיהוּדָ֔ה וְלִבְנֵ֥י יִשְׂרָאֵ֖ל *חברו **חֲבֵרָ֑יו וּלְקַח֙ עֵ֣ץ אֶחָ֔ד וּכְת֣וֹב עָלָ֗יו לְיוֹסֵף֙ עֵ֣ץ אֶפְרַ֔יִם וְכָל־בֵּ֥ית יִשְׂרָאֵ֖ל *חברו **חֲבֵרָֽיו׃<text:s/></text:span><text:span text:style-name="T3124">‬</text:span>‬<text:span text:style-name="T3125">17</text:span><text:span text:style-name="T3126"> וְקָרַ֨ב אֹתָ֜ם אֶחָ֧ד אֶל־אֶחָ֛ד לְךָ֖ לְעֵ֣ץ אֶחָ֑ד וְהָי֥וּ לַאֲחָדִ֖ים בְּיָדֶֽךָ׃<text:s/></text:span><text:span text:style-name="T3127">‬</text:span>‬<text:span text:style-name="T3128">18</text:span><text:span text:style-name="T3129"> וְכַֽאֲשֶׁר֙ יֹאמְר֣וּ אֵלֶ֔יךָ בְּנֵ֥י עַמְּךָ֖ לֵאמֹ֑ר הֲלֽוֹא־תַגִּ֥יד לָ֖נוּ מָה־אֵ֥לֶּה לָּֽךְ׃<text:s/></text:span><text:span text:style-name="T3130">‬</text:span>‬<text:span text:style-name="T3131">19</text:span><text:span text:style-name="T3132"> דַּבֵּ֣ר אֲלֵהֶ֗ם כֹּֽה־אָמַר֮ אֲדֹנָ֣י יְהוִה֒ הִנֵּה֩ אֲנִ֨י לֹקֵ֜חַ אֶת־עֵ֤ץ יוֹסֵף֙ אֲשֶׁ֣ר בְּיַד־אֶפְרַ֔יִם וְשִׁבְטֵ֥י יִשְׂרָאֵ֖ל *חברו **חֲבֵרָ֑יו וְנָתַתִּי֩ אוֹתָ֨ם עָלָ֜יו אֶת־עֵ֣ץ יְהוּדָ֗ה וַֽעֲשִׂיתִם֙ לְעֵ֣ץ אֶחָ֔ד וְהָי֥וּ אֶחָ֖ד בְּיָדִֽי׃<text:s/></text:span><text:span text:style-name="T3133">‬</text:span>‬<text:span text:style-name="T3134">20</text:span><text:span text:style-name="T3135"> וְהָי֨וּ הָעֵצִ֜ים אֲ‍ֽשֶׁר־תִּכְתֹּ֧ב עֲלֵיהֶ֛ם בְּיָדְךָ֖ לְעֵינֵיהֶֽם׃<text:s/></text:span><text:span text:style-name="T3136">‬</text:span>‬<text:span text:style-name="T3137">21</text:span><text:span text:style-name="T3138"> וְדַבֵּ֣ר אֲלֵיהֶ֗ם כֹּֽה־אָמַר֮ אֲדֹנָ֣י יְהוִה֒ הִנֵּ֨ה אֲנִ֤י לֹקֵ֙חַ֙ אֶת־בְּנֵ֣י יִשְׂרָאֵ֔ל מִבֵּ֥ין הַגּוֹיִ֖ם אֲשֶׁ֣ר הָֽלְכוּ־שָׁ֑ם וְקִבַּצְתִּ֤י אֹתָם֙ מִסָּבִ֔יב וְהֵבֵאתִ֥י אוֹתָ֖ם אֶל־אַדְמָתָֽם׃<text:s/></text:span><text:span text:style-name="T3139">‬</text:span>‬<text:span text:style-name="T3140">22</text:span><text:span text:style-name="T3141"> וְעָשִׂ֣יתִי אֹ֠תָם לְג֨וֹי אֶחָ֤ד בָּאָ֙רֶץ֙ בְּהָרֵ֣י יִשְׂרָאֵ֔ל וּמֶ֧לֶךְ אֶחָ֛ד יִֽהְיֶ֥ה לְכֻלָּ֖ם לְמֶ֑לֶךְ וְלֹ֤א *יהיה־**יִֽהְיוּ־עוֹד֙ לִשְׁנֵ֣י גוֹיִ֔ם וְלֹ֨א יֵחָ֥צוּ ע֛וֹד לִשְׁתֵּ֥י מַמְלָכ֖וֹת עֽוֹד׃<text:s/></text:span><text:span text:style-name="T3142">‬</text:span>‬<text:span text:style-name="T3143">23</text:span><text:span text:style-name="T3144"> וְלֹ֧א יִֽטַמְּא֣וּ ע֗וֹד בְּגִלּֽוּלֵיהֶם֙ וּבְשִׁקּ֣וּצֵיהֶ֔ם וּבְכֹ֖ל פִּשְׁעֵיהֶ֑ם וְהוֹשַׁעְתִּ֣י אֹתָ֗ם מִכֹּ֤ל מוֹשְׁבֹֽתֵיהֶם֙ אֲשֶׁ֣ר חָטְא֣וּ בָהֶ֔ם וְטִהַרְתִּ֤י אוֹתָם֙ וְהָיוּ־לִ֣י לְעָ֔ם וַאֲנִ֕י אֶהְיֶ֥ה לָהֶ֖ם לֵאלֹהִֽים׃<text:s/></text:span><text:span text:style-name="T3145">‬</text:span>‬<text:span text:style-name="T3146">24</text:span><text:span text:style-name="T3147"> וְעַבְדִּ֤י דָוִד֙ מֶ֣לֶךְ עֲלֵיהֶ֔ם וְרוֹעֶ֥ה אֶחָ֖ד יִהְיֶ֣ה לְכֻלָּ֑ם וּבְמִשְׁפָּטַ֣י יֵלֵ֔כוּ וְחֻקֹּתַ֥י יִשְׁמְר֖וּ וְעָשׂ֥וּ אוֹתָֽם׃<text:s/></text:span><text:span text:style-name="T3148">‬</text:span>‬<text:span text:style-name="T3149">25</text:span><text:span text:style-name="T3150"> וְיָשְׁב֣וּ עַל־הָאָ֗רֶץ אֲשֶׁ֤ר נָתַ֙תִּי֙ לְעַבְדִּ֣י לְיַֽעֲקֹ֔ב אֲשֶׁ֥ר יָֽשְׁבוּ־בָ֖הּ אֲבֽוֹתֵיכֶ֑ם וְיָשְׁב֣וּ עָלֶ֡יהָ הֵ֠מָּה וּבְנֵיהֶ֞ם וּבְנֵ֤י בְנֵיהֶם֙ עַד־עוֹלָ֔ם וְדָוִ֣ד עַבְדִּ֔י נָשִׂ֥יא לָהֶ֖ם לְעוֹלָֽם׃<text:s/></text:span><text:span text:style-name="T3151">‬</text:span>‬<text:span text:style-name="T3152">26</text:span><text:span text:style-name="T3153"> וְכָרַתִּ֤י לָהֶם֙ בְּרִ֣ית שָׁל֔וֹם בְּרִ֥ית עוֹלָ֖ם יִהְיֶ֣ה אוֹתָ֑ם וּנְתַתִּים֙ וְהִרְבֵּיתִ֣י אוֹתָ֔ם וְנָתַתִּ֧י אֶת־מִקְדָּשִׁ֛י בְּתוֹכָ֖ם לְעוֹלָֽם׃<text:s/></text:span><text:span text:style-name="T3154">‬</text:span>‬<text:span text:style-name="T3155">27</text:span><text:span text:style-name="T3156"> וְהָיָ֤ה מִשְׁכָּנִי֙ עֲלֵיהֶ֔ם וְהָיִ֥יתִי לָהֶ֖ם לֵֽאלֹהִ֑ים וְהֵ֖מָּה יִֽהְיוּ־לִ֥י לְעָֽם׃<text:s/></text:span><text:span text:style-name="T3157">‬</text:span>‬<text:span text:style-name="T3158">28</text:span><text:span text:style-name="T3159"> וְיָֽדְעוּ֙ הַגּוֹיִ֔ם כִּ֚י אֲנִ֣י יְהוָ֔ה מְקַדֵּ֖שׁ אֶת־יִשְׂרָאֵ֑ל בִּהְי֧וֹת מִקְדָּשִׁ֛י בְּתוֹכָ֖ם לְעוֹלָֽם׃</text:span><text:span text:style-name="T3160"><text:s/>ס<text:s/></text:span><text:span text:style-name="T3161">‬</text:span>‬‬‬‬‬‬‬‬‬‬‬‬‬‬‬</text:p>
      </text:section>
      <text:section text:name="Sect37" text:style-name="S37">
        <text:p text:style-name="P3162">Ezekiel 38</text:p>
        <text:p text:style-name="P3163"><text:span text:style-name="T3164">1</text:span><text:span text:style-name="T3165"> וַיְהִ֥י דְבַר־יְהוָ֖ה אֵלַ֥י לֵאמֹֽר׃<text:s/></text:span><text:span text:style-name="T3166">‬</text:span>‬‬<text:span text:style-name="T3167">2</text:span><text:span text:style-name="T3168"> בֶּן־אָדָ֗ם שִׂ֤ים פָּנֶ֙יךָ֙ אֶל־גּוֹג֙ אֶ֣רֶץ הַמָּג֔וֹג נְשִׂ֕יא רֹ֖אשׁ מֶ֣שֶׁךְ וְתֻבָ֑ל וְהִנָּבֵ֖א עָלָֽיו׃<text:s/></text:span><text:span text:style-name="T3169">‬</text:span>‬<text:span text:style-name="T3170">3</text:span><text:span text:style-name="T3171"> וְאָ֣מַרְתָּ֔ כֹּ֥ה אָמַ֖ר אֲדֹנָ֣י יְהוִ֑ה הִנְנִ֤י אֵלֶ֙יךָ֙ גּ֔וֹג נְשִׂ֕יא רֹ֖אשׁ מֶ֥שֶׁךְ וְתֻבָֽל׃<text:s/></text:span><text:span text:style-name="T3172">‬</text:span>‬<text:span text:style-name="T3173">4</text:span><text:span text:style-name="T3174"> וְשׁ֣וֹבַבְתִּ֔יךָ וְנָתַתִּ֥י חַחִ֖ים בִּלְחָיֶ֑יךָ וְהוֹצֵאתִי֩ אוֹתְךָ֨ וְאֶת־כָּל־חֵילֶ֜ךָ סוּסִ֣ים וּפָרָשִׁ֗ים לְבֻשֵׁ֤י מִכְלוֹל֙ כֻּלָּ֔ם קָהָ֥ל רָב֙ צִנָּ֣ה וּמָגֵ֔ן תֹּפְשֵׂ֥י חֲרָב֖וֹת כֻּלָּֽם׃<text:s/></text:span><text:span text:style-name="T3175">‬</text:span>‬<text:span text:style-name="T3176">5</text:span><text:span text:style-name="T3177"> פָּרַ֛ס כּ֥וּשׁ וּפ֖וּט אִתָּ֑ם כֻּלָּ֖ם מָגֵ֥ן וְכוֹבָֽע׃<text:s/></text:span><text:span text:style-name="T3178">‬</text:span>‬<text:span text:style-name="T3179">6</text:span><text:span text:style-name="T3180"> גֹּ֚מֶר וְכָל־אֲגַפֶּ֔יהָ בֵּ֚ית תּֽוֹגַרְמָ֔ה יַרְכְּתֵ֥י צָפ֖וֹן וְאֶת־כָּל־אֲגַפָּ֑יו עַמִּ֥ים רַבִּ֖ים אִתָּֽךְ׃<text:s/></text:span><text:span text:style-name="T3181">‬</text:span>‬<text:span text:style-name="T3182">7</text:span><text:span text:style-name="T3183"> הִכֹּן֙ וְהָכֵ֣ן לְךָ֔ אַתָּ֕ה וְכָל־קְהָלֶ֖ךָ הַנִּקְהָלִ֣ים עָלֶ֑יךָ וְהָיִ֥יתָ לָהֶ֖ם לְמִשְׁמָֽר׃<text:s/></text:span><text:span text:style-name="T3184">‬</text:span>‬<text:span text:style-name="T3185">8</text:span><text:span text:style-name="T3186"> מִיָּמִ֣ים רַבִּים֮ תִּפָּקֵד֒ בְּאַחֲרִ֨ית הַשָּׁנִ֜ים תָּב֣וֹא ׀ אֶל־אֶ֣רֶץ ׀ מְשׁוֹבֶ֣בֶת מֵחֶ֗רֶב מְקֻבֶּ֙צֶת֙ מֵעַמִּ֣ים<text:s/></text:span><text:soft-page-break/><text:span text:style-name="T3187">רַבִּ֔ים עַ֚ל הָרֵ֣י יִשְׂרָאֵ֔ל אֲשֶׁר־הָי֥וּ לְחָרְבָּ֖ה תָּמִ֑יד וְהִיא֙ מֵעַמִּ֣ים הוּצָ֔אָה וְיָשְׁב֥וּ לָבֶ֖טַח כֻּלָּֽם׃<text:s/></text:span><text:span text:style-name="T3188">‬</text:span>‬<text:span text:style-name="T3189">9</text:span><text:span text:style-name="T3190"> וְעָלִ֙יתָ֙ כַּשֹּׁאָ֣ה תָב֔וֹא כֶּעָנָ֛ן לְכַסּ֥וֹת הָאָ֖רֶץ תִּֽהְיֶ֑ה אַתָּה֙ וְכָל־אֲגַפֶּ֔יךָ וְעַמִּ֥ים רַבִּ֖ים אוֹתָֽךְ׃</text:span><text:span text:style-name="T3191"><text:s/>ס<text:s/></text:span><text:span text:style-name="T3192">‬</text:span>‬<text:span text:style-name="T3193">10</text:span><text:span text:style-name="T3194"> כֹּ֥ה אָמַ֖ר אֲדֹנָ֣י יְהוִ֑ה וְהָיָ֣ה ׀ בַּיּ֣וֹם הַה֗וּא יַעֲל֤וּ דְבָרִים֙ עַל־לְבָבֶ֔ךָ וְחָשַׁבְתָּ֖ מַחֲשֶׁ֥בֶת רָעָֽה׃<text:s/></text:span><text:span text:style-name="T3195">‬</text:span>‬<text:span text:style-name="T3196">11</text:span><text:span text:style-name="T3197"> וְאָמַרְתָּ֗ אֶֽעֱלֶה֙ עַל־אֶ֣רֶץ פְּרָז֔וֹת אָבוֹא֙ הַשֹּׁ֣קְטִ֔ים יֹשְׁבֵ֖י לָבֶ֑טַח כֻּלָּ֗ם יֹֽשְׁבִים֙ בְּאֵ֣ין חוֹמָ֔ה וּבְרִ֥יחַ וּדְלָתַ֖יִם אֵ֥ין לָהֶֽם׃<text:s/></text:span><text:span text:style-name="T3198">‬</text:span>‬<text:span text:style-name="T3199">12</text:span><text:span text:style-name="T3200"> לִשְׁלֹ֥ל שָׁלָ֖ל וְלָבֹ֣ז בַּ֑ז לְהָשִׁ֨יב יָדְךָ֜ עַל־חֳרָב֣וֹת נוֹשָׁבֹ֗ת וְאֶל־עַם֙ מְאֻסָּ֣ף מִגּוֹיִ֔ם עֹשֶׂה֙ מִקְנֶ֣ה וְקִנְיָ֔ן יֹשְׁבֵ֖י עַל־טַבּ֥וּר הָאָֽרֶץ׃<text:s/></text:span><text:span text:style-name="T3201">‬</text:span>‬<text:span text:style-name="T3202">13</text:span><text:span text:style-name="T3203"> שְׁבָ֡א וּ֠דְדָן וְסֹחֲרֵ֨י תַרְשִׁ֤ישׁ וְכָל־כְּפִרֶ֙יהָ֙ יֹאמְר֣וּ לְךָ֔ הֲלִשְׁלֹ֤ל שָׁלָל֙ אַתָּ֣ה בָ֔א הֲלָבֹ֥ז בַּ֖ז הִקְהַ֣לְתָּ קְהָלֶ֑ךָ לָשֵׂ֣את ׀ כֶּ֣סֶף וְזָהָ֗ב לָקַ֙חַת֙ מִקְנֶ֣ה וְקִנְיָ֔ן לִשְׁלֹ֖ל שָׁלָ֥ל גָּדֽוֹל׃</text:span><text:span text:style-name="T3204"><text:s/>ס<text:s/></text:span><text:span text:style-name="T3205">‬</text:span>‬<text:span text:style-name="T3206">14</text:span><text:span text:style-name="T3207"> לָכֵן֙ הִנָּבֵ֣א בֶן־אָדָ֔ם וְאָמַרְתָּ֣ לְג֔וֹג כֹּ֥ה אָמַ֖ר אֲדֹנָ֣י יְהוִ֑ה הֲל֣וֹא ׀ בַּיּ֣וֹם הַה֗וּא בְּשֶׁ֨בֶת עַמִּ֧י יִשְׂרָאֵ֛ל לָבֶ֖טַח תֵּדָֽע׃<text:s/></text:span><text:span text:style-name="T3208">‬</text:span>‬<text:span text:style-name="T3209">15</text:span><text:span text:style-name="T3210"> וּבָ֤אתָ מִמְּקֽוֹמְךָ֙ מִיַּרְכְּתֵ֣י צָפ֔וֹן אַתָּ֕ה וְעַמִּ֥ים רַבִּ֖ים אִתָּ֑ךְ רֹכְבֵ֤י סוּסִים֙ כֻּלָּ֔ם קָהָ֥ל גָּד֖וֹל וְחַ֥יִל רָֽב׃<text:s/></text:span><text:span text:style-name="T3211">‬</text:span>‬<text:span text:style-name="T3212">16</text:span><text:span text:style-name="T3213"> וְעָלִ֙יתָ֙ עַל־עַמִּ֣י יִשְׂרָאֵ֔ל כֶּֽעָנָ֖ן לְכַסּ֣וֹת הָאָ֑רֶץ בְּאַחֲרִ֨ית הַיָּמִ֜ים תִּֽהְיֶ֗ה וַהֲבִאוֹתִ֙יךָ֙ עַל־אַרְצִ֔י לְמַעַן֩ דַּ֨עַת הַגּוֹיִ֜ם אֹתִ֗י בְּהִקָּדְשִׁ֥י בְךָ֛ לְעֵינֵיהֶ֖ם גּֽוֹג׃</text:span><text:span text:style-name="T3214"><text:s/>ס<text:s/></text:span><text:span text:style-name="T3215">‬</text:span>‬<text:span text:style-name="T3216">17</text:span><text:span text:style-name="T3217"> כֹּֽה־אָמַ֞ר אֲדֹנָ֣י יְהוִ֗ה הַֽאַתָּה־ה֨וּא אֲשֶׁר־דִּבַּ֜רְתִּי בְּיָמִ֣ים קַדְמוֹנִ֗ים בְּיַד֙ עֲבָדַי֙ נְבִיאֵ֣י יִשְׂרָאֵ֔ל הַֽנִבְּאִ֛ים בַּיָּמִ֥ים הָהֵ֖ם שָׁנִ֑ים לְהָבִ֥יא אֹתְךָ֖ עֲלֵיהֶֽם׃</text:span><text:span text:style-name="T3218"><text:s/>ס<text:s/></text:span><text:span text:style-name="T3219">‬</text:span>‬<text:span text:style-name="T3220">18</text:span><text:span text:style-name="T3221"> וְהָיָ֣ה ׀ בַּיּ֣וֹם הַה֗וּא בְּי֨וֹם בּ֥וֹא גוֹג֙ עַל־אַדְמַ֣ת יִשְׂרָאֵ֔ל נְאֻ֖ם אֲדֹנָ֣י יְהוִ֑ה תַּעֲלֶ֥ה חֲמָתִ֖י בְּאַפִּֽי׃<text:s/></text:span><text:span text:style-name="T3222">‬</text:span>‬<text:span text:style-name="T3223">19</text:span><text:span text:style-name="T3224"> וּבְקִנְאָתִ֥י בְאֵשׁ־עֶבְרָתִ֖י דִּבַּ֑רְתִּי אִם־לֹ֣א ׀ בַּיּ֣וֹם הַה֗וּא יִֽהְיֶה֙ רַ֣עַשׁ גָּד֔וֹל עַ֖ל אַדְמַ֥ת יִשְׂרָאֵֽל׃<text:s/></text:span><text:span text:style-name="T3225">‬</text:span>‬<text:span text:style-name="T3226">20</text:span><text:span text:style-name="T3227"> וְרָעֲשׁ֣וּ מִפָּנַ֡י דְּגֵ֣י הַיָּם֩ וְע֨וֹף הַשָּׁמַ֜יִם וְחַיַּ֣ת הַשָּׂדֶ֗ה וְכָל־הָרֶ֙מֶשׂ֙ הָרֹמֵ֣שׂ עַל־הָֽאֲדָמָ֔ה וְכֹל֙ הָֽאָדָ֔ם אֲשֶׁ֖ר עַל־פְּנֵ֣י הָאֲדָמָ֑ה וְנֶהֶרְס֣וּ הֶהָרִ֗ים וְנָֽפְלוּ֙ הַמַּדְרֵג֔וֹת וְכָל־חוֹמָ֖ה לָאָ֥רֶץ תִּפּֽוֹל׃<text:s/></text:span><text:span text:style-name="T3228">‬</text:span>‬<text:span text:style-name="T3229">21</text:span><text:span text:style-name="T3230"> וְקָרָ֨אתִי עָלָ֤יו לְכָל־הָרַי֙ חֶ֔רֶב נְאֻ֖ם אֲדֹנָ֣י יְהוִ֑ה חֶ֥רֶב אִ֖ישׁ בְּאָחִ֥יו תִּֽהְיֶֽה׃<text:s/></text:span><text:span text:style-name="T3231">‬</text:span>‬<text:span text:style-name="T3232">22</text:span><text:span text:style-name="T3233"> וְנִשְׁפַּטְתִּ֥י אִתּ֖וֹ בְּדֶ֣בֶר וּבְדָ֑ם וְגֶ֣שֶׁם שׁוֹטֵף֩ וְאַבְנֵ֨י אֶלְגָּבִ֜ישׁ אֵ֣שׁ וְגָפְרִ֗ית אַמְטִ֤יר עָלָיו֙ וְעַל־אֲגַפָּ֔יו וְעַל־עַמִּ֥ים רַבִּ֖ים אֲשֶׁ֥ר אִתּֽוֹ׃<text:s/></text:span><text:span text:style-name="T3234">‬</text:span>‬<text:span text:style-name="T3235">23</text:span><text:span text:style-name="T3236"> וְהִתְגַּדִּלְתִּי֙ וְהִ֨תְקַדִּשְׁתִּ֔י וְנ֣וֹדַעְתִּ֔י לְעֵינֵ֖י גּוֹיִ֣ם רַבִּ֑ים וְיָדְע֖וּ כִּֽי־אֲנִ֥י יְהוָֽה׃</text:span><text:span text:style-name="T3237"><text:s/>ס<text:s/></text:span><text:span text:style-name="T3238">‬</text:span>‬‬‬‬‬‬‬‬‬‬‬‬‬‬‬‬‬‬‬‬‬‬‬</text:p>
      </text:section>
      <text:section text:name="Sect38" text:style-name="S38">
        <text:p text:style-name="P3239">Ezekiel 39</text:p>
        <text:p text:style-name="P3240"><text:span text:style-name="T3241">1</text:span><text:span text:style-name="T3242"> וְאַתָּ֤ה בֶן־אָדָם֙ הִנָּבֵ֣א עַל־גּ֔וֹג וְאָ֣מַרְתָּ֔ כֹּ֥ה אָמַ֖ר אֲדֹנָ֣י יְהוִ֑ה הִנְנִ֤י אֵלֶ֙יךָ֙ גּ֔וֹג נְשִׂ֕יא רֹ֖אשׁ מֶ֥שֶׁךְ וְתֻבָֽל׃<text:s/></text:span><text:span text:style-name="T3243">2</text:span><text:span text:style-name="T3244"> וְשֹׁבַבְתִּ֙יךָ֙ וְשִׁשֵּׁאתִ֔יךָ וְהַעֲלִיתִ֖יךָ מִיַּרְכְּתֵ֣י צָפ֑וֹן וַהֲבִאוֹתִ֖ךָ עַל־הָרֵ֥י יִשְׂרָאֵֽל׃<text:s/></text:span><text:span text:style-name="T3245">‬</text:span>‬<text:span text:style-name="T3246">3</text:span><text:span text:style-name="T3247"> וְהִכֵּיתִ֥י קַשְׁתְּךָ֖ מִיַּ֣ד שְׂמֹאולֶ֑ךָ וְחִצֶּ֕יךָ מִיַּ֥ד יְמִינְךָ֖ אַפִּֽיל׃<text:s/></text:span><text:span text:style-name="T3248">‬</text:span>‬<text:span text:style-name="T3249">4</text:span><text:span text:style-name="T3250"> עַל־הָרֵ֨י יִשְׂרָאֵ֜ל תִּפּ֗וֹל אַתָּה֙ וְכָל־אֲגַפֶּ֔יךָ וְעַמִּ֖ים אֲשֶׁ֣ר אִתָּ֑ךְ לְעֵ֨יט צִפּ֧וֹר כָּל־כָּנָ֛ף וְחַיַּ֥ת הַשָּׂדֶ֖ה נְתַתִּ֥יךָ לְאָכְלָֽה׃<text:s/></text:span><text:span text:style-name="T3251">‬</text:span>‬<text:span text:style-name="T3252">5</text:span><text:span text:style-name="T3253"> עַל־פְּנֵ֥י הַשָּׂדֶ֖ה תִּפּ֑וֹל כִּ֚י אֲנִ֣י דִבַּ֔רְתִּי נְאֻ֖ם אֲדֹנָ֥י יְהוִֽה׃<text:s/></text:span><text:span text:style-name="T3254">‬</text:span>‬<text:span text:style-name="T3255">6</text:span><text:span text:style-name="T3256"> וְשִׁלַּחְתִּי־אֵ֣שׁ בְּמָג֔וֹג וּבְיֹשְׁבֵ֥י הָאִיִּ֖ים לָבֶ֑טַח וְיָדְע֖וּ כִּי־אֲנִ֥י יְהוָֽה׃<text:s/></text:span><text:span text:style-name="T3257">‬</text:span>‬<text:span text:style-name="T3258">7</text:span><text:span text:style-name="T3259"> וְאֶת־שֵׁ֨ם קָדְשִׁ֜י אוֹדִ֗יעַ בְּתוֹךְ֙ עַמִּ֣י יִשְׂרָאֵ֔ל וְלֹֽא־אַחֵ֥ל אֶת־שֵׁם־קָדְשִׁ֖י ע֑וֹד וְיָדְע֤וּ הַגּוֹיִם֙ כִּי־אֲנִ֣י יְהוָ֔ה קָד֖וֹשׁ בְּיִשְׂרָאֵֽל׃<text:s/></text:span><text:span text:style-name="T3260">‬</text:span>‬<text:span text:style-name="T3261">8</text:span><text:span text:style-name="T3262"> הִנֵּ֤ה בָאָה֙ וְנִֽהְיָ֔תָה<text:s/></text:span><text:soft-page-break/><text:span text:style-name="T3263">נְאֻ֖ם אֲדֹנָ֣י יְהוִ֑ה ה֥וּא הַיּ֖וֹם אֲשֶׁ֥ר דִּבַּֽרְתִּי׃<text:s/></text:span><text:span text:style-name="T3264">‬</text:span>‬<text:span text:style-name="T3265">9</text:span><text:span text:style-name="T3266"> וְֽיָצְא֞וּ יֹשְׁבֵ֣י ׀ עָרֵ֣י יִשְׂרָאֵ֗ל וּבִעֲר֡וּ וְ֠הִשִּׂיקוּ בְּנֶ֨שֶׁק וּמָגֵ֤ן וְצִנָּה֙ בְּקֶ֣שֶׁת וּבְחִצִּ֔ים וּבְמַקֵּ֥ל יָ֖ד וּבְרֹ֑מַח וּבִעֲר֥וּ בָהֶ֛ם אֵ֖שׁ שֶׁ֥בַע שָׁנִֽים׃<text:s/></text:span><text:span text:style-name="T3267">‬</text:span>‬<text:span text:style-name="T3268">10</text:span><text:span text:style-name="T3269"> וְלֹֽא־יִשְׂא֨וּ עֵצִ֜ים מִן־הַשָּׂדֶ֗ה וְלֹ֤א יַחְטְבוּ֙ מִן־הַיְּעָרִ֔ים כִּ֥י בַנֶּ֖שֶׁק יְבַֽעֲרוּ־אֵ֑שׁ וְשָׁלְל֣וּ אֶת־שֹׁלְלֵיהֶ֗ם וּבָֽזְזוּ֙ אֶת־בֹּ֣זְזֵיהֶ֔ם נְאֻ֖ם אֲדֹנָ֥י יְהוִֽה׃</text:span><text:span text:style-name="T3270"><text:s/>ס<text:s/></text:span><text:span text:style-name="T3271">‬</text:span>‬<text:span text:style-name="T3272">11</text:span><text:span text:style-name="T3273"> וְהָיָ֣ה בַיּ֣וֹם הַה֡וּא אֶתֵּ֣ן לְגוֹג֩ ׀ מְקֽוֹם־שָׁ֨ם קֶ֜בֶר בְּיִשְׂרָאֵ֗ל גֵּ֤י הָעֹֽבְרִים֙ קִדְמַ֣ת הַיָּ֔ם וְחֹסֶ֥מֶת הִ֖יא אֶת־הָעֹֽבְרִ֑ים וְקָ֣בְרוּ שָׁ֗ם אֶת־גּוֹג֙ וְאֶת־כָּל־הֲמוֹנֹ֔ה וְקָ֣רְא֔וּ גֵּ֖יא הֲמ֥וֹן גּֽוֹג׃<text:s/></text:span><text:span text:style-name="T3274">‬</text:span>‬<text:span text:style-name="T3275">12</text:span><text:span text:style-name="T3276"> וּקְבָרוּם֙ בֵּ֣ית יִשְׂרָאֵ֔ל לְמַ֖עַן טַהֵ֣ר אֶת־הָאָ֑רֶץ שִׁבְעָ֖ה חֳדָשִֽׁים׃<text:s/></text:span><text:span text:style-name="T3277">‬</text:span>‬<text:span text:style-name="T3278">13</text:span><text:span text:style-name="T3279"> וְקָֽבְרוּ֙ כָּל־עַ֣ם הָאָ֔רֶץ וְהָיָ֥ה לָהֶ֖ם לְשֵׁ֑ם י֚וֹם הִכָּ֣בְדִ֔י נְאֻ֖ם אֲדֹנָ֥י יְהוִֽה׃<text:s/></text:span><text:span text:style-name="T3280">‬</text:span>‬<text:span text:style-name="T3281">14</text:span><text:span text:style-name="T3282"> וְאַנְשֵׁ֨י תָמִ֤יד יַבְדִּ֙ילוּ֙ עֹבְרִ֣ים בָּאָ֔רֶץ מְקַבְּרִ֣ים אֶת־הָעֹבְרִ֗ים אֶת־הַנּוֹתָרִ֛ים עַל־פְּנֵ֥י הָאָ֖רֶץ לְטַֽהֲרָ֑הּ מִקְצֵ֥ה שִׁבְעָֽה־חֳדָשִׁ֖ים יַחְקֹֽרוּ׃<text:s/></text:span><text:span text:style-name="T3283">‬</text:span>‬<text:span text:style-name="T3284">15</text:span><text:span text:style-name="T3285"> וְעָבְר֤וּ הָעֹֽבְרִים֙ בָּאָ֔רֶץ וְרָאָה֙ עֶ֣צֶם אָדָ֔ם וּבָנָ֥ה אֶצְל֖וֹ צִיּ֑וּן עַ֣ד קָבְר֤וּ אֹתוֹ֙ הַֽמְקַבְּרִ֔ים אֶל־גֵּ֖יא הֲמ֥וֹן גּֽוֹג׃<text:s/></text:span><text:span text:style-name="T3286">‬</text:span>‬<text:span text:style-name="T3287">16</text:span><text:span text:style-name="T3288"> וְגַ֥ם שֶׁם־עִ֛יר הֲמוֹנָ֖ה וְטִהֲר֥וּ הָאָֽרֶץ׃</text:span><text:span text:style-name="T3289"><text:s/>ס<text:s/></text:span><text:span text:style-name="T3290">‬</text:span>‬<text:span text:style-name="T3291">17</text:span><text:span text:style-name="T3292"> וְאַתָּ֨ה בֶן־אָדָ֜ם כֹּֽה־אָמַ֣ר ׀ אֲדֹנָ֣י יְהֹוִ֗ה אֱמֹר֩ לְצִפּ֨וֹר כָּל־כָּנָ֜ף וּלְכֹ֣ל ׀ חַיַּ֣ת הַשָּׂדֶ֗ה הִקָּבְצ֤וּ וָבֹ֙אוּ֙ הֵאָסְפ֣וּ מִסָּבִ֔יב עַל־זִבְחִ֗י אֲשֶׁ֨ר אֲנִ֜י זֹבֵ֤חַ לָכֶם֙ זֶ֣בַח גָּד֔וֹל עַ֖ל הָרֵ֣י יִשְׂרָאֵ֑ל וַאֲכַלְתֶּ֥ם בָּשָׂ֖ר וּשְׁתִ֥יתֶם דָּֽם׃<text:s/></text:span><text:span text:style-name="T3293">‬</text:span>‬<text:span text:style-name="T3294">18</text:span><text:span text:style-name="T3295"> בְּשַׂ֤ר גִּבּוֹרִים֙ תֹּאכֵ֔לוּ וְדַם־נְשִׂיאֵ֥י הָאָ֖רֶץ תִּשְׁתּ֑וּ אֵילִ֨ים כָּרִ֤ים וְעַתּוּדִים֙ פָּרִ֔ים מְרִיאֵ֥י בָשָׁ֖ן כֻּלָּֽם׃<text:s/></text:span><text:span text:style-name="T3296">‬</text:span>‬<text:span text:style-name="T3297">19</text:span><text:span text:style-name="T3298"> וַאֲכַלְתֶּם־חֵ֣לֶב לְשָׂבְעָ֔ה וּשְׁתִ֥יתֶם דָּ֖ם לְשִׁכָּר֑וֹן מִזִּבְחִ֖י אֲשֶׁר־זָבַ֥חְתִּי לָכֶֽם׃<text:s/></text:span><text:span text:style-name="T3299">‬</text:span>‬<text:span text:style-name="T3300">20</text:span><text:span text:style-name="T3301"> וּשְׂבַעְתֶּ֤ם עַל־שֻׁלְחָנִי֙ ס֣וּס וָרֶ֔כֶב גִּבּ֖וֹר וְכָל־אִ֣ישׁ מִלְחָמָ֑ה נְאֻ֖ם אֲדֹנָ֥י יְהוִֽה׃<text:s/></text:span><text:span text:style-name="T3302">‬</text:span>‬<text:span text:style-name="T3303">21</text:span><text:span text:style-name="T3304"> וְנָתַתִּ֥י אֶת־כְּבוֹדִ֖י בַּגּוֹיִ֑ם וְרָא֣וּ כָל־הַגּוֹיִ֗ם אֶת־מִשְׁפָּטִי֙ אֲשֶׁ֣ר עָשִׂ֔יתִי וְאֶת־יָדִ֖י אֲשֶׁר־שַׂ֥מְתִּי בָהֶֽם׃<text:s/></text:span><text:span text:style-name="T3305">‬</text:span>‬<text:span text:style-name="T3306">22</text:span><text:span text:style-name="T3307"> וְיָֽדְעוּ֙ בֵּ֣ית יִשְׂרָאֵ֔ל כִּ֛י אֲנִ֥י יְהוָ֖ה אֱלֹֽהֵיהֶ֑ם מִן־הַיּ֥וֹם הַה֖וּא וָהָֽלְאָה׃<text:s/></text:span><text:span text:style-name="T3308">‬</text:span>‬<text:span text:style-name="T3309">23</text:span><text:span text:style-name="T3310"> וְיָדְע֣וּ הַ֠גּוֹיִם כִּ֣י בַעֲוֺנָ֞ם גָּל֣וּ בֵֽית־יִשְׂרָאֵ֗ל עַ֚ל אֲשֶׁ֣ר מָֽעֲלוּ־בִ֔י וָאַסְתִּ֥ר פָּנַ֖י מֵהֶ֑ם וָֽאֶתְּנֵם֙ בְּיַ֣ד צָרֵיהֶ֔ם וַיִּפְּל֥וּ בַחֶ֖רֶב כֻּלָּֽם׃<text:s/></text:span><text:span text:style-name="T3311">‬</text:span>‬<text:span text:style-name="T3312">24</text:span><text:span text:style-name="T3313"> כְּטֻמְאָתָ֥ם וּכְפִשְׁעֵיהֶ֖ם עָשִׂ֣יתִי אֹתָ֑ם וָאַסְתִּ֥ר פָּנַ֖י מֵהֶֽם׃</text:span><text:span text:style-name="T3314"><text:s/>ס<text:s/></text:span><text:span text:style-name="T3315">‬</text:span>‬<text:span text:style-name="T3316">25</text:span><text:span text:style-name="T3317"> לָכֵ֗ן כֹּ֤ה אָמַר֙ אֲדֹנָ֣י יְהוִ֔ה עַתָּ֗ה אָשִׁיב֙ אֶת־*שבית **שְׁב֣וּת יַֽעֲקֹ֔ב וְרִֽחַמְתִּ֖י כָּל־בֵּ֣ית יִשְׂרָאֵ֑ל וְקִנֵּאתִ֖י לְשֵׁ֥ם קָדְשִֽׁי׃<text:s/></text:span><text:span text:style-name="T3318">‬</text:span>‬<text:span text:style-name="T3319">26</text:span><text:span text:style-name="T3320"> וְנָשׂוּ֙ אֶת־כְּלִמָּתָ֔ם וְאֶת־כָּל־מַעֲלָ֖ם אֲשֶׁ֣ר מָעֲלוּ־בִ֑י בְּשִׁבְתָּ֧ם עַל־אַדְמָתָ֛ם לָבֶ֖טַח וְאֵ֥ין מַחֲרִֽיד׃<text:s/></text:span><text:span text:style-name="T3321">‬</text:span>‬<text:span text:style-name="T3322">27</text:span><text:span text:style-name="T3323"> בְּשׁוֹבְבִ֤י אוֹתָם֙ מִן־הָ֣עַמִּ֔ים וְקִבַּצְתִּ֣י אֹתָ֔ם מֵֽאַרְצ֖וֹת אֹֽיְבֵיהֶ֑ם וְנִקְדַּ֣שְׁתִּי בָ֔ם לְעֵינֵ֖י הַגּוֹיִ֥ם רַבִּֽים׃<text:s/></text:span><text:span text:style-name="T3324">‬</text:span>‬<text:span text:style-name="T3325">28</text:span><text:span text:style-name="T3326"> וְיָדְע֗וּ כִּ֣י אֲנִ֤י יְהוָה֙ אֱלֹ֣הֵיהֶ֔ם בְּהַגְלוֹתִ֤י אֹתָם֙ אֶל־הַגּוֹיִ֔ם וְכִנַּסְתִּ֖ים עַל־אַדְמָתָ֑ם וְלֹֽא־אוֹתִ֥יר ע֛וֹד מֵהֶ֖ם שָֽׁם׃<text:s/></text:span><text:span text:style-name="T3327">‬</text:span>‬<text:span text:style-name="T3328">29</text:span><text:span text:style-name="T3329"> וְלֹֽא־אַסְתִּ֥יר ע֛וֹד פָּנַ֖י מֵהֶ֑ם אֲשֶׁ֨ר שָׁפַ֤כְתִּי אֶת־רוּחִי֙ עַל־בֵּ֣ית יִשְׂרָאֵ֔ל נְאֻ֖ם אֲדֹנָ֥י יְהוִֽה׃<text:s/></text:span><text:span text:style-name="T3330">פ<text:s/></text:span><text:span text:style-name="T3331">‬</text:span>‬‬‬‬‬‬‬‬‬‬‬‬‬‬‬‬‬‬‬‬‬‬‬‬‬‬‬‬‬</text:p>
      </text:section>
      <text:section text:name="Sect39" text:style-name="S39">
        <text:p text:style-name="P3332">Ezekiel 40</text:p>
        <text:p text:style-name="P3333"><text:span text:style-name="T3334">1</text:span><text:span text:style-name="T3335"> בְּעֶשְׂרִ֣ים וְחָמֵ֣שׁ שָׁנָ֣ה לְ֠גָלוּתֵנוּ בְּרֹ֨אשׁ הַשָּׁנָ֜ה בֶּעָשׂ֣וֹר לַחֹ֗דֶשׁ בְּאַרְבַּ֤ע עֶשְׂרֵה֙ שָׁנָ֔ה אַחַ֕ר אֲשֶׁ֥ר הֻכְּתָ֖ה הָעִ֑יר בְּעֶ֣צֶם ׀ הַיּ֣וֹם הַזֶּ֗ה הָיְתָ֤ה עָלַי֙ יַד־יְהוָ֔ה וַיָּבֵ֥א אֹתִ֖י שָֽׁמָּה׃<text:s/></text:span><text:span text:style-name="T3336">2</text:span><text:span text:style-name="T3337"> בְּמַרְא֣וֹת אֱלֹהִ֔ים הֱבִיאַ֖נִי אֶל־אֶ֣רֶץ יִשְׂרָאֵ֑ל וַיְנִיחֵ֗נִי אֶל־הַ֤ר גָּבֹ֙הַּ֙ מְאֹ֔ד וְעָלָ֥יו<text:s/></text:span><text:soft-page-break/><text:span text:style-name="T3338">כְּמִבְנֵה־עִ֖יר מִנֶּֽגֶב׃<text:s/></text:span><text:span text:style-name="T3339">‬</text:span>‬<text:span text:style-name="T3340">3</text:span><text:span text:style-name="T3341"> וַיָּבֵ֨יא אוֹתִ֜י שָׁ֗מָּה וְהִנֵּה־אִישׁ֙ מַרְאֵ֙הוּ֙ כְּמַרְאֵ֣ה נְחֹ֔שֶׁת וּפְתִיל־פִּשְׁתִּ֥ים בְּיָד֖וֹ וּקְנֵ֣ה הַמִּדָּ֑ה וְה֥וּא עֹמֵ֖ד בַּשָּֽׁעַר׃<text:s/></text:span><text:span text:style-name="T3342">‬</text:span>‬<text:span text:style-name="T3343">4</text:span><text:span text:style-name="T3344"> וַיְדַבֵּ֨ר אֵלַ֜י הָאִ֗ישׁ בֶּן־אָדָ֡ם רְאֵ֣ה בְעֵינֶיךָ֩ וּבְאָזְנֶ֨יךָ שְּׁמָ֜ע וְשִׂ֣ים לִבְּךָ֗ לְכֹ֤ל אֲשֶׁר־אֲנִי֙ מַרְאֶ֣ה אוֹתָ֔ךְ כִּ֛י לְמַ֥עַן הַרְאוֹתְכָ֖ה הֻבָ֣אתָה הֵ֑נָּה הַגֵּ֛ד אֶת־כָּל־אֲשֶׁר־אַתָּ֥ה רֹאֶ֖ה לְבֵ֥ית יִשְׂרָאֵֽל׃<text:s/></text:span><text:span text:style-name="T3345">‬</text:span>‬<text:span text:style-name="T3346">5</text:span><text:span text:style-name="T3347"> וְהִנֵּ֥ה חוֹמָ֛ה מִח֥וּץ לַבַּ֖יִת סָבִ֣יב ׀ סָבִ֑יב וּבְיַ֨ד הָאִ֜ישׁ קְנֵ֣ה הַמִּדָּ֗ה שֵׁשׁ־אַמּ֤וֹת בָּֽאַמָּה֙ וָטֹ֔פַח וַיָּ֜מָד אֶת־רֹ֤חַב הַבִּנְיָן֙ קָנֶ֣ה אֶחָ֔ד וְקוֹמָ֖ה קָנֶ֥ה אֶחָֽד׃<text:s/></text:span><text:span text:style-name="T3348">‬</text:span>‬<text:span text:style-name="T3349">6</text:span><text:span text:style-name="T3350"> וַיָּב֗וֹא אֶל־שַׁ֙עַר֙ אֲשֶׁ֤ר פָּנָיו֙ דֶּ֣רֶךְ הַקָּדִ֔ימָה וַיַּ֖עַל *במעלותו **בְּמַֽעֲלוֹתָ֑יו וַיָּ֣מָד ׀ אֶת־סַ֣ף הַשַּׁ֗עַר קָנֶ֤ה אֶחָד֙ רֹ֔חַב וְאֵת֙ סַ֣ף אֶחָ֔ד קָנֶ֥ה אֶחָ֖ד רֹֽחַב׃<text:s/></text:span><text:span text:style-name="T3351">‬</text:span>‬<text:span text:style-name="T3352">7</text:span><text:span text:style-name="T3353"> וְהַתָּ֗א קָנֶ֨ה אֶחָ֥ד אֹ֙רֶךְ֙ וְקָנֶ֤ה אֶחָד֙ רֹ֔חַב וּבֵ֥ין הַתָּאִ֖ים חָמֵ֣שׁ אַמּ֑וֹת וְסַ֣ף הַ֠שַּׁעַר מֵאֵ֨צֶל אוּלָ֥ם הַשַּׁ֛עַר מֵֽהַבַּ֖יִת קָנֶ֥ה אֶחָֽד׃<text:s/></text:span><text:span text:style-name="T3354">‬</text:span>‬<text:span text:style-name="T3355">8</text:span><text:span text:style-name="T3356"> וַיָּ֜מָד אֶת־אֻלָ֥ם הַשַּׁ֛עַר מֵהַבַּ֖יִת קָנֶ֥ה אֶחָֽד׃<text:s/></text:span><text:span text:style-name="T3357">‬</text:span>‬<text:span text:style-name="T3358">9</text:span><text:span text:style-name="T3359"> וַיָּ֜מָד אֶת־אֻלָ֤ם הַשַּׁ֙עַר֙ שְׁמֹנֶ֣ה אַמּ֔וֹת *ואילו **וְאֵילָ֖יו שְׁתַּ֣יִם אַמּ֑וֹת וְאֻלָ֥ם הַשַּׁ֖עַר מֵהַבָּֽיִת׃<text:s/></text:span><text:span text:style-name="T3360">‬</text:span>‬<text:span text:style-name="T3361">10</text:span><text:span text:style-name="T3362"> וְתָאֵ֨י הַשַּׁ֜עַר דֶּ֣רֶךְ הַקָּדִ֗ים שְׁלֹשָׁ֤ה מִפֹּה֙ וּשְׁלֹשָׁ֣ה מִפֹּ֔ה מִדָּ֥ה אַחַ֖ת לִשְׁלָשְׁתָּ֑ם וּמִדָּ֥ה אַחַ֛ת לָאֵילִ֖ם מִפֹּ֥ה וּמִפּֽוֹ׃<text:s/></text:span><text:span text:style-name="T3363">‬</text:span>‬<text:span text:style-name="T3364">11</text:span><text:span text:style-name="T3365"> וַיָּ֛מָד אֶת־רֹ֥חַב פֶּֽתַח־הַשַּׁ֖עַר עֶ֣שֶׂר אַמּ֑וֹת אֹ֣רֶךְ הַשַּׁ֔עַר שְׁל֥וֹשׁ עֶשְׂרֵ֖ה אַמּֽוֹת׃<text:s/></text:span><text:span text:style-name="T3366">‬</text:span>‬<text:span text:style-name="T3367">12</text:span><text:span text:style-name="T3368"> וּגְב֞וּל לִפְנֵ֤י הַתָּאוֹת֙ אַמָּ֣ה אֶחָ֔ת וְאַמָּה־אַחַ֥ת גְּב֖וּל מִפֹּ֑ה וְהַתָּ֕א שֵׁשׁ־אַמּ֣וֹת מִפּ֔וֹ וְשֵׁ֥שׁ אַמּ֖וֹת מִפּֽוֹ׃<text:s/></text:span><text:span text:style-name="T3369">‬</text:span>‬<text:span text:style-name="T3370">13</text:span><text:span text:style-name="T3371"> וַיָּ֣מָד אֶת־הַשַּׁ֗עַר מִגַּ֤ג הַתָּא֙ לְגַגּ֔וֹ רֹ֕חַב עֶשְׂרִ֥ים וְחָמֵ֖שׁ אַמּ֑וֹת פֶּ֖תַח נֶ֥גֶד פָּֽתַח׃<text:s/></text:span><text:span text:style-name="T3372">‬</text:span>‬<text:span text:style-name="T3373">14</text:span><text:span text:style-name="T3374"> וַיַּ֥עַשׂ אֶת־אֵילִ֖ים שִׁשִּׁ֣ים אַמָּ֑ה וְאֶל־אֵיל֙ הֶֽחָצֵ֔ר הַשַּׁ֖עַר סָבִ֥יב ׀ סָבִֽיב׃<text:s/></text:span><text:span text:style-name="T3375">‬</text:span>‬<text:span text:style-name="T3376">15</text:span><text:span text:style-name="T3377"> וְעַ֗ל פְּנֵי֙ הַשַּׁ֣עַר *היאתון **הָֽאִית֔וֹן עַל־לִפְנֵ֕י אֻלָ֥ם הַשַּׁ֖עַר הַפְּנִימִ֑י חֲמִשִּׁ֖ים אַמָּֽה׃<text:s/></text:span><text:span text:style-name="T3378">‬</text:span>‬<text:span text:style-name="T3379">16</text:span><text:span text:style-name="T3380"> וְחַלֹּנ֣וֹת אֲטֻמ֣וֹת אֶֽל־הַתָּאִ֡ים וְאֶל֩ אֵלֵיהֵ֨מָה לִפְנִ֤ימָה לַשַּׁ֙עַר֙ סָבִ֣יב ׀ סָבִ֔יב וְכֵ֖ן לָאֵֽלַמּ֑וֹת וְחַלּוֹנ֞וֹת סָבִ֤יב ׀ סָבִיב֙ לִפְנִ֔ימָה וְאֶל־אַ֖יִל תִּמֹרִֽים׃<text:s/></text:span><text:span text:style-name="T3381">‬</text:span>‬<text:span text:style-name="T3382">17</text:span><text:span text:style-name="T3383"> וַיְבִיאֵ֗נִי אֶל־הֶֽחָצֵר֙ הַחִ֣יצוֹנָ֔ה וְהִנֵּ֤ה לְשָׁכוֹת֙ וְרִֽצְפָ֔ה עָשׂ֥וּי לֶחָצֵ֖ר סָבִ֣יב ׀ סָבִ֑יב שְׁלֹשִׁ֥ים לְשָׁכ֖וֹת אֶל־הָרִֽצְפָֽה׃<text:s/></text:span><text:span text:style-name="T3384">‬</text:span>‬<text:span text:style-name="T3385">18</text:span><text:span text:style-name="T3386"> וְהָרִֽצְפָה֙ אֶל־כֶּ֣תֶף הַשְּׁעָרִ֔ים לְעֻמַּ֖ת אֹ֣רֶךְ הַשְּׁעָרִ֑ים הָרִֽצְפָ֖ה הַתַּחְתּוֹנָֽה׃<text:s/></text:span><text:span text:style-name="T3387">‬</text:span>‬<text:span text:style-name="T3388">19</text:span><text:span text:style-name="T3389"> וַיָּ֣מָד רֹ֡חַב מִלִּפְנֵי֩ הַשַּׁ֨עַר הַתַּחְתּ֜וֹנָה לִפְנֵ֨י הֶחָצֵ֧ר הַפְּנִימִ֛י מִח֖וּץ מֵאָ֣ה אַמָּ֑ה הַקָּדִ֖ים וְהַצָּפֽוֹן׃<text:s/></text:span><text:span text:style-name="T3390">‬</text:span>‬<text:span text:style-name="T3391">20</text:span><text:span text:style-name="T3392"> וְהַשַּׁ֗עַר אֲשֶׁ֤ר פָּנָיו֙ דֶּ֣רֶךְ הַצָּפ֔וֹן לֶחָצֵ֖ר הַחִֽיצוֹנָ֑ה מָדַ֥ד אָרְכּ֖וֹ וְרָחְבּֽוֹ׃<text:s/></text:span><text:span text:style-name="T3393">‬</text:span>‬<text:span text:style-name="T3394">21</text:span><text:span text:style-name="T3395"> *ותאו **וְתָאָ֗יו שְׁלוֹשָׁ֤ה מִפּוֹ֙ וּשְׁלֹשָׁ֣ה מִפּ֔וֹ *ואילו **וְאֵילָ֤יו *ואלמו **וְאֵֽלַמָּיו֙ הָיָ֔ה כְּמִדַּ֖ת הַשַּׁ֣עַר הָרִאשׁ֑וֹן חֲמִשִּׁ֤ים אַמָּה֙ אָרְכּ֔וֹ וְרֹ֕חַב חָמֵ֥שׁ וְעֶשְׂרִ֖ים בָּאַמָּֽה׃<text:s/></text:span><text:span text:style-name="T3396">‬</text:span>‬<text:span text:style-name="T3397">22</text:span><text:span text:style-name="T3398"> *וחלונו **וְחַלּוֹנָ֤יו *ואלמו **וְאֵֽלַמָּיו֙ *ותמרו **וְתִ֣מֹרָ֔יו כְּמִדַּ֣ת הַשַּׁ֔עַר אֲשֶׁ֥ר פָּנָ֖יו דֶּ֣רֶךְ הַקָּדִ֑ים וּבְמַעֲל֥וֹת שֶׁ֙בַע֙ יַֽעֲלוּ־ב֔וֹ *ואילמו **וְאֵֽילַמָּ֖יו לִפְנֵיהֶֽם׃<text:s/></text:span><text:span text:style-name="T3399">‬</text:span>‬<text:span text:style-name="T3400">23</text:span><text:span text:style-name="T3401"> וְשַׁ֙עַר֙ לֶחָצֵ֣ר הַפְּנִימִ֔י נֶ֣גֶד הַשַּׁ֔עַר לַצָּפ֖וֹן וְלַקָּדִ֑ים וַיָּ֧מָד מִשַּׁ֛עַר אֶל־שַׁ֖עַר מֵאָ֥ה אַמָּֽה׃<text:s/></text:span><text:span text:style-name="T3402">‬</text:span>‬<text:span text:style-name="T3403">24</text:span><text:span text:style-name="T3404"> וַיּוֹלִכֵ֙נִי֙ דֶּ֣רֶךְ הַדָּר֔וֹם וְהִנֵּה־שַׁ֖עַר דֶּ֣רֶךְ הַדָּר֑וֹם וּמָדַ֤ד *אילו **אֵילָיו֙ *ואילמו **וְאֵ֣ילַמָּ֔יו כַּמִּדּ֖וֹת הָאֵֽלֶּה׃<text:s/></text:span><text:span text:style-name="T3405">‬</text:span>‬<text:span text:style-name="T3406">25</text:span><text:span text:style-name="T3407"> וְחַלּוֹנִ֨ים ל֤וֹ *ולאילמו **וּלְאֵֽילַמָּיו֙ סָבִ֣יב ׀ סָבִ֔יב כְּהַחֲלֹּנ֖וֹת הָאֵ֑לֶּה חֲמִשִּׁ֤ים אַמָּה֙ אֹ֔רֶךְ וְרֹ֕חַב חָמֵ֥שׁ וְעֶשְׂרִ֖ים אַמָּֽה׃<text:s/></text:span><text:span text:style-name="T3408">‬</text:span>‬<text:span text:style-name="T3409">26</text:span><text:span text:style-name="T3410"> וּמַעֲל֤וֹת שִׁבְעָה֙ *עלותו **עֹֽלוֹתָ֔יו *ואלמו **וְאֵֽלַמָּ֖יו לִפְנֵיהֶ֑ם וְתִמֹרִ֣ים ל֗וֹ אֶחָ֥ד<text:s/></text:span><text:soft-page-break/><text:span text:style-name="T3411">מִפּ֛וֹ וְאֶחָ֥ד מִפּ֖וֹ אֶל־*אילו **אֵילָֽיו׃<text:s/></text:span><text:span text:style-name="T3412">‬</text:span>‬<text:span text:style-name="T3413">27</text:span><text:span text:style-name="T3414"> וְשַׁ֛עַר לֶחָצֵ֥ר הַפְּנִימִ֖י דֶּ֣רֶךְ הַדָּר֑וֹם וַיָּ֨מָד מִשַּׁ֧עַר אֶל־הַשַּׁ֛עַר דֶּ֥רֶךְ הַדָּר֖וֹם מֵאָ֥ה אַמּֽוֹת׃<text:s/></text:span><text:span text:style-name="T3415">‬</text:span>‬<text:span text:style-name="T3416">28</text:span><text:span text:style-name="T3417"> וַיְבִיאֵ֛נִי אֶל־חָצֵ֥ר הַפְּנִימִ֖י בְּשַׁ֣עַר הַדָּר֑וֹם וַיָּ֙מָד֙ אֶת־הַשַּׁ֣עַר הַדָּר֔וֹם כַּמִּדּ֖וֹת הָאֵֽלֶּה׃<text:s/></text:span><text:span text:style-name="T3418">‬</text:span>‬<text:span text:style-name="T3419">29</text:span><text:span text:style-name="T3420"> *ותאו **וְתָאָ֞יו *ואילו **וְאֵילָ֤יו *ואלמו **וְאֵֽלַמָּיו֙ כַּמִּדּ֣וֹת הָאֵ֔לֶּה וְחַלּוֹנ֥וֹת ל֛וֹ *ולאלמו **וּלְאֵלַמָּ֖יו סָבִ֣יב ׀ סָבִ֑יב חֲמִשִּׁ֤ים אַמָּה֙ אֹ֔רֶךְ וְרֹ֕חַב עֶשְׂרִ֥ים וְחָמֵ֖שׁ אַמּֽוֹת׃<text:s/></text:span><text:span text:style-name="T3421">‬</text:span>‬<text:span text:style-name="T3422">30</text:span><text:span text:style-name="T3423"> וְאֵֽלַמּ֖וֹת סָבִ֣יב ׀ סָבִ֑יב אֹ֗רֶךְ חָמֵ֤שׁ וְעֶשְׂרִים֙ אַמָּ֔ה וְרֹ֖חַב חָמֵ֥שׁ אַמּֽוֹת׃<text:s/></text:span><text:span text:style-name="T3424">‬</text:span>‬<text:span text:style-name="T3425">31</text:span><text:span text:style-name="T3426"> וְאֵלַמָּ֗ו אֶל־חָצֵר֙ הַחִ֣צוֹנָ֔ה וְתִמֹרִ֖ים אֶל־*אילו **אֵילָ֑יו וּמַעֲל֥וֹת שְׁמוֹנֶ֖ה *מעלו **מַעֲלָֽיו׃<text:s/></text:span><text:span text:style-name="T3427">‬</text:span>‬<text:span text:style-name="T3428">32</text:span><text:span text:style-name="T3429"> וַיְבִיאֵ֛נִי אֶל־הֶחָצֵ֥ר הַפְּנִימִ֖י דֶּ֣רֶךְ הַקָּדִ֑ים וַיָּ֣מָד אֶת־הַשַּׁ֔עַר כַּמִּדּ֖וֹת הָאֵֽלֶּה׃<text:s/></text:span><text:span text:style-name="T3430">‬</text:span>‬<text:span text:style-name="T3431">33</text:span><text:span text:style-name="T3432"> *ותאו **וְתָאָ֞יו *ואלו **וְאֵלָ֤יו *ואלמו **וְאֵֽלַמָּיו֙ כַּמִּדּ֣וֹת הָאֵ֔לֶּה וְחַלּוֹנ֥וֹת ל֛וֹ *ולאלמו **וּלְאֵלַמָּ֖יו סָבִ֣יב ׀ סָבִ֑יב אֹ֚רֶךְ חֲמִשִּׁ֣ים אַמָּ֔ה וְרֹ֕חַב חָמֵ֥שׁ וְעֶשְׂרִ֖ים אַמָּֽה׃<text:s/></text:span><text:span text:style-name="T3433">‬</text:span>‬<text:span text:style-name="T3434">34</text:span><text:span text:style-name="T3435"> *ואלמו **וְאֵלַמָּ֗יו לֶֽחָצֵר֙ הַחִ֣יצוֹנָ֔ה וְתִמֹרִ֥ים אֶל־*אלו **אֵלָ֖יו מִפּ֣וֹ וּמִפּ֑וֹ וּשְׁמֹנֶ֥ה מַעֲל֖וֹת *מעלו **מַעֲלָֽיו׃<text:s/></text:span><text:span text:style-name="T3436">‬</text:span>‬<text:span text:style-name="T3437">35</text:span><text:span text:style-name="T3438"> וַיְבִיאֵ֖נִי אֶל־שַׁ֣עַר הַצָּפ֑וֹן וּמָדַ֖ד כַּמִּדּ֥וֹת הָאֵֽלֶּה׃<text:s/></text:span><text:span text:style-name="T3439">‬</text:span>‬<text:span text:style-name="T3440">36</text:span><text:span text:style-name="T3441"> *תאו **תָּאָיו֙ *אלו **אֵלָ֣יו *ואלמו **וְאֽ͏ֵלַמָּ֔יו וְחַלּוֹנ֥וֹת ל֖וֹ סָבִ֣יב ׀ סָבִ֑יב אֹ֚רֶךְ חֲמִשִּׁ֣ים אַמָּ֔ה וְרֹ֕חַב חָמֵ֥שׁ וְעֶשְׂרִ֖ים אַמָּֽה׃<text:s/></text:span><text:span text:style-name="T3442">‬</text:span>‬<text:span text:style-name="T3443">37</text:span><text:span text:style-name="T3444"> *ואילו **וְאֵילָ֗יו לֶֽחָצֵר֙ הַחִ֣יצוֹנָ֔ה וְתִמֹרִ֥ים אֶל־*אילו **אֵילָ֖יו מִפּ֣וֹ וּמִפּ֑וֹ וּשְׁמֹנֶ֥ה מַעֲל֖וֹת *מעלו **מַעֲלָֽיו׃<text:s/></text:span><text:span text:style-name="T3445">‬</text:span>‬<text:span text:style-name="T3446">38</text:span><text:span text:style-name="T3447"> וְלִשְׁכָּ֣ה וּפִתְחָ֔הּ בְּאֵילִ֖ים הַשְּׁעָרִ֑ים שָׁ֖ם יָדִ֥יחוּ אֶת־הָעֹלָֽה׃<text:s/></text:span><text:span text:style-name="T3448">‬</text:span>‬<text:span text:style-name="T3449">39</text:span><text:span text:style-name="T3450"> וּבְאֻלָ֣ם הַשַּׁ֗עַר שְׁנַ֤יִם שֻׁלְחָנוֹת֙ מִפּ֔וֹ וּשְׁנַ֥יִם שֻׁלְחָנ֖וֹת מִפֹּ֑ה לִשְׁח֤וֹט אֲלֵיהֶם֙ הָעוֹלָ֔ה וְהַחַטָּ֖את וְהָאָשָֽׁם׃<text:s/></text:span><text:span text:style-name="T3451">‬</text:span>‬<text:span text:style-name="T3452">40</text:span><text:span text:style-name="T3453"> וְאֶל־הַכָּתֵ֣ף מִח֗וּצָה לָעוֹלֶה֙ לְפֶ֙תַח֙ הַשַּׁ֣עַר הַצָּפ֔וֹנָה שְׁנַ֖יִם שֻׁלְחָנ֑וֹת וְאֶל־הַכָּתֵ֣ף הָאַחֶ֗רֶת אֲשֶׁר֙ לְאֻלָ֣ם הַשַּׁ֔עַר שְׁנַ֖יִם שֻׁלְחָנֽוֹת׃<text:s/></text:span><text:span text:style-name="T3454">‬</text:span>‬<text:span text:style-name="T3455">41</text:span><text:span text:style-name="T3456"> אַרְבָּעָ֨ה שֻׁלְחָנ֜וֹת מִפֹּ֗ה וְאַרְבָּעָ֧ה שֻׁלְחָנ֛וֹת מִפֹּ֖ה לְכֶ֣תֶף הַשָּׁ֑עַר שְׁמוֹנָ֥ה שֻׁלְחָנ֖וֹת אֲלֵיהֶ֥ם יִשְׁחָֽטוּ׃<text:s/></text:span><text:span text:style-name="T3457">‬</text:span>‬<text:span text:style-name="T3458">42</text:span><text:span text:style-name="T3459"> וְאַרְבָּעָה֩ שֻׁלְחָנ֨וֹת לָעוֹלָ֜ה אַבְנֵ֣י גָזִ֗ית אֹרֶךְ֩ אַמָּ֨ה אַחַ֤ת וָחֵ֙צִי֙ וְרֹ֨חַב אַמָּ֤ה אַחַת֙ וָחֵ֔צִי וְגֹ֖בַהּ אַמָּ֣ה אֶחָ֑ת אֲלֵיהֶ֗ם וְיַנִּ֤יחוּ אֶת־הַכֵּלִים֙ אֲשֶׁ֨ר יִשְׁחֲט֧וּ אֶת־הָעוֹלָ֛ה בָּ֖ם וְהַזָּֽבַח׃<text:s/></text:span><text:span text:style-name="T3460">‬</text:span>‬<text:span text:style-name="T3461">43</text:span><text:span text:style-name="T3462"> וְהַֽשְׁפַתַּ֗יִם טֹ֧פַח אֶחָ֛ד מוּכָנִ֥ים בַּבַּ֖יִת סָבִ֣יב ׀ סָבִ֑יב וְאֶל־הַשֻּׁלְחָנ֖וֹת בְּשַׂ֥ר הַקָּרְבָֽן׃<text:s/></text:span><text:span text:style-name="T3463">‬</text:span>‬<text:span text:style-name="T3464">44</text:span><text:span text:style-name="T3465"> וּמִחוּצָה֩ לַשַּׁ֨עַר הַפְּנִימִ֜י לִֽשְׁכ֣וֹת שָׁרִ֗ים בֶּחָצֵ֤ר הַפְּנִימִי֙ אֲשֶׁ֗ר אֶל־כֶּ֙תֶף֙ שַׁ֣עַר הַצָּפ֔וֹן וּפְנֵיהֶ֖ם דֶּ֣רֶךְ הַדָּר֑וֹם אֶחָ֗ד אֶל־כֶּ֙תֶף֙ שַׁ֣עַר הַקָּדִ֔ים פְּנֵ֖י דֶּ֥רֶךְ הַצָּפֹֽן׃<text:s/></text:span><text:span text:style-name="T3466">‬</text:span>‬<text:span text:style-name="T3467">45</text:span><text:span text:style-name="T3468"> וַיְדַבֵּ֖ר אֵלָ֑י זֹ֣ה הַלִּשְׁכָּ֗ה אֲשֶׁ֤ר פָּנֶ֙יהָ֙ דֶּ֣רֶךְ הַדָּר֔וֹם לַכֹּ֣הֲנִ֔ים שֹׁמְרֵ֖י מִשְׁמֶ֥רֶת הַבָּֽיִת׃<text:s/></text:span><text:span text:style-name="T3469">‬</text:span>‬<text:span text:style-name="T3470">46</text:span><text:span text:style-name="T3471"> וְהַלִּשְׁכָּ֗ה אֲשֶׁ֤ר פָּנֶ֙יהָ֙ דֶּ֣רֶךְ הַצָּפ֔וֹן לַכֹּ֣הֲנִ֔ים שֹׁמְרֵ֖י מִשְׁמֶ֣רֶת הַמִּזְבֵּ֑חַ הֵ֣מָּה בְנֵֽי־צָד֗וֹק הַקְּרֵבִ֧ים מִבְּנֵֽי־לֵוִ֛י אֶל־יְהוָ֖ה לְשָׁרְתֽוֹ׃<text:s/></text:span><text:span text:style-name="T3472">‬</text:span>‬<text:span text:style-name="T3473">47</text:span><text:span text:style-name="T3474"> וַיָּ֨מָד אֶת־הֶחָצֵ֜ר אֹ֣רֶךְ ׀ מֵאָ֣ה אַמָּ֗ה וְרֹ֛חַב מֵאָ֥ה אַמָּ֖ה מְרֻבָּ֑עַת וְהַמִּזְבֵּ֖חַ לִפְנֵ֥י הַבָּֽיִת׃<text:s/></text:span><text:span text:style-name="T3475">‬</text:span>‬<text:span text:style-name="T3476">48</text:span><text:span text:style-name="T3477"> וַיְבִאֵנִי֮ אֶל־אֻלָ֣ם הַבַּיִת֒ וַיָּ֙מָד֙ אֵ֣ל אֻלָ֔ם חָמֵ֤שׁ אַמּוֹת֙ מִפֹּ֔ה וְחָמֵ֥שׁ אַמּ֖וֹת מִפֹּ֑ה וְרֹ֣חַב הַשַּׁ֔עַר שָׁלֹ֤שׁ אַמּוֹת֙ מִפּ֔וֹ וְשָׁלֹ֥שׁ אַמּ֖וֹת מִפּֽוֹ׃<text:s/></text:span><text:span text:style-name="T3478">‬</text:span>‬<text:span text:style-name="T3479">49</text:span><text:span text:style-name="T3480"> אֹ֣רֶךְ הָאֻלָ֞ם עֶשְׂרִ֣ים אַמָּ֗ה וְרֹ֙חַב֙ עַשְׁתֵּ֣י עֶשְׂרֵ֣ה אַמָּ֔ה וּבַֽמַּעֲל֔וֹת אֲשֶׁ֥ר יַעֲל֖וּ אֵלָ֑יו וְעַמֻּדִים֙ אֶל־הָ֣אֵילִ֔ים אֶחָ֥ד מִפֹּ֖ה וְאֶחָ֥ד מִפֹּֽה׃<text:s/></text:span><text:span text:style-name="T3481">‬</text:span>‬‬‬‬‬‬‬‬‬‬‬‬‬‬‬‬‬‬‬‬‬‬‬‬‬‬‬‬‬‬‬‬‬‬‬‬‬‬‬‬‬‬‬‬‬‬‬‬‬</text:p>
      </text:section>
      <text:section text:name="Sect40" text:style-name="S40">
        <text:soft-page-break/>
        <text:p text:style-name="P3482">Ezekiel 41</text:p>
        <text:p text:style-name="P3483"><text:span text:style-name="T3484">1</text:span><text:span text:style-name="T3485"> וַיְבִיאֵ֖נִי אֶל־הַהֵיכָ֑ל וַיָּ֣מָד אֶת־הָאֵילִ֗ים שֵׁשׁ־אַמּ֨וֹת רֹ֧חַב מִפּ֛וֹ וְשֵׁשׁ־אַמּֽוֹת־רֹ֥חַב מִפּ֖וֹ רֹ֥חַב הָאֹֽהֶל׃<text:s/></text:span><text:span text:style-name="T3486">2</text:span><text:span text:style-name="T3487"> וְרֹ֣חַב הַפֶּתַח֮ עֶ֣שֶׂר אַמּוֹת֒ וְכִתְפ֣וֹת הַפֶּ֔תַח חָמֵ֤שׁ אַמּוֹת֙ מִפּ֔וֹ וְחָמֵ֥שׁ אַמּ֖וֹת מִפּ֑וֹ וַיָּ֤מָד אָרְכּוֹ֙ אַרְבָּעִ֣ים אַמָּ֔ה וְרֹ֖חַב עֶשְׂרִ֥ים אַמָּֽה׃<text:s/></text:span><text:span text:style-name="T3488">‬</text:span>‬<text:span text:style-name="T3489">3</text:span><text:span text:style-name="T3490"> וּבָ֣א לִפְנִ֔ימָה וַיָּ֥מָד אֵֽיל־הַפֶּ֖תַח שְׁתַּ֣יִם אַמּ֑וֹת וְהַפֶּ֙תַח֙ שֵׁ֣שׁ אַמּ֔וֹת וְרֹ֥חַב הַפֶּ֖תַח שֶׁ֥בַע אַמּֽוֹת׃<text:s/></text:span><text:span text:style-name="T3491">‬</text:span>‬<text:span text:style-name="T3492">4</text:span><text:span text:style-name="T3493"> וַיָּ֨מָד אֶת־אָרְכּ֜וֹ עֶשְׂרִ֣ים אַמָּ֗ה וְרֹ֛חַב עֶשְׂרִ֥ים אַמָּ֖ה אֶל־פְּנֵ֣י הַֽהֵיכָ֑ל וַיֹּ֣אמֶר אֵלַ֔י זֶ֖ה קֹ֥דֶשׁ הַקֳּדָשִֽׁים׃<text:s/></text:span><text:span text:style-name="T3494">‬</text:span>‬<text:span text:style-name="T3495">5</text:span><text:span text:style-name="T3496"> וַיָּ֥מָד קִֽיר־הַבַּ֖יִת שֵׁ֣שׁ אַמּ֑וֹת וְרֹ֣חַב הַצֵּלָע֩ אַרְבַּ֨ע אַמּ֜וֹת סָבִ֧יב ׀ סָבִ֛יב לַבַּ֖יִת סָבִֽיב׃<text:s/></text:span><text:span text:style-name="T3497">‬</text:span>‬<text:span text:style-name="T3498">6</text:span><text:span text:style-name="T3499"> וְהַצְּלָעוֹת֩ צֵלָ֨ע אֶל־צֵלָ֜ע שָׁל֧וֹשׁ וּשְׁלֹשִׁ֣ים פְּעָמִ֗ים וּ֠בָאוֹת בַּקִּ֨יר אֲשֶׁר־לַבַּ֧יִת לַצְּלָע֛וֹת סָבִ֥יב ׀ סָבִ֖יב לִהְי֣וֹת אֲחוּזִ֑ים וְלֹֽא־יִהְי֥וּ אֲחוּזִ֖ים בְּקִ֥יר הַבָּֽיִת׃<text:s/></text:span><text:span text:style-name="T3500">‬</text:span>‬<text:span text:style-name="T3501">7</text:span><text:span text:style-name="T3502"> וְֽרָחֲבָ֡ה וְֽנָסְבָה֩ לְמַ֨עְלָה לְמַ֜עְלָה לַצְּלָע֗וֹת כִּ֣י מֽוּסַב־הַ֠בַּיִת לְמַ֨עְלָה לְמַ֜עְלָה סָבִ֤יב ׀ סָבִיב֙ לַבַּ֔יִת עַל־כֵּ֥ן רֹֽחַב־לַבַּ֖יִת לְמָ֑עְלָה וְכֵ֧ן הַתַּחְתּוֹנָ֛ה יַעֲלֶ֥ה עַל־הָעֶלְיוֹנָ֖ה לַתִּיכוֹנָֽה׃<text:s/></text:span><text:span text:style-name="T3503">‬</text:span>‬<text:span text:style-name="T3504">8</text:span><text:span text:style-name="T3505"> וְרָאִ֧יתִי לַבַּ֛יִת גֹּ֖בַהּ סָבִ֣יב ׀ סָבִ֑יב *מיסדות **מוּסְד֤וֹת הַצְּלָעוֹת֙ מְל֣וֹ הַקָּנֶ֔ה שֵׁ֥שׁ אַמּ֖וֹת אַצִּֽילָה׃<text:s/></text:span><text:span text:style-name="T3506">‬</text:span>‬<text:span text:style-name="T3507">9</text:span><text:span text:style-name="T3508"> רֹ֣חַב הַקִּ֧יר אֲ‍ֽשֶׁר־לַצֵּלָ֛ע אֶל־הַח֖וּץ חָמֵ֣שׁ אַמּ֑וֹת וַאֲשֶׁ֣ר מֻנָּ֔ח בֵּ֥ית צְלָע֖וֹת אֲשֶׁ֥ר לַבָּֽיִת׃<text:s/></text:span><text:span text:style-name="T3509">‬</text:span>‬<text:span text:style-name="T3510">10</text:span><text:span text:style-name="T3511"> וּבֵ֨ין הַלְּשָׁכ֜וֹת רֹ֣חַב עֶשְׂרִ֥ים אַמָּ֛ה סָבִ֥יב לַבַּ֖יִת סָבִ֥יב ׀ סָבִֽיב׃<text:s/></text:span><text:span text:style-name="T3512">‬</text:span>‬<text:span text:style-name="T3513">11</text:span><text:span text:style-name="T3514"> וּפֶ֤תַח הַצֵּלָע֙ לַמֻּנָּ֔ח פֶּ֤תַח אֶחָד֙ דֶּ֣רֶךְ הַצָּפ֔וֹן וּפֶ֥תַח אֶחָ֖ד לַדָּר֑וֹם וְרֹ֙חַב֙ מְק֣וֹם הַמֻּנָּ֔ח חָמֵ֥שׁ אַמּ֖וֹת סָבִ֥יב ׀ סָבִֽיב׃<text:s/></text:span><text:span text:style-name="T3515">‬</text:span>‬<text:span text:style-name="T3516">12</text:span><text:span text:style-name="T3517"> וְהַבִּנְיָ֡ן אֲשֶׁר֩ אֶל־פְּנֵ֨י הַגִּזְרָ֜ה פְּאַ֣ת דֶּֽרֶךְ־הַיָּ֗ם רֹ֚חַב שִׁבְעִ֣ים אַמָּ֔ה וְקִ֧יר הַבִּנְיָ֛ן חָֽמֵשׁ־אַמּ֥וֹת רֹ֖חַב סָבִ֣יב ׀ סָבִ֑יב וְאָרְכּ֖וֹ תִּשְׁעִ֥ים אַמָּֽה׃<text:s/></text:span><text:span text:style-name="T3518">‬</text:span>‬<text:span text:style-name="T3519">13</text:span><text:span text:style-name="T3520"> וּמָדַ֣ד אֶת־הַבַּ֔יִת אֹ֖רֶךְ מֵאָ֣ה אַמָּ֑ה וְהַגִּזְרָ֤ה וְהַבִּנְיָה֙ וְקִ֣ירוֹתֶ֔יהָ אֹ֖רֶךְ מֵאָ֥ה אַמָּֽה׃<text:s/></text:span><text:span text:style-name="T3521">‬</text:span>‬<text:span text:style-name="T3522">14</text:span><text:span text:style-name="T3523"> וְרֹחַב֩ פְּנֵ֨י הַבַּ֧יִת וְהַגִּזְרָ֛ה לַקָּדִ֖ים מֵאָ֥ה אַמָּֽה׃<text:s/></text:span><text:span text:style-name="T3524">‬</text:span>‬<text:span text:style-name="T3525">15</text:span><text:span text:style-name="T3526"> וּמָדַ֣ד אֹֽרֶךְ־הַ֠בִּנְיָן אֶל־פְּנֵ֨י הַגִּזְרָ֜ה אֲשֶׁ֨ר עַל־אַחֲרֶ֧יהָ *ואתוקיהא **וְאַתִּיקֶ֛יהָא מִפּ֥וֹ וּמִפּ֖וֹ מֵאָ֣ה אַמָּ֑ה וְהַֽהֵיכָל֙ הַפְּנִימִ֔י וְאֻֽלַמֵּ֖י הֶחָצֵֽר׃<text:s/></text:span><text:span text:style-name="T3527">‬</text:span>‬<text:span text:style-name="T3528">16</text:span><text:span text:style-name="T3529"> הַסִּפִּ֡ים וְהַחַלּוֹנִ֣ים הָ֠אֲטֻמוֹת וְהָאַתִּיקִ֤ים ׀ סָבִיב֙ לִשְׁלָשְׁתָּ֔ם נֶ֧גֶד הַסַּ֛ף שְׂחִ֥יף עֵ֖ץ סָבִ֣יב ׀ סָבִ֑יב וְהָאָ֙רֶץ֙ עַד־הַֽחַלֹּנ֔וֹת וְהַֽחַלֹּנ֖וֹת מְכֻסּֽוֹת׃<text:s/></text:span><text:span text:style-name="T3530">‬</text:span>‬<text:span text:style-name="T3531">17</text:span><text:span text:style-name="T3532"> עַל־מֵעַ֣ל הַפֶּ֡תַח וְעַד־הַבַּיִת֩ הַפְּנִימִ֨י וְלַח֜וּץ וְאֶל־כָּל־הַקִּ֨יר סָבִ֧יב ׀ סָבִ֛יב בַּפְּנִימִ֥י וּבַחִיצ֖וֹן מִדּֽוֹת׃<text:s/></text:span><text:span text:style-name="T3533">‬</text:span>‬<text:span text:style-name="T3534">18</text:span><text:span text:style-name="T3535"> וְעָשׂ֥וּי כְּרוּבִ֖ים וְתִֽמֹרִ֑ים וְתִֽמֹרָה֙ בֵּין־כְּר֣וּב לִכְר֔וּב וּשְׁנַ֥יִם פָּנִ֖ים לַכְּרֽוּב׃<text:s/></text:span><text:span text:style-name="T3536">‬</text:span>‬<text:span text:style-name="T3537">19</text:span><text:span text:style-name="T3538"> וּפְנֵ֨י אָדָ֤ם אֶל־הַתִּֽמֹרָה֙ מִפּ֔וֹ וּפְנֵֽי־כְפִ֥יר אֶל־הַתִּֽמֹרָ֖ה מִפּ֑וֹ עָשׂ֥וּי אֶל־כָּל־הַבַּ֖יִת סָבִ֥יב ׀ סָבִֽיב׃<text:s/></text:span><text:span text:style-name="T3539">‬</text:span>‬<text:span text:style-name="T3540">20</text:span><text:span text:style-name="T3541"> מֵהָאָ֙רֶץ֙ עַד־מֵעַ֣ל הַפֶּ֔תַח הַכְּרוּבִ֥ים וְהַתִּֽמֹרִ֖ים עֲשׂוּיִ֑ם וְקִ֖יר הַׄהֵׄיׄכָֽׄלׄ׃<text:s/></text:span>‬‬<text:span text:style-name="T3542">21</text:span><text:span text:style-name="T3543"> הַֽהֵיכָ֖ל מְזוּזַ֣ת רְבֻעָ֑ה וּפְנֵ֣י הַקֹּ֔דֶשׁ הַמַּרְאֶ֖ה כַּמַּרְאֶֽה׃<text:s/></text:span><text:span text:style-name="T3544">‬</text:span>‬<text:span text:style-name="T3545">22</text:span><text:span text:style-name="T3546"> הַמִּזְבֵּ֡חַ עֵ֣ץ שָׁלוֹשׁ֩ אַמּ֨וֹת גָּבֹ֜הַּ וְאָרְכּ֣וֹ שְׁתַּֽיִם־אַמּ֗וֹת וּמִקְצֹֽעוֹתָיו֙ ל֔וֹ וְאָרְכּ֥וֹ וְקִֽירֹתָ֖יו עֵ֑ץ וַיְדַבֵּ֣ר אֵלַ֔י זֶ֚ה הַשֻּׁלְחָ֔ן אֲשֶׁ֖ר לִפְנֵ֥י יְהוָֽה׃<text:s/></text:span><text:span text:style-name="T3547">‬</text:span>‬<text:span text:style-name="T3548">23</text:span><text:span text:style-name="T3549"> וּשְׁתַּ֧יִם דְּלָת֛וֹת לַֽהֵיכָ֖ל וְלַקֹּֽדֶשׁ׃<text:s/></text:span><text:span text:style-name="T3550">‬</text:span>‬<text:span text:style-name="T3551">24</text:span><text:span text:style-name="T3552"> וּשְׁתַּ֥יִם דְּלָת֖וֹת לַדְּלָת֑וֹת שְׁ֚תַּיִם מוּסַבּ֣וֹת דְּלָת֔וֹת שְׁ֚תַּיִם לְדֶ֣לֶת אֶחָ֔ת וּשְׁתֵּ֥י דְלָת֖וֹת לָאַחֶֽרֶת׃<text:s/></text:span><text:span text:style-name="T3553">‬</text:span>‬<text:span text:style-name="T3554">25</text:span><text:span text:style-name="T3555"> וַעֲשׂוּיָ֨ה אֲלֵיהֶ֜ן אֶל־דַּלְת֤וֹת הַֽהֵיכָל֙ כְּרוּבִ֣ים וְתִֽמֹרִ֔ים כַּאֲשֶׁ֥ר עֲשׂוּיִ֖ם<text:s/></text:span><text:soft-page-break/><text:span text:style-name="T3556">לַקִּיר֑וֹת וְעָ֥ב עֵ֛ץ אֶל־פְּנֵ֥י הָאוּלָ֖ם מֵהַחֽוּץ׃<text:s/></text:span><text:span text:style-name="T3557">‬</text:span>‬<text:span text:style-name="T3558">26</text:span><text:span text:style-name="T3559"> וְחַלּוֹנִ֨ים אֲטֻמ֤וֹת וְתִֽמֹרִים֙ מִפּ֣וֹ וּמִפּ֔וֹ אֶל־כִּתְפ֖וֹת הָֽאוּלָ֑ם וְצַלְע֥וֹת הַבַּ֖יִת וְהָעֻבִּֽים׃<text:s/></text:span><text:span text:style-name="T3560">‬</text:span>‬‬‬‬‬‬‬‬‬‬‬‬‬‬‬‬‬‬‬‬‬‬‬‬‬‬‬</text:p>
      </text:section>
      <text:section text:name="Sect41" text:style-name="S41">
        <text:p text:style-name="P3561">Ezekiel 42</text:p>
        <text:p text:style-name="P3562"><text:span text:style-name="T3563">1</text:span><text:span text:style-name="T3564"> וַיּוֹצִאֵ֗נִי אֶל־הֶֽחָצֵר֙ הַחִ֣יצוֹנָ֔ה הַדֶּ֖רֶךְ דֶּ֣רֶךְ הַצָּפ֑וֹן וָיְבִאֵ֣נִי אֶל־הַלִּשְׁכָּ֗ה אֲשֶׁ֨ר נֶ֧גֶד הַגִּזְרָ֛ה וַאֲשֶֽׁר־נֶ֥גֶד הַבִּנְיָ֖ן אֶל־הַצָּפֽוֹן׃<text:s/></text:span><text:span text:style-name="T3565">2</text:span><text:span text:style-name="T3566"> אֶל־פְּנֵי־אֹ֙רֶךְ֙ אַמּ֣וֹת הַמֵּאָ֔ה פֶּ֖תַח הַצָּפ֑וֹן וְהָרֹ֖חַב חֲמִשִּׁ֥ים אַמּֽוֹת׃<text:s/></text:span><text:span text:style-name="T3567">‬</text:span>‬<text:span text:style-name="T3568">3</text:span><text:span text:style-name="T3569"> נֶ֣גֶד הָֽעֶשְׂרִ֗ים אֲשֶׁר֙ לֶחָצֵ֣ר הַפְּנִימִ֔י וְנֶ֣גֶד רִֽצְפָ֔ה אֲשֶׁ֖ר לֶחָצֵ֣ר הַחִֽיצוֹנָ֑ה אַתִּ֥יק אֶל־פְּנֵֽי־אַתִּ֖יק בַּשְּׁלִשִֽׁים׃<text:s/></text:span><text:span text:style-name="T3570">‬</text:span>‬<text:span text:style-name="T3571">4</text:span><text:span text:style-name="T3572"> וְלִפְנֵ֨י הַלְּשָׁכ֜וֹת מַהֲלַךְ֩ עֶ֨שֶׂר אַמּ֥וֹת רֹ֙חַב֙ אֶל־הַפְּנִימִ֔ית דֶּ֖רֶךְ אַמָּ֣ה אֶחָ֑ת וּפִתְחֵיהֶ֖ם לַצָּפֽוֹן׃<text:s/></text:span><text:span text:style-name="T3573">‬</text:span>‬<text:span text:style-name="T3574">5</text:span><text:span text:style-name="T3575"> וְהַלְּשָׁכ֥וֹת הָעֶלְיוֹנֹ֖ת קְצֻר֑וֹת כִּֽי־יוֹכְל֨וּ אַתִּיקִ֜ים מֵהֵ֗נָה מֵֽהַתַּחְתֹּנ֛וֹת וּמֵהַתִּֽכֹנ֖וֹת בִּנְיָֽן׃<text:s/></text:span><text:span text:style-name="T3576">‬</text:span>‬<text:span text:style-name="T3577">6</text:span><text:span text:style-name="T3578"> כִּ֤י מְשֻׁלָּשׁוֹת֙ הֵ֔נָּה וְאֵ֤ין לָהֶן֙ עַמּוּדִ֔ים כְּעַמּוּדֵ֖י הַחֲצֵר֑וֹת עַל־כֵּ֣ן נֶאֱצַ֗ל מֵהַתַּחְתּוֹנ֛וֹת וּמֵהַתִּֽיכֹנ֖וֹת מֵהָאָֽרֶץ׃<text:s/></text:span><text:span text:style-name="T3579">‬</text:span>‬<text:span text:style-name="T3580">7</text:span><text:span text:style-name="T3581"> וְגָדֵ֤ר אֲשֶׁר־לַחוּץ֙ לְעֻמַּ֣ת הַלְּשָׁכ֔וֹת דֶּ֛רֶךְ הֶחָצֵ֥ר הַחִֽצוֹנָ֖ה אֶל־פְּנֵ֣י הַלְּשָׁכ֑וֹת אָרְכּ֖וֹ חֲמִשִּׁ֥ים אַמָּֽה׃<text:s/></text:span><text:span text:style-name="T3582">‬</text:span>‬<text:span text:style-name="T3583">8</text:span><text:span text:style-name="T3584"> כִּֽי־אֹ֣רֶךְ הַלְּשָׁכ֗וֹת אֲשֶׁ֛ר לֶחָצֵ֥ר הַחִֽצוֹנָ֖ה חֲמִשִּׁ֣ים אַמָּ֑ה וְהִנֵּ֛ה עַל־פְּנֵ֥י הַהֵיכָ֖ל מֵאָ֥ה אַמָּֽה׃<text:s/></text:span><text:span text:style-name="T3585">‬</text:span>‬<text:span text:style-name="T3586">9</text:span><text:span text:style-name="T3587"> *ומתחתה *לשכות **וּמִתַּ֖חַת **הַלְּשָׁכ֣וֹת הָאֵ֑לֶּה *המבוא **הַמֵּבִיא֙ מֵֽהַקָּדִ֔ים בְּבֹא֣וֹ לָהֵ֔נָּה מֵֽהֶחָצֵ֖ר הַחִצֹנָֽה׃<text:s/></text:span><text:span text:style-name="T3588">‬</text:span>‬<text:span text:style-name="T3589">10</text:span><text:span text:style-name="T3590"> בְּרֹ֣חַב ׀ גֶּ֣דֶר הֶחָצֵ֗ר דֶּ֧רֶךְ הַקָּדִ֛ים אֶל־פְּנֵ֧י הַגִּזְרָ֛ה וְאֶל־פְּנֵ֥י הַבִּנְיָ֖ן לְשָׁכֽוֹת׃<text:s/></text:span><text:span text:style-name="T3591">‬</text:span>‬<text:span text:style-name="T3592">11</text:span><text:span text:style-name="T3593"> וְדֶ֙רֶךְ֙ לִפְנֵיהֶ֔ם כְּמַרְאֵ֣ה הַלְּשָׁכ֗וֹת אֲשֶׁר֙ דֶּ֣רֶךְ הַצָּפ֔וֹן כְּאָרְכָּ֖ן כֵּ֣ן רָחְבָּ֑ן וְכֹל֙ מוֹצָ֣אֵיהֶ֔ן וּכְמִשְׁפְּטֵיהֶ֖ן וּכְפִתְחֵיהֶֽן׃<text:s/></text:span><text:span text:style-name="T3594">‬</text:span>‬<text:span text:style-name="T3595">12</text:span><text:span text:style-name="T3596"> וּכְפִתְחֵ֣י הַלְּשָׁכ֗וֹת אֲשֶׁר֙ דֶּ֣רֶךְ הַדָּר֔וֹם פֶּ֖תַח בְּרֹ֣אשׁ דָּ֑רֶךְ דֶּ֗רֶךְ בִּפְנֵי֙ הַגְּדֶ֣רֶת הֲגִינָ֔ה דֶּ֥רֶךְ הַקָּדִ֖ים בְּבוֹאָֽן׃<text:s/></text:span><text:span text:style-name="T3597">‬</text:span>‬<text:span text:style-name="T3598">13</text:span><text:span text:style-name="T3599"> וַיֹּ֣אמֶר אֵלַ֗י לִֽשְׁכ֨וֹת הַצָּפ֜וֹן לִֽשְׁכ֣וֹת הַדָּרוֹם֮ אֲשֶׁ֣ר אֶל־פְּנֵ֣י הַגִּזְרָה֒ הֵ֣נָּה ׀ לִֽשְׁכ֣וֹת הַקֹּ֗דֶשׁ אֲשֶׁ֨ר יֹאכְלוּ־שָׁ֧ם הַכֹּהֲנִ֛ים אֲשֶׁר־קְרוֹבִ֥ים לַֽיהוָ֖ה קָדְשֵׁ֣י הַקֳּדָשִׁ֑ים שָׁ֞ם יַנִּ֣יחוּ ׀ קָדְשֵׁ֣י הַקֳּדָשִׁ֗ים וְהַמִּנְחָה֙ וְהַחַטָּ֣את וְהָאָשָׁ֔ם כִּ֥י הַמָּק֖וֹם קָדֹֽשׁ׃<text:s/></text:span><text:span text:style-name="T3600">‬</text:span>‬<text:span text:style-name="T3601">14</text:span><text:span text:style-name="T3602"> בְּבֹאָ֣ם הַכֹּהֲנִ֗ים וְלֹֽא־יֵצְא֤וּ מֵהַקֹּ֙דֶשׁ֙ אֶל־הֶחָצֵ֣ר הַחִיצוֹנָ֔ה וְשָׁ֞ם יַנִּ֧יחוּ בִגְדֵיהֶ֛ם אֲשֶׁר־יְשָׁרְת֥וּ בָהֶ֖ן כִּֽי־קֹ֣דֶשׁ הֵ֑נָּה *ילבשו **וְלָבְשׁוּ֙ בְּגָדִ֣ים אֲחֵרִ֔ים וְקָרְב֖וּ אֶל־אֲשֶׁ֥ר לָעָֽם׃<text:s/></text:span><text:span text:style-name="T3603">‬</text:span>‬<text:span text:style-name="T3604">15</text:span><text:span text:style-name="T3605"> וְכִלָּ֗ה אֶת־מִדּוֹת֙ הַבַּ֣יִת הַפְּנִימִ֔י וְהוֹצִיאַ֙נִי֙ דֶּ֣רֶךְ הַשַּׁ֔עַר אֲשֶׁ֥ר פָּנָ֖יו דֶּ֣רֶךְ הַקָּדִ֑ים וּמְדָד֖וֹ סָבִ֥יב ׀ סָבִֽיב׃<text:s/></text:span><text:span text:style-name="T3606">‬</text:span>‬<text:span text:style-name="T3607">16</text:span><text:span text:style-name="T3608"> מָדַ֛ד ר֥וּחַ הַקָּדִ֖ים בִּקְנֵ֣ה הַמִּדָּ֑ה חֲמֵשׁ־*אמות **מֵא֥וֹת קָנִ֛ים בִּקְנֵ֥ה הַמִּדָּ֖ה סָבִֽיב׃<text:s/></text:span><text:span text:style-name="T3609">‬</text:span>‬<text:span text:style-name="T3610">17</text:span><text:span text:style-name="T3611"> מָדַ֖ד ר֣וּחַ הַצָּפ֑וֹן חֲמֵשׁ־מֵא֥וֹת קָנִ֛ים בִּקְנֵ֥ה הַמִּדָּ֖ה סָבִֽיב׃<text:s/></text:span><text:span text:style-name="T3612">‬</text:span>‬<text:span text:style-name="T3613">18</text:span><text:span text:style-name="T3614"> אֵ֛ת ר֥וּחַ הַדָּר֖וֹם מָדָ֑ד חֲמֵשׁ־מֵא֥וֹת קָנִ֖ים בִּקְנֵ֥ה הַמִּדָּֽה׃<text:s/></text:span><text:span text:style-name="T3615">‬</text:span>‬<text:span text:style-name="T3616">19</text:span><text:span text:style-name="T3617"> סָבַ֖ב אֶל־ר֣וּחַ הַיָּ֑ם מָדַ֛ד חֲמֵשׁ־מֵא֥וֹת קָנִ֖ים בִּקְנֵ֥ה הַמִּדָּֽה׃<text:s/></text:span><text:span text:style-name="T3618">‬</text:span>‬<text:span text:style-name="T3619">20</text:span><text:span text:style-name="T3620"> לְאַרְבַּ֨ע רוּח֜וֹת מְדָד֗וֹ ח֤וֹמָה לוֹ֙ סָבִ֣יב ׀ סָבִ֔יב אֹ֚רֶךְ חֲמֵ֣שׁ מֵא֔וֹת וְרֹ֖חַב חֲמֵ֣שׁ מֵא֑וֹת לְהַבְדִּ֕יל בֵּ֥ין הַקֹּ֖דֶשׁ לְחֹֽל׃<text:s/></text:span><text:span text:style-name="T3621">‬</text:span>‬‬‬‬‬‬‬‬‬‬‬‬‬‬‬‬‬‬‬‬</text:p>
      </text:section>
      <text:section text:name="Sect42" text:style-name="S42">
        <text:soft-page-break/>
        <text:p text:style-name="P3622">Ezekiel 43</text:p>
        <text:p text:style-name="P3623"><text:span text:style-name="T3624">1</text:span><text:span text:style-name="T3625"> וַיּוֹלִכֵ֖נִי אֶל־הַשָּׁ֑עַר שַׁ֕עַר אֲשֶׁ֥ר פֹּנֶ֖ה דֶּ֥רֶךְ הַקָּדִֽים׃<text:s/></text:span><text:span text:style-name="T3626">2</text:span><text:span text:style-name="T3627"> וְהִנֵּ֗ה כְּבוֹד֙ אֱלֹהֵ֣י יִשְׂרָאֵ֔ל בָּ֖א מִדֶּ֣רֶךְ הַקָּדִ֑ים וְקוֹל֗וֹ כְּקוֹל֙ מַ֣יִם רַבִּ֔ים וְהָאָ֖רֶץ הֵאִ֥ירָה מִכְּבֹדֽוֹ׃<text:s/></text:span><text:span text:style-name="T3628">‬</text:span>‬<text:span text:style-name="T3629">3</text:span><text:span text:style-name="T3630"> וּכְמַרְאֵ֨ה הַמַּרְאֶ֜ה אֲשֶׁ֣ר רָאִ֗יתִי כַּמַּרְאֶ֤ה אֲשֶׁר־רָאִ֙יתִי֙ בְּבֹאִי֙ לְשַׁחֵ֣ת אֶת־הָעִ֔יר וּמַרְא֕וֹת כַּמַּרְאֶ֕ה אֲשֶׁ֥ר רָאִ֖יתִי אֶל־נְהַר־כְּבָ֑ר וָאֶפֹּ֖ל אֶל־פָּנָֽי׃<text:s/></text:span><text:span text:style-name="T3631">‬</text:span>‬<text:span text:style-name="T3632">4</text:span><text:span text:style-name="T3633"> וּכְב֥וֹד יְהוָ֖ה בָּ֣א אֶל־הַבָּ֑יִת דֶּ֣רֶךְ שַׁ֔עַר אֲשֶׁ֥ר פָּנָ֖יו דֶּ֥רֶךְ הַקָּדִֽים׃<text:s/></text:span><text:span text:style-name="T3634">‬</text:span>‬<text:span text:style-name="T3635">5</text:span><text:span text:style-name="T3636"> וַתִּשָּׂאֵ֣נִי ר֔וּחַ וַתְּבִיאֵ֕נִי אֶל־הֶֽחָצֵ֖ר הַפְּנִימִ֑י וְהִנֵּ֛ה מָלֵ֥א כְבוֹד־יְהוָ֖ה הַבָּֽיִת׃<text:s/></text:span><text:span text:style-name="T3637">‬</text:span>‬<text:span text:style-name="T3638">6</text:span><text:span text:style-name="T3639"> וָאֶשְׁמַ֛ע מִדַּבֵּ֥ר אֵלַ֖י מֵהַבָּ֑יִת וְאִ֕ישׁ הָיָ֥ה עֹמֵ֖ד אֶצְלִֽי׃<text:s/></text:span><text:span text:style-name="T3640">‬</text:span>‬<text:span text:style-name="T3641">7</text:span><text:span text:style-name="T3642"> וַיֹּ֣אמֶר אֵלַ֗י בֶּן־אָדָם֙ אֶת־מְק֣וֹם כִּסְאִ֗י וְאֶת־מְקוֹם֙ כַּפּ֣וֹת רַגְלַ֔י אֲשֶׁ֧ר אֶשְׁכָּן־שָׁ֛ם בְּת֥וֹךְ בְּנֵֽי־יִשְׂרָאֵ֖ל לְעוֹלָ֑ם וְלֹ֣א יְטַמְּא֣וּ ע֣וֹד בֵּֽית־יִ֠שְׂרָאֵל שֵׁ֣ם קָדְשִׁ֞י הֵ֤מָּה וּמַלְכֵיהֶם֙ בִּזְנוּתָ֔ם וּבְפִגְרֵ֥י מַלְכֵיהֶ֖ם בָּמוֹתָֽם׃<text:s/></text:span><text:span text:style-name="T3643">‬</text:span>‬<text:span text:style-name="T3644">8</text:span><text:span text:style-name="T3645"> בְּתִתָּ֨ם סִפָּ֜ם אֶת־סִפִּ֗י וּמְזֽוּזָתָם֙ אֵ֣צֶל מְזוּזָתִ֔י וְהַקִּ֖יר בֵּינִ֣י וּבֵֽינֵיהֶ֑ם וְטִמְּא֣וּ ׀ אֶת־שֵׁ֣ם קָדְשִׁ֗י בְּתֽוֹעֲבוֹתָם֙ אֲשֶׁ֣ר עָשׂ֔וּ וָאֲכַ֥ל אֹתָ֖ם בְּאַפִּֽי׃<text:s/></text:span><text:span text:style-name="T3646">‬</text:span>‬<text:span text:style-name="T3647">9</text:span><text:span text:style-name="T3648"> עַתָּ֞ה יְרַחֲק֧וּ אֶת־זְנוּתָ֛ם וּפִגְרֵ֥י מַלְכֵיהֶ֖ם מִמֶּ֑נִּי וְשָׁכַנְתִּ֥י בְתוֹכָ֖ם לְעוֹלָֽם׃</text:span><text:span text:style-name="T3649"><text:s/>ס<text:s/></text:span><text:span text:style-name="T3650">‬</text:span>‬<text:span text:style-name="T3651">10</text:span><text:span text:style-name="T3652"> אַתָּ֣ה בֶן־אָדָ֗ם הַגֵּ֤ד אֶת־בֵּֽית־יִשְׂרָאֵל֙ אֶת־הַבַּ֔יִת וְיִכָּלְמ֖וּ מֵעֲוֺנֽוֹתֵיהֶ֑ם וּמָדְד֖וּ אֶת־תָּכְנִֽית׃<text:s/></text:span><text:span text:style-name="T3653">‬</text:span>‬<text:span text:style-name="T3654">11</text:span><text:span text:style-name="T3655"> וְאִֽם־נִכְלְמ֞וּ מִכֹּ֣ל אֲשֶׁר־עָשׂ֗וּ צוּרַ֣ת הַבַּ֡יִת וּתְכוּנָת֡וֹ וּמוֹצָאָ֡יו וּמוֹבָאָ֣יו וְֽכָל־צֽוּרֹתָ֡ו וְאֵ֣ת כָּל־חֻקֹּתָיו֩ וְכָל־*צורתי **צ֨וּרֹתָ֤יו וְכָל־*תורתו **תּוֹרֹתָיו֙ הוֹדַ֣ע אוֹתָ֔ם וּכְתֹ֖ב לְעֵֽינֵיהֶ֑ם וְיִשְׁמְר֞וּ אֶת־כָּל־צוּרָת֛וֹ וְאֶת־כָּל־חֻקֹּתָ֖יו וְעָשׂ֥וּ אוֹתָֽם׃<text:s/></text:span><text:span text:style-name="T3656">‬</text:span>‬<text:span text:style-name="T3657">12</text:span><text:span text:style-name="T3658"> זֹ֖את תּוֹרַ֣ת הַבָּ֑יִת עַל־רֹ֣אשׁ הָ֠הָר כָּל־גְּבֻל֞וֹ סָבִ֤יב ׀ סָבִיב֙ קֹ֣דֶשׁ קָדָשִׁ֔ים הִנֵּה־זֹ֖את תּוֹרַ֥ת הַבָּֽיִת׃<text:s/></text:span><text:span text:style-name="T3659">‬</text:span>‬<text:span text:style-name="T3660">13</text:span><text:span text:style-name="T3661"> וְאֵ֨לֶּה מִדּ֤וֹת הַמִּזְבֵּ֙חַ֙ בָּֽאַמּ֔וֹת אַמָּ֥ה אַמָּ֖ה וָטֹ֑פַח וְחֵ֨יק הָאַמָּ֜ה וְאַמָּה־רֹ֗חַב וּגְבוּלָ֨הּ אֶל־שְׂפָתָ֤הּ סָבִיב֙ זֶ֣רֶת הָאֶחָ֔ד וְזֶ֖ה גַּ֥ב הַמִּזְבֵּֽחַ׃<text:s/></text:span><text:span text:style-name="T3662">‬</text:span>‬<text:span text:style-name="T3663">14</text:span><text:span text:style-name="T3664"> וּמֵחֵ֨יק הָאָ֜רֶץ עַד־הָעֲזָרָ֤ה הַתַּחְתּוֹנָה֙ שְׁתַּ֣יִם אַמּ֔וֹת וְרֹ֖חַב אַמָּ֣ה אֶחָ֑ת וּמֵהֳעֲזָרָ֨ה הַקְּטַנָּ֜ה עַד־הָעֲזָרָ֤ה הַגְּדוֹלָה֙ אַרְבַּ֣ע אַמּ֔וֹת וְרֹ֖חַב הָאַמָּֽה׃<text:s/></text:span><text:span text:style-name="T3665">‬</text:span>‬<text:span text:style-name="T3666">15</text:span><text:span text:style-name="T3667"> וְהַֽהַרְאֵ֖ל אַרְבַּ֣ע אַמּ֑וֹת וּמֵהָאֲרִאֵ֣יל וּלְמַ֔עְלָה הַקְּרָנ֖וֹת אַרְבַּֽע׃<text:s/></text:span><text:span text:style-name="T3668">‬</text:span>‬<text:span text:style-name="T3669">16</text:span><text:span text:style-name="T3670"> *והאראיל **וְהָאֲרִיאֵ֗ל שְׁתֵּ֤ים עֶשְׂרֵה֙ אֹ֔רֶךְ בִּשְׁתֵּ֥ים עֶשְׂרֵ֖ה רֹ֑חַב רָב֕וּעַ אֶ֖ל אַרְבַּ֥עַת רְבָעָֽיו׃<text:s/></text:span><text:span text:style-name="T3671">‬</text:span>‬<text:span text:style-name="T3672">17</text:span><text:span text:style-name="T3673"> וְהָעֲזָרָ֞ה אַרְבַּ֧ע עֶשְׂרֵ֣ה אֹ֗רֶךְ בְּאַרְבַּ֤ע עֶשְׂרֵה֙ רֹ֔חַב אֶ֖ל אַרְבַּ֣עַת רְבָעֶ֑יהָ וְהַגְּבוּל֩ סָבִ֨יב אוֹתָ֜הּ חֲצִ֣י הָאַמָּ֗ה וְהַֽחֵיק־לָ֤הּ אַמָּה֙ סָבִ֔יב וּמַעֲלֹתֵ֖הוּ פְּנ֥וֹת קָדִֽים׃<text:s/></text:span><text:span text:style-name="T3674">‬</text:span>‬<text:span text:style-name="T3675">18</text:span><text:span text:style-name="T3676"> וַיֹּ֣אמֶר אֵלַ֗י בֶּן־אָדָם֙ כֹּ֤ה אָמַר֙ אֲדֹנָ֣י יְהוִ֔ה אֵ֚לֶּה חֻקּ֣וֹת הַמִּזְבֵּ֔חַ בְּי֖וֹם הֵעָֽשׂוֹת֑וֹ לְהַעֲל֤וֹת עָלָיו֙ עוֹלָ֔ה וְלִזְרֹ֥ק עָלָ֖יו דָּֽם׃<text:s/></text:span><text:span text:style-name="T3677">‬</text:span>‬<text:span text:style-name="T3678">19</text:span><text:span text:style-name="T3679"> וְנָתַתָּ֣ה אֶל־הַכֹּהֲנִ֣ים הַלְוִיִּ֡ם אֲשֶׁ֣ר הֵם֩ מִזֶּ֨רַע צָד֜וֹק הַקְּרֹבִ֣ים אֵלַ֗י נְאֻ֛ם אֲדֹנָ֥י יְהוִ֖ה לְשָֽׁרְתֵ֑נִי פַּ֥ר בֶּן־בָּקָ֖ר לְחַטָּֽאת׃<text:s/></text:span><text:span text:style-name="T3680">‬</text:span>‬<text:span text:style-name="T3681">20</text:span><text:span text:style-name="T3682"> וְלָקַחְתָּ֣ מִדָּמ֗וֹ וְנָ֨תַתָּ֜ה עַל־אַרְבַּ֤ע קַרְנֹתָיו֙ וְאֶל־אַרְבַּע֙ פִּנּ֣וֹת הָעֲזָרָ֔ה וְאֶֽל־הַגְּב֖וּל סָבִ֑יב וְחִטֵּאתָ֥ אוֹת֖וֹ וְכִפַּרְתָּֽהוּ׃<text:s/></text:span><text:span text:style-name="T3683">‬</text:span>‬<text:span text:style-name="T3684">21</text:span><text:span text:style-name="T3685"> וְלָ֣קַחְתָּ֔ אֵ֖ת הַפָּ֣ר הַֽחַטָּ֑את וּשְׂרָפוֹ֙ בְּמִפְקַ֣ד הַבַּ֔יִת מִח֖וּץ לַמִּקְדָּֽשׁ׃<text:s/></text:span><text:span text:style-name="T3686">‬</text:span>‬<text:span text:style-name="T3687">22</text:span><text:span text:style-name="T3688"> וּבַיּוֹם֙ הַשֵּׁנִ֔י תַּקְרִ֛יב שְׂעִיר־עִזִּ֥ים תָּמִ֖ים לְחַטָּ֑את וְחִטְּאוּ֙ אֶת־הַמִּזְבֵ֔חַ כַּאֲשֶׁ֥ר חִטְּא֖וּ בַּפָּֽר׃<text:s/></text:span><text:span text:style-name="T3689">‬</text:span>‬<text:span text:style-name="T3690">23</text:span><text:span text:style-name="T3691"> בְּכַלּוֹתְךָ֖ מֵֽחַטֵּ֑א תַּקְרִיב֙ פַּ֣ר בֶּן־בָּקָ֣ר תָּמִ֔ים<text:s/></text:span><text:soft-page-break/><text:span text:style-name="T3692">וְאַ֥יִל מִן־הַצֹּ֖אן תָּמִֽים׃<text:s/></text:span><text:span text:style-name="T3693">‬</text:span>‬<text:span text:style-name="T3694">24</text:span><text:span text:style-name="T3695"> וְהִקְרַבְתָּ֖ם לִפְנֵ֣י יְהוָ֑ה וְהִשְׁלִ֨יכוּ הַכֹּהֲנִ֤ים עֲלֵיהֶם֙ מֶ֔לַח וְהֶעֱל֥וּ אוֹתָ֛ם עֹלָ֖ה לַֽיהוָֽה׃<text:s/></text:span><text:span text:style-name="T3696">‬</text:span>‬<text:span text:style-name="T3697">25</text:span><text:span text:style-name="T3698"> שִׁבְעַ֣ת יָמִ֔ים תַּעֲשֶׂ֥ה שְׂעִיר־חַטָּ֖את לַיּ֑וֹם וּפַ֧ר בֶּן־בָּקָ֛ר וְאַ֥יִל מִן־הַצֹּ֖אן תְּמִימִ֥ים יַעֲשֽׂוּ׃<text:s/></text:span><text:span text:style-name="T3699">‬</text:span>‬<text:span text:style-name="T3700">26</text:span><text:span text:style-name="T3701"> שִׁבְעַ֣ת יָמִ֗ים יְכַפְּרוּ֙ אֶת־הַמִּזְבֵּ֔חַ וְטִֽהֲר֖וּ אֹת֑וֹ וּמִלְא֖וּ *ידו **יָדָֽיו׃<text:s/></text:span><text:span text:style-name="T3702">‬</text:span>‬<text:span text:style-name="T3703">27</text:span><text:span text:style-name="T3704"> וִֽיכַלּ֖וּ אֶת־הַיָּמִ֑ים ס וְהָיָה֩ בַיּ֨וֹם הַשְּׁמִינִ֜י וָהָ֗לְאָה יַעֲשׂ֨וּ הַכֹּהֲנִ֤ים עַל־הַמִּזְבֵּ֙חַ֙ אֶת־עוֹלֽוֹתֵיכֶם֙ וְאֶת־שַׁלְמֵיכֶ֔ם וְרָצִ֣אתִי אֶתְכֶ֔ם נְאֻ֖ם אֲדֹנָ֥י יְהֹוִֽה׃</text:span><text:span text:style-name="T3705"><text:s/>ס<text:s/></text:span><text:span text:style-name="T3706">‬</text:span>‬‬‬‬‬‬‬‬‬‬‬‬‬‬‬‬‬‬‬‬‬‬‬‬‬‬‬</text:p>
      </text:section>
      <text:section text:name="Sect43" text:style-name="S43">
        <text:p text:style-name="P3707">Ezekiel 44</text:p>
        <text:p text:style-name="P3708"><text:span text:style-name="T3709">1</text:span><text:span text:style-name="T3710"> וַיָּ֣שֶׁב אֹתִ֗י דֶּ֣רֶךְ שַׁ֤עַר הַמִּקְדָּשׁ֙ הַֽחִיצ֔וֹן הַפֹּנֶ֖ה קָדִ֑ים וְה֖וּא סָגֽוּר׃<text:s/></text:span><text:span text:style-name="T3711">2</text:span><text:span text:style-name="T3712"> וַיֹּ֨אמֶר אֵלַ֜י יְהוָ֗ה הַשַּׁ֣עַר הַזֶּה֩ סָג֨וּר יִהְיֶ֜ה לֹ֣א יִפָּתֵ֗חַ וְאִישׁ֙ לֹא־יָ֣בֹא ב֔וֹ כִּ֛י יְהוָ֥ה אֱלֹהֵֽי־יִשְׂרָאֵ֖ל בָּ֣א ב֑וֹ וְהָיָ֖ה סָגֽוּר׃<text:s/></text:span><text:span text:style-name="T3713">‬</text:span>‬<text:span text:style-name="T3714">3</text:span><text:span text:style-name="T3715"> אֶֽת־הַנָּשִׂ֗יא נָ֥שִׂיא ה֛וּא יֵֽשֶׁב־בּ֥וֹ לֶאֱכָול־לֶ֖חֶם לִפְנֵ֣י יְהוָ֑ה מִדֶּ֨רֶךְ אֻלָ֤ם הַשַּׁ֙עַר֙ יָב֔וֹא וּמִדַּרְכּ֖וֹ יֵצֵֽא׃<text:s/></text:span><text:span text:style-name="T3716">‬</text:span>‬<text:span text:style-name="T3717">4</text:span><text:span text:style-name="T3718"> וַיְבִיאֵ֜נִי דֶּֽרֶךְ־שַׁ֣עַר הַצָּפוֹן֮ אֶל־פְּנֵ֣י הַבַּיִת֒ וָאֵ֕רֶא וְהִנֵּ֛ה מָלֵ֥א כְבוֹד־יְהוָ֖ה אֶת־בֵּ֣ית יְהוָ֑ה וָאֶפֹּ֖ל אֶל־פָּנָֽי׃<text:s/></text:span><text:span text:style-name="T3719">‬</text:span>‬<text:span text:style-name="T3720">5</text:span><text:span text:style-name="T3721"> וַיֹּ֨אמֶר אֵלַ֜י יְהֹוָ֗ה בֶּן־אָדָ֡ם שִׂ֣ים לִבְּךָ֩ וּרְאֵ֨ה בְעֵינֶ֜יךָ וּבְאָזְנֶ֣יךָ שְּׁמָ֗ע אֵ֣ת כָּל־אֲשֶׁ֤ר אֲנִי֙ מְדַבֵּ֣ר אֹתָ֔ךְ לְכָל־חֻקּ֥וֹת בֵּית־יְהוָ֖ה וּלְכָל־*תורתו **תּֽוֹרֹתָ֑יו וְשַׂמְתָּ֤ לִבְּךָ֙ לִמְב֣וֹא הַבַּ֔יִת בְּכֹ֖ל מוֹצָאֵ֥י הַמִּקְדָּֽשׁ׃<text:s/></text:span><text:span text:style-name="T3722">‬</text:span>‬<text:span text:style-name="T3723">6</text:span><text:span text:style-name="T3724"> וְאָמַרְתָּ֤ אֶל־מֶ֙רִי֙ אֶל־בֵּ֣ית יִשְׂרָאֵ֔ל כֹּ֥ה אָמַ֖ר אֲדֹנָ֣י יְהוִ֑ה רַב־לָכֶ֛ם מִֽכָּל־תּוֹעֲבֽוֹתֵיכֶ֖ם בֵּ֥ית יִשְׂרָאֵֽל׃<text:s/></text:span><text:span text:style-name="T3725">‬</text:span>‬<text:span text:style-name="T3726">7</text:span><text:span text:style-name="T3727"> בַּהֲבִיאֲכֶ֣ם בְּנֵֽי־נֵכָ֗ר עַרְלֵי־לֵב֙ וְעַרְלֵ֣י בָשָׂ֔ר לִהְי֥וֹת בְּמִקְדָּשִׁ֖י לְחַלְּל֣וֹ אֶת־בֵּיתִ֑י בְּהַקְרִֽיבְכֶ֤ם אֶת־לַחְמִי֙ חֵ֣לֶב וָדָ֔ם וַיָּפֵ֙רוּ֙ אֶת־בְּרִיתִ֔י אֶ֖ל כָּל־תּוֹעֲבוֹתֵיכֶֽם׃<text:s/></text:span><text:span text:style-name="T3728">‬</text:span>‬<text:span text:style-name="T3729">8</text:span><text:span text:style-name="T3730"> וְלֹ֥א שְׁמַרְתֶּ֖ם מִשְׁמֶ֣רֶת קָדָשָׁ֑י וַתְּשִׂימ֗וּן לְשֹׁמְרֵ֧י מִשְׁמַרְתִּ֛י בְּמִקְדָּשִׁ֖י לָכֶֽם׃<text:s/></text:span><text:span text:style-name="T3731">‬</text:span>‬<text:span text:style-name="T3732">9</text:span><text:span text:style-name="T3733"> כֹּה־אָמַר֮ אֲדֹנָ֣י יְהוִה֒ כָּל־בֶּן־נֵכָ֗ר עֶ֤רֶל לֵב֙ וְעֶ֣רֶל בָּשָׂ֔ר לֹ֥א יָב֖וֹא אֶל־מִקְדָּשִׁ֑י לְכָל־בֶּן־נֵכָ֔ר אֲשֶׁ֕ר בְּת֖וֹךְ בְּנֵ֥י יִשְׂרָאֵֽל׃<text:s/></text:span><text:span text:style-name="T3734">‬</text:span>‬<text:span text:style-name="T3735">10</text:span><text:span text:style-name="T3736"> כִּ֣י אִם־הַלְוִיִּ֗ם אֲשֶׁ֤ר רָֽחֲקוּ֙ מֵֽעָלַ֔י בִּתְע֤וֹת יִשְׂרָאֵל֙ אֲשֶׁ֣ר תָּע֣וּ מֵֽעָלַ֔י אַחֲרֵ֖י גִּלּֽוּלֵיהֶ֑ם וְנָשְׂא֖וּ עֲוֺנָֽם׃<text:s/></text:span><text:span text:style-name="T3737">‬</text:span>‬<text:span text:style-name="T3738">11</text:span><text:span text:style-name="T3739"> וְהָי֤וּ בְמִקְדָּשִׁי֙ מְשָׁ֣רְתִ֔ים פְּקֻדּוֹת֙ אֶל־שַׁעֲרֵ֣י הַבַּ֔יִת וּֽמְשָׁרְתִ֖ים אֶת־הַבָּ֑יִת הֵ֠מָּה יִשְׁחֲט֨וּ אֶת־הָעֹלָ֤ה וְאֶת־הַזֶּ֙בַח֙ לָעָ֔ם וְהֵ֛מָּה יַעַמְד֥וּ לִפְנֵיהֶ֖ם לְשָֽׁרְתָֽם׃<text:s/></text:span><text:span text:style-name="T3740">‬</text:span>‬<text:span text:style-name="T3741">12</text:span><text:span text:style-name="T3742"> יַ֗עַן אֲשֶׁ֨ר יְשָׁרְת֤וּ אוֹתָם֙ לִפְנֵ֣י גִלּֽוּלֵיהֶ֔ם וְהָי֥וּ לְבֵֽית־יִשְׂרָאֵ֖ל לְמִכְשׁ֣וֹל עָוֺ֑ן עַל־כֵּן֩ נָשָׂ֨אתִי יָדִ֜י עֲלֵיהֶ֗ם נְאֻם֙ אֲדֹנָ֣י יְהוִ֔ה וְנָשְׂא֖וּ עֲוֺנָֽם׃<text:s/></text:span><text:span text:style-name="T3743">‬</text:span>‬<text:span text:style-name="T3744">13</text:span><text:span text:style-name="T3745"> וְלֹֽא־יִגְּשׁ֤וּ אֵלַי֙ לְכַהֵ֣ן לִ֔י וְלָגֶ֙שֶׁת֙ עַל־כָּל־קָ֣דָשַׁ֔י אֶל־קָדְשֵׁ֖י הַקְּדָשִׁ֑ים וְנָֽשְׂאוּ֙ כְּלִמָּתָ֔ם וְתוֹעֲבוֹתָ֖ם אֲשֶׁ֥ר עָשֽׂוּ׃<text:s/></text:span><text:span text:style-name="T3746">‬</text:span>‬<text:span text:style-name="T3747">14</text:span><text:span text:style-name="T3748"> וְנָתַתִּ֣י אוֹתָ֔ם שֹׁמְרֵ֖י מִשְׁמֶ֣רֶת הַבָּ֑יִת לְכֹל֙ עֲבֹ֣דָת֔וֹ וּלְכֹ֛ל אֲשֶׁ֥ר יֵעָשֶׂ֖ה בּֽוֹ׃<text:s/></text:span><text:span text:style-name="T3749">פ<text:s/></text:span><text:span text:style-name="T3750">‬</text:span>‬‬‬‬‬‬‬‬‬‬‬‬‬‬</text:p>
        <text:p text:style-name="P3751"><text:span text:style-name="T3752">15</text:span><text:span text:style-name="T3753"> וְהַכֹּהֲנִ֨ים הַלְוִיִּ֜ם בְּנֵ֣י צָד֗וֹק אֲשֶׁ֨ר שָׁמְר֜וּ אֶת־מִשְׁמֶ֤רֶת מִקְדָּשִׁי֙ בִּתְע֤וֹת בְּנֵֽי־יִשְׂרָאֵל֙ מֵֽעָלַ֔י הֵ֛מָּה יִקְרְב֥וּ אֵלַ֖י לְשָֽׁרְתֵ֑נִי וְעָמְד֣וּ לְפָנַ֗י לְהַקְרִ֥יב לִי֙ חֵ֣לֶב וָדָ֔ם נְאֻ֖ם אֲדֹנָ֥י יְהוִֽה׃<text:s/></text:span><text:span text:style-name="T3754">‬</text:span>‬<text:span text:style-name="T3755">16</text:span><text:span text:style-name="T3756"> הֵ֜מָּה יָבֹ֣אוּ אֶל־מִקְדָּשִׁ֗י וְהֵ֛מָּה יִקְרְב֥וּ אֶל־שֻׁלְחָנִ֖י לְשָׁרְתֵ֑נִי וְשָׁמְר֖וּ אֶת־</text:span><text:soft-page-break/><text:span text:style-name="T3757">מִשְׁמַרְתִּֽי׃<text:s/></text:span><text:span text:style-name="T3758">‬</text:span>‬<text:span text:style-name="T3759">17</text:span><text:span text:style-name="T3760"> וְהָיָ֗ה בְּבוֹאָם֙ אֶֽל־שַׁעֲרֵי֙ הֶחָצֵ֣ר הַפְּנִימִ֔ית בִּגְדֵ֥י פִשְׁתִּ֖ים יִלְבָּ֑שׁוּ וְלֹֽא־יַעֲלֶ֤ה עֲלֵיהֶם֙ צֶ֔מֶר בְּשָֽׁרְתָ֗ם בְּשַׁעֲרֵ֛י הֶחָצֵ֥ר הַפְּנִימִ֖ית וָבָֽיְתָה׃<text:s/></text:span><text:span text:style-name="T3761">‬</text:span>‬<text:span text:style-name="T3762">18</text:span><text:span text:style-name="T3763"> פַּאֲרֵ֤י פִשְׁתִּים֙ יִהְי֣וּ עַל־רֹאשָׁ֔ם וּמִכְנְסֵ֣י פִשְׁתִּ֔ים יִהְי֖וּ עַל־מָתְנֵיהֶ֑ם לֹ֥א יַחְגְּר֖וּ בַּיָּֽזַע׃<text:s/></text:span><text:span text:style-name="T3764">‬</text:span>‬<text:span text:style-name="T3765">19</text:span><text:span text:style-name="T3766"> וּ֠בְצֵאתָם אֶל־הֶחָצֵ֨ר הַחִיצוֹנָ֜ה אֶל־הֶחָצֵ֣ר הַחִיצוֹנָה֮ אֶל־הָעָם֒ יִפְשְׁט֣וּ אֶת־בִּגְדֵיהֶ֗ם אֲשֶׁר־הֵ֙מָּה֙ מְשָׁרְתִ֣ם בָּ֔ם וְהִנִּ֥יחוּ אוֹתָ֖ם בְּלִֽשְׁכֹ֣ת הַקֹּ֑דֶשׁ וְלָֽבְשׁוּ֙ בְּגָדִ֣ים אֲחֵרִ֔ים וְלֹֽא־יְקַדְּשׁ֥וּ אֶת־הָעָ֖ם בְּבִגְדֵיהֶֽם׃<text:s/></text:span><text:span text:style-name="T3767">‬</text:span>‬<text:span text:style-name="T3768">20</text:span><text:span text:style-name="T3769"> וְרֹאשָׁם֙ לֹ֣א יְגַלֵּ֔חוּ וּפֶ֖רַע לֹ֣א יְשַׁלֵּ֑חוּ כָּס֥וֹם יִכְסְמ֖וּ אֶת־רָאשֵׁיהֶֽם׃<text:s/></text:span><text:span text:style-name="T3770">‬</text:span>‬<text:span text:style-name="T3771">21</text:span><text:span text:style-name="T3772"> וְיַ֥יִן לֹֽא־יִשְׁתּ֖וּ כָּל־כֹּהֵ֑ן בְּבוֹאָ֖ם אֶל־הֶחָצֵ֥ר הַפְּנִימִֽית׃<text:s/></text:span><text:span text:style-name="T3773">‬</text:span>‬<text:span text:style-name="T3774">22</text:span><text:span text:style-name="T3775"> וְאַלְמָנָה֙ וּגְרוּשָׁ֔ה לֹֽא־יִקְח֥וּ לָהֶ֖ם לְנָשִׁ֑ים כִּ֣י אִם־בְּתוּלֹ֗ת מִזֶּ֙רַע֙ בֵּ֣ית יִשְׂרָאֵ֔ל וְהָֽאַלְמָנָה֙ אֲשֶׁ֣ר תִּֽהְיֶ֣ה אַלְמָנָ֔ה מִכֹּהֵ֖ן יִקָּֽחוּ׃<text:s/></text:span><text:span text:style-name="T3776">‬</text:span>‬<text:span text:style-name="T3777">23</text:span><text:span text:style-name="T3778"> וְאֶת־עַמִּ֣י יוֹר֔וּ בֵּ֥ין קֹ֖דֶשׁ לְחֹ֑ל וּבֵין־טָמֵ֥א לְטָה֖וֹר יוֹדִעֻֽם׃<text:s/></text:span><text:span text:style-name="T3779">‬</text:span>‬<text:span text:style-name="T3780">24</text:span><text:span text:style-name="T3781"> וְעַל־רִ֗יב הֵ֚מָּה יַעַמְד֣וּ *לשפט **לְמִשְׁפָּ֔ט בְּמִשְׁפָּטַ֖י *ושפטהו **יִשְׁפְּט֑וּהוּ וְאֶת־תּוֹרֹתַ֤י וְאֶת־חֻקֹּתַי֙ בְּכָל־מוֹעֲדַ֣י יִשְׁמֹ֔רוּ וְאֶת־שַׁבְּתוֹתַ֖י יְקַדֵּֽשׁוּ׃<text:s/></text:span><text:span text:style-name="T3782">‬</text:span>‬<text:span text:style-name="T3783">25</text:span><text:span text:style-name="T3784"> וְאֶל־מֵ֣ת אָדָ֔ם לֹ֥א יָב֖וֹא לְטָמְאָ֑ה כִּ֣י אִם־לְאָ֡ב וּ֠לְאֵם וּלְבֵ֨ן וּלְבַ֜ת לְאָ֗ח וּלְאָח֛וֹת אֲשֶֽׁר־לֹא־הָיְתָ֥ה לְאִ֖ישׁ יִטַּמָּֽאוּ׃<text:s/></text:span><text:span text:style-name="T3785">‬</text:span>‬<text:span text:style-name="T3786">26</text:span><text:span text:style-name="T3787"> וְאַחֲרֵ֖י טָֽהֳרָת֑וֹ שִׁבְעַ֥ת יָמִ֖ים יִסְפְּרוּ־לֽוֹ׃<text:s/></text:span><text:span text:style-name="T3788">‬</text:span>‬<text:span text:style-name="T3789">27</text:span><text:span text:style-name="T3790"> וּבְיוֹם֩ בֹּא֨וֹ אֶל־הַקֹּ֜דֶשׁ אֶל־הֶחָצֵ֤ר הַפְּנִימִית֙ לְשָׁרֵ֣ת בַּקֹּ֔דֶשׁ יַקְרִ֖יב חַטָּאת֑וֹ נְאֻ֖ם אֲדֹנָ֥י יְהוִֽה׃<text:s/></text:span><text:span text:style-name="T3791">‬</text:span>‬<text:span text:style-name="T3792">28</text:span><text:span text:style-name="T3793"> וְהָיְתָ֤ה לָהֶם֙ לְֽנַחֲלָ֔ה אֲנִ֖י נַֽחֲלָתָ֑ם וַאֲחֻזָּ֗ה לֹֽא־תִתְּנ֤וּ לָהֶם֙ בְּיִשְׂרָאֵ֔ל אֲנִ֖י אֲחֻזָּתָֽם׃<text:s/></text:span><text:span text:style-name="T3794">‬</text:span>‬<text:span text:style-name="T3795">29</text:span><text:span text:style-name="T3796"> הַמִּנְחָה֙ וְהַחַטָּ֣את וְהָאָשָׁ֔ם הֵ֖מָּה יֹֽאכְל֑וּם וְכָל־חֵ֥רֶם בְּיִשְׂרָאֵ֖ל לָהֶ֥ם יִהְיֶֽה׃<text:s/></text:span><text:span text:style-name="T3797">‬</text:span>‬<text:span text:style-name="T3798">30</text:span><text:span text:style-name="T3799"> וְרֵאשִׁית֩ כָּל־בִּכּ֨וּרֵי כֹ֜ל וְכָל־תְּר֣וּמַת כֹּ֗ל מִכֹּל֙ תְּרוּמ֣וֹתֵיכֶ֔ם לַכֹּהֲנִ֖ים יִֽהְיֶ֑ה וְרֵאשִׁ֤ית עֲרִסֽוֹתֵיכֶם֙ תִּתְּנ֣וּ לַכֹּהֵ֔ן לְהָנִ֥יחַ בְּרָכָ֖ה אֶל־בֵּיתֶֽךָ׃<text:s/></text:span><text:span text:style-name="T3800">‬</text:span>‬<text:span text:style-name="T3801">31</text:span><text:span text:style-name="T3802"> כָּל־נְבֵלָה֙ וּטְרֵפָ֔ה מִן־הָע֖וֹף וּמִן־הַבְּהֵמָ֑ה לֹ֥א יֹאכְל֖וּ הַכֹּהֲנִֽים׃<text:s/></text:span><text:span text:style-name="T3803">פ<text:s/></text:span><text:span text:style-name="T3804">‬</text:span>‬‬‬‬‬‬‬‬‬‬‬‬‬‬‬‬‬‬</text:p>
      </text:section>
      <text:section text:name="Sect44" text:style-name="S44">
        <text:p text:style-name="P3805">Ezekiel 45</text:p>
        <text:p text:style-name="P3806"><text:span text:style-name="T3807">1</text:span><text:span text:style-name="T3808"> וּבְהַפִּֽילְכֶ֨ם אֶת־הָאָ֜רֶץ בְּנַחֲלָ֗ה תָּרִימוּ֩ תְרוּמָ֨ה לַיהוָ֥ה ׀ קֹדֶשׁ֮ מִן־הָאָרֶץ֒ אֹ֗רֶךְ חֲמִשָּׁ֨ה וְעֶשְׂרִ֥ים אֶ֙לֶף֙ אֹ֔רֶךְ וְרֹ֖חַב עֲשָׂ֣רָה אָ֑לֶף קֹדֶשׁ־ה֥וּא בְכָל־גְּבוּלָ֖הּ סָבִֽיב׃<text:s/></text:span><text:span text:style-name="T3809">2</text:span><text:span text:style-name="T3810"> יִהְיֶ֤ה מִזֶּה֙ אֶל־הַקֹּ֔דֶשׁ חֲמֵ֥שׁ מֵא֛וֹת בַּחֲמֵ֥שׁ מֵא֖וֹת מְרֻבָּ֣ע סָבִ֑יב וַחֲמִשִּׁ֣ים אַמָּ֔ה מִגְרָ֥שׁ ל֖וֹ סָבִֽיב׃<text:s/></text:span><text:span text:style-name="T3811">‬</text:span>‬<text:span text:style-name="T3812">3</text:span><text:span text:style-name="T3813"> וּמִן־הַמִּדָּ֤ה הַזֹּאת֙ תָּמ֔וֹד אֹ֗רֶךְ *חמש **חֲמִשָּׁ֤ה וְעֶשְׂרִים֙ אֶ֔לֶף וְרֹ֖חַב עֲשֶׂ֣רֶת אֲלָפִ֑ים וּבֽוֹ־יִהְיֶ֥ה הַמִּקְדָּ֖שׁ קֹ֥דֶשׁ קָדָשִֽׁים׃<text:s/></text:span><text:span text:style-name="T3814">‬</text:span>‬<text:span text:style-name="T3815">4</text:span><text:span text:style-name="T3816"> קֹ֣דֶשׁ מִן־הָאָ֜רֶץ ה֗וּא לַכֹּ֨הֲנִ֜ים מְשָׁרְתֵ֤י הַמִּקְדָּשׁ֙ יִֽהְיֶ֔ה הַקְּרֵבִ֖ים לְשָׁרֵ֣ת אֶת־יְהוָ֑ה וְהָיָ֨ה לָהֶ֤ם מָקוֹם֙ לְבָ֣תִּ֔ים וּמִקְדָּ֖שׁ לַמִּקְדָּֽשׁ׃<text:s/></text:span><text:span text:style-name="T3817">‬</text:span>‬<text:span text:style-name="T3818">5</text:span><text:span text:style-name="T3819"> וַחֲמִשָּׁ֨ה וְעֶשְׂרִ֥ים אֶ֙לֶף֙ אֹ֔רֶךְ וַעֲשֶׂ֥רֶת אֲלָפִ֖ים רֹ֑חַב *יהיה **וְֽהָיָ֡ה לַלְוִיִּם֩ מְשָׁרְתֵ֨י הַבַּ֧יִת לָהֶ֛ם לַאֲחֻזָּ֖ה עֶשְׂרִ֥ים לְשָׁכֹֽת׃<text:s/></text:span><text:span text:style-name="T3820">‬</text:span>‬<text:span text:style-name="T3821">6</text:span><text:span text:style-name="T3822"> וַאֲחֻזַּ֨ת הָעִ֜יר תִּתְּנ֗וּ חֲמֵ֤שֶׁת אֲלָפִים֙ רֹ֔חַב וְאֹ֗רֶךְ חֲמִשָּׁ֤ה וְעֶשְׂרִים֙ אֶ֔לֶף לְעֻמַּ֖ת תְּרוּמַ֣ת הַקֹּ֑דֶשׁ לְכָל־בֵּ֥ית יִשְׂרָאֵ֖ל יִהְיֶֽה׃<text:s/></text:span><text:span text:style-name="T3823">‬</text:span>‬<text:span text:style-name="T3824">7</text:span><text:span text:style-name="T3825"> וְלַנָּשִׂ֡יא מִזֶּ֣ה וּמִזֶּה֩ לִתְרוּמַ֨ת הַקֹּ֜דֶשׁ וְלַאֲחֻזַּ֣ת הָעִ֗יר אֶל־פְּנֵ֤י תְרֽוּמַת־הַקֹּ֙דֶשׁ֙ וְאֶל־פְּנֵי֙ אֲחֻזַּ֣ת הָעִ֔יר מִפְּאַת־יָ֣ם יָ֔מָּה<text:s/></text:span><text:soft-page-break/><text:span text:style-name="T3826">וּמִפְּאַת־קֵ֖דְמָה קָדִ֑ימָה וְאֹ֗רֶךְ לְעֻמּוֹת֙ אַחַ֣ד הַחֲלָקִ֔ים מִגְּב֥וּל יָ֖ם אֶל־גְּב֥וּל קָדִֽימָה׃<text:s/></text:span><text:span text:style-name="T3827">‬</text:span>‬<text:span text:style-name="T3828">8</text:span><text:span text:style-name="T3829"> לָאָ֛רֶץ יִֽהְיֶה־לּ֥וֹ לַֽאֲחֻזָּ֖ה בְּיִשְׂרָאֵ֑ל וְלֹא־יוֹנ֨וּ ע֤וֹד נְשִׂיאַי֙ אֶת־עַמִּ֔י וְהָאָ֛רֶץ יִתְּנ֥וּ לְבֵֽית־יִשְׂרָאֵ֖ל לְשִׁבְטֵיהֶֽם׃</text:span><text:span text:style-name="T3830"><text:s/>ס<text:s/></text:span><text:span text:style-name="T3831">‬</text:span>‬<text:span text:style-name="T3832">9</text:span><text:span text:style-name="T3833"> כֹּֽה־אָמַ֞ר אֲדֹנָ֣י יְהוִ֗ה רַב־לָכֶם֙ נְשִׂיאֵ֣י יִשְׂרָאֵ֔ל חָמָ֤ס וָשֹׁד֙ הָסִ֔ירוּ וּמִשְׁפָּ֥ט וּצְדָקָ֖ה עֲשׂ֑וּ הָרִ֤ימוּ גְרֻשֹֽׁתֵיכֶם֙ מֵעַ֣ל עַמִּ֔י נְאֻ֖ם אֲדֹנָ֥י יְהוִֽה׃<text:s/></text:span><text:span text:style-name="T3834">‬</text:span>‬<text:span text:style-name="T3835">10</text:span><text:span text:style-name="T3836"> מֹֽאזְנֵי־צֶ֧דֶק וְאֵֽיפַת־צֶ֛דֶק וּבַת־צֶ֖דֶק יְהִ֥י לָכֶֽם׃<text:s/></text:span><text:span text:style-name="T3837">‬</text:span>‬<text:span text:style-name="T3838">11</text:span><text:span text:style-name="T3839"> הָאֵיפָ֣ה וְהַבַּ֗ת תֹּ֤כֶן אֶחָד֙ יִֽהְיֶ֔ה לָשֵׂ֕את מַעְשַׂ֥ר הַחֹ֖מֶר הַבָּ֑ת וַעֲשִׂירִ֤ת הַחֹ֙מֶר֙ הָֽאֵיפָ֔ה אֶל־הַחֹ֖מֶר יִהְיֶ֥ה מַתְכֻּנְתּֽוֹ׃<text:s/></text:span><text:span text:style-name="T3840">‬</text:span>‬<text:span text:style-name="T3841">12</text:span><text:span text:style-name="T3842"> וְהַשֶּׁ֖קֶל עֶשְׂרִ֣ים גֵּרָ֑ה עֶשְׂרִ֨ים שְׁקָלִ֜ים חֲמִשָּׁ֧ה וְעֶשְׂרִ֣ים שְׁקָלִ֗ים עֲשָׂרָ֤ה וַחֲמִשָּׁה֙ שֶׁ֔קֶל הַמָּנֶ֖ה יִֽהְיֶ֥ה לָכֶֽם׃<text:s/></text:span><text:span text:style-name="T3843">‬</text:span>‬<text:span text:style-name="T3844">13</text:span><text:span text:style-name="T3845"> זֹ֥את הַתְּרוּמָ֖ה אֲשֶׁ֣ר תָּרִ֑ימוּ שִׁשִּׁ֤ית הָֽאֵיפָה֙ מֵחֹ֣מֶר הַֽחִטִּ֔ים וְשִׁשִּׁיתֶם֙ הָֽאֵיפָ֔ה מֵחֹ֖מֶר הַשְּׂעֹרִֽים׃<text:s/></text:span><text:span text:style-name="T3846">‬</text:span>‬<text:span text:style-name="T3847">14</text:span><text:span text:style-name="T3848"> וְחֹ֨ק הַשֶּׁ֜מֶן הַבַּ֣ת הַשֶּׁ֗מֶן מַעְשַׂ֤ר הַבַּת֙ מִן־הַכֹּ֔ר עֲשֶׂ֥רֶת הַבַּתִּ֖ים חֹ֑מֶר כִּֽי־עֲשֶׂ֥רֶת הַבַּתִּ֖ים חֹֽמֶר׃<text:s/></text:span><text:span text:style-name="T3849">‬</text:span>‬<text:span text:style-name="T3850">15</text:span><text:span text:style-name="T3851"> וְשֶׂה־אַחַ֨ת מִן־הַצֹּ֤אן מִן־הַמָּאתַ֙יִם֙ מִמַּשְׁקֵ֣ה יִשְׂרָאֵ֔ל לְמִנְחָ֖ה וּלְעוֹלָ֣ה וְלִשְׁלָמִ֑ים לְכַפֵּ֣ר עֲלֵיהֶ֔ם נְאֻ֖ם אֲדֹנָ֥י יְהוִֽה׃<text:s/></text:span><text:span text:style-name="T3852">‬</text:span>‬<text:span text:style-name="T3853">16</text:span><text:span text:style-name="T3854"> כֹּ֚ל הָעָ֣ם הָאָ֔רֶץ יִהְי֖וּ אֶל־הַתְּרוּמָ֣ה הַזֹּ֑את לַנָּשִׂ֖יא בְּיִשְׂרָאֵֽל׃<text:s/></text:span><text:span text:style-name="T3855">‬</text:span>‬<text:span text:style-name="T3856">17</text:span><text:span text:style-name="T3857"> וְעַֽל־הַנָּשִׂ֣יא יִהְיֶ֗ה הָעוֹל֣וֹת וְהַמִּנְחָה֮ וְהַנֵּסֶךְ֒ בַּחַגִּ֤ים וּבֶחֳדָשִׁים֙ וּבַשַּׁבָּת֔וֹת בְּכָֽל־מוֹעֲדֵ֖י בֵּ֣ית יִשְׂרָאֵ֑ל הֽוּא־יַעֲשֶׂ֞ה אֶת־הַחַטָּ֣את וְאֶת־הַמִּנְחָ֗ה וְאֶת־הָֽעוֹלָה֙ וְאֶת־הַשְּׁלָמִ֔ים לְכַפֵּ֖ר בְּעַ֥ד בֵּֽית־יִשְׂרָאֵֽל׃</text:span><text:span text:style-name="T3858"><text:s/>ס<text:s/></text:span><text:span text:style-name="T3859">‬</text:span>‬<text:span text:style-name="T3860">18</text:span><text:span text:style-name="T3861"> כֹּה־אָמַר֮ אֲדֹנָ֣י יְהוִה֒ בָּֽרִאשׁוֹן֙ בְּאֶחָ֣ד לַחֹ֔דֶשׁ תִּקַּ֥ח פַּר־בֶּן־בָּקָ֖ר תָּמִ֑ים וְחִטֵּאתָ֖ אֶת־הַמִּקְדָּֽשׁ׃<text:s/></text:span><text:span text:style-name="T3862">‬</text:span>‬<text:span text:style-name="T3863">19</text:span><text:span text:style-name="T3864"> וְלָקַ֨ח הַכֹּהֵ֜ן מִדַּ֣ם הַחַטָּ֗את וְנָתַן֙ אֶל־מְזוּזַ֣ת הַבַּ֔יִת וְאֶל־אַרְבַּ֛ע פִּנּ֥וֹת הָעֲזָרָ֖ה לַמִּזְבֵּ֑חַ וְעַ֨ל־מְזוּזַ֔ת שַׁ֖עַר הֶחָצֵ֥ר הַפְּנִימִֽית׃<text:s/></text:span><text:span text:style-name="T3865">‬</text:span>‬<text:span text:style-name="T3866">20</text:span><text:span text:style-name="T3867"> וְכֵ֤ן תַּֽעֲשֶׂה֙ בְּשִׁבְעָ֣ה בַחֹ֔דֶשׁ מֵאִ֥ישׁ שֹׁגֶ֖ה וּמִפֶּ֑תִי וְכִפַּרְתֶּ֖ם אֶת־הַבָּֽיִת׃<text:s/></text:span><text:span text:style-name="T3868">‬</text:span>‬<text:span text:style-name="T3869">21</text:span><text:span text:style-name="T3870"> בָּ֠רִאשׁוֹן בְּאַרְבָּעָ֨ה עָשָׂ֥ר יוֹם֙ לַחֹ֔דֶשׁ יִהְיֶ֥ה לָכֶ֖ם הַפָּ֑סַח חָ֕ג שְׁבֻע֣וֹת יָמִ֔ים מַצּ֖וֹת יֵאָכֵֽל׃<text:s/></text:span><text:span text:style-name="T3871">‬</text:span>‬<text:span text:style-name="T3872">22</text:span><text:span text:style-name="T3873"> וְעָשָׂ֤ה הַנָּשִׂיא֙ בַּיּ֣וֹם הַה֔וּא בַּעֲד֕וֹ וּבְעַ֖ד כָּל־עַ֣ם הָאָ֑רֶץ פַּ֖ר חַטָּֽאת׃<text:s/></text:span><text:span text:style-name="T3874">‬</text:span>‬<text:span text:style-name="T3875">23</text:span><text:span text:style-name="T3876"> וְשִׁבְעַ֨ת יְמֵֽי־הֶחָ֜ג יַעֲשֶׂ֧ה עוֹלָ֣ה לַֽיהוָ֗ה שִׁבְעַ֣ת פָּ֠רִים וְשִׁבְעַ֨ת אֵילִ֤ים תְּמִימִם֙ לַיּ֔וֹם שִׁבְעַ֖ת הַיָּמִ֑ים וְחַטָּ֕את שְׂעִ֥יר עִזִּ֖ים לַיּֽוֹם׃<text:s/></text:span><text:span text:style-name="T3877">‬</text:span>‬<text:span text:style-name="T3878">24</text:span><text:span text:style-name="T3879"> וּמִנְחָ֗ה אֵיפָ֥ה לַפָּ֛ר וְאֵיפָ֥ה לָאַ֖יִל יַֽעֲשֶׂ֑ה וְשֶׁ֖מֶן הִ֥ין לָאֵיפָֽה׃<text:s/></text:span><text:span text:style-name="T3880">‬</text:span>‬<text:span text:style-name="T3881">25</text:span><text:span text:style-name="T3882"> בַּשְּׁבִיעִ֡י בַּחֲמִשָּׁה֩ עָשָׂ֨ר י֤וֹם לַחֹ֙דֶשׁ֙ בֶּחָ֔ג יַעֲשֶׂ֥ה כָאֵ֖לֶּה שִׁבְעַ֣ת הַיָּמִ֑ים כַּֽחַטָּאת֙ כָּעֹלָ֔ה וְכַמִּנְחָ֖ה וְכַשָּֽׁמֶן׃</text:span><text:span text:style-name="T3883"><text:s/>ס<text:s/></text:span><text:span text:style-name="T3884">‬</text:span>‬‬‬‬‬‬‬‬‬‬‬‬‬‬‬‬‬‬‬‬‬‬‬‬‬</text:p>
      </text:section>
      <text:section text:name="Sect45" text:style-name="S45">
        <text:p text:style-name="P3885">Ezekiel 46</text:p>
        <text:p text:style-name="P3886"><text:span text:style-name="T3887">1</text:span><text:span text:style-name="T3888"> כֹּֽה־אָמַר֮ אֲדֹנָ֣י יְהוִה֒ שַׁ֜עַר הֶחָצֵ֤ר הַפְּנִימִית֙ הַפֹּנֶ֣ה קָדִ֔ים יִהְיֶ֣ה סָג֔וּר שֵׁ֖שֶׁת יְמֵ֣י הַֽמַּעֲשֶׂ֑ה וּבְי֤וֹם הַשַּׁבָּת֙ יִפָּתֵ֔חַ וּבְי֥וֹם הַחֹ֖דֶשׁ יִפָּתֵֽחַ׃<text:s/></text:span><text:span text:style-name="T3889">2</text:span><text:span text:style-name="T3890"> וּבָ֣א הַנָּשִׂ֡יא דֶּרֶךְ֩ אוּלָ֨ם הַשַּׁ֜עַר מִח֗וּץ וְעָמַד֙ עַל־מְזוּזַ֣ת הַשַּׁ֔עַר וְעָשׂ֣וּ הַכֹּהֲנִ֗ים אֶת־עֽוֹלָתוֹ֙ וְאֶת־שְׁלָמָ֔יו וְהִֽשְׁתַּחֲוָ֛ה עַל־מִפְתַּ֥ן הַשַּׁ֖עַר וְיָצָ֑א וְהַשַּׁ֥עַר לֹֽא־יִסָּגֵ֖ר עַד־הָעָֽרֶב׃<text:s/></text:span><text:span text:style-name="T3891">‬</text:span>‬<text:span text:style-name="T3892">3</text:span><text:span text:style-name="T3893"> וְהִשְׁתַּחֲו֣וּ עַם־הָאָ֗רֶץ פֶּ֚תַח הַשַּׁ֣עַר הַה֔וּא בַּשַּׁבָּת֖וֹת וּבֶחֳדָשִׁ֑ים לִפְנֵ֖י יְהוָֽה׃<text:s/></text:span><text:span text:style-name="T3894">‬</text:span>‬<text:span text:style-name="T3895">4</text:span><text:span text:style-name="T3896"> וְהָ֣עֹלָ֔ה אֲשֶׁר־יַקְרִ֥ב הַנָּשִׂ֖יא לַֽיהוָ֑ה בְּי֣וֹם הַשַּׁבָּ֗ת שִׁשָּׁ֧ה כְבָשִׂ֛ים תְּמִימִ֖ם וְאַ֥יִל תָּמִֽים׃<text:s/></text:span><text:span text:style-name="T3897">‬</text:span>‬<text:span text:style-name="T3898">5</text:span><text:span text:style-name="T3899"> וּמִנְחָה֙ אֵיפָ֣ה לָאַ֔יִל וְלַכְּבָשִׂ֥ים<text:s/></text:span><text:soft-page-break/><text:span text:style-name="T3900">מִנְחָ֖ה מַתַּ֣ת יָד֑וֹ וְשֶׁ֖מֶן הִ֥ין לָאֵיפָֽה׃<text:s/></text:span><text:span text:style-name="T3901">‬</text:span>‬<text:span text:style-name="T3902">6</text:span><text:span text:style-name="T3903"> וּבְי֣וֹם הַחֹ֔דֶשׁ פַּ֥ר בֶּן־בָּקָ֖ר תְּמִימִ֑ם וְשֵׁ֧שֶׁת כְּבָשִׂ֛ם וָאַ֖יִל תְּמִימִ֥ם יִהְיֽוּ׃<text:s/></text:span><text:span text:style-name="T3904">‬</text:span>‬<text:span text:style-name="T3905">7</text:span><text:span text:style-name="T3906"> וְאֵיפָ֨ה לַפָּ֜ר וְאֵיפָ֤ה לָאַ֙יִל֙ יַעֲשֶׂ֣ה מִנְחָ֔ה וְלַ֨כְּבָשִׂ֔ים כַּאֲשֶׁ֥ר תַּשִּׂ֖יג יָד֑וֹ וְשֶׁ֖מֶן הִ֥ין לָאֵיפָֽה׃<text:s/></text:span><text:span text:style-name="T3907">‬</text:span>‬<text:span text:style-name="T3908">8</text:span><text:span text:style-name="T3909"> וּבְב֖וֹא הַנָּשִׂ֑יא דֶּ֣רֶךְ אוּלָ֤ם הַשַּׁ֙עַר֙ יָב֔וֹא וּבְדַרְכּ֖וֹ יֵצֵֽא׃<text:s/></text:span><text:span text:style-name="T3910">‬</text:span>‬<text:span text:style-name="T3911">9</text:span><text:span text:style-name="T3912"> וּבְב֨וֹא עַם־הָאָ֜רֶץ לִפְנֵ֣י יְהוָה֮ בַּמּֽוֹעֲדִים֒ הַבָּ֡א דֶּרֶךְ־שַׁ֨עַר צָפ֜וֹן לְהִֽשְׁתַּחֲוֺ֗ת יֵצֵא֙ דֶּרֶךְ־שַׁ֣עַר נֶ֔גֶב וְהַבָּא֙ דֶּרֶךְ־שַׁ֣עַר נֶ֔גֶב יֵצֵ֖א דֶּרֶךְ־שַׁ֣עַר צָפ֑וֹנָה לֹ֣א יָשׁ֗וּב דֶּ֤רֶךְ הַשַּׁ֙עַר֙ אֲשֶׁר־בָּ֣א ב֔וֹ כִּ֥י נִכְח֖וֹ *יצאו **יֵצֵֽא׃<text:s/></text:span><text:span text:style-name="T3913">‬</text:span>‬<text:span text:style-name="T3914">10</text:span><text:span text:style-name="T3915"> וְֽהַנָּשִׂ֑יא בְּתוֹכָ֤ם בְּבוֹאָם֙ יָב֔וֹא וּבְצֵאתָ֖ם יֵצֵֽאוּ׃<text:s/></text:span><text:span text:style-name="T3916">‬</text:span>‬<text:span text:style-name="T3917">11</text:span><text:span text:style-name="T3918"> וּבַחַגִּ֣ים וּבַמּוֹעֲדִ֗ים תִּהְיֶ֤ה הַמִּנְחָה֙ אֵיפָ֤ה לַפָּר֙ וְאֵיפָ֣ה לָאַ֔יִל וְלַכְּבָשִׂ֖ים מַתַּ֣ת יָד֑וֹ וְשֶׁ֖מֶן הִ֥ין לָאֵיפָֽה׃</text:span><text:span text:style-name="T3919"><text:s/>ס<text:s/></text:span><text:span text:style-name="T3920">‬</text:span>‬<text:span text:style-name="T3921">12</text:span><text:span text:style-name="T3922"> וְכִֽי־יַעֲשֶׂה֩ הַנָּשִׂ֨יא נְדָבָ֜ה עוֹלָ֣ה אֽוֹ־שְׁלָמִים֮ נְדָבָ֣ה לַֽיהוָה֒ וּפָ֣תַֽח ל֗וֹ אֶת</text:span><text:span text:style-name="T3923">‬‏ הַשַּׁ֙עַר֙ הַפֹּנֶ֣ה קָדִ֔ים וְעָשָׂ֤ה אֶת־עֹֽלָתוֹ֙ וְאֶת־שְׁלָמָ֔יו כַּאֲשֶׁ֥ר יַעֲשֶׂ֖ה בְּי֣וֹם הַשַּׁבָּ֑ת וְיָצָ֛א וְסָגַ֥ר אֶת־הַשַּׁ֖עַר אַחֲרֵ֥י צֵאתֽוֹ׃<text:s/></text:span><text:span text:style-name="T3924">‬</text:span>‬<text:span text:style-name="T3925">13</text:span><text:span text:style-name="T3926"> וְכֶ֨בֶשׂ בֶּן־שְׁנָת֜וֹ תָּמִ֗ים תַּעֲשֶׂ֥ה עוֹלָ֛ה לַיּ֖וֹם לַֽיהֹוָ֑ה בַּבֹּ֥קֶר בַּבֹּ֖קֶר תַּעֲשֶׂ֥ה אֹתֽוֹ׃<text:s/></text:span><text:span text:style-name="T3927">‬</text:span>‬<text:span text:style-name="T3928">14</text:span><text:span text:style-name="T3929"> וּמִנְחָה֩ תַעֲשֶׂ֨ה עָלָ֜יו בַּבֹּ֤קֶר בַּבֹּ֙קֶר֙ שִׁשִּׁ֣ית הָֽאֵיפָ֔ה וְשֶׁ֛מֶן שְׁלִישִׁ֥ית הַהִ֖ין לָרֹ֣ס אֶת־הַסֹּ֑לֶת מִנְחָה֙ לַֽיהוָ֔ה חֻקּ֥וֹת עוֹלָ֖ם תָּמִֽיד׃<text:s/></text:span><text:span text:style-name="T3930">‬</text:span>‬<text:span text:style-name="T3931">15</text:span><text:span text:style-name="T3932"> *ועשו **יַעֲשׂ֨וּ אֶת־הַכֶּ֧בֶשׂ וְאֶת־הַמִּנְחָ֛ה וְאֶת־הַשֶּׁ֖מֶן בַּבֹּ֣קֶר בַּבֹּ֑קֶר עוֹלַ֖ת תָּמִֽיד׃<text:s/></text:span><text:span text:style-name="T3933">פ<text:s/></text:span>‬‬‬‬‬‬‬‬‬‬‬‬‬‬</text:p>
        <text:p text:style-name="P3934"><text:span text:style-name="T3935">‬</text:span>‬<text:span text:style-name="T3936">16</text:span><text:span text:style-name="T3937"> כֹּה־אָמַ֞ר אֲדֹנָ֣י יְהֹוִ֗ה כִּֽי־יִתֵּ֨ן הַנָּשִׂ֤יא מַתָּנָה֙ לְאִ֣ישׁ מִבָּנָ֔יו נַחֲלָת֥וֹ הִ֖יא לְבָנָ֣יו תִּֽהְיֶ֑ה אֲחֻזָּתָ֥ם הִ֖יא בְּנַחֲלָֽה׃<text:s/></text:span><text:span text:style-name="T3938">‬</text:span>‬<text:span text:style-name="T3939">17</text:span><text:span text:style-name="T3940"> וְכִֽי־יִתֵּ֨ן מַתָּנָ֜ה מִנַּחֲלָת֗וֹ לְאַחַד֙ מֵֽעֲבָדָ֔יו וְהָ֤יְתָה לּוֹ֙ עַד־שְׁנַ֣ת הַדְּר֔וֹר וְשָׁבַ֖ת לַנָּשִׂ֑יא אַ֚ךְ נַחֲלָת֔וֹ בָּנָ֖יו לָהֶ֥ם תִּהְיֶֽה׃<text:s/></text:span><text:span text:style-name="T3941">‬</text:span>‬<text:span text:style-name="T3942">18</text:span><text:span text:style-name="T3943"> וְלֹא־יִקַּ֨ח הַנָּשִׂ֜יא מִנַּחֲלַ֣ת הָעָ֗ם לְהֽוֹנֹתָם֙ מֵאֲחֻזָּתָ֔ם מֵאֲחֻזָּת֖וֹ יַנְחִ֣ל אֶת־בָּנָ֑יו לְמַ֙עַן֙ אֲשֶׁ֣ר לֹֽא־יָפֻ֣צוּ עַמִּ֔י אִ֖ישׁ מֵאֲחֻזָּתֽוֹ׃<text:s/></text:span><text:span text:style-name="T3944">‬</text:span>‬<text:span text:style-name="T3945">19</text:span><text:span text:style-name="T3946"> וַיְבִיאֵ֣נִי בַמָּבוֹא֮ אֲשֶׁ֣ר עַל־כֶּ֣תֶף הַשַּׁעַר֒ אֶל־הַלִּשְׁכ֤וֹת הַקֹּ֙דֶשׁ֙ אֶל־הַכֹּ֣הֲנִ֔ים הַפֹּנ֖וֹת צָפ֑וֹנָה וְהִנֵּה־שָׁ֣ם מָק֔וֹם *בירכתם **בַּיַּרְכָתַ֖יִם יָֽמָּה׃</text:span><text:span text:style-name="T3947"><text:s/>ס<text:s/></text:span><text:span text:style-name="T3948">‬</text:span>‬<text:span text:style-name="T3949">20</text:span><text:span text:style-name="T3950"> וַיֹּ֣אמֶר אֵלַ֔י זֶ֣ה הַמָּק֗וֹם אֲשֶׁ֤ר יְבַשְּׁלוּ־שָׁם֙ הַכֹּ֣הֲנִ֔ים אֶת־הָאָשָׁ֖ם וְאֶת־הַחַטָּ֑את אֲשֶׁ֤ר יֹאפוּ֙ אֶת־הַמִּנְחָ֔ה לְבִלְתִּ֥י הוֹצִ֛יא אֶל־הֶחָצֵ֥ר הַחִֽיצוֹנָ֖ה לְקַדֵּ֥שׁ אֶת־הָעָֽם׃<text:s/></text:span><text:span text:style-name="T3951">‬</text:span>‬<text:span text:style-name="T3952">21</text:span><text:span text:style-name="T3953"> וַיּוֹצִיאֵ֗נִי אֶל־הֶֽחָצֵר֙ הַחִ֣יצֹנָ֔ה וַיַּ֣עֲבִירֵ֔נִי אֶל־אַרְבַּ֖עַת מִקְצוֹעֵ֣י הֶחָצֵ֑ר וְהִנֵּ֤ה חָצֵר֙ בְּמִקְצֹ֣עַ הֶחָצֵ֔ר חָצֵ֖ר בְּמִקְצֹ֥עַ הֶחָצֵֽר׃<text:s/></text:span><text:span text:style-name="T3954">‬</text:span>‬<text:span text:style-name="T3955">22</text:span><text:span text:style-name="T3956"> בְּאַרְבַּ֜עַת מִקְצֹע֤וֹת הֶֽחָצֵר֙ חֲצֵר֣וֹת קְטֻר֔וֹת אַרְבָּעִ֣ים אֹ֔רֶךְ וּשְׁלֹשִׁ֖ים רֹ֑חַב מִדָּ֣ה אַחַ֔ת לְאַרְבַּעְתָּ֖ם מְׄהֻׄקְׄצָׄעֽׄוֹׄתׄ׃</text:span><text:span text:style-name="T3957">‬<text:s/></text:span><text:span text:style-name="T3958">‬</text:span>‬<text:span text:style-name="T3959">23</text:span><text:span text:style-name="T3960"> וְט֨וּר סָבִ֥יב בָּהֶ֛ם סָבִ֖יב לְאַרְבַּעְתָּ֑ם וּמְבַשְּׁל֣וֹת עָשׂ֔וּי מִתַּ֥חַת הַטִּיר֖וֹת סָבִֽיב׃<text:s/></text:span><text:span text:style-name="T3961">‬</text:span>‬<text:span text:style-name="T3962">24</text:span><text:span text:style-name="T3963"> וַיֹּ֖אמֶר אֵלָ֑י אֵ֚לֶּה בֵּ֣ית הַֽמְבַשְּׁלִ֔ים אֲשֶׁ֧ר יְבַשְּׁלוּ־שָׁ֛ם מְשָׁרְתֵ֥י הַבַּ֖יִת אֶת־זֶ֥בַח הָעָֽם׃<text:s/></text:span><text:span text:style-name="T3964">‬</text:span>‬‬‬‬‬‬‬‬‬‬</text:p>
      </text:section>
      <text:section text:name="Sect46" text:style-name="S46">
        <text:p text:style-name="P3965">Ezekiel 47</text:p>
        <text:p text:style-name="P3966"><text:span text:style-name="T3967">1</text:span><text:span text:style-name="T3968"> וַיְשִׁבֵנִי֮ אֶל־פֶּ֣תַח הַבַּיִת֒ וְהִנֵּה־מַ֣יִם יֹצְאִ֗ים מִתַּ֨חַת מִפְתַּ֤ן הַבַּ֙יִת֙ קָדִ֔ימָה כִּֽי־פְנֵ֥י הַבַּ֖יִת קָדִ֑ים וְהַמַּ֣יִם יֹרְדִ֗ים מִתַּ֜חַת מִכֶּ֤תֶף הַבַּ֙יִת֙ הַיְמָנִ֔ית מִנֶּ֖גֶב לַמִּזְבֵּֽחַ׃<text:s/></text:span><text:span text:style-name="T3969">2</text:span><text:span text:style-name="T3970"> וַיּוֹצִאֵנִי֮ דֶּֽרֶךְ־שַׁ֣עַר צָפוֹנָה֒ וַיְסִבֵּ֙נִי֙ דֶּ֣רֶךְ ח֔וּץ אֶל־שַׁ֣עַר הַח֔וּץ דֶּ֖רֶךְ הַפּוֹנֶ֣ה קָדִ֑ים וְהִנֵּה־מַ֣יִם<text:s/></text:span><text:soft-page-break/><text:span text:style-name="T3971">מְפַכִּ֔ים מִן־הַכָּתֵ֖ף הַיְמָנִֽית׃<text:s/></text:span><text:span text:style-name="T3972">‬</text:span>‬<text:span text:style-name="T3973">3</text:span><text:span text:style-name="T3974"> בְּצֵאת־הָאִ֥ישׁ קָדִ֖ים וְקָ֣ו בְּיָד֑וֹ וַיָּ֤מָד אֶ֙לֶף֙ בָּֽאַמָּ֔ה וַיַעֲבִרֵ֥נִי בַמַּ֖יִם מֵ֥י אָפְסָֽיִם׃<text:s/></text:span><text:span text:style-name="T3975">‬</text:span>‬<text:span text:style-name="T3976">4</text:span><text:span text:style-name="T3977"> וַיָּ֣מָד אֶ֔לֶף וַיַּעֲבִרֵ֥נִי בַמַּ֖יִם מַ֣יִם בִּרְכָּ֑יִם וַיָּ֣מָד אֶ֔לֶף וַיַּעֲבִרֵ֖נִי מֵ֥י מָתְנָֽיִם׃<text:s/></text:span><text:span text:style-name="T3978">‬</text:span>‬<text:span text:style-name="T3979">5</text:span><text:span text:style-name="T3980"> וַיָּ֣מָד אֶ֔לֶף נַ֕חַל אֲשֶׁ֥ר לֹֽא־אוּכַ֖ל לַעֲבֹ֑ר כִּֽי־גָא֤וּ הַמַּ֙יִם֙ מֵ֣י שָׂ֔חוּ נַ֖חַל אֲשֶׁ֥ר לֹֽא־יֵעָבֵֽר׃<text:s/></text:span><text:span text:style-name="T3981">‬</text:span>‬<text:span text:style-name="T3982">6</text:span><text:span text:style-name="T3983"> וַיֹּ֥אמֶר אֵלַ֖י הֲרָאִ֣יתָ בֶן־אָדָ֑ם וַיּוֹלִכֵ֥נִי וַיְשִׁבֵ֖נִי שְׂפַ֥ת הַנָּֽחַל׃<text:s/></text:span><text:span text:style-name="T3984">‬</text:span>‬<text:span text:style-name="T3985">7</text:span><text:span text:style-name="T3986"> בְּשׁוּבֵ֕נִי וְהִנֵּה֙ אֶל־שְׂפַ֣ת הַנַּ֔חַל עֵ֖ץ רַ֣ב מְאֹ֑ד מִזֶּ֖ה וּמִזֶּֽה׃<text:s/></text:span><text:span text:style-name="T3987">‬</text:span>‬<text:span text:style-name="T3988">8</text:span><text:span text:style-name="T3989"> וַיֹּ֣אמֶר אֵלַ֗י הַמַּ֤יִם הָאֵ֙לֶּה֙ יוֹצְאִ֗ים אֶל־הַגְּלִילָה֙ הַקַּדְמוֹנָ֔ה וְיָרְד֖וּ עַל־הָֽעֲרָבָ֑ה וּבָ֣אוּ הַיָּ֔מָּה אֶל־הַיָּ֥מָּה הַמּֽוּצָאִ֖ים *ונרפאו **וְנִרְפּ֥וּ הַמָּֽיִם׃<text:s/></text:span><text:span text:style-name="T3990">‬</text:span>‬<text:span text:style-name="T3991">9</text:span><text:span text:style-name="T3992"> וְהָיָ֣ה כָל־נֶ֣פֶשׁ חַיָּ֣ה ׀ אֲ‍ֽשֶׁר־יִשְׁרֹ֡ץ אֶ֣ל כָּל־אֲשֶׁר֩ יָב֨וֹא שָׁ֤ם נַחֲלַ֙יִם֙ יִֽחְיֶ֔ה וְהָיָ֥ה הַדָּגָ֖ה רַבָּ֣ה מְאֹ֑ד כִּי֩ בָ֨אוּ שָׁ֜מָּה הַמַּ֣יִם הָאֵ֗לֶּה וְיֵרָֽפְאוּ֙ וָחָ֔י כֹּ֛ל אֲשֶׁר־יָ֥בוֹא שָׁ֖מָּה הַנָּֽחַל׃<text:s/></text:span><text:span text:style-name="T3993">‬</text:span>‬<text:span text:style-name="T3994">10</text:span><text:span text:style-name="T3995"> וְהָיָה֩ *יעמדו **עָמְד֨וּ עָלָ֜יו דַּוָּגִ֗ים מֵעֵ֥ין גֶּ֙דִי֙ וְעַד־עֵ֣ין עֶגְלַ֔יִם מִשְׁט֥וֹחַ לַֽחֲרָמִ֖ים יִהְי֑וּ לְמִינָה֙ תִּהְיֶ֣ה דְגָתָ֔ם כִּדְגַ֛ת הַיָּ֥ם הַגָּד֖וֹל רַבָּ֥ה מְאֹֽד׃<text:s/></text:span><text:span text:style-name="T3996">‬</text:span>‬<text:span text:style-name="T3997">11</text:span><text:span text:style-name="T3998"> *בצאתו **בִּצֹּאתָ֧יו וּגְבָאָ֛יו וְלֹ֥א יֵרָפְא֖וּ לְמֶ֥לַח נִתָּֽנוּ׃<text:s/></text:span><text:span text:style-name="T3999">‬</text:span>‬<text:span text:style-name="T4000">12</text:span><text:span text:style-name="T4001"> וְעַל־הַנַּ֣חַל יַעֲלֶ֣ה עַל־שְׂפָת֣וֹ מִזֶּ֣ה ׀ וּמִזֶּ֣ה ׀ כָּל־עֵֽץ־מַ֠אֲכָל לֹא־יִבּ֨וֹל עָלֵ֜הוּ וְלֹֽא־יִתֹּ֣ם פִּרְי֗וֹ לָֽחֳדָשָׁיו֙ יְבַכֵּ֔ר כִּ֣י מֵימָ֔יו מִן־הַמִּקְדָּ֖שׁ הֵ֣מָּה יֽוֹצְאִ֑ים *והיו **וְהָיָ֤ה פִרְיוֹ֙ לְמַֽאֲכָ֔ל וְעָלֵ֖הוּ לִתְרוּפָֽה׃</text:span><text:span text:style-name="T4002"><text:s/>ס<text:s/></text:span><text:span text:style-name="T4003">‬</text:span>‬<text:span text:style-name="T4004">13</text:span><text:span text:style-name="T4005"> כֹּ֤ה אָמַר֙ אֲדֹנָ֣י יְהוִ֔ה גֵּ֤ה גְבוּל֙ אֲשֶׁ֣ר תִּתְנַחֲל֣וּ אֶת־הָאָ֔רֶץ לִשְׁנֵ֥י עָשָׂ֖ר שִׁבְטֵ֣י יִשְׂרָאֵ֑ל יוֹסֵ֖ף חֲבָלִֽים׃<text:s/></text:span><text:span text:style-name="T4006">‬</text:span>‬<text:span text:style-name="T4007">14</text:span><text:span text:style-name="T4008"> וּנְחַלְתֶּ֤ם אוֹתָהּ֙ אִ֣ישׁ כְּאָחִ֔יו אֲשֶׁ֤ר נָשָׂ֙אתִי֙ אֶת־יָדִ֔י לְתִתָּ֖הּ לַאֲבֹֽתֵיכֶ֑ם וְנָ֨פְלָ֜ה הָאָ֧רֶץ הַזֹּ֛את לָכֶ֖ם בְּנַחֲלָֽה׃<text:s/></text:span><text:span text:style-name="T4009">‬</text:span>‬<text:span text:style-name="T4010">15</text:span><text:span text:style-name="T4011"> וְזֶ֖ה גְּב֣וּל הָאָ֑רֶץ לִפְאַ֨ת צָפ֜וֹנָה מִן־הַיָּ֧ם הַגָּד֛וֹל הַדֶּ֥רֶךְ חֶתְלֹ֖ן לְב֥וֹא צְדָֽדָה׃<text:s/></text:span><text:span text:style-name="T4012">‬</text:span>‬<text:span text:style-name="T4013">16</text:span><text:span text:style-name="T4014"> חֲמָ֤ת ׀ בֵּר֙וֹתָה֙ סִבְרַ֔יִם אֲשֶׁר֙ בֵּין־גְּב֣וּל דַּמֶּ֔שֶׂק וּבֵ֖ין גְּב֣וּל חֲמָ֑ת חָצֵר֙ הַתִּיכ֔וֹן אֲשֶׁ֖ר אֶל־גְּב֥וּל חַוְרָֽן׃<text:s/></text:span><text:span text:style-name="T4015">‬</text:span>‬<text:span text:style-name="T4016">17</text:span><text:span text:style-name="T4017"> וְהָיָ֨ה גְב֜וּל מִן־הַיָּ֗ם חֲצַ֤ר עֵינוֹן֙ גְּב֣וּל דַּמֶּ֔שֶׂק וְצָפ֥וֹן ׀ צָפ֖וֹנָה וּגְב֣וּל חֲמָ֑ת וְאֵ֖ת פְּאַ֥ת צָפֽוֹן׃<text:s/></text:span><text:span text:style-name="T4018">‬</text:span>‬<text:span text:style-name="T4019">18</text:span><text:span text:style-name="T4020"> וּפְאַ֣ת קָדִ֡ים מִבֵּ֣ין חַוְרָ֣ן וּמִבֵּין־דַּמֶּשֶׂק֩ וּמִבֵּ֨ין הַגִּלְעָ֜ד וּמִבֵּ֨ין אֶ֤רֶץ יִשְׂרָאֵל֙ הַיַּרְדֵּ֔ן מִגְּב֛וּל עַל־הַיָּ֥ם הַקַּדְמוֹנִ֖י תָּמֹ֑דּוּ וְאֵ֖ת פְּאַ֥ת קָדִֽימָה׃<text:s/></text:span><text:span text:style-name="T4021">‬</text:span>‬<text:span text:style-name="T4022">19</text:span><text:span text:style-name="T4023"> וּפְאַת֙ נֶ֣גֶב תֵּימָ֔נָה מִתָּמָ֗ר עַד־מֵי֙ מְרִיב֣וֹת קָדֵ֔שׁ נַחֲלָ֖ה אֶל־הַיָּ֣ם הַגָּד֑וֹל וְאֵ֥ת פְּאַת־תֵּימָ֖נָה נֶֽגְבָּה׃<text:s/></text:span><text:span text:style-name="T4024">‬</text:span>‬<text:span text:style-name="T4025">20</text:span><text:span text:style-name="T4026"> וּפְאַת־יָם֙ הַיָּ֣ם הַגָּד֔וֹל מִגְּב֕וּל עַד־נֹ֖כַח לְב֣וֹא חֲמָ֑ת זֹ֖את פְּאַת־יָֽם׃<text:s/></text:span><text:span text:style-name="T4027">‬</text:span>‬<text:span text:style-name="T4028">21</text:span><text:span text:style-name="T4029"> וְחִלַּקְתֶּ֞ם אֶת־הָאָ֧רֶץ הַזֹּ֛את לָכֶ֖ם לְשִׁבְטֵ֥י יִשְׂרָאֵֽל׃<text:s/></text:span><text:span text:style-name="T4030">‬</text:span>‬<text:span text:style-name="T4031">22</text:span><text:span text:style-name="T4032"> וְהָיָ֗ה תַּפִּ֣לוּ אוֹתָהּ֮ בְּנַחֲלָה֒ לָכֶ֗ם וּלְהַגֵּרִים֙ הַגָּרִ֣ים בְּתוֹכְכֶ֔ם אֲשֶׁר־הוֹלִ֥דוּ בָנִ֖ים בְּתֽוֹכְכֶ֑ם וְהָי֣וּ לָכֶ֗ם כְּאֶזְרָח֙ בִּבְנֵ֣י יִשְׂרָאֵ֔ל אִתְּכֶם֙ יִפְּל֣וּ בְנַחֲלָ֔ה בְּת֖וֹךְ שִׁבְטֵ֥י יִשְׂרָאֵֽל׃<text:s/></text:span><text:span text:style-name="T4033">‬</text:span>‬<text:span text:style-name="T4034">23</text:span><text:span text:style-name="T4035"> וְהָיָ֣ה בַשֵּׁ֔בֶט אֲשֶׁר־גָּ֥ר הַגֵּ֖ר אִתּ֑וֹ שָׁ֚ם תִּתְּנ֣וּ נַחֲלָת֔וֹ נְאֻ֖ם אֲדֹנָ֥י יְהוִֽה׃</text:span><text:span text:style-name="T4036"><text:s/>ס<text:s/></text:span><text:span text:style-name="T4037">‬</text:span>‬‬‬‬‬‬‬‬‬‬‬‬‬‬‬‬‬‬‬‬‬‬‬</text:p>
      </text:section>
      <text:section text:name="Sect47" text:style-name="S47">
        <text:p text:style-name="P4038">Ezekiel 48</text:p>
        <text:p text:style-name="P4039"><text:span text:style-name="T4040">1</text:span><text:span text:style-name="T4041"> וְאֵ֖לֶּה שְׁמ֣וֹת הַשְּׁבָטִ֑ים מִקְצֵ֣ה צָפ֡וֹנָה אֶל־יַ֣ד דֶּֽרֶךְ־חֶתְלֹ֣ן ׀ לְֽבוֹא־חֲמָ֡ת חֲצַ֣ר עֵינָן֩ גְּב֨וּל דַּמֶּ֤שֶׂק צָפ֙וֹנָה֙ אֶל־יַ֣ד חֲמָ֔ת וְהָיוּ־ל֧וֹ פְאַת־קָדִ֛ים הַיָּ֖ם דָּ֥ן אֶחָֽד׃<text:s/></text:span><text:span text:style-name="T4042">2</text:span><text:span text:style-name="T4043"> וְעַ֣ל ׀ גְּב֣וּל דָּ֗ן מִפְּאַ֥ת קָדִ֛ים עַד־פְּאַת־יָ֖מָּה אָשֵׁ֥ר אֶחָֽד׃<text:s/></text:span><text:span text:style-name="T4044">‬</text:span>‬<text:span text:style-name="T4045">3</text:span><text:span text:style-name="T4046"> וְעַ֣ל ׀ גְּב֣וּל אָשֵׁ֗ר מִפְּאַ֥ת קָדִ֛ימָה<text:s/></text:span><text:soft-page-break/><text:span text:style-name="T4047">וְעַד־פְּאַת־יָ֖מָּה נַפְתָּלִ֥י אֶחָֽד׃<text:s/></text:span><text:span text:style-name="T4048">‬</text:span>‬<text:span text:style-name="T4049">4</text:span><text:span text:style-name="T4050"> וְעַ֣ל ׀ גְּב֣וּל נַפְתָּלִ֗י מִפְּאַ֥ת קָדִ֛מָה עַד־פְּאַת־יָ֖מָּה מְנַשֶּׁ֥ה אֶחָֽד׃<text:s/></text:span><text:span text:style-name="T4051">‬</text:span>‬<text:span text:style-name="T4052">5</text:span><text:span text:style-name="T4053"> וְעַ֣ל ׀ גְּב֣וּל מְנַשֶּׁ֗ה מִפְּאַ֥ת קָדִ֛מָה עַד־פְּאַת־יָ֖מָּה אֶפְרַ֥יִם אֶחָֽד׃<text:s/></text:span><text:span text:style-name="T4054">‬</text:span>‬<text:span text:style-name="T4055">6</text:span><text:span text:style-name="T4056"> וְעַ֣ל ׀ גְּב֣וּל אֶפְרַ֗יִם מִפְּאַ֥ת קָדִ֛ים וְעַד־פְּאַת־יָ֖מָּה רְאוּבֵ֥ן אֶחָֽד׃<text:s/></text:span><text:span text:style-name="T4057">‬</text:span>‬<text:span text:style-name="T4058">7</text:span><text:span text:style-name="T4059"> וְעַ֣ל ׀ גְּב֣וּל רְאוּבֵ֗ן מִפְּאַ֥ת קָדִ֛ים עַד־פְּאַת־יָ֖מָּה יְהוּדָ֥ה אֶחָֽד׃<text:s/></text:span><text:span text:style-name="T4060">‬</text:span>‬<text:span text:style-name="T4061">8</text:span><text:span text:style-name="T4062"> וְעַל֙ גְּב֣וּל יְהוּדָ֔ה מִפְּאַ֥ת קָדִ֖ים עַד־פְּאַת־יָ֑מָּה תִּהְיֶ֣ה הַתְּרוּמָ֣ה אֲ‍ֽשֶׁר־תָּרִ֡ימוּ חֲמִשָּׁה֩ וְעֶשְׂרִ֨ים אֶ֜לֶף רֹ֗חַב וְאֹ֜רֶךְ כְּאַחַ֤ד הַחֲלָקִים֙ מִפְּאַ֤ת קָדִ֙ימָה֙ עַד־פְּאַת־יָ֔מָּה וְהָיָ֥ה הַמִּקְדָּ֖שׁ בְּתוֹכֽוֹ׃<text:s/></text:span><text:span text:style-name="T4063">‬</text:span>‬<text:span text:style-name="T4064">9</text:span><text:span text:style-name="T4065"> הַתְּרוּמָ֕ה אֲשֶׁ֥ר תָּרִ֖ימוּ לַֽיהוָ֑ה אֹ֗רֶךְ חֲמִשָּׁ֤ה וְעֶשְׂרִים֙ אֶ֔לֶף וְרֹ֖חַב עֲשֶׂ֥רֶת אֲלָפִֽים׃<text:s/></text:span><text:span text:style-name="T4066">‬</text:span>‬<text:span text:style-name="T4067">10</text:span><text:span text:style-name="T4068"> וּ֠לְאֵ֜לֶּה תִּהְיֶ֣ה תְרֽוּמַת־הַקֹּדֶשׁ֮ לַכֹּֽהֲנִים֒ צָפ֜וֹנָה חֲמִשָּׁ֧ה וְעֶשְׂרִ֣ים אֶ֗לֶף וְיָ֙מָּה֙ רֹ֚חַב עֲשֶׂ֣רֶת אֲלָפִ֔ים וְקָדִ֗ימָה רֹ֚חַב עֲשֶׂ֣רֶת אֲלָפִ֔ים וְנֶ֕גְבָּה אֹ֕רֶךְ חֲמִשָּׁ֥ה וְעֶשְׂרִ֖ים אָ֑לֶף וְהָיָ֥ה מִקְדַּשׁ־יְהוָ֖ה בְּתוֹכֽוֹ׃<text:s/></text:span><text:span text:style-name="T4069">‬</text:span>‬<text:span text:style-name="T4070">11</text:span><text:span text:style-name="T4071"> לַכֹּהֲנִ֤ים הַֽמְקֻדָּשׁ֙ מִבְּנֵ֣י צָד֔וֹק אֲשֶׁ֥ר שָׁמְר֖וּ מִשְׁמַרְתִּ֑י אֲשֶׁ֣ר לֹֽא־תָע֗וּ בִּתְעוֹת֙ בְּנֵ֣י יִשְׂרָאֵ֔ל כַּאֲשֶׁ֥ר תָּע֖וּ הַלְוִיִּֽם׃</text:span><text:span text:style-name="T4072"><text:s/>ס<text:s/></text:span><text:span text:style-name="T4073">‬</text:span>‬<text:span text:style-name="T4074">12</text:span><text:span text:style-name="T4075"> וְהָיְתָ֨ה לָהֶ֧ם תְּרוּמִיָּ֛ה מִתְּרוּמַ֥ת הָאָ֖רֶץ קֹ֣דֶשׁ קָדָשִׁ֑ים אֶל־גְּב֖וּל הַלְוִיִּֽם׃<text:s/></text:span><text:span text:style-name="T4076">‬</text:span>‬<text:span text:style-name="T4077">13</text:span><text:span text:style-name="T4078"> וְהַלְוִיִּ֗ם לְעֻמַּת֙ גְּב֣וּל הַכֹּהֲנִ֔ים חֲמִשָּׁ֨ה וְעֶשְׂרִ֥ים אֶ֙לֶף֙ אֹ֔רֶךְ וְרֹ֖חַב עֲשֶׂ֣רֶת אֲלָפִ֑ים כָּל־אֹ֗רֶךְ חֲמִשָּׁ֤ה וְעֶשְׂרִים֙ אֶ֔לֶף וְרֹ֖חַב עֲשֶׂ֥רֶת אֲלָפִֽים׃<text:s/></text:span><text:span text:style-name="T4079">‬</text:span>‬<text:span text:style-name="T4080">14</text:span><text:span text:style-name="T4081"> וְלֹא־יִמְכְּר֣וּ מִמֶּ֗נּוּ וְלֹ֥א יָמֵ֛ר וְלֹ֥א *יעבור **יַעֲבִ֖יר רֵאשִׁ֣ית הָאָ֑רֶץ כִּי־קֹ֖דֶשׁ לַיהוָֽה׃<text:s/></text:span><text:span text:style-name="T4082">‬</text:span>‬<text:span text:style-name="T4083">15</text:span><text:span text:style-name="T4084"> וַחֲמֵ֨שֶׁת אֲלָפִ֜ים הַנּוֹתָ֣ר בָּרֹ֗חַב עַל־פְּנֵי֙ חֲמִשָּׁ֤ה וְעֶשְׂרִים֙ אֶ֔לֶף חֹֽל־ה֣וּא לָעִ֔יר לְמוֹשָׁ֖ב וּלְמִגְרָ֑שׁ וְהָיְתָ֥ה הָעִ֖יר *בתוכה **בְּתוֹכֽוֹ׃<text:s/></text:span><text:span text:style-name="T4085">‬</text:span>‬<text:span text:style-name="T4086">16</text:span><text:span text:style-name="T4087"> וְאֵלֶּה֮ מִדּוֹתֶיהָ֒ פְּאַ֣ת צָפ֗וֹן חֲמֵ֤שׁ מֵאוֹת֙ וְאַרְבַּ֣עַת אֲלָפִ֔ים וּפְאַת־נֶ֕גֶב חֲמֵ֥שׁ *חמש מֵא֖וֹת וְאַרְבַּ֣עַת אֲלָפִ֑ים וּמִפְּאַ֣ת קָדִ֗ים חֲמֵ֤שׁ מֵאוֹת֙ וְאַרְבַּ֣עַת אֲלָפִ֔ים וּפְאַת־יָ֕מָּה חֲמֵ֥שׁ מֵא֖וֹת וְאַרְבַּ֥עַת אֲלָפִֽים׃<text:s/></text:span><text:span text:style-name="T4088">‬</text:span>‬<text:span text:style-name="T4089">17</text:span><text:span text:style-name="T4090"> וְהָיָ֣ה מִגְרָשׁ֮ לָעִיר֒ צָפ֙וֹנָה֙ חֲמִשִּׁ֣ים וּמָאתַ֔יִם וְנֶ֖גְבָּה חֲמִשִּׁ֣ים וּמָאתָ֑יִם וְקָדִ֙ימָה֙ חֲמִשִּׁ֣ים וּמָאתַ֔יִם וְיָ֖מָּה חֲמִשִּׁ֥ים וּמָאתָֽיִם׃<text:s/></text:span><text:span text:style-name="T4091">‬</text:span>‬<text:span text:style-name="T4092">18</text:span><text:span text:style-name="T4093"> וְהַנּוֹתָ֨ר בָּאֹ֜רֶךְ לְעֻמַּ֣ת ׀ תְּרוּמַ֣ת הַקֹּ֗דֶשׁ עֲשֶׂ֨רֶת אֲלָפִ֤ים קָדִ֙ימָה֙ וַעֲשֶׂ֤רֶת אֲלָפִים֙ יָ֔מָּה וְהָיָ֕ה לְעֻמַּ֖ת תְּרוּמַ֣ת הַקֹּ֑דֶשׁ וְהָיְתָ֤ה *תבואתה **תְבֽוּאָתוֹ֙ לְלֶ֔חֶם לְעֹבְדֵ֖י הָעִֽיר׃<text:s/></text:span><text:span text:style-name="T4094">‬</text:span>‬<text:span text:style-name="T4095">19</text:span><text:span text:style-name="T4096"> וְהָעֹבֵ֖ד הָעִ֑יר יַעַבְד֕וּהוּ מִכֹּ֖ל שִׁבְטֵ֥י יִשְׂרָאֵֽל׃<text:s/></text:span><text:span text:style-name="T4097">‬</text:span>‬<text:span text:style-name="T4098">20</text:span><text:span text:style-name="T4099"> כָּל־הַתְּרוּמָ֗ה חֲמִשָּׁ֤ה וְעֶשְׂרִים֙ אֶ֔לֶף בַּחֲמִשָּׁ֥ה וְעֶשְׂרִ֖ים אָ֑לֶף רְבִיעִ֗ית תָּרִ֙ימוּ֙ אֶת־תְּרוּמַ֣ת הַקֹּ֔דֶשׁ אֶל־אֲחֻזַּ֖ת הָעִֽיר׃<text:s/></text:span><text:span text:style-name="T4100">‬</text:span>‬<text:span text:style-name="T4101">21</text:span><text:span text:style-name="T4102"> וְהַנּוֹתָ֣ר לַנָּשִׂ֣יא מִזֶּ֣ה ׀ וּמִזֶּ֣ה ׀ לִתְרֽוּמַת־הַקֹּ֣דֶשׁ וְלַאֲחֻזַּ֪ת הָעִ֟יר אֶל־פְּנֵ֣י חֲמִשָּׁה֩ וְעֶשְׂרִ֨ים אֶ֥לֶף ׀ תְּרוּמָה֮ עַד־גְּב֣וּל קָדִימָה֒ וְיָ֗מָּה עַל־פְּ֠נֵי חֲמִשָּׁ֨ה וְעֶשְׂרִ֥ים אֶ֙לֶף֙ עַל־גְּב֣וּל יָ֔מָּה לְעֻמַּ֥ת חֲלָקִ֖ים לַנָּשִׂ֑יא וְהָֽיְתָה֙ תְּרוּמַ֣ת הַקֹּ֔דֶשׁ וּמִקְדַּ֥שׁ הַבַּ֖יִת *בתוכה **בְּתוֹכֽוֹ׃<text:s/></text:span><text:span text:style-name="T4103">‬</text:span>‬<text:span text:style-name="T4104">22</text:span><text:span text:style-name="T4105"> וּמֵאֲחֻזַּ֤ת הַלְוִיִּם֙ וּמֵאֲחֻזַּ֣ת הָעִ֔יר בְּת֛וֹךְ אֲשֶׁ֥ר לַנָּשִׂ֖יא יִֽהְיֶ֑ה בֵּ֣ין ׀ גְּב֣וּל יְהוּדָ֗ה וּבֵין֙ גְּב֣וּל בִּנְיָמִ֔ן לַנָּשִׂ֖יא יִהְיֶֽה׃<text:s/></text:span><text:span text:style-name="T4106">‬</text:span>‬<text:span text:style-name="T4107">23</text:span><text:span text:style-name="T4108"> וְיֶ֖תֶר הַשְּׁבָטִ֑ים מִפְּאַ֥ת קָדִ֛ימָה עַד־פְּאַת־יָ֖מָּה בִּנְיָמִ֥ן אֶחָֽד׃<text:s/></text:span><text:span text:style-name="T4109">‬</text:span>‬<text:span text:style-name="T4110">24</text:span><text:span text:style-name="T4111"> וְעַ֣ל ׀ גְּב֣וּל בִּנְיָמִ֗ן מִפְּאַ֥ת קָדִ֛ימָה עַד־פְּאַת־יָ֖מָּה שִׁמְע֥וֹן אֶחָֽד׃<text:s/></text:span><text:span text:style-name="T4112">‬</text:span>‬<text:span text:style-name="T4113">25</text:span><text:span text:style-name="T4114"> וְעַ֣ל ׀ גְּב֣וּל שִׁמְע֗וֹן מִפְּאַ֥ת קָדִ֛ימָה עַד־פְּאַת־יָ֖מָּה יִשָׂשכָ֥ר אֶחָֽד׃<text:s/></text:span><text:span text:style-name="T4115">‬</text:span>‬<text:span text:style-name="T4116">26</text:span><text:span text:style-name="T4117"> וְעַ֣ל ׀ גְּב֣וּל יִשָׂשכָ֗ר מִפְּאַ֥ת קָדִ֛ימָה עַד־פְּאַת־יָ֖מָּה זְבוּלֻ֥ן אֶחָֽד׃<text:s/></text:span><text:span text:style-name="T4118">‬</text:span>‬<text:span text:style-name="T4119">27</text:span><text:span text:style-name="T4120"> וְעַ֣ל ׀ גְּב֣וּל זְבוּלֻ֗ן מִפְּאַ֥ת<text:s/></text:span><text:soft-page-break/><text:span text:style-name="T4121">קָדִ֛מָה עַד־פְּאַת־יָ֖מָּה גָּ֥ד אֶחָֽד׃<text:s/></text:span><text:span text:style-name="T4122">‬</text:span>‬<text:span text:style-name="T4123">28</text:span><text:span text:style-name="T4124"> וְעַל֙ גְּב֣וּל גָּ֔ד אֶל־פְּאַ֖ת נֶ֣גֶב תֵּימָ֑נָה וְהָיָ֨ה גְב֜וּל מִתָּמָ֗ר מֵ֚י מְרִיבַ֣ת קָדֵ֔שׁ נַחֲלָ֖ה עַל־הַיָּ֥ם הַגָּדֽוֹל׃<text:s/></text:span><text:span text:style-name="T4125">‬</text:span>‬<text:span text:style-name="T4126">29</text:span><text:span text:style-name="T4127"> זֹ֥את הָאָ֛רֶץ אֲשֶׁר־תַּפִּ֥ילוּ מִֽנַּחֲלָ֖ה לְשִׁבְטֵ֣י יִשְׂרָאֵ֑ל וְאֵ֙לֶּה֙ מַחְלְקוֹתָ֔ם נְאֻ֖ם אֲדֹנָ֥י יְהוִֽה׃<text:s/></text:span><text:span text:style-name="T4128">פ<text:s/></text:span><text:span text:style-name="T4129">‬</text:span>‬‬‬‬‬‬‬‬‬‬‬‬‬‬‬‬‬‬‬‬‬‬‬‬‬‬‬‬‬</text:p>
        <text:p text:style-name="P4130"><text:span text:style-name="T4131">30</text:span><text:span text:style-name="T4132"> וְאֵ֖לֶּה תּוֹצְאֹ֣ת הָעִ֑יר מִפְּאַ֣ת צָפ֔וֹן חֲמֵ֥שׁ מֵא֛וֹת וְאַרְבַּ֥עַת אֲלָפִ֖ים מִדָּֽה׃<text:s/></text:span><text:span text:style-name="T4133">‬</text:span>‬<text:span text:style-name="T4134">31</text:span><text:span text:style-name="T4135"> וְשַׁעֲרֵ֣י הָעִ֗יר עַל־שְׁמוֹת֙ שִׁבְטֵ֣י יִשְׂרָאֵ֔ל שְׁעָרִ֥ים שְׁלוֹשָׁ֖ה צָפ֑וֹנָה שַׁ֣עַר רְאוּבֵ֞ן אֶחָ֗ד שַׁ֤עַר יְהוּדָה֙ אֶחָ֔ד שַׁ֥עַר לֵוִ֖י אֶחָֽד׃<text:s/></text:span><text:span text:style-name="T4136">‬</text:span>‬<text:span text:style-name="T4137">32</text:span><text:span text:style-name="T4138"> וְאֶל־פְּאַ֣ת קָדִ֗ימָה חֲמֵ֤שׁ מֵאוֹת֙ וְאַרְבַּ֣עַת אֲלָפִ֔ים וּשְׁעָרִ֖ים שְׁלֹשָׁ֑ה וְשַׁ֨עַר יוֹסֵ֜ף אֶחָ֗ד שַׁ֤עַר בִּנְיָמִן֙ אֶחָ֔ד שַׁ֥עַר דָּ֖ן אֶחָֽד׃<text:s/></text:span><text:span text:style-name="T4139">‬</text:span>‬<text:span text:style-name="T4140">33</text:span><text:span text:style-name="T4141"> וּפְאַת־נֶ֗גְבָּה חֲמֵ֨שׁ מֵא֜וֹת וְאַרְבַּ֤עַת אֲלָפִים֙ מִדָּ֔ה וּשְׁעָרִ֖ים שְׁלֹשָׁ֑ה שַׁ֣עַר שִׁמְע֞וֹן אֶחָ֗ד שַׁ֤עַר יִשָּׂשכָר֙ אֶחָ֔ד שַׁ֥עַר זְבוּלֻ֖ן אֶחָֽד׃<text:s/></text:span><text:span text:style-name="T4142">‬</text:span>‬<text:span text:style-name="T4143">34</text:span><text:span text:style-name="T4144"> פְּאַת־יָ֗מָּה חֲמֵ֤שׁ מֵאוֹת֙ וְאַרְבַּ֣עַת אֲלָפִ֔ים שַֽׁעֲרֵיהֶ֖ם שְׁלֹשָׁ֑ה שַׁ֣עַר גָּ֞ד אֶחָ֗ד שַׁ֤עַר אָשֵׁר֙ אֶחָ֔ד שַׁ֥עַר נַפְתָּלִ֖י אֶחָֽד׃<text:s/></text:span><text:span text:style-name="T4145">‬</text:span>‬<text:span text:style-name="T4146">35</text:span><text:span text:style-name="T4147"> סָבִ֕יב שְׁמֹנָ֥ה עָשָׂ֖ר אָ֑לֶף וְשֵׁם־הָעִ֥יר מִיּ֖וֹם יְהוָ֥ה ׀ שָֽׁמָּה׃<text:s/></text:span><text:span text:style-name="T4148">‬</text:span>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Ezekiel</dc:title>
    <dc:description/>
    <dc:subject/>
    <dc:creator>Adrian Hills</dc:creator>
    <meta:creation-date>2025-03-24T11:02:00Z</meta:creation-date>
    <dc:date>2025-03-24T11:02:00Z</dc:date>
    <meta:template xlink:href="Normal.dotm" xlink:type="simple"/>
    <meta:editing-cycles>2</meta:editing-cycles>
    <meta:editing-duration>PT0S</meta:editing-duration>
    <meta:document-statistic meta:page-count="56" meta:paragraph-count="367" meta:word-count="27469" meta:character-count="183681" meta:row-count="1304" meta:non-whitespace-character-count="156579"/>
  </office:meta>
</office:document-meta>
</file>